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0.159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6.641cm"/>
    </style:style>
    <style:style style:name="co17" style:family="table-column">
      <style:table-column-properties fo:break-before="auto" style:column-width="1.746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5.794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2.302cm"/>
    </style:style>
    <style:style style:name="co27" style:family="table-column">
      <style:table-column-properties fo:break-before="auto" style:column-width="0.767cm"/>
    </style:style>
    <style:style style:name="co28" style:family="table-column">
      <style:table-column-properties fo:break-before="auto" style:column-width="3.519cm"/>
    </style:style>
    <style:style style:name="co29" style:family="table-column">
      <style:table-column-properties fo:break-before="auto" style:column-width="3.228cm"/>
    </style:style>
    <style:style style:name="co30" style:family="table-column">
      <style:table-column-properties fo:break-before="auto" style:column-width="6.006cm"/>
    </style:style>
    <style:style style:name="co31" style:family="table-column">
      <style:table-column-properties fo:break-before="auto" style:column-width="2.064cm"/>
    </style:style>
    <style:style style:name="co32" style:family="table-column">
      <style:table-column-properties fo:break-before="auto" style:column-width="2.487cm"/>
    </style:style>
    <style:style style:name="co33" style:family="table-column">
      <style:table-column-properties fo:break-before="auto" style:column-width="2.223cm"/>
    </style:style>
    <style:style style:name="co34" style:family="table-column">
      <style:table-column-properties fo:break-before="auto" style:column-width="7.011cm"/>
    </style:style>
    <style:style style:name="co35" style:family="table-column">
      <style:table-column-properties fo:break-before="auto" style:column-width="2.381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2.037cm"/>
    </style:style>
    <style:style style:name="co39" style:family="table-column">
      <style:table-column-properties fo:break-before="auto" style:column-width="1.826cm"/>
    </style:style>
    <style:style style:name="co40" style:family="table-column">
      <style:table-column-properties fo:break-before="auto" style:column-width="1.87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5.556cm"/>
    </style:style>
    <style:style style:name="co43" style:family="table-column">
      <style:table-column-properties fo:break-before="auto" style:column-width="1.931cm"/>
    </style:style>
    <style:style style:name="co44" style:family="table-column">
      <style:table-column-properties fo:break-before="auto" style:column-width="6.271cm"/>
    </style:style>
    <style:style style:name="co45" style:family="table-column">
      <style:table-column-properties fo:break-before="auto" style:column-width="0.953cm"/>
    </style:style>
    <style:style style:name="co46" style:family="table-column">
      <style:table-column-properties fo:break-before="auto" style:column-width="1.535cm"/>
    </style:style>
    <style:style style:name="co47" style:family="table-column">
      <style:table-column-properties fo:break-before="auto" style:column-width="1.191cm"/>
    </style:style>
    <style:style style:name="co48" style:family="table-column">
      <style:table-column-properties fo:break-before="auto" style:column-width="1.085cm"/>
    </style:style>
    <style:style style:name="co49" style:family="table-column">
      <style:table-column-properties fo:break-before="auto" style:column-width="1.217cm"/>
    </style:style>
    <style:style style:name="co50" style:family="table-column">
      <style:table-column-properties fo:break-before="auto" style:column-width="6.747cm"/>
    </style:style>
    <style:style style:name="co51" style:family="table-column">
      <style:table-column-properties fo:break-before="auto" style:column-width="0.609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0.476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2.54cm"/>
    </style:style>
    <style:style style:name="co56" style:family="table-column">
      <style:table-column-properties fo:break-before="auto" style:column-width="6.98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244cm"/>
    </style:style>
    <style:style style:name="co60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 table:tab-color="#9bc2e6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 table:tab-color="#375623"/>
    </style:style>
    <style:style style:name="ta5" style:family="table" style:master-page-name="mp1">
      <style:table-properties table:display="true" style:writing-mode="lr-tb" table:tab-color="#395511"/>
    </style:style>
    <style:style style:name="ta6" style:family="table" style:master-page-name="mp1">
      <style:table-properties table:display="true" style:writing-mode="lr-tb" table:tab-color="#1e6a39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90" style:family="table-cell" style:parent-style-name="Default"/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5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5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5">
      <style:table-cell-properties fo:border-bottom="none" fo:background-color="#ffffd7" fo:border-left="0.06pt solid #000000" fo:border-right="none" fo:border-top="none"/>
    </style:style>
    <style:style style:name="ce30" style:family="table-cell" style:parent-style-name="Default" style:data-style-name="N115">
      <style:table-cell-properties fo:border-bottom="none" fo:background-color="#afd095" fo:border-left="0.06pt solid #000000" fo:border-right="none" fo:border-top="none"/>
    </style:style>
    <style:style style:name="ce37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ackground-color="#ffbf00"/>
    </style:style>
    <style:style style:name="ce56" style:family="table-cell" style:parent-style-name="Default" style:data-style-name="N36"/>
    <style:style style:name="ce4" style:family="table-cell" style:parent-style-name="Default" style:data-style-name="N115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5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5">
      <style:table-cell-properties fo:background-color="#ffffd7"/>
    </style:style>
    <style:style style:name="ce31" style:family="table-cell" style:parent-style-name="Default" style:data-style-name="N115">
      <style:table-cell-properties fo:background-color="#afd095"/>
    </style:style>
    <style:style style:name="ce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" style:family="table-cell" style:parent-style-name="Default" style:data-style-name="N4"/>
    <style:style style:name="ce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15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5">
      <style:table-cell-properties fo:border-bottom="none" fo:background-color="#ffffa6" fo:border-left="none" fo:border-right="0.06pt solid #000000" fo:border-top="none"/>
    </style:style>
    <style:style style:name="ce32" style:family="table-cell" style:parent-style-name="Default" style:data-style-name="N115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4" style:family="table-cell" style:parent-style-name="Default" style:data-style-name="N115">
      <style:table-cell-properties fo:background-color="#ffbf00"/>
    </style:style>
    <style:style style:name="ce51" style:family="table-cell" style:parent-style-name="_25_60_20_-_20_Vurgu6" style:data-style-name="N0">
      <style:table-cell-properties fo:background-color="#a9d08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15"/>
    <style:style style:name="ce17" style:family="table-cell" style:parent-style-name="Default" style:data-style-name="N115">
      <style:table-cell-properties fo:border-bottom="none" fo:background-color="#e8f2a1" fo:border-left="none" fo:border-right="0.06pt solid #000000" fo:border-top="none"/>
    </style:style>
    <style:style style:name="ce45" style:family="table-cell" style:parent-style-name="Kötü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15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5">
      <style:table-cell-properties fo:border-bottom="none" fo:background-color="#729fcf" fo:border-left="none" fo:border-right="0.06pt solid #000000" fo:border-top="none"/>
    </style:style>
    <style:style style:name="ce39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afd095"/>
    </style:style>
    <style:style style:name="ce4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28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İyi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_25_20_20_-_20_Vurgu6" style:data-style-name="N0">
      <style:table-cell-properties fo:background-color="#e2efda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117"/>
    <style:style style:name="ce71" style:family="table-cell" style:parent-style-name="Default" style:data-style-name="N36">
      <style:table-cell-properties fo:background-color="transparent"/>
    </style:style>
    <style:style style:name="ce74" style:family="table-cell" style:parent-style-name="Default" style:data-style-name="N36">
      <style:table-cell-properties fo:background-color="#ffbf00"/>
    </style:style>
    <style:style style:name="ce63" style:family="table-cell" style:parent-style-name="Default" style:data-style-name="N36">
      <style:text-properties style:font-name="Arial" style:font-name-asian="Arial2" style:font-name-complex="Arial2"/>
    </style:style>
    <style:style style:name="ce154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64" style:family="table-cell" style:parent-style-name="Default" style:data-style-name="N0">
      <style:text-properties style:font-name="Arial" style:font-name-asian="Arial2" style:font-name-complex="Arial2"/>
    </style:style>
    <style:style style:name="ce65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7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61" style:family="table-cell" style:parent-style-name="Default" style:data-style-name="N10104"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59" style:family="table-cell" style:parent-style-name="Default" style:data-style-name="N115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67" style:family="table-cell" style:parent-style-name="Default" style:data-style-name="N118"/>
    <style:style style:name="ce72" style:family="table-cell" style:parent-style-name="Default" style:data-style-name="N11">
      <style:table-cell-properties fo:background-color="transparent"/>
    </style:style>
    <style:style style:name="ce60" style:family="table-cell" style:parent-style-name="Default" style:data-style-name="N115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10104"/>
    <style:style style:name="ce76" style:family="table-cell" style:parent-style-name="Default" style:data-style-name="N115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57" style:family="table-cell" style:parent-style-name="Default" style:data-style-name="N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15">
      <style:text-properties fo:font-weight="bold" style:font-weight-asian="bold" style:font-weight-complex="bold"/>
    </style:style>
    <style:style style:name="ce69" style:family="table-cell" style:parent-style-name="Default" style:data-style-name="N10112"/>
    <style:style style:name="ce73" style:family="table-cell" style:parent-style-name="Default" style:data-style-name="N115">
      <style:table-cell-properties fo:background-color="transparent"/>
    </style:style>
    <style:style style:name="ce80" style:family="table-cell" style:parent-style-name="Default" style:data-style-name="N116"/>
    <style:style style:name="ce183" style:family="table-cell" style:parent-style-name="Default" style:data-style-name="N0">
      <style:table-cell-properties fo:wrap-option="wrap" style:vertical-align="automatic"/>
    </style:style>
    <style:style style:name="ce81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16">
      <style:table-cell-properties fo:background-color="#f7d1d5"/>
    </style:style>
    <style:style style:name="ce97" style:family="table-cell" style:parent-style-name="Default" style:data-style-name="N116">
      <style:table-cell-properties fo:background-color="#f6f9d4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88" style:family="table-cell" style:parent-style-name="Default" style:data-style-name="N0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0">
      <style:table-cell-properties fo:background-color="#f7d1d5"/>
    </style:style>
    <style:style style:name="ce98" style:family="table-cell" style:parent-style-name="Default" style:data-style-name="N0">
      <style:table-cell-properties fo:background-color="#f6f9d4"/>
    </style:style>
    <style:style style:name="ce86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9" style:family="table-cell" style:parent-style-name="Default" style:data-style-name="N113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15">
      <style:table-cell-properties fo:background-color="#f6f9d4"/>
    </style:style>
    <style:style style:name="ce277" style:family="table-cell" style:parent-style-name="Default" style:data-style-name="N115">
      <style:table-cell-properties fo:background-color="#b4c7dc"/>
    </style:style>
    <style:style style:name="ce103" style:family="table-cell" style:parent-style-name="Default" style:data-style-name="N113">
      <style:table-cell-properties fo:background-color="#afd095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15">
      <style:table-cell-properties fo:border-bottom="2.01pt solid #000000" fo:border-left="none" fo:border-right="none" fo:border-top="0.06pt solid #000000"/>
    </style:style>
    <style:style style:name="ce279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1" style:family="table-cell" style:parent-style-name="Default" style:data-style-name="N113">
      <style:table-cell-properties fo:background-color="#afd095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15">
      <style:table-cell-properties fo:border-bottom="0.06pt solid #000000" fo:border-left="none" fo:border-right="none" fo:border-top="0.06pt solid #000000"/>
    </style:style>
    <style:style style:name="ce107" style:family="table-cell" style:parent-style-name="Default" style:data-style-name="N11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5" style:family="table-cell" style:parent-style-name="Default" style:data-style-name="N115">
      <style:table-cell-properties fo:background-color="#afd095"/>
      <style:text-properties style:font-name="Liberation Serif" style:font-name-asian="Liberation Serif" style:font-name-complex="Liberation Serif"/>
    </style:style>
    <style:style style:name="ce2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85" style:family="table-cell" style:parent-style-name="Default" style:data-style-name="N115">
      <style:table-cell-properties fo:background-color="#e2efda"/>
      <style:text-properties fo:color="#ffff38" fo:font-weight="bold" style:font-weight-asian="bold" style:font-weight-complex="bold"/>
    </style:style>
    <style:style style:name="ce87" style:family="table-cell" style:parent-style-name="Default" style:data-style-name="N115">
      <style:table-cell-properties fo:background-color="#e2efda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1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293" style:family="table-cell" style:parent-style-name="Default" style:data-style-name="N120"/>
    <style:style style:name="ce294" style:family="table-cell" style:parent-style-name="Default" style:data-style-name="N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2" style:family="table-cell" style:parent-style-name="Default" style:data-style-name="N114"/>
    <style:style style:name="ce93" style:family="table-cell" style:parent-style-name="Default" style:data-style-name="N0">
      <style:text-properties style:font-name="Liberation Serif" fo:font-size="6pt" style:font-name-asian="Liberation Serif" style:font-size-asian="6pt" style:font-name-complex="Liberation Serif" style:font-size-complex="6pt"/>
    </style:style>
    <style:style style:name="ce109" style:family="table-cell" style:parent-style-name="Default" style:data-style-name="N0">
      <style:table-cell-properties fo:background-color="#e0c2cd"/>
    </style:style>
    <style:style style:name="ce112" style:family="table-cell" style:parent-style-name="Default" style:data-style-name="N116">
      <style:table-cell-properties fo:background-color="#ffbf00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1">
      <style:table-cell-properties fo:background-color="#e0c2cd"/>
    </style:style>
    <style:style style:name="ce110" style:family="table-cell" style:parent-style-name="Default" style:data-style-name="N115">
      <style:table-cell-properties fo:background-color="#e0c2cd"/>
    </style:style>
    <style:style style:name="ce113" style:family="table-cell" style:parent-style-name="Default" style:data-style-name="N36">
      <style:table-cell-properties fo:background-color="#e0c2cd"/>
    </style:style>
    <style:style style:name="ce114" style:family="table-cell" style:parent-style-name="Vurgu1" style:data-style-name="N0">
      <style:table-cell-properties fo:background-color="#4472c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301" style:family="table-cell" style:parent-style-name="Default" style:data-style-name="N115">
      <style:text-properties fo:font-weight="normal" style:font-weight-asian="normal" style:font-weight-complex="normal"/>
    </style:style>
    <style:style style:name="ce115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6" style:family="table-cell" style:parent-style-name="Default" style:data-style-name="N112"/>
    <style:style style:name="ce117" style:family="table-cell" style:parent-style-name="Default" style:data-style-name="N4">
      <style:table-cell-properties fo:background-color="#ffff00"/>
    </style:style>
    <style:style style:name="ce118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119" style:family="table-cell" style:parent-style-name="Default" style:data-style-name="N0">
      <style:text-properties fo:font-size="12pt" style:font-size-asian="12pt" style:font-size-complex="12pt"/>
    </style:style>
    <style:style style:name="ce120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21" style:family="table-cell" style:parent-style-name="Default" style:data-style-name="N10104">
      <style:table-cell-properties fo:background-color="#e8f2a1"/>
    </style:style>
    <style:style style:name="ce124" style:family="table-cell" style:parent-style-name="Default" style:data-style-name="N36">
      <style:text-properties fo:color="#c9211e" fo:font-weight="bold" style:font-weight-asian="bold" style:font-weight-complex="bold"/>
    </style:style>
    <style:style style:name="ce122" style:family="table-cell" style:parent-style-name="Default" style:data-style-name="N10104">
      <style:table-cell-properties fo:background-color="transparent"/>
    </style:style>
    <style:style style:name="ce123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126" style:family="table-cell" style:parent-style-name="Default" style:data-style-name="N0">
      <style:table-cell-properties fo:background-color="#81d41a"/>
    </style:style>
    <style:style style:name="ce127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130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128" style:family="table-cell" style:parent-style-name="Default" style:data-style-name="N115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115">
      <style:table-cell-properties fo:background-color="#ffbf00"/>
      <style:text-properties fo:font-weight="bold" style:font-weight-asian="bold" style:font-weight-complex="bold"/>
    </style:style>
    <style:style style:name="ce129" style:family="table-cell" style:parent-style-name="Default" style:data-style-name="N115">
      <style:table-cell-properties fo:background-color="#81d41a"/>
    </style:style>
    <style:style style:name="ce133" style:family="table-cell" style:parent-style-name="Default" style:data-style-name="N10104">
      <style:table-cell-properties fo:background-color="#e0c2cd"/>
    </style:style>
    <style:style style:name="ce134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136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37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3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35" style:family="table-cell" style:parent-style-name="Default" style:data-style-name="N115">
      <style:table-cell-properties fo:border-bottom="none" fo:background-color="#afd095" fo:border-left="none" fo:border-right="0.06pt solid #000000" fo:border-top="none"/>
    </style:style>
    <style:style style:name="ce141" style:family="table-cell" style:parent-style-name="Default" style:data-style-name="N36">
      <style:table-cell-properties fo:background-color="#f7d1d5"/>
    </style:style>
    <style:style style:name="ce143" style:family="table-cell" style:parent-style-name="Default" style:data-style-name="N11"/>
    <style:style style:name="ce142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39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ffa6a6"/>
    </style:style>
    <style:style style:name="ce144" style:family="table-cell" style:parent-style-name="Default" style:data-style-name="N10104">
      <style:text-properties style:font-name="Arial" style:font-name-asian="Arial2" style:font-name-complex="Arial2"/>
    </style:style>
    <style:style style:name="ce147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45" style:family="table-cell" style:parent-style-name="Default" style:data-style-name="N10104">
      <style:table-cell-properties fo:background-color="#81d41a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/>
    </style:style>
    <style:style style:name="ce152" style:family="table-cell" style:parent-style-name="Default" style:data-style-name="N0">
      <style:table-cell-properties fo:background-color="#ffd8ce"/>
    </style:style>
    <style:style style:name="ce15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6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8" style:family="table-cell" style:parent-style-name="Default" style:data-style-name="N0">
      <style:table-cell-properties fo:background-color="#d4ea6b"/>
    </style:style>
    <style:style style:name="ce155" style:family="table-cell" style:parent-style-name="Default" style:data-style-name="N4">
      <style:text-properties style:font-name="Arial" style:font-name-asian="Arial2" style:font-name-complex="Arial2"/>
    </style:style>
    <style:style style:name="ce159" style:family="table-cell" style:parent-style-name="Default" style:data-style-name="N115">
      <style:table-cell-properties fo:background-color="#d4ea6b"/>
    </style:style>
    <style:style style:name="ce16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81d41a"/>
    </style:style>
    <style:style style:name="ce160" style:family="table-cell" style:parent-style-name="Default" style:data-style-name="N4">
      <style:table-cell-properties fo:background-color="#d4ea6b"/>
    </style:style>
    <style:style style:name="ce162" style:family="table-cell" style:parent-style-name="Default" style:data-style-name="N36">
      <style:table-cell-properties fo:background-color="#d4ea6b"/>
    </style:style>
    <style:style style:name="ce166" style:family="table-cell" style:parent-style-name="Default" style:data-style-name="N0">
      <style:table-cell-properties fo:background-color="#ffd7d7"/>
    </style:style>
    <style:style style:name="ce163" style:family="table-cell" style:parent-style-name="Default" style:data-style-name="N115">
      <style:table-cell-properties fo:background-color="#ffd8ce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8" style:family="table-cell" style:parent-style-name="Default" style:data-style-name="N115">
      <style:table-cell-properties fo:background-color="#ffd7d7"/>
    </style:style>
    <style:style style:name="ce164" style:family="table-cell" style:parent-style-name="Default" style:data-style-name="N4">
      <style:table-cell-properties fo:background-color="#ffd8ce"/>
    </style:style>
    <style:style style:name="ce165" style:family="table-cell" style:parent-style-name="Default" style:data-style-name="N115">
      <style:table-cell-properties fo:background-color="#ffd8ce"/>
    </style:style>
    <style:style style:name="ce169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7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7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0" style:family="table-cell" style:parent-style-name="Default" style:data-style-name="N115">
      <style:table-cell-properties fo:border-bottom="none" fo:background-color="#ffd7d7" fo:border-left="none" fo:border-right="none" fo:border-top="0.06pt solid #000000"/>
    </style:style>
    <style:style style:name="ce172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174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175" style:family="table-cell" style:parent-style-name="Default" style:data-style-name="N11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8" style:family="table-cell" style:parent-style-name="Default" style:data-style-name="N36">
      <style:table-cell-properties fo:background-color="#ffd7d7"/>
    </style:style>
    <style:style style:name="ce177" style:family="table-cell" style:parent-style-name="Default" style:data-style-name="N0">
      <style:table-cell-properties fo:background-color="#069a2e"/>
    </style:style>
    <style:style style:name="ce179" style:family="table-cell" style:parent-style-name="Default" style:data-style-name="N4">
      <style:table-cell-properties fo:background-color="#ffd7d7"/>
    </style:style>
    <style:style style:name="ce180" style:family="table-cell" style:parent-style-name="Default" style:data-style-name="N115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1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a_extref" style:family="table">
      <style:table-properties table:display="fals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c9211e" fo:font-size="10pt" fo:font-weight="normal" style:text-underline-style="none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44" calcext:value-type="percentage">
            <text:p>%24,40</text:p>
          </table:table-cell>
          <table:table-cell table:style-name="ce10" table:formula="of:=1-[.K1]" office:value-type="percentage" office:value="0.756" calcext:value-type="percentage">
            <text:p>%75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4" calcext:value-type="float">
            <text:p>-2024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4.D2]" office:value-type="float" office:value="206300" calcext:value-type="float">
            <text:p>206.300,00</text:p>
          </table:table-cell>
          <table:table-cell table:style-name="ce15" table:formula="of:=[01_24.E2]" office:value-type="float" office:value="-44326.98" calcext:value-type="float">
            <text:p>-44.326,98</text:p>
          </table:table-cell>
          <table:table-cell table:style-name="ce16" table:formula="of:=[.B3]+[.C3]" office:value-type="float" office:value="161973.02" calcext:value-type="float">
            <text:p>161.973,02</text:p>
          </table:table-cell>
          <table:table-cell table:style-name="ce14" table:formula="of:=[01_24.F2]" office:value-type="float" office:value="0" calcext:value-type="float">
            <text:p>0,00</text:p>
          </table:table-cell>
          <table:table-cell table:style-name="ce15" table:formula="of:=[01_24.G2]" office:value-type="float" office:value="0" calcext:value-type="float">
            <text:p>0,00</text:p>
          </table:table-cell>
          <table:table-cell table:style-name="ce17" table:formula="of:=[.E3]+[.F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144" calcext:value-type="float">
            <text:p>144</text:p>
          </table:table-cell>
          <table:table-cell table:style-name="ce20"/>
          <table:table-cell table:style-name="ce1"/>
          <table:table-cell table:style-name="ce13" table:formula="of:=[.J3]" office:value-type="float" office:value="144" calcext:value-type="float">
            <text:p>144</text:p>
          </table:table-cell>
          <table:table-cell table:style-name="ce21" office:value-type="string" calcext:value-type="string">
            <text:p>Şbt</text:p>
          </table:table-cell>
          <table:table-cell table:formula="of:=[01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4.D2]" office:value-type="float" office:value="19300" calcext:value-type="float">
            <text:p>19.300,00</text:p>
          </table:table-cell>
          <table:table-cell table:style-name="ce15" table:formula="of:=[02_24.E2]" office:value-type="float" office:value="-109326.98" calcext:value-type="float">
            <text:p>-109.326,98</text:p>
          </table:table-cell>
          <table:table-cell table:style-name="ce16" table:formula="of:=[.B4]+[.C4]+[.D3]" office:value-type="float" office:value="71946.04" calcext:value-type="float">
            <text:p>71.946,04</text:p>
          </table:table-cell>
          <table:table-cell table:style-name="ce14" table:formula="of:=[02_24.F2]" office:value-type="float" office:value="0" calcext:value-type="float">
            <text:p>0,00</text:p>
          </table:table-cell>
          <table:table-cell table:style-name="ce15" table:formula="of:=[02_24.G2]" office:value-type="float" office:value="0" calcext:value-type="float">
            <text:p>0,00</text:p>
          </table:table-cell>
          <table:table-cell table:style-name="ce17" table:formula="of:=[.E4]+[.F4]+[.G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4]*[.$K$1]" office:value-type="float" office:value="35.136" calcext:value-type="float">
            <text:p>35,14</text:p>
          </table:table-cell>
          <table:table-cell table:style-name="ce20" table:formula="of:=[.J4]-[.K4]" office:value-type="float" office:value="108.864" calcext:value-type="float">
            <text:p>108,86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4.D2]" office:value-type="float" office:value="163300" calcext:value-type="float">
            <text:p>163.300,00</text:p>
          </table:table-cell>
          <table:table-cell table:style-name="ce15" table:formula="of:=[03_24.E2]" office:value-type="float" office:value="-43130.92" calcext:value-type="float">
            <text:p>-43.130,92</text:p>
          </table:table-cell>
          <table:table-cell table:style-name="ce16" table:formula="of:=[.B5]+[.C5]+[.D4]" office:value-type="float" office:value="192115.12" calcext:value-type="float">
            <text:p>192.115,12</text:p>
          </table:table-cell>
          <table:table-cell table:style-name="ce14" table:formula="of:=[03_24.F2]" office:value-type="float" office:value="0" calcext:value-type="float">
            <text:p>0,00</text:p>
          </table:table-cell>
          <table:table-cell table:style-name="ce15" table:formula="of:=[03_24.G2]" office:value-type="float" office:value="0" calcext:value-type="float">
            <text:p>0,00</text:p>
          </table:table-cell>
          <table:table-cell table:style-name="ce17" table:formula="of:=[.E5]+[.F5]+[.G4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90" calcext:value-type="float">
            <text:p>90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4.D2]" office:value-type="float" office:value="24000" calcext:value-type="float">
            <text:p>24.000,00</text:p>
          </table:table-cell>
          <table:table-cell table:style-name="ce15" table:formula="of:=[04_24.E2]" office:value-type="float" office:value="-37301.81" calcext:value-type="float">
            <text:p>-37.301,81</text:p>
          </table:table-cell>
          <table:table-cell table:style-name="ce16" table:formula="of:=[.B6]+[.C6]+[.D5]" office:value-type="float" office:value="178813.31" calcext:value-type="float">
            <text:p>178.813,31</text:p>
          </table:table-cell>
          <table:table-cell table:style-name="ce14" table:formula="of:=[04_24.F2]" office:value-type="float" office:value="0" calcext:value-type="float">
            <text:p>0,00</text:p>
          </table:table-cell>
          <table:table-cell table:style-name="ce15" table:formula="of:=[04_24.G2]" office:value-type="float" office:value="0" calcext:value-type="float">
            <text:p>0,00</text:p>
          </table:table-cell>
          <table:table-cell table:style-name="ce17" table:formula="of:=[.E6]+[.F6]+[.G5]" office:value-type="float" office:value="0" calcext:value-type="float">
            <text:p>0,00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0" calcext:value-type="float">
            <text:p>0</text:p>
          </table:table-cell>
          <table:table-cell table:style-name="ce21"/>
          <table:table-cell table:formula="of:=[04_24.E110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4.D2]" office:value-type="float" office:value="24000" calcext:value-type="float">
            <text:p>24.000,00</text:p>
          </table:table-cell>
          <table:table-cell table:style-name="ce15" table:formula="of:=[05_24.E2]" office:value-type="float" office:value="-36701.81" calcext:value-type="float">
            <text:p>-36.701,81</text:p>
          </table:table-cell>
          <table:table-cell table:style-name="ce16" table:formula="of:=[.B7]+[.C7]+[.D6]" office:value-type="float" office:value="166111.5" calcext:value-type="float">
            <text:p>166.111,50</text:p>
          </table:table-cell>
          <table:table-cell table:style-name="ce14" table:formula="of:=[05_24.F2]" office:value-type="float" office:value="0" calcext:value-type="float">
            <text:p>0,00</text:p>
          </table:table-cell>
          <table:table-cell table:style-name="ce15" table:formula="of:=[05_24.G2]" office:value-type="float" office:value="0" calcext:value-type="float">
            <text:p>0,00</text:p>
          </table:table-cell>
          <table:table-cell table:style-name="ce17" table:formula="of:=[.E7]+[.F7]+[.G6]" office:value-type="float" office:value="0" calcext:value-type="float">
            <text:p>0,00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0" calcext:value-type="float">
            <text:p>0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4.D2]" office:value-type="float" office:value="24000" calcext:value-type="float">
            <text:p>24.000,00</text:p>
          </table:table-cell>
          <table:table-cell table:style-name="ce15" table:formula="of:=[06_24.E2]" office:value-type="float" office:value="-41921.81" calcext:value-type="float">
            <text:p>-41.921,81</text:p>
          </table:table-cell>
          <table:table-cell table:style-name="ce16" table:formula="of:=[.B8]+[.C8]+[.D7]" office:value-type="float" office:value="148189.69" calcext:value-type="float">
            <text:p>148.189,69</text:p>
          </table:table-cell>
          <table:table-cell table:style-name="ce14" table:formula="of:=[06_24.F2]" office:value-type="float" office:value="0" calcext:value-type="float">
            <text:p>0,00</text:p>
          </table:table-cell>
          <table:table-cell table:style-name="ce15" table:formula="of:=[06_24.G2]" office:value-type="float" office:value="0" calcext:value-type="float">
            <text:p>0,00</text:p>
          </table:table-cell>
          <table:table-cell table:style-name="ce17" table:formula="of:=[.E8]+[.F8]+[.G7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400" calcext:value-type="float">
            <text:p>40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4.D2]" office:value-type="float" office:value="29000" calcext:value-type="float">
            <text:p>29.000,00</text:p>
          </table:table-cell>
          <table:table-cell table:style-name="ce15" table:formula="of:=[07_24.E2]" office:value-type="float" office:value="-41072" calcext:value-type="float">
            <text:p>-41.072,00</text:p>
          </table:table-cell>
          <table:table-cell table:style-name="ce16" table:formula="of:=[.B9]+[.C9]+[.D8]" office:value-type="float" office:value="136117.69" calcext:value-type="float">
            <text:p>136.117,69</text:p>
          </table:table-cell>
          <table:table-cell table:style-name="ce14" table:formula="of:=[07_24.F2]" office:value-type="float" office:value="0" calcext:value-type="float">
            <text:p>0,00</text:p>
          </table:table-cell>
          <table:table-cell table:style-name="ce15" table:formula="of:=[07_24.G2]" office:value-type="float" office:value="0" calcext:value-type="float">
            <text:p>0,00</text:p>
          </table:table-cell>
          <table:table-cell table:style-name="ce17" table:formula="of:=[.E9]+[.F9]+[.G8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9]*[.$K$1]" office:value-type="float" office:value="35.136" calcext:value-type="float">
            <text:p>35,14</text:p>
          </table:table-cell>
          <table:table-cell table:style-name="ce20" table:formula="of:=[.J9]-[.K9]" office:value-type="float" office:value="108.864" calcext:value-type="float">
            <text:p>108,86</text:p>
          </table:table-cell>
          <table:table-cell table:style-name="ce27" table:formula="of:=[.M13]/12" office:value-type="float" office:value="89.9426666666666" calcext:value-type="float">
            <text:p>89,94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4.D2]" office:value-type="float" office:value="178500" calcext:value-type="float">
            <text:p>178.500,00</text:p>
          </table:table-cell>
          <table:table-cell table:style-name="ce15" table:formula="of:=[08_24.E2]" office:value-type="float" office:value="-41072" calcext:value-type="float">
            <text:p>-41.072,00</text:p>
          </table:table-cell>
          <table:table-cell table:style-name="ce16" table:formula="of:=[.B10]+[.C10]+[.D9]" office:value-type="float" office:value="273545.69" calcext:value-type="float">
            <text:p>273.545,69</text:p>
          </table:table-cell>
          <table:table-cell table:style-name="ce14" table:formula="of:=[08_24.F2]" office:value-type="float" office:value="0" calcext:value-type="float">
            <text:p>0,00</text:p>
          </table:table-cell>
          <table:table-cell table:style-name="ce15" table:formula="of:=[08_24.G2]" office:value-type="float" office:value="0" calcext:value-type="float">
            <text:p>0,00</text:p>
          </table:table-cell>
          <table:table-cell table:style-name="ce17" table:formula="of:=[.E10]+[.F10]+[.G9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250" calcext:value-type="float">
            <text:p>25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4.D2]" office:value-type="float" office:value="178500" calcext:value-type="float">
            <text:p>178.500,00</text:p>
          </table:table-cell>
          <table:table-cell table:style-name="ce15" table:formula="of:=[09_24.E2]" office:value-type="float" office:value="-41072" calcext:value-type="float">
            <text:p>-41.072,00</text:p>
          </table:table-cell>
          <table:table-cell table:style-name="ce16" table:formula="of:=[.B11]+[.C11]+[.D10]" office:value-type="float" office:value="410973.69" calcext:value-type="float">
            <text:p>410.973,69</text:p>
          </table:table-cell>
          <table:table-cell table:style-name="ce14" table:formula="of:=[09_24.F2]" office:value-type="float" office:value="0" calcext:value-type="float">
            <text:p>0,00</text:p>
          </table:table-cell>
          <table:table-cell table:style-name="ce15" table:formula="of:=[09_24.G2]" office:value-type="float" office:value="0" calcext:value-type="float">
            <text:p>0,00</text:p>
          </table:table-cell>
          <table:table-cell table:style-name="ce17" table:formula="of:=[.E11]+[.F11]+[.G10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11]*[.$K$1]" office:value-type="float" office:value="35.136" calcext:value-type="float">
            <text:p>35,14</text:p>
          </table:table-cell>
          <table:table-cell table:style-name="ce20" table:formula="of:=[.J11]-[.K11]" office:value-type="float" office:value="108.864" calcext:value-type="float">
            <text:p>108,86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20]/1000" office:value-type="float" office:value="3.6" calcext:value-type="float">
            <text:p>3,6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4.D2]" office:value-type="float" office:value="154500" calcext:value-type="float">
            <text:p>154.500,00</text:p>
          </table:table-cell>
          <table:table-cell table:style-name="ce15" table:formula="of:=[10_24.E2]" office:value-type="float" office:value="-141072" calcext:value-type="float">
            <text:p>-141.072,00</text:p>
          </table:table-cell>
          <table:table-cell table:style-name="ce16" table:formula="of:=[.B12]+[.C12]+[.D11]" office:value-type="float" office:value="424401.69" calcext:value-type="float">
            <text:p>424.401,69</text:p>
          </table:table-cell>
          <table:table-cell table:style-name="ce14" table:formula="of:=[10_24.F2]" office:value-type="float" office:value="0" calcext:value-type="float">
            <text:p>0,00</text:p>
          </table:table-cell>
          <table:table-cell table:style-name="ce15" table:formula="of:=[10_24.G2]" office:value-type="float" office:value="0" calcext:value-type="float">
            <text:p>0,00</text:p>
          </table:table-cell>
          <table:table-cell table:style-name="ce17" table:formula="of:=[.E12]+[.F12]+[.G11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2]*[.$K$1]" office:value-type="float" office:value="29.28" calcext:value-type="float">
            <text:p>29,28</text:p>
          </table:table-cell>
          <table:table-cell table:style-name="ce20" table:formula="of:=[.J12]-[.K12]" office:value-type="float" office:value="90.72" calcext:value-type="float">
            <text:p>90,72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29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4.D2]" office:value-type="float" office:value="284500" calcext:value-type="float">
            <text:p>284.500,00</text:p>
          </table:table-cell>
          <table:table-cell table:style-name="ce15" table:formula="of:=[11_24.E2]" office:value-type="float" office:value="-41072" calcext:value-type="float">
            <text:p>-41.072,00</text:p>
          </table:table-cell>
          <table:table-cell table:style-name="ce16" table:formula="of:=[.B13]+[.C13]+[.D12]" office:value-type="float" office:value="667829.69" calcext:value-type="float">
            <text:p>667.829,69</text:p>
          </table:table-cell>
          <table:table-cell table:style-name="ce14" table:formula="of:=[11_24.F2]" office:value-type="float" office:value="0" calcext:value-type="float">
            <text:p>0,00</text:p>
          </table:table-cell>
          <table:table-cell table:style-name="ce15" table:formula="of:=[11_24.G2]" office:value-type="float" office:value="0" calcext:value-type="float">
            <text:p>0,00</text:p>
          </table:table-cell>
          <table:table-cell table:style-name="ce17" table:formula="of:=[.E13]+[.F13]+[.G12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table:formula="of:=[.J13]*[.$K$1]" office:value-type="float" office:value="61" calcext:value-type="float">
            <text:p>61,00</text:p>
          </table:table-cell>
          <table:table-cell table:style-name="ce20" table:formula="of:=[.J13]-[.K13]" office:value-type="float" office:value="189" calcext:value-type="float">
            <text:p>189,00</text:p>
          </table:table-cell>
          <table:table-cell table:style-name="ce28" table:formula="of:=[.L15]+[.M15]" office:value-type="float" office:value="1079.312" calcext:value-type="float">
            <text:p>1.079,31</text:p>
          </table:table-cell>
          <table:table-cell office:value-type="string" calcext:value-type="string">
            <text:p>Ksm</text:p>
          </table:table-cell>
          <table:table-cell table:formula="of:=[11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4.D2]" office:value-type="float" office:value="284500" calcext:value-type="float">
            <text:p>284.500,00</text:p>
          </table:table-cell>
          <table:table-cell table:style-name="ce15" table:formula="of:=[12_24.E2]" office:value-type="float" office:value="-31072" calcext:value-type="float">
            <text:p>-31.072,00</text:p>
          </table:table-cell>
          <table:table-cell table:style-name="ce16" table:formula="of:=[.B14]+[.C14]+[.D13]" office:value-type="float" office:value="921257.69" calcext:value-type="float">
            <text:p>921.257,69</text:p>
          </table:table-cell>
          <table:table-cell table:style-name="ce14" table:formula="of:=[12_24.F2]" office:value-type="float" office:value="0" calcext:value-type="float">
            <text:p>0,00</text:p>
          </table:table-cell>
          <table:table-cell table:style-name="ce15" table:formula="of:=[12_24.G2]" office:value-type="float" office:value="0" calcext:value-type="float">
            <text:p>0,00</text:p>
          </table:table-cell>
          <table:table-cell table:style-name="ce17" table:formula="of:=[.E14]+[.F14]+[.G1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table:formula="of:=[.J14]*[.$K$1]" office:value-type="float" office:value="61" calcext:value-type="float">
            <text:p>61,00</text:p>
          </table:table-cell>
          <table:table-cell table:style-name="ce20" table:formula="of:=[.J14]-[.K14]" office:value-type="float" office:value="189" calcext:value-type="float">
            <text:p>189,00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09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1570400" calcext:value-type="float">
            <text:p>1.570.400,00</text:p>
          </table:table-cell>
          <table:table-cell table:style-name="ce31" table:formula="of:=SUM([.C3:.C14])" office:value-type="float" office:value="-649142.31" calcext:value-type="float">
            <text:p>-649.142,31</text:p>
          </table:table-cell>
          <table:table-cell table:style-name="ce32" table:formula="of:=[.B15]+[.C15]" office:value-type="float" office:value="921257.69" calcext:value-type="float">
            <text:p>921.257,69</text:p>
          </table:table-cell>
          <table:table-cell table:style-name="ce30" table:formula="of:=SUM([.E3:.E14])" office:value-type="float" office:value="0" calcext:value-type="float">
            <text:p>0,00</text:p>
          </table:table-cell>
          <table:table-cell table:style-name="ce31" table:formula="of:=SUM([.F3:.F14])" office:value-type="float" office:value="0" calcext:value-type="float">
            <text:p>0,00</text:p>
          </table:table-cell>
          <table:table-cell table:style-name="ce32" table:formula="of:=[.E15]+[.F15]" office:value-type="float" office:value="0" calcext:value-type="float">
            <text:p>0,00</text:p>
          </table:table-cell>
          <table:table-cell table:style-name="ce18"/>
          <table:table-cell table:style-name="ce33"/>
          <table:table-cell table:style-name="ce33" table:formula="of:=SUM([.J3:.J14])" office:value-type="float" office:value="1936" calcext:value-type="float">
            <text:p>1936</text:p>
          </table:table-cell>
          <table:table-cell table:style-name="ce34" table:formula="of:=SUM([.K4:.K14])" office:value-type="float" office:value="256.688" calcext:value-type="float">
            <text:p>256,69</text:p>
          </table:table-cell>
          <table:table-cell table:style-name="ce34" table:formula="of:=SUM([.L4:.L14])" office:value-type="float" office:value="855.312" calcext:value-type="float">
            <text:p>855,31</text:p>
          </table:table-cell>
          <table:table-cell table:style-name="ce35" table:formula="of:=[.M10]+[.M8]+[.M6]+[.M5]+[.M3]+[.M7]" office:value-type="float" office:value="224" calcext:value-type="float">
            <text:p>224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130866.666666667" calcext:value-type="float">
            <text:p>130.866,67</text:p>
          </table:table-cell>
          <table:table-cell table:style-name="ce38" table:formula="of:=[.C15]/[.A16]" office:value-type="float" office:value="-54095.1925" calcext:value-type="float">
            <text:p>-54.095,19</text:p>
          </table:table-cell>
          <table:table-cell table:style-name="ce38"/>
          <table:table-cell table:style-name="ce38" table:formula="of:=[.E15]/[.A16]" office:value-type="float" office:value="0" calcext:value-type="float">
            <text:p>0,00</text:p>
          </table:table-cell>
          <table:table-cell table:style-name="ce38" table:formula="of:=[.F15]/[.A16]" office:value-type="float" office:value="0" calcext:value-type="float">
            <text:p>0,00</text:p>
          </table:table-cell>
          <table:table-cell table:style-name="ce38" table:formula="of:=[.G15]/[.A16]" office:value-type="float" office:value="0" calcext:value-type="float">
            <text:p>0,00</text:p>
          </table:table-cell>
          <table:table-cell table:style-name="ce39"/>
          <table:table-cell table:style-name="ce40"/>
          <table:table-cell table:style-name="ce38" table:formula="of:=[.J15]/12" office:value-type="float" office:value="161.333333333333" calcext:value-type="float">
            <text:p>161,33</text:p>
          </table:table-cell>
          <table:table-cell table:style-name="ce38" table:formula="of:=[.K15]/12" office:value-type="float" office:value="21.3906666666667" calcext:value-type="float">
            <text:p>21,39</text:p>
          </table:table-cell>
          <table:table-cell table:style-name="ce38" table:formula="of:=[.L15]/12" office:value-type="float" office:value="71.276" calcext:value-type="float">
            <text:p>71,28</text:p>
          </table:table-cell>
          <table:table-cell table:style-name="ce38" table:formula="of:=[.M15]/12" office:value-type="float" office:value="18.6666666666667" calcext:value-type="float">
            <text:p>18,67</text:p>
          </table:table-cell>
          <table:table-cell table:style-name="ce38"/>
          <table:table-cell table:style-name="ce41" table:formula="of:=AVERAGE([.O2:.O15])" office:value-type="float" office:value="148.320246153846" calcext:value-type="float">
            <text:p>148,3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4.F21]+[02_24.F22]+[03_24.F21]+[04_24.F21]+[05_24.F20]+[06_24.F22]" office:value-type="float" office:value="0" calcext:value-type="float">
            <text:p>0,00</text:p>
          </table:table-cell>
          <table:table-cell office:value-type="float" office:value="6986.25" calcext:value-type="float">
            <text:p>6986,25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4.F27]+[08_24.F23]+[09_24.F22]+[10_24.F24]+[11_24.F22]+[12_24.F28]" office:value-type="float" office:value="0" calcext:value-type="float">
            <text:p>0,00</text:p>
          </table:table-cell>
          <table:table-cell table:formula="of:=[.F18]*[.G18]/100" office:value-type="float" office:value="1746.5625" calcext:value-type="float">
            <text:p>1746,5625</text:p>
          </table:table-cell>
          <table:table-cell table:style-name="ce45" office:value-type="string" calcext:value-type="string">
            <text:p>ocak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19])" office:value-type="float" office:value="0" calcext:value-type="float">
            <text:p>0,00</text:p>
          </table:table-cell>
          <table:table-cell table:style-name="ce51" table:formula="of:=SUM([.F18:.F19])" office:value-type="float" office:value="8732.8125" calcext:value-type="float">
            <text:p>8732,8125</text:p>
          </table:table-cell>
          <table:table-cell table:style-name="ce51" office:value-type="string" calcext:value-type="string">
            <text:p>ocak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8])" office:value-type="float" office:value="284500" calcext:value-type="float">
            <text:p>284.500,00</text:p>
          </table:table-cell>
          <table:table-cell table:style-name="ce60" table:formula="of:=SUM([.E4:.E38])" office:value-type="float" office:value="-31072" calcext:value-type="float">
            <text:p>-31.072,00</text:p>
          </table:table-cell>
          <table:table-cell table:style-name="ce60" table:formula="of:=SUM([.F4:.F38])" office:value-type="float" office:value="0" calcext:value-type="float">
            <text:p>0,00</text:p>
          </table:table-cell>
          <table:table-cell table:style-name="ce60" table:formula="of:=SUM([.G4:.G38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0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54" office:value-type="string" calcext:value-type="string">
            <text:p>TUSDATA 2023 <text:s text:c="3"/>8/30 <text:s text:c="2"/>8*250 = 2000 ÖDENDİ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154" office:value-type="string" calcext:value-type="string">
            <text:p>TUSDATA 2024 <text:s text:c="3"/>9/30 – 20/30 <text:s text:c="2"/>12*250 = 3000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025 <text:s text:c="3"/>21/30-30/30 <text:s text:c="2"/>10*8845 = 88450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9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4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9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32]+[.F33]+[.G3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33]+[.F34]+[.G3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4]+[.F35]+[.G3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B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250000" calcext:value-type="currency">
            <text:p>₺250.000,00</text:p>
          </table:table-cell>
          <table:table-cell table:style-name="ce69"/>
          <table:table-cell table:style-name="ce42" table:number-columns-repeated="2"/>
          <table:table-cell table:style-name="ce42" table:formula="of:=[.H35]+[.F36]+[.G3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4:.D49])" office:value-type="float" office:value="0" calcext:value-type="float">
            <text:p>0,00</text:p>
          </table:table-cell>
          <table:table-cell table:style-name="ce76" table:formula="of:=SUM([.E44:.E49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6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0:.E78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10:.E11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6]*[.C116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0:.E119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84500" calcext:value-type="float">
            <text:p>284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9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4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CD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250000" calcext:value-type="currency">
            <text:p>₺250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54500" calcext:value-type="float">
            <text:p>154.500,00</text:p>
          </table:table-cell>
          <table:table-cell table:style-name="ce60" table:formula="of:=SUM([.E4:.E34])" office:value-type="float" office:value="-141072" calcext:value-type="float">
            <text:p>-1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8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2" office:value-type="float" office:value="-100000" calcext:value-type="float">
            <text:p>-100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3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A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20000" calcext:value-type="currency">
            <text:p>₺120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78500" calcext:value-type="float">
            <text:p>178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7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2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78500" calcext:value-type="float">
            <text:p>178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6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E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9000" calcext:value-type="float">
            <text:p>29.0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2/12- Mart 2024- Mart 25 Ödenmiş oldu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HAZİRAN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41921.81" calcext:value-type="float">
            <text:p>-41.92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4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 text:c="2"/>%25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1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9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MAYIS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36701.81" calcext:value-type="float">
            <text:p>-36.70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3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2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0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8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NİSAN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37301.81" calcext:value-type="float">
            <text:p>-37.30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2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4]" office:value-type="float" office:value="-600" calcext:value-type="float">
            <text:p>-60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1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9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1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7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5:.E73])" office:value-type="float" office:value="-600" calcext:value-type="float">
            <text:p>-6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6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5:.E11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09]*[.C109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5:.E114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MART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63300" calcext:value-type="float">
            <text:p>163.300,00</text:p>
          </table:table-cell>
          <table:table-cell table:style-name="ce60" table:formula="of:=SUM([.E4:.E34])" office:value-type="float" office:value="-43130.92" calcext:value-type="float">
            <text:p>-43.130,92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1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2704.48" calcext:value-type="float">
            <text:p>-2.704,48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6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0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8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3])" office:value-type="float" office:value="-2704.48" calcext:value-type="float">
            <text:p>-2704,4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6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6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7:.E76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6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5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8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8:.E117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ŞUBAT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9300" calcext:value-type="float">
            <text:p>19.300,00</text:p>
          </table:table-cell>
          <table:table-cell table:style-name="ce60" table:formula="of:=SUM([.E4:.E34])" office:value-type="float" office:value="-109326.98" calcext:value-type="float">
            <text:p>-109.326,98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0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3900.54" calcext:value-type="float">
            <text:p>-3.900,54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2" office:value-type="float" office:value="-65000" calcext:value-type="float">
            <text:p>-6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7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3900.54" calcext:value-type="float">
            <text:p>-3900,54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9 – 9</text:p>
          </table:table-cell>
          <table:table-cell table:style-name="ce62" office:value-type="float" office:value="-1196.06" calcext:value-type="float">
            <text:p>-1.196,06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5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5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77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5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4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9:.E118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06300" calcext:value-type="float">
            <text:p>206.300,00</text:p>
          </table:table-cell>
          <table:table-cell table:style-name="ce60" table:formula="of:=SUM([.E4:.E34])" office:value-type="float" office:value="-44326.98" calcext:value-type="float">
            <text:p>-44.326,98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9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3900.54" calcext:value-type="float">
            <text:p>-3.900,54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8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42" table:number-columns-repeated="3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 table:style-name="ce42" table:number-columns-repeated="3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6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 table:style-name="ce42" table:number-columns-repeated="3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61" office:value-type="currency" office:currency="TRY" office:value="7000" calcext:value-type="currency">
            <text:p>₺7.000,00</text:p>
          </table:table-cell>
          <table:table-cell table:style-name="ce42"/>
          <table:table-cell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B Tahmin Edilen 120000</text:p>
          </table:table-cell>
          <table:table-cell/>
          <table:table-cell table:style-name="ce61" office:value-type="currency" office:currency="TRY" office:value="180000" calcext:value-type="currency">
            <text:p>₺180.000,00</text:p>
          </table:table-cell>
          <table:table-cell table:style-name="ce42" table:number-columns-repeated="3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 table:number-columns-repeated="5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3900.54" calcext:value-type="float">
            <text:p>-3900,54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8 – 9</text:p>
          </table:table-cell>
          <table:table-cell table:style-name="ce62" office:value-type="float" office:value="-1196.06" calcext:value-type="float">
            <text:p>-1.196,06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4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4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77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4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8"/>3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9:.E118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" calcext:value-type="percentage">
            <text:p>%23,40</text:p>
          </table:table-cell>
          <table:table-cell table:style-name="ce10" table:formula="of:=1-[.K1]" office:value-type="percentage" office:value="0.766" calcext:value-type="percentage">
            <text:p>%76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6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78" calcext:value-type="float">
            <text:p>78</text:p>
          </table:table-cell>
          <table:table-cell table:style-name="ce20"/>
          <table:table-cell table:style-name="ce1"/>
          <table:table-cell table:style-name="ce13" table:formula="of:=[.J3]" office:value-type="float" office:value="78" calcext:value-type="float">
            <text:p>78</text:p>
          </table:table-cell>
          <table:table-cell table:style-name="ce21" office:value-type="string" calcext:value-type="string">
            <text:p>Şbt</text:p>
          </table:table-cell>
          <table:table-cell table:formula="of:=[01_23.E111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4]*[.$K$1]" office:value-type="float" office:value="19.45944" calcext:value-type="float">
            <text:p>19,46</text:p>
          </table:table-cell>
          <table:table-cell table:style-name="ce20" table:formula="of:=[.J4]-[.K4]" office:value-type="float" office:value="63.70056" calcext:value-type="float">
            <text:p>63,70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3.E111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39.20855" calcext:value-type="float">
            <text:p>39</text:p>
          </table:table-cell>
          <table:table-cell table:style-name="ce21"/>
          <table:table-cell table:formula="of:=[04_23.E111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30" calcext:value-type="float">
            <text:p>30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8744" calcext:value-type="float">
            <text:p>28.744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0780.163" calcext:value-type="float">
            <text:p>-20.780,16</text:p>
          </table:table-cell>
          <table:table-cell table:style-name="ce14" table:formula="of:=[06_23.F2]" office:value-type="float" office:value="33133" calcext:value-type="float">
            <text:p>33.133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62442.63" calcext:value-type="float">
            <text:p>-62.442,63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240" calcext:value-type="float">
            <text:p>24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853.197" calcext:value-type="float">
            <text:p>11.853,20</text:p>
          </table:table-cell>
          <table:table-cell table:style-name="ce14" table:formula="of:=[07_23.F2]" office:value-type="float" office:value="70250" calcext:value-type="float">
            <text:p>70.250,00</text:p>
          </table:table-cell>
          <table:table-cell table:style-name="ce15" table:formula="of:=[07_23.G2]" office:value-type="float" office:value="-42110.31" calcext:value-type="float">
            <text:p>-42.110,31</text:p>
          </table:table-cell>
          <table:table-cell table:style-name="ce17" table:formula="of:=[.E9]+[.F9]+[.G8]" office:value-type="float" office:value="-34302.94" calcext:value-type="float">
            <text:p>-34.302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9]*[.$K$1]" office:value-type="float" office:value="22.464" calcext:value-type="float">
            <text:p>22,46</text:p>
          </table:table-cell>
          <table:table-cell table:style-name="ce20" table:formula="of:=[.J9]-[.K9]" office:value-type="float" office:value="73.536" calcext:value-type="float">
            <text:p>73,54</text:p>
          </table:table-cell>
          <table:table-cell table:style-name="ce27" table:formula="of:=[.M13]/12" office:value-type="float" office:value="69.8404258333333" calcext:value-type="float">
            <text:p>69,84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32079.01" calcext:value-type="float">
            <text:p>-32.079,01</text:p>
          </table:table-cell>
          <table:table-cell table:style-name="ce16" table:formula="of:=[.B10]+[.C10]+[.D9]" office:value-type="float" office:value="67685.187" calcext:value-type="float">
            <text:p>67.685,19</text:p>
          </table:table-cell>
          <table:table-cell table:style-name="ce14" table:formula="of:=[08_23.F2]" office:value-type="float" office:value="16800" calcext:value-type="float">
            <text:p>16.800,00</text:p>
          </table:table-cell>
          <table:table-cell table:style-name="ce15" table:formula="of:=[08_23.G2]" office:value-type="float" office:value="-37135.35" calcext:value-type="float">
            <text:p>-37.135,35</text:p>
          </table:table-cell>
          <table:table-cell table:style-name="ce17" table:formula="of:=[.E10]+[.F10]+[.G9]" office:value-type="float" office:value="-54638.29" calcext:value-type="float">
            <text:p>-54.638,2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33300" calcext:value-type="float">
            <text:p>133.300,00</text:p>
          </table:table-cell>
          <table:table-cell table:style-name="ce15" table:formula="of:=[09_23.E2]" office:value-type="float" office:value="-31871.02" calcext:value-type="float">
            <text:p>-31.871,02</text:p>
          </table:table-cell>
          <table:table-cell table:style-name="ce16" table:formula="of:=[.B11]+[.C11]+[.D10]" office:value-type="float" office:value="169114.167" calcext:value-type="float">
            <text:p>169.114,17</text:p>
          </table:table-cell>
          <table:table-cell table:style-name="ce14" table:formula="of:=[09_23.F2]" office:value-type="float" office:value="257800" calcext:value-type="float">
            <text:p>257.800,00</text:p>
          </table:table-cell>
          <table:table-cell table:style-name="ce15" table:formula="of:=[09_23.G2]" office:value-type="float" office:value="-34914.91" calcext:value-type="float">
            <text:p>-34.914,91</text:p>
          </table:table-cell>
          <table:table-cell table:style-name="ce17" table:formula="of:=[.E11]+[.F11]+[.G10]" office:value-type="float" office:value="168246.8" calcext:value-type="float">
            <text:p>168.246,8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11]*[.$K$1]" office:value-type="float" office:value="22.464" calcext:value-type="float">
            <text:p>22,46</text:p>
          </table:table-cell>
          <table:table-cell table:style-name="ce20" table:formula="of:=[.J11]-[.K11]" office:value-type="float" office:value="73.536" calcext:value-type="float">
            <text:p>73,54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11]/1000" office:value-type="float" office:value="604.3701" calcext:value-type="float">
            <text:p>604,3701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32800" calcext:value-type="float">
            <text:p>32.800,00</text:p>
          </table:table-cell>
          <table:table-cell table:style-name="ce15" table:formula="of:=[10_23.E2]" office:value-type="float" office:value="-44478.17" calcext:value-type="float">
            <text:p>-44.478,17</text:p>
          </table:table-cell>
          <table:table-cell table:style-name="ce16" table:formula="of:=[.B12]+[.C12]+[.D11]" office:value-type="float" office:value="157435.997" calcext:value-type="float">
            <text:p>157.436,00</text:p>
          </table:table-cell>
          <table:table-cell table:style-name="ce14" table:formula="of:=[10_23.F2]" office:value-type="float" office:value="23200" calcext:value-type="float">
            <text:p>23.200,00</text:p>
          </table:table-cell>
          <table:table-cell table:style-name="ce15" table:formula="of:=[10_23.G2]" office:value-type="float" office:value="-43968.17" calcext:value-type="float">
            <text:p>-43.968,17</text:p>
          </table:table-cell>
          <table:table-cell table:style-name="ce17" table:formula="of:=[.E12]+[.F12]+[.G11]" office:value-type="float" office:value="147478.63" calcext:value-type="float">
            <text:p>147.478,63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2]*[.$K$1]" office:value-type="float" office:value="19.656" calcext:value-type="float">
            <text:p>19,66</text:p>
          </table:table-cell>
          <table:table-cell table:style-name="ce20" table:formula="of:=[.J12]-[.K12]" office:value-type="float" office:value="64.344" calcext:value-type="float">
            <text:p>64,34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12]/1000" office:value-type="float" office:value="610.64973" calcext:value-type="float">
            <text:p>610,64973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262800" calcext:value-type="float">
            <text:p>262.800,00</text:p>
          </table:table-cell>
          <table:table-cell table:style-name="ce15" table:formula="of:=[11_23.E2]" office:value-type="float" office:value="-98843.11" calcext:value-type="float">
            <text:p>-98.843,11</text:p>
          </table:table-cell>
          <table:table-cell table:style-name="ce16" table:formula="of:=[.B13]+[.C13]+[.D12]" office:value-type="float" office:value="321392.887" calcext:value-type="float">
            <text:p>321.392,89</text:p>
          </table:table-cell>
          <table:table-cell table:style-name="ce14" table:formula="of:=[11_23.F2]" office:value-type="float" office:value="18687.06" calcext:value-type="float">
            <text:p>18.687,06</text:p>
          </table:table-cell>
          <table:table-cell table:style-name="ce15" table:formula="of:=[11_23.G2]" office:value-type="float" office:value="-90482.11" calcext:value-type="float">
            <text:p>-90.482,11</text:p>
          </table:table-cell>
          <table:table-cell table:style-name="ce17" table:formula="of:=[.E13]+[.F13]+[.G12]" office:value-type="float" office:value="75683.58" calcext:value-type="float">
            <text:p>75.683,58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3]*[.$K$1]" office:value-type="float" office:value="42.12" calcext:value-type="float">
            <text:p>42,12</text:p>
          </table:table-cell>
          <table:table-cell table:style-name="ce20" table:formula="of:=[.J13]-[.K13]" office:value-type="float" office:value="137.88" calcext:value-type="float">
            <text:p>137,88</text:p>
          </table:table-cell>
          <table:table-cell table:style-name="ce28" table:formula="of:=[.L15]+[.M15]" office:value-type="float" office:value="838.08511" calcext:value-type="float">
            <text:p>838,09</text:p>
          </table:table-cell>
          <table:table-cell office:value-type="string" calcext:value-type="string">
            <text:p>Ksm</text:p>
          </table:table-cell>
          <table:table-cell table:formula="of:=[11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29800" calcext:value-type="float">
            <text:p>29.800,00</text:p>
          </table:table-cell>
          <table:table-cell table:style-name="ce15" table:formula="of:=[12_23.E2]" office:value-type="float" office:value="-30609.51" calcext:value-type="float">
            <text:p>-30.609,51</text:p>
          </table:table-cell>
          <table:table-cell table:style-name="ce16" table:formula="of:=[.B14]+[.C14]+[.D13]" office:value-type="float" office:value="320583.377" calcext:value-type="float">
            <text:p>320.583,38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0" calcext:value-type="float">
            <text:p>0,00</text:p>
          </table:table-cell>
          <table:table-cell table:style-name="ce17" table:formula="of:=[.E14]+[.F14]+[.G13]" office:value-type="float" office:value="75683.58" calcext:value-type="float">
            <text:p>75.683,58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4]*[.$K$1]" office:value-type="float" office:value="42.12" calcext:value-type="float">
            <text:p>42,12</text:p>
          </table:table-cell>
          <table:table-cell table:style-name="ce20" table:formula="of:=[.J14]-[.K14]" office:value-type="float" office:value="137.88" calcext:value-type="float">
            <text:p>137,88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09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799299" calcext:value-type="float">
            <text:p>799.299,00</text:p>
          </table:table-cell>
          <table:table-cell table:style-name="ce31" table:formula="of:=SUM([.C3:.C14])" office:value-type="float" office:value="-478715.623" calcext:value-type="float">
            <text:p>-478.715,62</text:p>
          </table:table-cell>
          <table:table-cell table:style-name="ce32" table:formula="of:=[.B15]+[.C15]" office:value-type="float" office:value="320583.377" calcext:value-type="float">
            <text:p>320.583,38</text:p>
          </table:table-cell>
          <table:table-cell table:style-name="ce30" table:formula="of:=SUM([.E3:.E14])" office:value-type="float" office:value="570478.61" calcext:value-type="float">
            <text:p>570.478,61</text:p>
          </table:table-cell>
          <table:table-cell table:style-name="ce31" table:formula="of:=SUM([.F3:.F14])" office:value-type="float" office:value="-494795.03" calcext:value-type="float">
            <text:p>-494.795,03</text:p>
          </table:table-cell>
          <table:table-cell table:style-name="ce32" table:formula="of:=[.E15]+[.F15]" office:value-type="float" office:value="75683.5800000001" calcext:value-type="float">
            <text:p>75.683,58</text:p>
          </table:table-cell>
          <table:table-cell table:style-name="ce18"/>
          <table:table-cell table:style-name="ce33"/>
          <table:table-cell table:style-name="ce33" table:formula="of:=SUM([.J3:.J14])" office:value-type="float" office:value="1170.16" calcext:value-type="float">
            <text:p>1170,16</text:p>
          </table:table-cell>
          <table:table-cell table:style-name="ce34" table:formula="of:=SUM([.K4:.K14])" office:value-type="float" office:value="168.28344" calcext:value-type="float">
            <text:p>168,28</text:p>
          </table:table-cell>
          <table:table-cell table:style-name="ce34" table:formula="of:=SUM([.L4:.L14])" office:value-type="float" office:value="610.87656" calcext:value-type="float">
            <text:p>610,88</text:p>
          </table:table-cell>
          <table:table-cell table:style-name="ce35" table:formula="of:=[.M10]+[.M8]+[.M6]+[.M5]+[.M3]+[.M7]" office:value-type="float" office:value="227.20855" calcext:value-type="float">
            <text:p>227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66608.25" calcext:value-type="float">
            <text:p>66.608,25</text:p>
          </table:table-cell>
          <table:table-cell table:style-name="ce38" table:formula="of:=[.C15]/[.A16]" office:value-type="float" office:value="-39892.9685833333" calcext:value-type="float">
            <text:p>-39.892,97</text:p>
          </table:table-cell>
          <table:table-cell table:style-name="ce38"/>
          <table:table-cell table:style-name="ce38" table:formula="of:=[.E15]/[.A16]" office:value-type="float" office:value="47539.8841666667" calcext:value-type="float">
            <text:p>47.539,88</text:p>
          </table:table-cell>
          <table:table-cell table:style-name="ce38" table:formula="of:=[.F15]/[.A16]" office:value-type="float" office:value="-41232.9191666667" calcext:value-type="float">
            <text:p>-41.232,92</text:p>
          </table:table-cell>
          <table:table-cell table:style-name="ce38" table:formula="of:=[.G15]/[.A16]" office:value-type="float" office:value="6306.96500000001" calcext:value-type="float">
            <text:p>6.306,97</text:p>
          </table:table-cell>
          <table:table-cell table:style-name="ce39"/>
          <table:table-cell table:style-name="ce40"/>
          <table:table-cell table:style-name="ce38" table:formula="of:=[.J15]/12" office:value-type="float" office:value="97.5133333333333" calcext:value-type="float">
            <text:p>97,51</text:p>
          </table:table-cell>
          <table:table-cell table:style-name="ce38" table:formula="of:=[.K15]/12" office:value-type="float" office:value="14.02362" calcext:value-type="float">
            <text:p>14,02</text:p>
          </table:table-cell>
          <table:table-cell table:style-name="ce38" table:formula="of:=[.L15]/12" office:value-type="float" office:value="50.90638" calcext:value-type="float">
            <text:p>50,91</text:p>
          </table:table-cell>
          <table:table-cell table:style-name="ce38" table:formula="of:=[.M15]/12" office:value-type="float" office:value="18.9340458333333" calcext:value-type="float">
            <text:p>18,93</text:p>
          </table:table-cell>
          <table:table-cell table:style-name="ce38"/>
          <table:table-cell table:style-name="ce41" table:formula="of:=AVERAGE([.O2:.O15])" office:value-type="float" office:value="346.905308461538" calcext:value-type="float">
            <text:p>346,9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3.F20]+[02_23.F21]+[03_23.F20]+[04_23.F20]+[05_23.F19]+[06_23.F21]" office:value-type="float" office:value="39208.55" calcext:value-type="float">
            <text:p>39.208,55</text:p>
          </table:table-cell>
          <table:table-cell office:value-type="float" office:value="5589" calcext:value-type="float">
            <text:p>5589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3.F26]+[08_23.F22]+[09_23.F21]+[10_23.F23]+[11_23.F21]+[12_23.F24]" office:value-type="float" office:value="30000" calcext:value-type="float">
            <text:p>30.000,00</text:p>
          </table:table-cell>
          <table:table-cell table:formula="of:=[.F18]*[.G18]/100" office:value-type="float" office:value="1397.25" calcext:value-type="float">
            <text:p>1397,25</text:p>
          </table:table-cell>
          <table:table-cell table:style-name="ce45" office:value-type="string" calcext:value-type="string">
            <text:p>temmuz artış 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bayram</text:p>
          </table:table-cell>
          <table:table-cell table:style-name="ce48" office:value-type="float" office:value="2000" calcext:value-type="float">
            <text:p>2.000,00</text:p>
          </table:table-cell>
          <table:table-cell/>
          <table:table-cell table:style-name="ce45"/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20])" office:value-type="float" office:value="71208.55" calcext:value-type="float">
            <text:p>71.208,55</text:p>
          </table:table-cell>
          <table:table-cell table:style-name="ce51" table:formula="of:=SUM([.F18:.F19])" office:value-type="float" office:value="6986.25" calcext:value-type="float">
            <text:p>6986,25</text:p>
          </table:table-cell>
          <table:table-cell table:style-name="ce51" office:value-type="string" calcext:value-type="string">
            <text:p>temmuz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7:.F65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1]*[.D31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2]*[.D32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3]*[.D33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25"/>
        <table:table-column table:style-name="co14" table:number-columns-repeated="1017" table:default-cell-style-name="ce1"/>
        <table:table-row table:style-name="ro5">
          <table:table-cell table:number-columns-repeated="3"/>
          <table:table-cell table:style-name="ce183" office:value-type="string" calcext:value-type="string">
            <text:p>hesaba yazılmayan</text:p>
          </table:table-cell>
          <table:table-cell/>
          <table:table-cell table:style-name="ce81" office:value-type="string" calcext:value-type="string">
            <text:p>Peri</text:p>
          </table:table-cell>
          <table:table-cell table:style-name="ce81" office:value-type="string" calcext:value-type="string">
            <text:p>BAKİY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2" office:value-type="string" calcext:value-type="string">
            <text:p>ödeme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l kurs havale</text:p>
          </table:table-cell>
          <table:table-cell/>
          <table:table-cell office:value-type="float" office:value="1250" calcext:value-type="float">
            <text:p>1.250,00</text:p>
          </table:table-cell>
          <table:table-cell/>
          <table:table-cell table:formula="of:=[.G2]+[.E3]-[.F3]" office:value-type="float" office:value="1250" calcext:value-type="float">
            <text:p>1.250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 table:style-name="ce58"/>
          <table:table-cell/>
          <table:table-cell table:style-name="ce50" office:value-type="float" office:value="2250" calcext:value-type="float">
            <text:p>2.250,00</text:p>
          </table:table-cell>
          <table:table-cell table:formula="of:=[.G3]+[.E4]-[.F4]" office:value-type="float" office:value="-1000" calcext:value-type="float">
            <text:p>-1.000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style-name="ce50"/>
          <table:table-cell table:formula="of:=[.G4]+[.E5]-[.F5]" office:value-type="float" office:value="-1000" calcext:value-type="float">
            <text:p>-1.000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ş iş kk <text:s text:c="26"/>1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5]+[.E6]-[.F6]" office:value-type="float" office:value="111.11" calcext:value-type="float">
            <text:p>111,11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 table:style-name="ce58"/>
          <table:table-cell/>
          <table:table-cell table:style-name="ce50" office:value-type="float" office:value="150" calcext:value-type="float">
            <text:p>150,00</text:p>
          </table:table-cell>
          <table:table-cell table:formula="of:=[.G6]+[.E7]-[.F7]" office:value-type="float" office:value="-38.8900000000001" calcext:value-type="float">
            <text:p>-38,89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2-08" calcext:value-type="date">
            <text:p>8.12.2022</text:p>
          </table:table-cell>
          <table:table-cell office:value-type="string" calcext:value-type="string">
            <text:p>diş iş kk <text:s text:c="27"/>2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7]+[.E8]-[.F8]" office:value-type="float" office:value="1072.22" calcext:value-type="float">
            <text:p>1.072,22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peri ödeme</text:p>
          </table:table-cell>
          <table:table-cell table:style-name="ce58"/>
          <table:table-cell/>
          <table:table-cell table:style-name="ce50" office:value-type="float" office:value="2500" calcext:value-type="float">
            <text:p>2.500,00</text:p>
          </table:table-cell>
          <table:table-cell table:formula="of:=[.G8]+[.E9]-[.F9]" office:value-type="float" office:value="-1427.78" calcext:value-type="float">
            <text:p>-1.427,78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08" calcext:value-type="date">
            <text:p>8.01.2023</text:p>
          </table:table-cell>
          <table:table-cell office:value-type="string" calcext:value-type="string">
            <text:p>diş iş kk <text:s text:c="27"/>3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9]+[.E10]-[.F10]" office:value-type="float" office:value="-316.67" calcext:value-type="float">
            <text:p>-316,6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15" calcext:value-type="date">
            <text:p>15.01.2023</text:p>
          </table:table-cell>
          <table:table-cell table:style-name="ce58" office:value-type="string" calcext:value-type="string">
            <text:p>peri havale</text:p>
          </table:table-cell>
          <table:table-cell table:style-name="ce58"/>
          <table:table-cell/>
          <table:table-cell table:style-name="ce50" office:value-type="float" office:value="1500" calcext:value-type="float">
            <text:p>1.500,00</text:p>
          </table:table-cell>
          <table:table-cell table:formula="of:=[.G10]+[.E11]-[.F11]" office:value-type="float" office:value="-1816.67" calcext:value-type="float">
            <text:p>-1.816,6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office:value-type="float" office:value="225.4" calcext:value-type="float">
            <text:p>225,40</text:p>
          </table:table-cell>
          <table:table-cell table:style-name="ce50"/>
          <table:table-cell table:formula="of:=[.G11]+[.E12]-[.F12]" office:value-type="float" office:value="-1591.27" calcext:value-type="float">
            <text:p>-1.591,2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office:value-type="float" office:value="225.4" calcext:value-type="float">
            <text:p>225,40</text:p>
          </table:table-cell>
          <table:table-cell table:style-name="ce50"/>
          <table:table-cell table:formula="of:=[.G12]+[.E13]-[.F13]" office:value-type="float" office:value="-1365.87" calcext:value-type="float">
            <text:p>-1.365,8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/>
          <table:table-cell office:value-type="float" office:value="437.97" calcext:value-type="float">
            <text:p>437,97</text:p>
          </table:table-cell>
          <table:table-cell table:style-name="ce50"/>
          <table:table-cell table:formula="of:=[.G13]+[.E14]-[.F14]" office:value-type="float" office:value="-927.9" calcext:value-type="float">
            <text:p>-927,9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/>
          <table:table-cell office:value-type="float" office:value="404.23" calcext:value-type="float">
            <text:p>404,23</text:p>
          </table:table-cell>
          <table:table-cell table:style-name="ce50"/>
          <table:table-cell table:formula="of:=[.G14]+[.E15]-[.F15]" office:value-type="float" office:value="-523.67" calcext:value-type="float">
            <text:p>-523,6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/>
          <table:table-cell office:value-type="float" office:value="1135" calcext:value-type="float">
            <text:p>1.135,00</text:p>
          </table:table-cell>
          <table:table-cell table:style-name="ce50"/>
          <table:table-cell table:formula="of:=[.G15]+[.E16]-[.F16]" office:value-type="float" office:value="611.33" calcext:value-type="float">
            <text:p>611,33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2-08" calcext:value-type="date">
            <text:p>8.02.2023</text:p>
          </table:table-cell>
          <table:table-cell office:value-type="string" calcext:value-type="string">
            <text:p>diş iş kk <text:s text:c="28"/>4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16]+[.E17]-[.F17]" office:value-type="float" office:value="1722.44" calcext:value-type="float">
            <text:p>1.722,44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2-24" calcext:value-type="date">
            <text:p>24.02.2023</text:p>
          </table:table-cell>
          <table:table-cell table:style-name="ce58" office:value-type="string" calcext:value-type="string">
            <text:p>iş havale</text:p>
          </table:table-cell>
          <table:table-cell table:style-name="ce58"/>
          <table:table-cell/>
          <table:table-cell table:style-name="ce50" office:value-type="float" office:value="2000" calcext:value-type="float">
            <text:p>2.000,00</text:p>
          </table:table-cell>
          <table:table-cell table:formula="of:=[.G17]+[.E18]-[.F18]" office:value-type="float" office:value="-277.56" calcext:value-type="float">
            <text:p>-277,56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3-08" calcext:value-type="date">
            <text:p>8.03.2023</text:p>
          </table:table-cell>
          <table:table-cell office:value-type="string" calcext:value-type="string">
            <text:p>diş iş kk <text:s text:c="28"/>5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18]+[.E19]-[.F19]" office:value-type="float" office:value="833.55" calcext:value-type="float">
            <text:p>833,55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4-08" calcext:value-type="date">
            <text:p>8.04.2023</text:p>
          </table:table-cell>
          <table:table-cell office:value-type="string" calcext:value-type="string">
            <text:p>diş iş kk <text:s text:c="28"/>6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19]+[.E20]-[.F20]" office:value-type="float" office:value="1944.66" calcext:value-type="float">
            <text:p>1.944,66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4-15" calcext:value-type="date">
            <text:p>15.04.2023</text:p>
          </table:table-cell>
          <table:table-cell table:style-name="ce58" office:value-type="string" calcext:value-type="string">
            <text:p>iş havale</text:p>
          </table:table-cell>
          <table:table-cell table:style-name="ce58"/>
          <table:table-cell/>
          <table:table-cell table:style-name="ce50" office:value-type="float" office:value="6000" calcext:value-type="float">
            <text:p>6.000,00</text:p>
          </table:table-cell>
          <table:table-cell table:formula="of:=[.G20]+[.E21]-[.F21]" office:value-type="float" office:value="-4055.34" calcext:value-type="float">
            <text:p>-4.055,34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5-08" calcext:value-type="date">
            <text:p>8.05.2023</text:p>
          </table:table-cell>
          <table:table-cell office:value-type="string" calcext:value-type="string">
            <text:p>diş iş kk <text:s text:c="28"/>7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21]+[.E22]-[.F22]" office:value-type="float" office:value="-2944.23" calcext:value-type="float">
            <text:p>-2.944,23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6-08" calcext:value-type="date">
            <text:p>8.06.2023</text:p>
          </table:table-cell>
          <table:table-cell office:value-type="string" calcext:value-type="string">
            <text:p>diş iş kk <text:s text:c="28"/>8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22]+[.E23]-[.F23]" office:value-type="float" office:value="-1833.12" calcext:value-type="float">
            <text:p>-1.833,12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08" calcext:value-type="date">
            <text:p>8.07.2023</text:p>
          </table:table-cell>
          <table:table-cell office:value-type="string" calcext:value-type="string">
            <text:p>diş iş kk <text:s text:c="28"/>9 / 9</text:p>
          </table:table-cell>
          <table:table-cell/>
          <table:table-cell office:value-type="float" office:value="1111.12" calcext:value-type="float">
            <text:p>1.111,12</text:p>
          </table:table-cell>
          <table:table-cell table:style-name="ce50"/>
          <table:table-cell table:formula="of:=[.G23]+[.E24]-[.F24]" office:value-type="float" office:value="-722.000000000001" calcext:value-type="float">
            <text:p>-722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/>
          <table:table-cell office:value-type="float" office:value="2258" calcext:value-type="float">
            <text:p>2.258,00</text:p>
          </table:table-cell>
          <table:table-cell table:style-name="ce50"/>
          <table:table-cell table:formula="of:=[.G24]+[.E25]-[.F25]" office:value-type="float" office:value="1536" calcext:value-type="float">
            <text:p>1.536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Budama şarj aleti</text:p>
          </table:table-cell>
          <table:table-cell/>
          <table:table-cell office:value-type="float" office:value="613" calcext:value-type="float">
            <text:p>613,00</text:p>
          </table:table-cell>
          <table:table-cell table:style-name="ce81"/>
          <table:table-cell table:formula="of:=[.G25]+[.E26]-[.F26]" office:value-type="float" office:value="2149" calcext:value-type="float">
            <text:p>2.149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Budama 12 v 3 ah li-on akü</text:p>
          </table:table-cell>
          <table:table-cell/>
          <table:table-cell office:value-type="float" office:value="720" calcext:value-type="float">
            <text:p>720,00</text:p>
          </table:table-cell>
          <table:table-cell table:style-name="ce81"/>
          <table:table-cell table:formula="of:=[.G26]+[.E27]-[.F27]" office:value-type="float" office:value="2869" calcext:value-type="float">
            <text:p>2.869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 table:number-columns-repeated="2"/>
          <table:table-cell table:style-name="ce81" office:value-type="float" office:value="1036" calcext:value-type="float">
            <text:p>1.036,00</text:p>
          </table:table-cell>
          <table:table-cell table:formula="of:=[.G27]+[.E28]-[.F28]" office:value-type="float" office:value="1833" calcext:value-type="float">
            <text:p>1.833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05" calcext:value-type="date">
            <text:p>5.07.2023</text:p>
          </table:table-cell>
          <table:table-cell office:value-type="string" calcext:value-type="string">
            <text:p>Mersin-tokat otobüs bileti topçam</text:p>
          </table:table-cell>
          <table:table-cell table:number-columns-repeated="2"/>
          <table:table-cell table:style-name="ce81" office:value-type="float" office:value="500" calcext:value-type="float">
            <text:p>500,00</text:p>
          </table:table-cell>
          <table:table-cell table:formula="of:=[.G28]+[.E29]-[.F29]" office:value-type="float" office:value="1333" calcext:value-type="float">
            <text:p>1.333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07" calcext:value-type="date">
            <text:p>7.07.2023</text:p>
          </table:table-cell>
          <table:table-cell office:value-type="string" calcext:value-type="string">
            <text:p>ankara çeyrek altın</text:p>
          </table:table-cell>
          <table:table-cell/>
          <table:table-cell office:value-type="float" office:value="2650" calcext:value-type="float">
            <text:p>2.650,00</text:p>
          </table:table-cell>
          <table:table-cell table:style-name="ce81"/>
          <table:table-cell table:formula="of:=[.G29]+[.E30]-[.F30]" office:value-type="float" office:value="3983" calcext:value-type="float">
            <text:p>3.983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/>
          <table:table-cell office:value-type="float" office:value="1356" calcext:value-type="float">
            <text:p>1.356,00</text:p>
          </table:table-cell>
          <table:table-cell table:style-name="ce81"/>
          <table:table-cell table:formula="of:=[.G30]+[.E31]-[.F31]" office:value-type="float" office:value="5339" calcext:value-type="float">
            <text:p>5.339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/>
          <table:table-cell office:value-type="float" office:value="869" calcext:value-type="float">
            <text:p>869,00</text:p>
          </table:table-cell>
          <table:table-cell table:style-name="ce81"/>
          <table:table-cell table:formula="of:=[.G31]+[.E32]-[.F32]" office:value-type="float" office:value="6208" calcext:value-type="float">
            <text:p>6.208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Eskişehir benzin 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81"/>
          <table:table-cell table:formula="of:=[.G32]+[.E33]-[.F33]" office:value-type="float" office:value="6208" calcext:value-type="float">
            <text:p>6.2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15" calcext:value-type="date">
            <text:p>15.07.2023</text:p>
          </table:table-cell>
          <table:table-cell office:value-type="string" calcext:value-type="string">
            <text:p>aliden ziraat kredi için alınan</text:p>
          </table:table-cell>
          <table:table-cell table:number-columns-repeated="2"/>
          <table:table-cell table:style-name="ce81" office:value-type="float" office:value="3450" calcext:value-type="float">
            <text:p>3.450,00</text:p>
          </table:table-cell>
          <table:table-cell table:formula="of:=[.G33]+[.E34]-[.F34]" office:value-type="float" office:value="2758" calcext:value-type="float">
            <text:p>2.758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lab mustafa gr altın</text:p>
          </table:table-cell>
          <table:table-cell/>
          <table:table-cell office:value-type="float" office:value="1750" calcext:value-type="float">
            <text:p>1.750,00</text:p>
          </table:table-cell>
          <table:table-cell table:style-name="ce50"/>
          <table:table-cell table:formula="of:=[.G34]+[.E35]-[.F35]" office:value-type="float" office:value="4508" calcext:value-type="float">
            <text:p>4.5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8-11" calcext:value-type="date">
            <text:p>11.08.2023</text:p>
          </table:table-cell>
          <table:table-cell office:value-type="string" calcext:value-type="string">
            <text:p>aliden ziraat kredi için alınan</text:p>
          </table:table-cell>
          <table:table-cell table:number-columns-repeated="2"/>
          <table:table-cell table:style-name="ce50" office:value-type="float" office:value="3450" calcext:value-type="float">
            <text:p>3.450,00</text:p>
          </table:table-cell>
          <table:table-cell table:formula="of:=[.G35]+[.E36]-[.F36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0"/>
          <table:table-cell table:formula="of:=[.G36]+[.E37]-[.F37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0"/>
          <table:table-cell table:formula="of:=[.G37]+[.E38]-[.F38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0"/>
          <table:table-cell table:number-columns-repeated="1018"/>
        </table:table-row>
        <table:table-row table:style-name="ro1">
          <table:table-cell/>
          <table:table-cell table:style-name="ce80" office:value-type="date" office:date-value="2023-08-30" calcext:value-type="date">
            <text:p>30.08.2023</text:p>
          </table:table-cell>
          <table:table-cell table:style-name="ce58" office:value-type="string" calcext:value-type="string">
            <text:p>TOPLAMLAR - KALAN BAKİYE</text:p>
          </table:table-cell>
          <table:table-cell table:style-name="ce58"/>
          <table:table-cell table:formula="of:=SUM([.E3:.E38])" office:value-type="float" office:value="23894" calcext:value-type="float">
            <text:p>23.894,00</text:p>
          </table:table-cell>
          <table:table-cell table:style-name="ce50" table:formula="of:=SUM([.F3:.F38])" office:value-type="float" office:value="22836" calcext:value-type="float">
            <text:p>22.836,00</text:p>
          </table:table-cell>
          <table:table-cell table:style-name="ce83" table:formula="of:=[.E40]-[.F40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0" office:value-type="date" office:date-value="2023-09-10" calcext:value-type="date">
            <text:p>10.09.2023</text:p>
          </table:table-cell>
          <table:table-cell office:value-type="string" calcext:value-type="string">
            <text:p>ankara nilufer altı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formula="of:=[.G40]+[.E42]-[.F42]" office:value-type="float" office:value="4508" calcext:value-type="float">
            <text:p>4.5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selnik için pervinin hesaba gelen havale</text:p>
          </table:table-cell>
          <table:table-cell/>
          <table:table-cell office:value-type="float" office:value="3300" calcext:value-type="float">
            <text:p>3.300,00</text:p>
          </table:table-cell>
          <table:table-cell/>
          <table:table-cell table:formula="of:=[.G42]+[.E43]-[.F43]" office:value-type="float" office:value="7808" calcext:value-type="float">
            <text:p>7.8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selanik kredi</text:p>
          </table:table-cell>
          <table:table-cell table:number-columns-repeated="2"/>
          <table:table-cell table:style-name="ce50" office:value-type="float" office:value="3450" calcext:value-type="float">
            <text:p>3.450,00</text:p>
          </table:table-cell>
          <table:table-cell table:formula="of:=[.G43]+[.E44]-[.F44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450 TL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G44]+[.E45]-[.F45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699 TL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[.G45]+[.E46]-[.F46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20" calcext:value-type="date">
            <text:p>20.09.2023</text:p>
          </table:table-cell>
          <table:table-cell office:value-type="string" calcext:value-type="string">
            <text:p>audi ek mtv - 1</text:p>
          </table:table-cell>
          <table:table-cell/>
          <table:table-cell office:value-type="float" office:value="573" calcext:value-type="float">
            <text:p>573,00</text:p>
          </table:table-cell>
          <table:table-cell/>
          <table:table-cell table:formula="of:=[.G46]+[.E47]-[.F47]" office:value-type="float" office:value="4931" calcext:value-type="float">
            <text:p>4.931,00</text:p>
          </table:table-cell>
          <table:table-cell table:number-columns-repeated="1017"/>
        </table:table-row>
        <table:table-row table:style-name="ro3">
          <table:table-cell/>
          <table:table-cell table:style-name="ce80"/>
          <table:table-cell office:value-type="string" calcext:value-type="string">
            <text:p>audi bakım <text:s text:c="22"/>1500 TL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G47]+[.E48]-[.F48]" office:value-type="float" office:value="4931" calcext:value-type="float">
            <text:p>4.931,00</text:p>
          </table:table-cell>
          <table:table-cell table:number-columns-repeated="1017"/>
        </table:table-row>
        <table:table-row table:style-name="ro3">
          <table:table-cell/>
          <table:table-cell table:style-name="ce80"/>
          <table:table-cell office:value-type="string" calcext:value-type="string">
            <text:p>audi muayene <text:s text:c="17"/></text:p>
          </table:table-cell>
          <table:table-cell/>
          <table:table-cell office:value-type="float" office:value="1207" calcext:value-type="float">
            <text:p>1.207,00</text:p>
          </table:table-cell>
          <table:table-cell/>
          <table:table-cell table:formula="of:=[.G48]+[.E49]-[.F49]" office:value-type="float" office:value="6138" calcext:value-type="float">
            <text:p>6.138,00</text:p>
          </table:table-cell>
          <table:table-cell table:number-columns-repeated="1017"/>
        </table:table-row>
        <table:table-row table:style-name="ro3">
          <table:table-cell/>
          <table:table-cell table:style-name="ce80"/>
          <table:table-cell office:value-type="string" calcext:value-type="string">
            <text:p>eskişehir ceza <text:s text:c="2"/>2 x 751 <text:s text:c="2"/>= 1502 TL</text:p>
          </table:table-cell>
          <table:table-cell office:value-type="float" office:value="1502" calcext:value-type="float">
            <text:p>1502</text:p>
          </table:table-cell>
          <table:table-cell table:number-columns-repeated="2"/>
          <table:table-cell table:formula="of:=[.G49]+[.E50]-[.F50]" office:value-type="float" office:value="6138" calcext:value-type="float">
            <text:p>6.138,00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liden ziraat için alınan</text:p>
          </table:table-cell>
          <table:table-cell table:number-columns-repeated="2"/>
          <table:table-cell table:style-name="ce50" office:value-type="float" office:value="3450" calcext:value-type="float">
            <text:p>3.450,00</text:p>
          </table:table-cell>
          <table:table-cell table:formula="of:=[.G50]+[.E51]-[.F51]" office:value-type="float" office:value="2688" calcext:value-type="float">
            <text:p>2.688,00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date" office:date-value="2023-11-16" calcext:value-type="date">
            <text:p>16.Kas</text:p>
          </table:table-cell>
          <table:table-cell office:value-type="string" calcext:value-type="string">
            <text:p>ankaraya giderken nakit verile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formula="of:=[.G51]+[.E52]-[.F52]" office:value-type="float" office:value="4188" calcext:value-type="float">
            <text:p>4.188,00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date" office:date-value="2023-11-16" calcext:value-type="date">
            <text:p>16.Kas</text:p>
          </table:table-cell>
          <table:table-cell office:value-type="string" calcext:value-type="string">
            <text:p>aliden ziraat için alınan</text:p>
          </table:table-cell>
          <table:table-cell table:number-columns-repeated="2"/>
          <table:table-cell office:value-type="float" office:value="3450" calcext:value-type="float">
            <text:p>3.450,00</text:p>
          </table:table-cell>
          <table:table-cell table:formula="of:=[.G52]+[.E53]-[.F53]" office:value-type="float" office:value="738" calcext:value-type="float">
            <text:p>738,00</text:p>
          </table:table-cell>
          <table:table-cell table:number-columns-repeated="1017"/>
        </table:table-row>
        <table:table-row table:style-name="ro3">
          <table:table-cell/>
          <table:table-cell table:style-name="ce56" office:value-type="date" office:date-value="2023-12-15" calcext:value-type="date">
            <text:p>15.12.2023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3"/>
          <table:table-cell table:style-name="ce25" table:formula="of:=SUM([.D3:.D36])+SUM([.D42:.D53])" office:value-type="float" office:value="5271" calcext:value-type="float">
            <text:p>5.271,00</text:p>
          </table:table-cell>
          <table:table-cell table:formula="of:=SUM([.E3:.E36])+SUM([.E42:.E53])" office:value-type="float" office:value="33924" calcext:value-type="float">
            <text:p>33.924,00</text:p>
          </table:table-cell>
          <table:table-cell table:formula="of:=SUM([.F3:.F36])+SUM([.F42:.F53])" office:value-type="float" office:value="33186" calcext:value-type="float">
            <text:p>33.186,00</text:p>
          </table:table-cell>
          <table:table-cell table:formula="of:=[.E56]-[.F56]" office:value-type="float" office:value="738" calcext:value-type="float">
            <text:p>738,00</text:p>
          </table:table-cell>
          <table:table-cell table:number-columns-repeated="101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ZAN" table:style-name="ta3">
        <table:table-column table:style-name="co14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015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84" office:value-type="string" calcext:value-type="string">
            <text:p>2023 YILI NAZAN BALCI</text:p>
          </table:table-cell>
          <table:table-cell table:number-columns-repeated="1021"/>
        </table:table-row>
        <table:table-row table:style-name="ro3">
          <table:table-cell table:number-columns-repeated="7"/>
          <table:table-cell table:style-name="ce85"/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49" office:value-type="string" calcext:value-type="string">
            <text:p>Yapılacak</text:p>
          </table:table-cell>
          <table:table-cell table:style-name="ce58" office:value-type="string" calcext:value-type="string">
            <text:p>Kalacak</text:p>
          </table:table-cell>
          <table:table-cell table:style-name="ce49" office:value-type="string" calcext:value-type="string">
            <text:p>Yapılan</text:p>
          </table:table-cell>
          <table:table-cell table:style-name="ce58"/>
          <table:table-cell table:style-name="ce49" office:value-type="string" calcext:value-type="string">
            <text:p>Kalan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86" office:value-type="string" calcext:value-type="string">
            <text:p>Ödeme</text:p>
          </table:table-cell>
          <table:table-cell table:style-name="ce58" office:value-type="string" calcext:value-type="string">
            <text:p>Bakiye</text:p>
          </table:table-cell>
          <table:table-cell table:style-name="ce49" office:value-type="string" calcext:value-type="string">
            <text:p>Ödeme</text:p>
          </table:table-cell>
          <table:table-cell table:style-name="ce58"/>
          <table:table-cell table:style-name="ce49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2023 yılı Toplam</text:p>
          </table:table-cell>
          <table:table-cell/>
          <table:table-cell table:style-name="ce42"/>
          <table:table-cell table:number-columns-repeated="2"/>
          <table:table-cell table:style-name="ce87" table:formula="of:=SUBTOTAL(109;[.$H$26:.$H$42])*-1" office:value-type="float" office:value="63627.24220768" calcext:value-type="float">
            <text:p>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1-01" calcext:value-type="date">
            <text:p>1.01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H6]-[.D7]" office:value-type="currency" office:currency="TRY" office:value="53627.24220768" calcext:value-type="currency">
            <text:p>₺53.627,24</text:p>
          </table:table-cell>
          <table:table-cell table:number-columns-repeated="2"/>
          <table:table-cell table:style-name="ce69" table:formula="of:=[.H6]-[.F7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2-01" calcext:value-type="date">
            <text:p>1.02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7]-[.D8]" office:value-type="currency" office:currency="TRY" office:value="43627.24220768" calcext:value-type="currency">
            <text:p>₺43.627,24</text:p>
          </table:table-cell>
          <table:table-cell table:number-columns-repeated="2"/>
          <table:table-cell table:style-name="ce69" table:formula="of:=[.H7]-[.F8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3-01" calcext:value-type="date">
            <text:p>1.03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8]-[.D9]" office:value-type="currency" office:currency="TRY" office:value="33627.24220768" calcext:value-type="currency">
            <text:p>₺33.627,24</text:p>
          </table:table-cell>
          <table:table-cell table:number-columns-repeated="2"/>
          <table:table-cell table:style-name="ce69" table:formula="of:=[.H8]-[.F9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4-01" calcext:value-type="date">
            <text:p>1.04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9]-[.D10]" office:value-type="currency" office:currency="TRY" office:value="23627.24220768" calcext:value-type="currency">
            <text:p>₺23.627,24</text:p>
          </table:table-cell>
          <table:table-cell table:number-columns-repeated="2"/>
          <table:table-cell table:style-name="ce69" table:formula="of:=[.H9]-[.F10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5-01" calcext:value-type="date">
            <text:p>1.05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0]-[.D11]" office:value-type="currency" office:currency="TRY" office:value="13627.24220768" calcext:value-type="currency">
            <text:p>₺13.627,24</text:p>
          </table:table-cell>
          <table:table-cell table:number-columns-repeated="2"/>
          <table:table-cell table:style-name="ce69" table:formula="of:=[.H10]-[.F11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6-01" calcext:value-type="date">
            <text:p>1.06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1]-[.D12]" office:value-type="currency" office:currency="TRY" office:value="3627.24220768001" calcext:value-type="currency">
            <text:p>₺3.627,24</text:p>
          </table:table-cell>
          <table:table-cell table:number-columns-repeated="2"/>
          <table:table-cell table:style-name="ce69" table:formula="of:=[.H11]-[.F12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7-01" calcext:value-type="date">
            <text:p>1.07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2]-[.D13]" office:value-type="currency" office:currency="TRY" office:value="-6372.75779231999" calcext:value-type="currency">
            <text:p>₺6.372,76</text:p>
          </table:table-cell>
          <table:table-cell table:number-columns-repeated="2"/>
          <table:table-cell table:style-name="ce69" table:formula="of:=[.H12]-[.F13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8-01" calcext:value-type="date">
            <text:p>1.08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3]-[.D14]" office:value-type="currency" office:currency="TRY" office:value="-16372.75779232" calcext:value-type="currency">
            <text:p>₺16.372,76</text:p>
          </table:table-cell>
          <table:table-cell table:number-columns-repeated="2"/>
          <table:table-cell table:style-name="ce69" table:formula="of:=[.H13]-[.F14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9-01" calcext:value-type="date">
            <text:p>1.09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4]-[.D15]" office:value-type="currency" office:currency="TRY" office:value="-26372.75779232" calcext:value-type="currency">
            <text:p>₺26.372,76</text:p>
          </table:table-cell>
          <table:table-cell table:number-columns-repeated="2"/>
          <table:table-cell table:style-name="ce69" table:formula="of:=[.H14]-[.F15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10-01" calcext:value-type="date">
            <text:p>1.10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5]-[.D16]" office:value-type="currency" office:currency="TRY" office:value="-36372.75779232" calcext:value-type="currency">
            <text:p>₺36.372,76</text:p>
          </table:table-cell>
          <table:table-cell table:number-columns-repeated="2"/>
          <table:table-cell table:style-name="ce69" table:formula="of:=[.H15]-[.F16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11-01" calcext:value-type="date">
            <text:p>1.11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6]-[.D17]" office:value-type="currency" office:currency="TRY" office:value="-46372.75779232" calcext:value-type="currency">
            <text:p>₺46.372,76</text:p>
          </table:table-cell>
          <table:table-cell table:number-columns-repeated="2"/>
          <table:table-cell table:style-name="ce69" table:formula="of:=[.H16]-[.F17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12-01" calcext:value-type="date">
            <text:p>1.12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7]-[.D18]" office:value-type="currency" office:currency="TRY" office:value="-56372.75779232" calcext:value-type="currency">
            <text:p>₺56.372,76</text:p>
          </table:table-cell>
          <table:table-cell table:number-columns-repeated="2"/>
          <table:table-cell table:style-name="ce69" table:formula="of:=[.H17]-[.F18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61"/>
          <table:table-cell table:style-name="ce69"/>
          <table:table-cell table:number-columns-repeated="2"/>
          <table:table-cell table:style-name="ce69"/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61" table:number-columns-repeated="2"/>
          <table:table-cell table:number-columns-repeated="3"/>
          <table:table-cell table:style-name="ce42"/>
          <table:table-cell table:number-columns-repeated="1015"/>
        </table:table-row>
        <table:table-row table:style-name="ro3">
          <table:table-cell table:number-columns-repeated="4"/>
          <table:table-cell table:style-name="ce61"/>
          <table:table-cell table:number-columns-repeated="3"/>
          <table:table-cell table:style-name="ce42"/>
          <table:table-cell table:number-columns-repeated="1015"/>
        </table:table-row>
        <table:table-row table:style-name="ro1">
          <table:table-cell table:number-columns-repeated="2"/>
          <table:table-cell table:style-name="ce88" office:value-type="string" calcext:value-type="string">
            <text:p>Hisse Oranı</text:p>
          </table:table-cell>
          <table:table-cell table:style-name="ce89" office:value-type="percentage" office:value="0.235384" calcext:value-type="percentage">
            <text:p>23,5384%</text:p>
          </table:table-cell>
          <table:table-cell table:style-name="ce61"/>
          <table:table-cell table:number-columns-repeated="3"/>
          <table:table-cell table:style-name="ce4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43" office:value-type="string" calcext:value-type="string">
            <text:p>snyA-H</text:p>
          </table:table-cell>
          <table:table-cell table:style-name="ce279" office:value-type="string" calcext:value-type="string">
            <text:p>Oran %</text:p>
          </table:table-cell>
          <table:table-cell table:style-name="ce43" office:value-type="string" calcext:value-type="string">
            <text:p>Oran TL Tutar</text:p>
          </table:table-cell>
          <table:table-cell table:style-name="ce286" office:value-type="string" calcext:value-type="string">
            <text:p>Ödendi</text:p>
          </table:table-cell>
          <table:table-cell table:style-name="ce43" office:value-type="string" calcext:value-type="string">
            <text:p>Oran TL</text:p>
          </table:table-cell>
          <table:table-cell table:style-name="ce294" office:value-type="string" calcext:value-type="string">
            <text:p>Genel Toplam</text:p>
          </table:table-cell>
          <table:table-cell table:number-columns-repeated="1015"/>
        </table:table-row>
        <table:table-row table:style-name="ro3">
          <table:table-cell table:number-columns-repeated="10"/>
          <table:table-cell table:style-name="ce93"/>
          <table:table-cell table:number-columns-repeated="1013"/>
        </table:table-row>
        <table:table-row table:style-name="ro3">
          <table:table-cell/>
          <table:table-cell table:style-name="ce94" office:value-type="date" office:date-value="2023-12-30" calcext:value-type="date">
            <text:p>30.12.2023</text:p>
          </table:table-cell>
          <table:table-cell office:value-type="string" calcext:value-type="string">
            <text:p>snyH- Yazıhane</text:p>
          </table:table-cell>
          <table:table-cell office:value-type="float" office:value="-3056.4" calcext:value-type="float">
            <text:p>-3056,4</text:p>
          </table:table-cell>
          <table:table-cell table:style-name="ce62" table:formula="of:=IF([.G25]=1;[.$D25];0)" office:value-type="float" office:value="-3056.4" calcext:value-type="float">
            <text:p>-3.056,40</text:p>
          </table:table-cell>
          <table:table-cell table:style-name="ce95" table:formula="of:=IF([.G25]=0;[.D25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25]=1;[.D25]*[.$D$22]*-1;0)" office:value-type="float" office:value="719.4276576" calcext:value-type="float">
            <text:p>719,43</text:p>
          </table:table-cell>
          <table:table-cell table:style-name="ce42" table:formula="of:=[.I26]+[.H25]" office:value-type="float" office:value="-62907.81455008" calcext:value-type="float">
            <text:p>-62.907,81</text:p>
          </table:table-cell>
          <table:table-cell/>
          <table:table-cell table:style-name="ce93"/>
          <table:table-cell table:number-columns-repeated="1013"/>
        </table:table-row>
        <table:table-row table:style-name="ro3">
          <table:table-cell/>
          <table:table-cell table:style-name="ce94" office:value-type="date" office:date-value="2023-12-30" calcext:value-type="date">
            <text:p>30.12.2023</text:p>
          </table:table-cell>
          <table:table-cell table:style-name="ce96" office:value-type="string" calcext:value-type="string">
            <text:p>snyCD- Nakit-&gt;nazana</text:p>
          </table:table-cell>
          <table:table-cell table:style-name="ce31" office:value-type="float" office:value="200000" calcext:value-type="float">
            <text:p>200.000,00</text:p>
          </table:table-cell>
          <table:table-cell table:style-name="ce62" table:formula="of:=IF([.G26]=1;[.$D26];0)" office:value-type="float" office:value="0" calcext:value-type="float">
            <text:p>0,00</text:p>
          </table:table-cell>
          <table:table-cell table:style-name="ce95" table:formula="of:=IF([.G26]=0;[.D26]*[.$D$22]*-1;0)" office:value-type="float" office:value="-47076.8" calcext:value-type="float">
            <text:p>-47.076,80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26]=1;[.D26]*[.$D$22]*-1;0)" office:value-type="float" office:value="0" calcext:value-type="float">
            <text:p>0,00</text:p>
          </table:table-cell>
          <table:table-cell table:style-name="ce42" table:formula="of:=[.I27]+[.H26]" office:value-type="float" office:value="-63627.24220768" calcext:value-type="float">
            <text:p>-63.627,24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1-30" calcext:value-type="date">
            <text:p>30.11.2023</text:p>
          </table:table-cell>
          <table:table-cell table:style-name="ce96" office:value-type="string" calcext:value-type="string">
            <text:p>snyB- 2024 yılı içerisinde </text:p>
          </table:table-cell>
          <table:table-cell table:style-name="ce31"/>
          <table:table-cell table:style-name="ce62" table:formula="of:=IF([.G27]=1;[.$D27];0)" office:value-type="float" office:value="0" calcext:value-type="float">
            <text:p>0,00</text:p>
          </table:table-cell>
          <table:table-cell table:style-name="ce95" table:formula="of:=IF([.G27]=0;[.D27]*[.$D$22]*-1;0)" office:value-type="float" office:value="0" calcext:value-type="float">
            <text:p>0,00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27]=1;[.D27]*[.$D$22]*-1;0)" office:value-type="float" office:value="0" calcext:value-type="float">
            <text:p>0,00</text:p>
          </table:table-cell>
          <table:table-cell table:style-name="ce42" table:formula="of:=[.I28]+[.H27]" office:value-type="float" office:value="-63627.24220768" calcext:value-type="float">
            <text:p>-63.627,24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11-06" calcext:value-type="date">
            <text:p>6.11.2023</text:p>
          </table:table-cell>
          <table:table-cell table:style-name="ce98" office:value-type="string" calcext:value-type="string">
            <text:p>snyF- Nakit-&gt;nazana</text:p>
          </table:table-cell>
          <table:table-cell table:style-name="ce99" office:value-type="float" office:value="15887.06" calcext:value-type="float">
            <text:p>15.887,06</text:p>
          </table:table-cell>
          <table:table-cell table:style-name="ce62" table:formula="of:=IF([.G28]=1;[.$D28];0)" office:value-type="float" office:value="15887.06" calcext:value-type="float">
            <text:p>15.887,06</text:p>
          </table:table-cell>
          <table:table-cell table:style-name="ce95" table:formula="of:=IF([.G28]=0;[.D28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28]=1;[.D28]*[.$D$22]*-1;0)" office:value-type="float" office:value="-3739.55973104" calcext:value-type="float">
            <text:p>-3.739,56</text:p>
          </table:table-cell>
          <table:table-cell table:style-name="ce42" table:formula="of:=[.I29]+[.H28]" office:value-type="float" office:value="-63627.24220768" calcext:value-type="float">
            <text:p>-63.627,24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26" calcext:value-type="date">
            <text:p>26.09.2023</text:p>
          </table:table-cell>
          <table:table-cell table:style-name="ce98" office:value-type="string" calcext:value-type="string">
            <text:p>snyA- Nakit-&gt;nazana</text:p>
          </table:table-cell>
          <table:table-cell table:style-name="ce99" office:value-type="float" office:value="84000" calcext:value-type="float">
            <text:p>84.000,00</text:p>
          </table:table-cell>
          <table:table-cell table:style-name="ce62" table:formula="of:=IF([.G29]=1;[.$D29];0)" office:value-type="float" office:value="84000" calcext:value-type="float">
            <text:p>84.000,00</text:p>
          </table:table-cell>
          <table:table-cell table:style-name="ce95" table:formula="of:=IF([.G29]=0;[.D29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29]=1;[.D29]*[.$D$22]*-1;0)" office:value-type="float" office:value="-19772.256" calcext:value-type="float">
            <text:p>-19.772,26</text:p>
          </table:table-cell>
          <table:table-cell table:style-name="ce42" table:formula="of:=[.I30]+[.H29]" office:value-type="float" office:value="-59887.68247664" calcext:value-type="float">
            <text:p>-59.887,68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0-30" calcext:value-type="date">
            <text:p>30.10.2023</text:p>
          </table:table-cell>
          <table:table-cell table:style-name="ce96" office:value-type="string" calcext:value-type="string">
            <text:p>snyG- Nakit-&gt;nazana</text:p>
          </table:table-cell>
          <table:table-cell table:style-name="ce277" office:value-type="float" office:value="10000" calcext:value-type="float">
            <text:p>10.000,00</text:p>
          </table:table-cell>
          <table:table-cell table:style-name="ce62" table:formula="of:=IF([.G30]=1;[.$D30];0)" office:value-type="float" office:value="0" calcext:value-type="float">
            <text:p>0,00</text:p>
          </table:table-cell>
          <table:table-cell table:style-name="ce95" table:formula="of:=IF([.G30]=0;[.D30]*[.$D$22]*-1;0)" office:value-type="float" office:value="-2353.84" calcext:value-type="float">
            <text:p>-2.353,84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30]=1;[.D30]*[.$D$22]*-1;0)" office:value-type="float" office:value="0" calcext:value-type="float">
            <text:p>0,00</text:p>
          </table:table-cell>
          <table:table-cell table:style-name="ce42" table:formula="of:=[.I31]+[.H30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25" calcext:value-type="date">
            <text:p>25.09.2023</text:p>
          </table:table-cell>
          <table:table-cell table:style-name="ce98" office:value-type="string" calcext:value-type="string">
            <text:p>snyG- Nakit-&gt;nazana</text:p>
          </table:table-cell>
          <table:table-cell table:style-name="ce277" office:value-type="float" office:value="3000" calcext:value-type="float">
            <text:p>3.000,00</text:p>
          </table:table-cell>
          <table:table-cell table:style-name="ce62" table:formula="of:=IF([.G31]=1;[.$D31];0)" office:value-type="float" office:value="0" calcext:value-type="float">
            <text:p>0,00</text:p>
          </table:table-cell>
          <table:table-cell table:style-name="ce95" table:formula="of:=IF([.G31]=0;[.D31]*[.$D$22]*-1;0)" office:value-type="float" office:value="-706.152" calcext:value-type="float">
            <text:p>-706,15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31]=1;[.D31]*[.$D$22]*-1;0)" office:value-type="float" office:value="0" calcext:value-type="float">
            <text:p>0,00</text:p>
          </table:table-cell>
          <table:table-cell table:style-name="ce42" table:formula="of:=[.I32]+[.H31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23" calcext:value-type="date">
            <text:p>23.09.2023</text:p>
          </table:table-cell>
          <table:table-cell table:style-name="ce98" office:value-type="string" calcext:value-type="string">
            <text:p>snyG- Nakit-&gt;nazana</text:p>
          </table:table-cell>
          <table:table-cell table:style-name="ce277" office:value-type="float" office:value="83000" calcext:value-type="float">
            <text:p>83.000,00</text:p>
          </table:table-cell>
          <table:table-cell table:style-name="ce62" table:formula="of:=IF([.G32]=1;[.$D32];0)" office:value-type="float" office:value="0" calcext:value-type="float">
            <text:p>0,00</text:p>
          </table:table-cell>
          <table:table-cell table:style-name="ce95" table:formula="of:=IF([.G32]=0;[.D32]*[.$D$22]*-1;0)" office:value-type="float" office:value="-19536.872" calcext:value-type="float">
            <text:p>-19.536,87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32]=1;[.D32]*[.$D$22]*-1;0)" office:value-type="float" office:value="0" calcext:value-type="float">
            <text:p>0,00</text:p>
          </table:table-cell>
          <table:table-cell table:style-name="ce42" table:formula="of:=[.I33]+[.H32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4-01-30" calcext:value-type="date">
            <text:p>30.01.2024</text:p>
          </table:table-cell>
          <table:table-cell table:style-name="ce96" office:value-type="string" calcext:value-type="string">
            <text:p>SnyE- Nakit-&gt;nazana</text:p>
          </table:table-cell>
          <table:table-cell table:style-name="ce31" office:value-type="float" office:value="7000" calcext:value-type="float">
            <text:p>7.000,00</text:p>
          </table:table-cell>
          <table:table-cell table:style-name="ce62" table:formula="of:=IF([.G33]=1;[.$D33];0)" office:value-type="float" office:value="0" calcext:value-type="float">
            <text:p>0,00</text:p>
          </table:table-cell>
          <table:table-cell table:style-name="ce95" table:formula="of:=IF([.G33]=0;[.D33]*[.$D$22]*-1;0)" office:value-type="float" office:value="-1647.688" calcext:value-type="float">
            <text:p>-1.647,69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33]=1;[.D33]*[.$D$22]*-1;0)" office:value-type="float" office:value="0" calcext:value-type="float">
            <text:p>0,00</text:p>
          </table:table-cell>
          <table:table-cell table:style-name="ce42" table:formula="of:=[.I34]+[.H33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2-30" calcext:value-type="date">
            <text:p>30.12.2023</text:p>
          </table:table-cell>
          <table:table-cell table:style-name="ce96"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62" table:formula="of:=IF([.G34]=1;[.$D34];0)" office:value-type="float" office:value="0" calcext:value-type="float">
            <text:p>0,00</text:p>
          </table:table-cell>
          <table:table-cell table:style-name="ce95" table:formula="of:=IF([.G34]=0;[.D34]*[.$D$22]*-1;0)" office:value-type="float" office:value="-1412.304" calcext:value-type="float">
            <text:p>-1.412,30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34]=1;[.D34]*[.$D$22]*-1;0)" office:value-type="float" office:value="0" calcext:value-type="float">
            <text:p>0,00</text:p>
          </table:table-cell>
          <table:table-cell table:style-name="ce42" table:formula="of:=[.I35]+[.H34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1-30" calcext:value-type="date">
            <text:p>30.11.2023</text:p>
          </table:table-cell>
          <table:table-cell table:style-name="ce96"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62" table:formula="of:=IF([.G35]=1;[.$D35];0)" office:value-type="float" office:value="0" calcext:value-type="float">
            <text:p>0,00</text:p>
          </table:table-cell>
          <table:table-cell table:style-name="ce95" table:formula="of:=IF([.G35]=0;[.D35]*[.$D$22]*-1;0)" office:value-type="float" office:value="-1412.304" calcext:value-type="float">
            <text:p>-1.412,30</text:p>
          </table:table-cell>
          <table:table-cell table:style-name="ce285" office:value-type="float" office:value="0" calcext:value-type="float">
            <text:p>0</text:p>
          </table:table-cell>
          <table:table-cell table:style-name="ce62" table:formula="of:=IF([.G35]=1;[.D35]*[.$D$22]*-1;0)" office:value-type="float" office:value="0" calcext:value-type="float">
            <text:p>0,00</text:p>
          </table:table-cell>
          <table:table-cell table:style-name="ce42" table:formula="of:=[.I36]+[.H35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10-30" calcext:value-type="date">
            <text:p>30.10.2023</text:p>
          </table:table-cell>
          <table:table-cell table:style-name="ce98" office:value-type="string" calcext:value-type="string">
            <text:p>SnyE- Nakit-&gt;nazana 06-11-23</text:p>
          </table:table-cell>
          <table:table-cell table:style-name="ce99" office:value-type="float" office:value="6000" calcext:value-type="float">
            <text:p>6.000,00</text:p>
          </table:table-cell>
          <table:table-cell table:style-name="ce62" table:formula="of:=IF([.G36]=1;[.$D36];0)" office:value-type="float" office:value="6000" calcext:value-type="float">
            <text:p>6.000,00</text:p>
          </table:table-cell>
          <table:table-cell table:style-name="ce95" table:formula="of:=IF([.G36]=0;[.D36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36]=1;[.D36]*[.$D$22]*-1;0)" office:value-type="float" office:value="-1412.304" calcext:value-type="float">
            <text:p>-1.412,30</text:p>
          </table:table-cell>
          <table:table-cell table:style-name="ce42" table:formula="of:=[.I37]+[.H36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30" calcext:value-type="date">
            <text:p>30.09.2023</text:p>
          </table:table-cell>
          <table:table-cell table:style-name="ce98" office:value-type="string" calcext:value-type="string">
            <text:p>SnyE- Nakit-&gt;nazana</text:p>
          </table:table-cell>
          <table:table-cell table:style-name="ce99" office:value-type="float" office:value="6000" calcext:value-type="float">
            <text:p>6.000,00</text:p>
          </table:table-cell>
          <table:table-cell table:style-name="ce62" table:formula="of:=IF([.G37]=1;[.$D37];0)" office:value-type="float" office:value="6000" calcext:value-type="float">
            <text:p>6.000,00</text:p>
          </table:table-cell>
          <table:table-cell table:style-name="ce95" table:formula="of:=IF([.G37]=0;[.D37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37]=1;[.D37]*[.$D$22]*-1;0)" office:value-type="float" office:value="-1412.304" calcext:value-type="float">
            <text:p>-1.412,30</text:p>
          </table:table-cell>
          <table:table-cell table:style-name="ce42" table:formula="of:=[.I38]+[.H37]" office:value-type="float" office:value="-38703.12247664" calcext:value-type="float">
            <text:p>-38.703,12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02" calcext:value-type="date">
            <text:p>2.09.2023</text:p>
          </table:table-cell>
          <table:table-cell table:style-name="ce98" office:value-type="string" calcext:value-type="string">
            <text:p>SnyE- Nakit-&gt;nazana</text:p>
          </table:table-cell>
          <table:table-cell table:style-name="ce99" office:value-type="float" office:value="65000" calcext:value-type="float">
            <text:p>65.000,00</text:p>
          </table:table-cell>
          <table:table-cell table:style-name="ce62" table:formula="of:=IF([.G38]=1;[.$D38];0)" office:value-type="float" office:value="65000" calcext:value-type="float">
            <text:p>65.000,00</text:p>
          </table:table-cell>
          <table:table-cell table:style-name="ce95" table:formula="of:=IF([.G38]=0;[.D38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38]=1;[.D38]*[.$D$22]*-1;0)" office:value-type="float" office:value="-15299.96" calcext:value-type="float">
            <text:p>-15.299,96</text:p>
          </table:table-cell>
          <table:table-cell table:style-name="ce42" table:formula="of:=[.I39]+[.H38]" office:value-type="float" office:value="-37290.81847664" calcext:value-type="float">
            <text:p>-37.290,82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7-15" calcext:value-type="date">
            <text:p>15.07.2023</text:p>
          </table:table-cell>
          <table:table-cell table:style-name="ce98" office:value-type="string" calcext:value-type="string">
            <text:p>SnF-Çek-&gt;Nazan</text:p>
          </table:table-cell>
          <table:table-cell table:style-name="ce99" office:value-type="float" office:value="50000" calcext:value-type="float">
            <text:p>50.000,00</text:p>
          </table:table-cell>
          <table:table-cell table:style-name="ce62" table:formula="of:=IF([.G39]=1;[.$D39];0)" office:value-type="float" office:value="50000" calcext:value-type="float">
            <text:p>50.000,00</text:p>
          </table:table-cell>
          <table:table-cell table:style-name="ce95" table:formula="of:=IF([.G39]=0;[.D39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39]=1;[.D39]*[.$D$22]*-1;0)" office:value-type="float" office:value="-11769.2" calcext:value-type="float">
            <text:p>-11.769,20</text:p>
          </table:table-cell>
          <table:table-cell table:style-name="ce42" table:formula="of:=[.I40]+[.H39]" office:value-type="float" office:value="-21990.85847664" calcext:value-type="float">
            <text:p>-21.990,86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SnyF-bankadan <text:s/>-&gt; Nazan</text:p>
          </table:table-cell>
          <table:table-cell table:style-name="ce99" office:value-type="float" office:value="28080" calcext:value-type="float">
            <text:p>28.080,00</text:p>
          </table:table-cell>
          <table:table-cell table:style-name="ce62" table:formula="of:=IF([.G40]=1;[.$D40];0)" office:value-type="float" office:value="28080" calcext:value-type="float">
            <text:p>28.080,00</text:p>
          </table:table-cell>
          <table:table-cell table:style-name="ce95" table:formula="of:=IF([.G40]=0;[.D40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40]=1;[.D40]*[.$D$22]*-1;0)" office:value-type="float" office:value="-6609.58272" calcext:value-type="float">
            <text:p>-6.609,58</text:p>
          </table:table-cell>
          <table:table-cell table:style-name="ce42" table:formula="of:=[.I41]+[.H40]" office:value-type="float" office:value="-10221.65847664" calcext:value-type="float">
            <text:p>-10.221,66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SnyF-icra avukatdan <text:s/>-&gt; Nazan</text:p>
          </table:table-cell>
          <table:table-cell table:style-name="ce99" office:value-type="float" office:value="8425.46" calcext:value-type="float">
            <text:p>8.425,46</text:p>
          </table:table-cell>
          <table:table-cell table:style-name="ce62" table:formula="of:=IF([.G41]=1;[.$D41];0)" office:value-type="float" office:value="8425.46" calcext:value-type="float">
            <text:p>8.425,46</text:p>
          </table:table-cell>
          <table:table-cell table:style-name="ce95" table:formula="of:=IF([.G41]=0;[.D41]*[.$D$22]*-1;0)" office:value-type="float" office:value="0" calcext:value-type="float">
            <text:p>0,00</text:p>
          </table:table-cell>
          <table:table-cell table:style-name="ce285" office:value-type="float" office:value="1" calcext:value-type="float">
            <text:p>1</text:p>
          </table:table-cell>
          <table:table-cell table:style-name="ce62" table:formula="of:=IF([.G41]=1;[.D41]*[.$D$22]*-1;0)" office:value-type="float" office:value="-1983.21847664" calcext:value-type="float">
            <text:p>-1.983,22</text:p>
          </table:table-cell>
          <table:table-cell table:style-name="ce42" table:formula="of:=[.I42]+[.H41]" office:value-type="float" office:value="-3612.07575664" calcext:value-type="float">
            <text:p>-3.612,08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2-06" calcext:value-type="date">
            <text:p>6.02.2023</text:p>
          </table:table-cell>
          <table:table-cell table:style-name="ce98" office:value-type="string" calcext:value-type="string">
            <text:p>SnyF-Ocak23 -&gt; Nazan</text:p>
          </table:table-cell>
          <table:table-cell table:style-name="ce99" office:value-type="float" office:value="6920" calcext:value-type="float">
            <text:p>6.920,00</text:p>
          </table:table-cell>
          <table:table-cell table:style-name="ce62" table:formula="of:=IF([.G42]=1;[.$D42];0)" office:value-type="float" office:value="6920" calcext:value-type="float">
            <text:p>6.920,00</text:p>
          </table:table-cell>
          <table:table-cell table:style-name="ce95" table:formula="of:=IF([.G42]=0;[.D42]*[.$D$22]*-1;0)" office:value-type="float" office:value="0" calcext:value-type="float">
            <text:p>0,00</text:p>
          </table:table-cell>
          <table:table-cell table:style-name="ce100" office:value-type="float" office:value="1" calcext:value-type="float">
            <text:p>1</text:p>
          </table:table-cell>
          <table:table-cell table:style-name="ce62" table:formula="of:=IF([.G42]=1;[.D42]*[.$D$22]*-1;0)" office:value-type="float" office:value="-1628.85728" calcext:value-type="float">
            <text:p>-1.628,86</text:p>
          </table:table-cell>
          <table:table-cell table:style-name="ce42" table:formula="of:=[.I43]+[.H42]" office:value-type="float" office:value="-1628.85728" calcext:value-type="float">
            <text:p>-1.628,8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Toplam Gelir</text:p>
          </table:table-cell>
          <table:table-cell table:style-name="ce42" table:formula="of:=SUBTOTAL(109;[.$D$24:.$D$43])" office:value-type="float" office:value="582256.12" calcext:value-type="float">
            <text:p>582.256,12</text:p>
          </table:table-cell>
          <table:table-cell table:style-name="ce42" table:formula="of:=SUBTOTAL(109;[.$E$24:.$E$43])" office:value-type="float" office:value="267256.12" calcext:value-type="float">
            <text:p>267.256,12</text:p>
          </table:table-cell>
          <table:table-cell table:style-name="ce42" table:formula="of:=SUM([.F25:.F42])" office:value-type="float" office:value="-74145.96" calcext:value-type="float">
            <text:p>-74.145,96</text:p>
          </table:table-cell>
          <table:table-cell/>
          <table:table-cell table:style-name="ce42" table:formula="of:=SUBTOTAL(109;[.$H$24:.$H$43])" office:value-type="float" office:value="-62907.81455008" calcext:value-type="float">
            <text:p>-62.907,81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42" table:number-columns-repeated="3"/>
          <table:table-cell/>
          <table:table-cell table:style-name="ce73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62" office:value-type="string" calcext:value-type="string">
            <text:p>Toplam</text:p>
          </table:table-cell>
          <table:table-cell table:style-name="ce42" office:value-type="string" calcext:value-type="string">
            <text:p>Hacı</text:p>
          </table:table-cell>
          <table:table-cell table:style-name="ce42" office:value-type="string" calcext:value-type="string">
            <text:p>Nazan</text:p>
          </table:table-cell>
          <table:table-cell/>
          <table:table-cell table:style-name="ce101" table:number-columns-repeated="2"/>
          <table:table-cell table:style-name="ce10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%</text:p>
          </table:table-cell>
          <table:table-cell table:style-name="ce103" office:value-type="percentage" office:value="1" calcext:value-type="percentage">
            <text:p>100,0000%</text:p>
          </table:table-cell>
          <table:table-cell table:style-name="ce281" table:formula="of:=1-[.F47]" office:value-type="percentage" office:value="0.7646160962" calcext:value-type="percentage">
            <text:p>76,4616%</text:p>
          </table:table-cell>
          <table:table-cell table:style-name="ce281" office:value-type="percentage" office:value="0.2353839038" calcext:value-type="percentage">
            <text:p>23,5384%</text:p>
          </table:table-cell>
          <table:table-cell/>
          <table:table-cell table:style-name="Default"/>
          <table:table-cell table:style-name="ce4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Toplam Gelecek</text:p>
          </table:table-cell>
          <table:table-cell table:style-name="ce60" table:formula="of:=[.$D$44]*[.D47]" office:value-type="float" office:value="582256.12" calcext:value-type="float">
            <text:p>582.256,12</text:p>
          </table:table-cell>
          <table:table-cell table:style-name="ce105" table:formula="of:=[.$D$44]*[.E47]" office:value-type="float" office:value="445202.401462959" calcext:value-type="float">
            <text:p>445.202,40</text:p>
          </table:table-cell>
          <table:table-cell table:style-name="ce105" table:formula="of:=[.$D$44]*[.F47]" office:value-type="float" office:value="137053.718537041" calcext:value-type="float">
            <text:p>137.053,72</text:p>
          </table:table-cell>
          <table:table-cell/>
          <table:table-cell table:style-name="Default"/>
          <table:table-cell table:style-name="ce4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Gelen</text:p>
          </table:table-cell>
          <table:table-cell table:style-name="ce62" table:formula="of:=[.E49]+[.F49]" office:value-type="float" office:value="267256.229225985" calcext:value-type="float">
            <text:p>267.256,23</text:p>
          </table:table-cell>
          <table:table-cell table:style-name="ce42" table:formula="of:=[.F49]/[.F47]*[.E47]" office:value-type="float" office:value="204348.414675905" calcext:value-type="float">
            <text:p>204.348,41</text:p>
          </table:table-cell>
          <table:table-cell table:style-name="ce42" table:formula="of:=[.$H$44]*-1" office:value-type="float" office:value="62907.81455008" calcext:value-type="float">
            <text:p>62.907,81</text:p>
          </table:table-cell>
          <table:table-cell/>
          <table:table-cell table:style-name="ce293"/>
          <table:table-cell table:style-name="ce4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Kalan Gelecek</text:p>
          </table:table-cell>
          <table:table-cell table:style-name="ce62" table:formula="of:=[.D48]-[.D49]" office:value-type="float" office:value="314999.890774015" calcext:value-type="float">
            <text:p>314.999,89</text:p>
          </table:table-cell>
          <table:table-cell table:style-name="ce42" table:formula="of:=[.E48]-[.E49]" office:value-type="float" office:value="240853.986787054" calcext:value-type="float">
            <text:p>240.853,99</text:p>
          </table:table-cell>
          <table:table-cell table:style-name="ce42" table:formula="of:=[.F48]-[.F49]" office:value-type="float" office:value="74145.9039869612" calcext:value-type="float">
            <text:p>74.145,90</text:p>
          </table:table-cell>
          <table:table-cell/>
          <table:table-cell table:style-name="ce42" table:number-columns-repeated="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3"/>
          <table:table-cell table:style-name="ce106" table:number-columns-repeated="3"/>
          <table:table-cell/>
          <table:table-cell table:style-name="ce42" table:number-columns-repeated="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8"/>
          <table:table-cell table:style-name="ce4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3"/>
          <table:table-cell table:style-name="ce49" office:value-type="string" calcext:value-type="string">
            <text:p>toplam</text:p>
          </table:table-cell>
          <table:table-cell table:style-name="ce49" office:value-type="string" calcext:value-type="string">
            <text:p>zekat %</text:p>
          </table:table-cell>
          <table:table-cell table:style-name="ce49" office:value-type="string" calcext:value-type="string">
            <text:p>zekat</text:p>
          </table:table-cell>
          <table:table-cell/>
          <table:table-cell table:style-name="ce42" table:number-columns-repeated="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NAZAN</text:p>
          </table:table-cell>
          <table:table-cell table:style-name="ce42" table:formula="of:=[.F49]" office:value-type="float" office:value="62907.81455008" calcext:value-type="float">
            <text:p>62.907,81</text:p>
          </table:table-cell>
          <table:table-cell table:style-name="ce107" office:value-type="percentage" office:value="0.025" calcext:value-type="percentage">
            <text:p>2,50%</text:p>
          </table:table-cell>
          <table:table-cell table:style-name="ce42" table:formula="of:=[.D54]*[.E54]" office:value-type="float" office:value="1572.695363752" calcext:value-type="float">
            <text:p>1.572,70</text:p>
          </table:table-cell>
          <table:table-cell table:number-columns-repeated="2"/>
          <table:table-cell table:style-name="ce4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2"/>
          <table:table-cell table:style-name="ce42" office:value-type="string" calcext:value-type="string">
            <text:p>HACI</text:p>
          </table:table-cell>
          <table:table-cell table:style-name="ce42" table:formula="of:=[.E49]" office:value-type="float" office:value="204348.414675905" calcext:value-type="float">
            <text:p>204.348,41</text:p>
          </table:table-cell>
          <table:table-cell table:style-name="ce67" office:value-type="percentage" office:value="0.025" calcext:value-type="percentage">
            <text:p>2,50%</text:p>
          </table:table-cell>
          <table:table-cell table:style-name="ce42" table:formula="of:=[.D55]*[.E55]" office:value-type="float" office:value="5108.71036689763" calcext:value-type="float">
            <text:p>5.108,71</text:p>
          </table:table-cell>
          <table:table-cell table:number-columns-repeated="2"/>
          <table:table-cell table:style-name="ce4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5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_23" table:style-name="ta2"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RALI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31])" office:value-type="float" office:value="29800" calcext:value-type="float">
            <text:p>29.800,00</text:p>
          </table:table-cell>
          <table:table-cell table:style-name="ce60" table:formula="of:=SUM([.E5:.E31])" office:value-type="float" office:value="-30609.51" calcext:value-type="float">
            <text:p>-30.609,51</text:p>
          </table:table-cell>
          <table:table-cell table:style-name="ce60" table:formula="of:=SUM([.F5:.F31])" office:value-type="float" office:value="0" calcext:value-type="float">
            <text:p>0,00</text:p>
          </table:table-cell>
          <table:table-cell table:style-name="ce60" table:formula="of:=SUM([.G5:.G31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108" office:value-type="string" calcext:value-type="string">
            <text:p>2240 Turkcell fatura</text:p>
          </table:table-cell>
          <table:table-cell table:number-columns-repeated="2"/>
          <table:table-cell table:style-name="ce62" office:value-type="float" office:value="-152" calcext:value-type="float">
            <text:p>-152,00</text:p>
          </table:table-cell>
          <table:table-cell/>
          <table:table-cell table:style-name="ce6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8/30 <text:s text:c="17"/>8*250 = 2000</text:p>
          </table:table-cell>
          <table:table-cell table:style-name="ce63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9/30 – 20/30 <text:s text:c="2"/>12*250 = 3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1/30-30/30 <text:s text:c="2"/>10*8845 = 88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25" table:formula="of:=[.E48]*-1" office:value-type="float" office:value="0" calcext:value-type="float">
            <text:p>0,00</text:p>
          </table:table-cell>
          <table:table-cell table:style-name="ce42"/>
          <table:table-cell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62" table:formula="of:=[.E54]" office:value-type="float" office:value="-4689.99" calcext:value-type="float">
            <text:p>-4.689,99</text:p>
          </table:table-cell>
          <table:table-cell table:style-name="ce42"/>
          <table:table-cell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62" table:formula="of:=[.E77]" office:value-type="float" office:value="-4574.44" calcext:value-type="float">
            <text:p>-4.574,44</text:p>
          </table:table-cell>
          <table:table-cell table:number-columns-repeated="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/>
          <table:table-cell table:style-name="ce63" office:value-type="string" calcext:value-type="string">
            <text:p>Kira Adem Özen 7/12 Mrmr Ryl A Blok 82</text:p>
          </table:table-cell>
          <table:table-cell table:style-name="ce63" table:number-columns-repeated="2"/>
          <table:table-cell table:style-name="ce62" office:value-type="float" office:value="-5375" calcext:value-type="float">
            <text:p>-5.375,00</text:p>
          </table:table-cell>
          <table:table-cell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/>
          <table:table-cell table:style-name="ce63" office:value-type="string" calcext:value-type="string">
            <text:p>Kira Adem Özen 7/12 Mrmr Ryl A Blok 82</text:p>
          </table:table-cell>
          <table:table-cell table:style-name="ce63" table:number-columns-repeated="2"/>
          <table:table-cell table:style-name="ce62" office:value-type="float" office:value="-2125" calcext:value-type="float">
            <text:p>-2.125,00</text:p>
          </table:table-cell>
          <table:table-cell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7/12</text:p>
          </table:table-cell>
          <table:table-cell table:style-name="ce63" table:number-columns-repeated="2"/>
          <table:table-cell table:style-name="ce62" office:value-type="float" office:value="-945.08" calcext:value-type="float">
            <text:p>-945,08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/>
          <table:table-cell table:number-columns-repeated="2"/>
          <table:table-cell table:style-name="ce61"/>
          <table:table-cell table:number-columns-repeated="3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2-31" calcext:value-type="date">
            <text:p>31.12.2023</text:p>
          </table:table-cell>
          <table:table-cell office:value-type="string" calcext:value-type="string">
            <text:p>Kira snyE senet 4/5 13- 6 = 7000 kalan</text:p>
          </table:table-cell>
          <table:table-cell/>
          <table:table-cell table:style-name="ce61" office:value-type="currency" office:currency="TRY" office:value="6000" calcext:value-type="currency">
            <text:p>₺6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4-01-31" calcext:value-type="date">
            <text:p>31.01.2024</text:p>
          </table:table-cell>
          <table:table-cell office:value-type="string" calcext:value-type="string">
            <text:p>Kira snyE senet 5/5 7- 7 = 0 kalan</text:p>
          </table:table-cell>
          <table:table-cell/>
          <table:table-cell table:style-name="ce61" office:value-type="currency" office:currency="TRY" office:value="7000" calcext:value-type="currency">
            <text:p>₺7.0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9" table:number-columns-repeated="4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9" table:number-columns-repeated="2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3" table:number-columns-repeated="2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112" office:value-type="date" office:date-value="2023-01-03" calcext:value-type="date">
            <text:p>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3:.D50])" office:value-type="float" office:value="0" calcext:value-type="float">
            <text:p>0,00</text:p>
          </table:table-cell>
          <table:table-cell table:style-name="ce76" table:formula="of:=SUM([.E43:.E49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74])" office:value-type="float" office:value="-4689.99" calcext:value-type="float">
            <text:p>-4689,99</text:p>
          </table:table-cell>
          <table:table-cell table:style-name="ce55" table:formula="of:=SUM([.F55:.F7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9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0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7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6-01" calcext:value-type="date">
            <text:p>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6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3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3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8:.E86])" office:value-type="float" office:value="-4574.44" calcext:value-type="float">
            <text:p>-4574,44</text:p>
          </table:table-cell>
          <table:table-cell table:style-name="ce55" table:formula="of:=SUM([.F78:.F86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3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2 – 6</text:p>
          </table:table-cell>
          <table:table-cell table:style-name="ce62"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5">
          <table:table-cell table:number-columns-repeated="4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style-name="ce62"/>
          <table:table-cell table:number-columns-repeated="1019"/>
        </table:table-row>
        <table:table-row table:style-name="ro3" table:number-rows-repeated="20">
          <table:table-cell table:number-columns-repeated="4"/>
          <table:table-cell table:style-name="ce6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5" table:default-cell-style-name="ce1"/>
        <table:table-column table:style-name="co31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KASI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29])" office:value-type="float" office:value="262800" calcext:value-type="float">
            <text:p>262.800,00</text:p>
          </table:table-cell>
          <table:table-cell table:style-name="ce60" table:formula="of:=SUM([.E4:.E27])" office:value-type="float" office:value="-98843.11" calcext:value-type="float">
            <text:p>-98.843,11</text:p>
          </table:table-cell>
          <table:table-cell table:style-name="ce60" table:formula="of:=SUM([.F5:.F30])" office:value-type="float" office:value="18687.06" calcext:value-type="float">
            <text:p>18.687,06</text:p>
          </table:table-cell>
          <table:table-cell table:style-name="ce60" table:formula="of:=SUM([.G4:.G30])" office:value-type="float" office:value="-90482.11" calcext:value-type="float">
            <text:p>-90.482,11</text:p>
          </table:table-cell>
          <table:table-cell table:style-name="ce60" table:formula="of:=[.F2]+[.G2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108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/>
          <table:table-cell table:style-name="ce42" office:value-type="float" office:value="-152" calcext:value-type="float">
            <text:p>-152,00</text:p>
          </table:table-cell>
          <table:table-cell table:style-name="ce42" table:formula="of:=[.H3]+[.F4]+[.G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77" calcext:value-type="float">
            <text:p>-277,00</text:p>
          </table:table-cell>
          <table:table-cell table:style-name="ce42" table:formula="of:=[.H4]+[.F5]+[.G5]" office:value-type="float" office:value="-429" calcext:value-type="float">
            <text:p>-429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12" calcext:value-type="float">
            <text:p>-512,00</text:p>
          </table:table-cell>
          <table:table-cell table:style-name="ce42" table:formula="of:=[.H5]+[.F6]+[.G6]" office:value-type="float" office:value="-941" calcext:value-type="float">
            <text:p>-941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63" office:value-type="string" calcext:value-type="string">
            <text:p>TUSDATA 7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6]+[.F7]+[.G7]" office:value-type="float" office:value="-1191" calcext:value-type="float">
            <text:p>-1.19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2]*-1" office:value-type="float" office:value="-51.54" calcext:value-type="float">
            <text:p>-51,54</text:p>
          </table:table-cell>
          <table:table-cell table:style-name="ce42"/>
          <table:table-cell table:style-name="ce42" table:formula="of:=[.E8]" office:value-type="float" office:value="-51.54" calcext:value-type="float">
            <text:p>-51,54</text:p>
          </table:table-cell>
          <table:table-cell table:style-name="ce42" table:formula="of:=[.H7]+[.F8]+[.G8]" office:value-type="float" office:value="-1242.54" calcext:value-type="float">
            <text:p>-1.242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8]" office:value-type="float" office:value="-5698.99" calcext:value-type="float">
            <text:p>-5.698,99</text:p>
          </table:table-cell>
          <table:table-cell table:style-name="ce42"/>
          <table:table-cell table:style-name="ce42" table:formula="of:=[.E9]" office:value-type="float" office:value="-5698.99" calcext:value-type="float">
            <text:p>-5.698,99</text:p>
          </table:table-cell>
          <table:table-cell table:style-name="ce42" table:formula="of:=[.H8]+[.F9]+[.G9]" office:value-type="float" office:value="-6941.53" calcext:value-type="float">
            <text:p>-6.941,5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4]" office:value-type="float" office:value="-71595.5" calcext:value-type="float">
            <text:p>-71.595,50</text:p>
          </table:table-cell>
          <table:table-cell/>
          <table:table-cell table:style-name="ce42" table:formula="of:=[.E10]" office:value-type="float" office:value="-71595.5" calcext:value-type="float">
            <text:p>-71.595,50</text:p>
          </table:table-cell>
          <table:table-cell table:style-name="ce42" table:formula="of:=[.H9]+[.F10]+[.G10]" office:value-type="float" office:value="-78537.03" calcext:value-type="float">
            <text:p>-78.537,0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6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0]+[.F11]+[.G11]" office:value-type="float" office:value="-83912.03" calcext:value-type="float">
            <text:p>-83.912,0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6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1]+[.F12]+[.G12]" office:value-type="float" office:value="-86037.03" calcext:value-type="float">
            <text:p>-86.037,0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63" office:value-type="string" calcext:value-type="string">
            <text:p>Aidat Marmara Royal Site 6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2]+[.F13]+[.G13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4]+[.F15]+[.G15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5]+[.F16]+[.G16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6]+[.F17]+[.G17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7]+[.F18]+[.G18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1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8]+[.F19]+[.G19]" office:value-type="float" office:value="-90482.11" calcext:value-type="float">
            <text:p>-90.482,11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6" calcext:value-type="date">
            <text:p>6.Kas</text:p>
          </table:table-cell>
          <table:table-cell office:value-type="string" calcext:value-type="string">
            <text:p>snyF Merdal 2023 yılı son kalan 31-12-2023 e kadar ödeme tamam</text:p>
          </table:table-cell>
          <table:table-cell table:number-columns-repeated="2"/>
          <table:table-cell table:style-name="ce62"/>
          <table:table-cell table:style-name="ce42" office:value-type="float" office:value="15887.06" calcext:value-type="float">
            <text:p>15.887,06</text:p>
          </table:table-cell>
          <table:table-cell table:style-name="ce42"/>
          <table:table-cell table:style-name="ce42" table:formula="of:=[.H19]+[.F20]+[.G20]" office:value-type="float" office:value="-74595.05" calcext:value-type="float">
            <text:p>-74.595,0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-74595.05" calcext:value-type="float">
            <text:p>-74.595,0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office:value-type="string" calcext:value-type="string">
            <text:p>Tuzgümrüğü kira 2/2 <text:s text:c="2"/>5600 TL kira bedeli yzl</text:p>
          </table:table-cell>
          <table:table-cell office:value-type="string" calcext:value-type="string">
            <text:p>BANKADN</text:p>
          </table:table-cell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01" calcext:value-type="date">
            <text:p>01.11.2023</text:p>
          </table:table-cell>
          <table:table-cell office:value-type="string" calcext:value-type="string">
            <text:p>Kira snyA Eylülde alındı <text:s text:c="2"/>Tahmin edilen 60000</text:p>
          </table:table-cell>
          <table:table-cell/>
          <table:table-cell table:style-name="ce68"/>
          <table:table-cell table:number-columns-repeated="2"/>
          <table:table-cell table:style-name="ce42"/>
          <table:table-cell table:style-name="ce42" table:formula="of:=[.H23]+[.F24]+[.G24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CD Tahmin Edilen 120000</text:p>
          </table:table-cell>
          <table:table-cell/>
          <table:table-cell table:style-name="ce61" office:value-type="currency" office:currency="TRY" office:value="240000" calcext:value-type="currency">
            <text:p>₺240.000,00</text:p>
          </table:table-cell>
          <table:table-cell/>
          <table:table-cell table:style-name="ce42" table:number-columns-repeated="2"/>
          <table:table-cell table:style-name="ce42" table:formula="of:=[.H24]+[.F25]+[.G25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E senet 3/5 19- 6 = 13000 kalan</text:p>
          </table:table-cell>
          <table:table-cell/>
          <table:table-cell table:style-name="ce61" office:value-type="currency" office:currency="TRY" office:value="6000" calcext:value-type="currency">
            <text:p>₺6.000,00</text:p>
          </table:table-cell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7:.D44])" office:value-type="float" office:value="3906.85" calcext:value-type="float">
            <text:p>3.906,85</text:p>
          </table:table-cell>
          <table:table-cell table:style-name="ce76" table:formula="of:=SUM([.E37:.E44])" office:value-type="float" office:value="3528.54" calcext:value-type="float">
            <text:p>3.528,54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28.12" calcext:value-type="float">
            <text:p>628,12</text:p>
          </table:table-cell>
          <table:table-cell table:style-name="ce42" office:value-type="float" office:value="630" calcext:value-type="float">
            <text:p>63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539.74" calcext:value-type="float">
            <text:p>1539,74</text:p>
          </table:table-cell>
          <table:table-cell table:style-name="ce42" office:value-type="float" office:value="1540" calcext:value-type="float">
            <text:p>1.54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65.4" calcext:value-type="float">
            <text:p>165,4</text:p>
          </table:table-cell>
          <table:table-cell office:value-type="float" office:value="165" calcext:value-type="float">
            <text:p>16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42.79" calcext:value-type="float">
            <text:p>1142,79</text:p>
          </table:table-cell>
          <table:table-cell office:value-type="float" office:value="1142" calcext:value-type="float">
            <text:p>114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office:value-type="string" calcext:value-type="string">
            <text:p>ödenmedi</text:p>
          </table:table-cell>
          <table:table-cell table:style-name="ce58" office:value-type="float" office:value="379.26" calcext:value-type="float">
            <text:p>379,2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51.54" calcext:value-type="float">
            <text:p>51,54</text:p>
          </table:table-cell>
          <table:table-cell office:value-type="float" office:value="51.54" calcext:value-type="float">
            <text:p>51,5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9:.E61])" office:value-type="float" office:value="-5698.99" calcext:value-type="float">
            <text:p>-5698,9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8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6 – 6</text:p>
          </table:table-cell>
          <table:table-cell table:style-name="ce62" office:value-type="float" office:value="-549.85" calcext:value-type="float">
            <text:p>-549,8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6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6 – 6</text:p>
          </table:table-cell>
          <table:table-cell table:style-name="ce62" office:value-type="float" office:value="-520.54" calcext:value-type="float">
            <text:p>-520,5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5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2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2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10-05" calcext:value-type="date">
            <text:p>05.10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6481.59" calcext:value-type="float">
            <text:p>-6481,5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2">
          <table:table-cell table:style-name="ce56"/>
          <table:table-cell table:number-columns-repeated="2"/>
          <table:table-cell table:style-name="ce114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5:.E97])" office:value-type="float" office:value="-71595.5" calcext:value-type="float">
            <text:p>-71595,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table:style-name="ce62" office:value-type="float" office:value="-190.14" calcext:value-type="float">
            <text:p>-190,1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3 - 3</text:p>
          </table:table-cell>
          <table:table-cell table:style-name="ce62" office:value-type="float" office:value="-181.84" calcext:value-type="float">
            <text:p>-181,8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10-18" calcext:value-type="date">
            <text:p>18.10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9"/>2 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25" calcext:value-type="date">
            <text:p>25.09.2023</text:p>
          </table:table-cell>
          <table:table-cell table:style-name="ce64" office:value-type="string" calcext:value-type="string">
            <text:p>yasemin okul</text:p>
          </table:table-cell>
          <table:table-cell table:style-name="ce64" table:number-columns-repeated="2"/>
          <table:table-cell table:style-name="ce62" office:value-type="float" office:value="-59483.25" calcext:value-type="float">
            <text:p>-59.48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1 – 6</text:p>
          </table:table-cell>
          <table:table-cell table:style-name="ce62" office:value-type="float" office:value="-600" calcext:value-type="float">
            <text:p>-6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66" office:value-type="date" office:date-value="2023-09-29" calcext:value-type="date">
            <text:p>29.Eyl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aof harc</text:p>
          </table:table-cell>
          <table:table-cell table:number-columns-repeated="2"/>
          <table:table-cell table:style-name="ce62" office:value-type="float" office:value="-1180" calcext:value-type="float">
            <text:p>-1.1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62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62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9-25" calcext:value-type="date">
            <text:p>25.Eyl</text:p>
          </table:table-cell>
          <table:table-cell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6" calcext:value-type="date">
            <text:p>26.Eki</text:p>
          </table:table-cell>
          <table:table-cell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7" calcext:value-type="date">
            <text:p>2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8" calcext:value-type="date">
            <text:p>2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8" calcext:value-type="date">
            <text:p>28.Eki</text:p>
          </table:table-cell>
          <table:table-cell office:value-type="string" calcext:value-type="string">
            <text:p>sivas yemek</text:p>
          </table:table-cell>
          <table:table-cell table:number-columns-repeated="2"/>
          <table:table-cell table:style-name="ce62" office:value-type="float" office:value="-245" calcext:value-type="float">
            <text:p>-24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9" calcext:value-type="date">
            <text:p>2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9" calcext:value-type="date">
            <text:p>29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62" office:value-type="float" office:value="-33.65" calcext:value-type="float">
            <text:p>-33,6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ödeme</text:p>
          </table:table-cell>
          <table:table-cell office:value-type="float" office:value="-16000.55" calcext:value-type="float">
            <text:p>-16000,5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66" office:value-type="date" office:date-value="2023-10-03" calcext:value-type="date">
            <text:p>3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300" calcext:value-type="float">
            <text:p>-3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6" calcext:value-type="date">
            <text:p>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7" calcext:value-type="date">
            <text:p>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7" calcext:value-type="date">
            <text:p>7.Eki</text:p>
          </table:table-cell>
          <table:table-cell office:value-type="string" calcext:value-type="string">
            <text:p>bim</text:p>
          </table:table-cell>
          <table:table-cell table:number-columns-repeated="2"/>
          <table:table-cell table:style-name="ce62" office:value-type="float" office:value="-107.32" calcext:value-type="float">
            <text:p>-107,32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1" calcext:value-type="date">
            <text:p>1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6" calcext:value-type="date">
            <text:p>1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7" calcext:value-type="date">
            <text:p>1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8" calcext:value-type="date">
            <text:p>1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9" calcext:value-type="date">
            <text:p>1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0" calcext:value-type="date">
            <text:p>20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0" calcext:value-type="date">
            <text:p>20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62" office:value-type="float" office:value="-93.36" calcext:value-type="float">
            <text:p>-93,36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1" calcext:value-type="date">
            <text:p>2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1" calcext:value-type="date">
            <text:p>21.Eki</text:p>
          </table:table-cell>
          <table:table-cell office:value-type="string" calcext:value-type="string">
            <text:p>et fırın</text:p>
          </table:table-cell>
          <table:table-cell table:number-columns-repeated="2"/>
          <table:table-cell table:style-name="ce62" office:value-type="float" office:value="-80" calcext:value-type="float">
            <text:p>-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2" calcext:value-type="date">
            <text:p>22.Eki</text:p>
          </table:table-cell>
          <table:table-cell office:value-type="string" calcext:value-type="string">
            <text:p>audi benzin sivas</text:p>
          </table:table-cell>
          <table:table-cell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lanik kk 18 gün et harcama toplamı</text:p>
          </table:table-cell>
          <table:table-cell table:number-columns-repeated="2"/>
          <table:table-cell table:style-name="ce62" office:value-type="float" office:value="3707.01" calcext:value-type="float">
            <text:p>3.707,0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elanik 18 gün sebze <text:s/>*30</text:p>
          </table:table-cell>
          <table:table-cell table:number-columns-repeated="2"/>
          <table:table-cell table:style-name="ce62" office:value-type="float" office:value="540" calcext:value-type="float">
            <text:p>540,0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42" table:formula="of:=SUM([.E100:.E101])" office:value-type="float" office:value="4247.01" calcext:value-type="float">
            <text:p>4.247,0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<text:s/>EKİ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2])" office:value-type="float" office:value="32800" calcext:value-type="float">
            <text:p>32.800,00</text:p>
          </table:table-cell>
          <table:table-cell table:style-name="ce60" table:formula="of:=SUM([.E4:.E32])" office:value-type="float" office:value="-44478.17" calcext:value-type="float">
            <text:p>-44.478,17</text:p>
          </table:table-cell>
          <table:table-cell table:style-name="ce60" table:formula="of:=SUM([.F4:.F32])" office:value-type="float" office:value="23200" calcext:value-type="float">
            <text:p>23.200,00</text:p>
          </table:table-cell>
          <table:table-cell table:style-name="ce60" table:formula="of:=SUM([.G4:.G32])" office:value-type="float" office:value="-43968.17" calcext:value-type="float">
            <text:p>-43.968,17</text:p>
          </table:table-cell>
          <table:table-cell table:style-name="ce60" table:formula="of:=[.F2]+[.G2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27" calcext:value-type="float">
            <text:p>-327,00</text:p>
          </table:table-cell>
          <table:table-cell table:style-name="ce42" table:formula="of:=[.H3]+[.F4]+[.G4]" office:value-type="float" office:value="-327" calcext:value-type="float">
            <text:p>-327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93" calcext:value-type="float">
            <text:p>-593,00</text:p>
          </table:table-cell>
          <table:table-cell table:style-name="ce42" table:formula="of:=[.H4]+[.F5]+[.G5]" office:value-type="float" office:value="-920" calcext:value-type="float">
            <text:p>-920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2240 Turkcell İLK FATURA</text:p>
          </table:table-cell>
          <table:table-cell table:style-name="ce63" table:number-columns-repeated="2"/>
          <table:table-cell table:style-name="ce42" office:value-type="float" office:value="-137.2" calcext:value-type="float">
            <text:p>-137,20</text:p>
          </table:table-cell>
          <table:table-cell/>
          <table:table-cell table:style-name="ce42" office:value-type="float" office:value="-137.2" calcext:value-type="float">
            <text:p>-137,20</text:p>
          </table:table-cell>
          <table:table-cell table:style-name="ce42" table:formula="of:=[.H5]+[.F6]+[.G6]" office:value-type="float" office:value="-1057.2" calcext:value-type="float">
            <text:p>-1.057,2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AOF</text:p>
          </table:table-cell>
          <table:table-cell table:style-name="ce63" table:number-columns-repeated="2"/>
          <table:table-cell table:style-name="ce42" office:value-type="float" office:value="-1180" calcext:value-type="float">
            <text:p>-1.180,00</text:p>
          </table:table-cell>
          <table:table-cell/>
          <table:table-cell table:style-name="ce42" office:value-type="float" office:value="-1180" calcext:value-type="float">
            <text:p>-1.180,00</text:p>
          </table:table-cell>
          <table:table-cell table:style-name="ce42" table:formula="of:=[.H6]+[.F7]+[.G7]" office:value-type="float" office:value="-2237.2" calcext:value-type="float">
            <text:p>-2.237,2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TUSDATA 6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7]+[.F8]+[.G8]" office:value-type="float" office:value="-2487.2" calcext:value-type="float">
            <text:p>-2.487,2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5]*-1" office:value-type="float" office:value="-33.73" calcext:value-type="float">
            <text:p>-33,73</text:p>
          </table:table-cell>
          <table:table-cell table:style-name="ce42"/>
          <table:table-cell table:style-name="ce42" table:formula="of:=[.E9]" office:value-type="float" office:value="-33.73" calcext:value-type="float">
            <text:p>-33,73</text:p>
          </table:table-cell>
          <table:table-cell table:style-name="ce42" table:formula="of:=[.H8]+[.F9]+[.G9]" office:value-type="float" office:value="-2520.93" calcext:value-type="float">
            <text:p>-2.520,93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1]" office:value-type="float" office:value="-6481.61" calcext:value-type="float">
            <text:p>-6.481,61</text:p>
          </table:table-cell>
          <table:table-cell table:style-name="ce42"/>
          <table:table-cell table:style-name="ce42" office:value-type="float" office:value="-6481.61" calcext:value-type="float">
            <text:p>-6.481,61</text:p>
          </table:table-cell>
          <table:table-cell table:style-name="ce42" table:formula="of:=[.H9]+[.F10]+[.G10]" office:value-type="float" office:value="-9002.54" calcext:value-type="float">
            <text:p>-9.002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8]" office:value-type="float" office:value="-16000.55" calcext:value-type="float">
            <text:p>-16.000,55</text:p>
          </table:table-cell>
          <table:table-cell/>
          <table:table-cell table:style-name="ce42" office:value-type="float" office:value="-16000.55" calcext:value-type="float">
            <text:p>-16.000,55</text:p>
          </table:table-cell>
          <table:table-cell table:style-name="ce42" table:formula="of:=[.H10]+[.F11]+[.G11]" office:value-type="float" office:value="-25003.09" calcext:value-type="float">
            <text:p>-25.003,09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01-07" calcext:value-type="date">
            <text:p>7.01.2023</text:p>
          </table:table-cell>
          <table:table-cell table:style-name="ce63" office:value-type="string" calcext:value-type="string">
            <text:p>Kira Adem Özen <text:span text:style-name="T1">5</text:span>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1]+[.F12]+[.G12]" office:value-type="float" office:value="-30378.09" calcext:value-type="float">
            <text:p>-30.378,0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Kira Adem Özen 5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2]+[.F13]+[.G13]" office:value-type="float" office:value="-32503.09" calcext:value-type="float">
            <text:p>-32.503,0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5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3]+[.F14]+[.G14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10" calcext:value-type="float">
            <text:p>-3.510,00</text:p>
          </table:table-cell>
          <table:table-cell table:style-name="ce42" table:formula="of:=[.H17]+[.F18]+[.G18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 karttan geçildi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10" calcext:value-type="float">
            <text:p>-3.510,00</text:p>
          </table:table-cell>
          <table:table-cell table:style-name="ce42" table:formula="of:=[.H19]+[.F20]+[.G20]" office:value-type="float" office:value="-40468.17" calcext:value-type="float">
            <text:p>-40.4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1]+[.F22]+[.G22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2]+[.F23]+[.G23]" office:value-type="float" office:value="-36468.17" calcext:value-type="float">
            <text:p>-36.4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1-02" calcext:value-type="date">
            <text:p>2.11.2023</text:p>
          </table:table-cell>
          <table:table-cell office:value-type="string" calcext:value-type="string">
            <text:p>Tuzgümrüğü kira <text:s text:c="2"/>1/2 <text:s/>5600 TL kira bedeli yzl</text:p>
          </table:table-cell>
          <table:table-cell office:value-type="string" calcext:value-type="string">
            <text:p>BANKADN</text:p>
          </table:table-cell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3]+[.F24]+[.G24]" office:value-type="float" office:value="-33668.17" calcext:value-type="float">
            <text:p>-33.6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4]+[.F25]+[.G25]" office:value-type="float" office:value="-27168.17" calcext:value-type="float">
            <text:p>-27.1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1-06" calcext:value-type="date">
            <text:p>6.11.2023</text:p>
          </table:table-cell>
          <table:table-cell office:value-type="string" calcext:value-type="string">
            <text:p>Kira snyE senet 2/5 25- 6 = 19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/>
          <table:table-cell table:style-name="ce42" office:value-type="float" office:value="6000" calcext:value-type="float">
            <text:p>6.000,00</text:p>
          </table:table-cell>
          <table:table-cell/>
          <table:table-cell table:style-name="ce42" table:formula="of:=[.H25]+[.F26]+[.G26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30" calcext:value-type="date">
            <text:p>30.10.2023</text:p>
          </table:table-cell>
          <table:table-cell office:value-type="string" calcext:value-type="string">
            <text:p>snyG 30-10-2023 bankadan ödeme <text:s/>10000 TL </text:p>
          </table:table-cell>
          <table:table-cell/>
          <table:table-cell table:style-name="ce68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table:style-name="ce80"/>
          <table:table-cell office:value-type="string" calcext:value-type="string">
            <text:p>snyG 07-11 de çıkacağını belirterek 10000 TL ödemeyi yapmadı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7]+[.F28]+[.G28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28" calcext:value-type="date">
            <text:p>28.10.2023</text:p>
          </table:table-cell>
          <table:table-cell office:value-type="string" calcext:value-type="string">
            <text:p>mezar baş taşı sistem pompa seçkin</text:p>
          </table:table-cell>
          <table:table-cell/>
          <table:table-cell table:style-name="ce61"/>
          <table:table-cell/>
          <table:table-cell table:style-name="ce42" office:value-type="float" office:value="400" calcext:value-type="float">
            <text:p>400,00</text:p>
          </table:table-cell>
          <table:table-cell/>
          <table:table-cell table:style-name="ce42" table:formula="of:=[.H28]+[.F29]+[.G29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9" table:number-columns-repeated="4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9" table:number-columns-repeated="2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3" table:number-columns-repeated="2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112" office:value-type="date" office:date-value="2023-01-03" calcext:value-type="date">
            <text:p>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7])" office:value-type="float" office:value="3425.38" calcext:value-type="float">
            <text:p>3.425,38</text:p>
          </table:table-cell>
          <table:table-cell table:style-name="ce76" table:formula="of:=SUM([.E40:.E47])" office:value-type="float" office:value="3422.73" calcext:value-type="float">
            <text:p>3.422,73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78.66" calcext:value-type="float">
            <text:p>578,66</text:p>
          </table:table-cell>
          <table:table-cell table:style-name="ce42" office:value-type="float" office:value="578" calcext:value-type="float">
            <text:p>57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37.75" calcext:value-type="float">
            <text:p>1237,75</text:p>
          </table:table-cell>
          <table:table-cell table:style-name="ce42" office:value-type="float" office:value="1237" calcext:value-type="float">
            <text:p>1.23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55.32" calcext:value-type="float">
            <text:p>155,32</text:p>
          </table:table-cell>
          <table:table-cell office:value-type="float" office:value="155" calcext:value-type="float">
            <text:p>15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02.24" calcext:value-type="float">
            <text:p>1102,24</text:p>
          </table:table-cell>
          <table:table-cell office:value-type="float" office:value="1102" calcext:value-type="float">
            <text:p>110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17.68" calcext:value-type="float">
            <text:p>317,68</text:p>
          </table:table-cell>
          <table:table-cell office:value-type="float" office:value="317" calcext:value-type="float">
            <text:p>31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33.73" calcext:value-type="float">
            <text:p>33,73</text:p>
          </table:table-cell>
          <table:table-cell office:value-type="float" office:value="33.73" calcext:value-type="float">
            <text:p>33,7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2:.E65])" office:value-type="float" office:value="-6481.61" calcext:value-type="float">
            <text:p>-6481,61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7 – 10</text:p>
          </table:table-cell>
          <table:table-cell table:style-name="ce62" office:value-type="float" office:value="-61.39" calcext:value-type="float">
            <text:p>-61,39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5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5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6-01" calcext:value-type="date">
            <text:p>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4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30" calcext:value-type="date">
            <text:p>30.08.2023</text:p>
          </table:table-cell>
          <table:table-cell table:style-name="ce64" office:value-type="string" calcext:value-type="string">
            <text:p>pide et</text:p>
          </table:table-cell>
          <table:table-cell/>
          <table:table-cell table:style-name="ce78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4" calcext:value-type="date">
            <text:p>4.09.2023</text:p>
          </table:table-cell>
          <table:table-cell table:style-name="ce64" office:value-type="string" calcext:value-type="string">
            <text:p>ödeme otomtk</text:p>
          </table:table-cell>
          <table:table-cell table:style-name="ce64" office:value-type="float" office:value="7338.29" calcext:value-type="float">
            <text:p>7338,2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1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 kc30001TB-macZ790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1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9:.E104])" office:value-type="float" office:value="-16000.55" calcext:value-type="float">
            <text:p>-16000,55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table:style-name="ce62"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03" calcext:value-type="date">
            <text:p>3.08.2023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2 - 3</text:p>
          </table:table-cell>
          <table:table-cell table:style-name="ce62" office:value-type="float" office:value="-181.83" calcext:value-type="float">
            <text:p>-181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- i913900k+psu</text:p>
          </table:table-cell>
          <table:table-cell table:style-name="ce64"/>
          <table:table-cell office:value-type="string" calcext:value-type="string">
            <text:p><text:s text:c="9"/>1 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3"/>
          <table:table-cell table:number-columns-repeated="1015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udi mtv muayene için yattı 2023 mtv ek-1</text:p>
          </table:table-cell>
          <table:table-cell table:style-name="ce64" table:number-columns-repeated="2"/>
          <table:table-cell table:style-name="ce62" office:value-type="float" office:value="-573.18" calcext:value-type="float">
            <text:p>-573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25" calcext:value-type="date">
            <text:p>25.08.2023</text:p>
          </table:table-cell>
          <table:table-cell table:style-name="ce64" table:number-columns-repeated="3"/>
          <table:table-cell table:style-name="ce62" office:value-type="float" office:value="-525" calcext:value-type="float">
            <text:p>-52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80" office:value-type="date" office:date-value="2023-08-25" calcext:value-type="date">
            <text:p>25.08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6" calcext:value-type="date">
            <text:p>26.08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7" calcext:value-type="date">
            <text:p>27.08.2023</text:p>
          </table:table-cell>
          <table:table-cell table:style-name="ce64" office:value-type="string" calcext:value-type="string">
            <text:p>opet ağaoğlu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7" calcext:value-type="date">
            <text:p>27.08.2023</text:p>
          </table:table-cell>
          <table:table-cell table:style-name="ce64" office:value-type="string" calcext:value-type="string">
            <text:p>sivas yerliyurt petrol</text:p>
          </table:table-cell>
          <table:table-cell table:style-name="ce64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9" calcext:value-type="date">
            <text:p>29.08.2023</text:p>
          </table:table-cell>
          <table:table-cell table:style-name="ce64" office:value-type="string" calcext:value-type="string">
            <text:p>isot çatı çivi 2 kg</text:p>
          </table:table-cell>
          <table:table-cell table:style-name="ce64" table:number-columns-repeated="2"/>
          <table:table-cell table:style-name="ce62" office:value-type="float" office:value="-70" calcext:value-type="float">
            <text:p>-7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31" calcext:value-type="date">
            <text:p>31.08.2023</text:p>
          </table:table-cell>
          <table:table-cell table:style-name="ce64" office:value-type="string" calcext:value-type="string">
            <text:p>opet audi çatı</text:p>
          </table:table-cell>
          <table:table-cell table:style-name="ce64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31" calcext:value-type="date">
            <text:p>31.08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1" calcext:value-type="date">
            <text:p>1.09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3842.65" calcext:value-type="float">
            <text:p>-3842,65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1" calcext:value-type="date">
            <text:p>1.09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2" calcext:value-type="date">
            <text:p>2.09.2023</text:p>
          </table:table-cell>
          <table:table-cell table:style-name="ce64" table:number-columns-repeated="3"/>
          <table:table-cell table:style-name="ce62" office:value-type="float" office:value="-180" calcext:value-type="float">
            <text:p>-18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3" calcext:value-type="date">
            <text:p>3.09.2023</text:p>
          </table:table-cell>
          <table:table-cell table:style-name="ce64" office:value-type="string" calcext:value-type="string">
            <text:p>erenler</text:p>
          </table:table-cell>
          <table:table-cell table:style-name="ce64" table:number-columns-repeated="2"/>
          <table:table-cell table:style-name="ce62" office:value-type="float" office:value="-339.4" calcext:value-type="float">
            <text:p>-339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5" calcext:value-type="date">
            <text:p>5.09.2023</text:p>
          </table:table-cell>
          <table:table-cell table:style-name="ce64" table:number-columns-repeated="3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6" calcext:value-type="date">
            <text:p>6.09.2023</text:p>
          </table:table-cell>
          <table:table-cell table:style-name="ce79"/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08" calcext:value-type="date">
            <text:p>8.09.2023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0" calcext:value-type="date">
            <text:p>10.09.2023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62" office:value-type="float" office:value="-529.98" calcext:value-type="float">
            <text:p>-529,98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0" calcext:value-type="date">
            <text:p>10.09.2023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62" office:value-type="float" office:value="-2351.95" calcext:value-type="float">
            <text:p>-2.351,95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1" calcext:value-type="date">
            <text:p>11.09.2023</text:p>
          </table:table-cell>
          <table:table-cell office:value-type="string" calcext:value-type="string">
            <text:p>mehmet katar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2" calcext:value-type="date">
            <text:p>12.09.2023</text:p>
          </table:table-cell>
          <table:table-cell table:number-columns-repeated="3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3" calcext:value-type="date">
            <text:p>13.09.2023</text:p>
          </table:table-cell>
          <table:table-cell office:value-type="string" calcext:value-type="string">
            <text:p>mehmet katar</text:p>
          </table:table-cell>
          <table:table-cell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4" calcext:value-type="date">
            <text:p>14.09.2023</text:p>
          </table:table-cell>
          <table:table-cell table:number-columns-repeated="2"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kayseri yemek ananın yeri</text:p>
          </table:table-cell>
          <table:table-cell table:number-columns-repeated="2"/>
          <table:table-cell table:style-name="ce62" office:value-type="float" office:value="-578" calcext:value-type="float">
            <text:p>-578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kayseri benzin</text:p>
          </table:table-cell>
          <table:table-cell table:number-columns-repeated="2"/>
          <table:table-cell table:style-name="ce62" office:value-type="float" office:value="-1000" calcext:value-type="float">
            <text:p>-1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5" calcext:value-type="date">
            <text:p>15.09.2023</text:p>
          </table:table-cell>
          <table:table-cell table:number-columns-repeated="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6" calcext:value-type="date">
            <text:p>16.09.2023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number-columns-repeated="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9" calcext:value-type="date">
            <text:p>19.09.2023</text:p>
          </table:table-cell>
          <table:table-cell table:number-columns-repeated="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0" calcext:value-type="date">
            <text:p>20.09.2023</text:p>
          </table:table-cell>
          <table:table-cell table:number-columns-repeated="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2" calcext:value-type="date">
            <text:p>22.09.2023</text:p>
          </table:table-cell>
          <table:table-cell office:value-type="string" calcext:value-type="string">
            <text:p>çamlıbel pide</text:p>
          </table:table-cell>
          <table:table-cell table:number-columns-repeated="2"/>
          <table:table-cell table:style-name="ce62" office:value-type="float" office:value="-230" calcext:value-type="float">
            <text:p>-23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2" calcext:value-type="date">
            <text:p>22.09.2023</text:p>
          </table:table-cell>
          <table:table-cell office:value-type="string" calcext:value-type="string">
            <text:p>kafkas mutfak</text:p>
          </table:table-cell>
          <table:table-cell table:number-columns-repeated="2"/>
          <table:table-cell table:style-name="ce62" office:value-type="float" office:value="-382" calcext:value-type="float">
            <text:p>-382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2" calcext:value-type="date">
            <text:p>22.09.2023</text:p>
          </table:table-cell>
          <table:table-cell office:value-type="string" calcext:value-type="string">
            <text:p>toyota gaz kayseri nevzat</text:p>
          </table:table-cell>
          <table:table-cell table:number-columns-repeated="2"/>
          <table:table-cell table:style-name="ce62" office:value-type="float" office:value="-699.6" calcext:value-type="float">
            <text:p>-699,6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15" office:value-type="string" calcext:value-type="string">
            <text:p>EKİM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3:.E122])" office:value-type="float" office:value="610649.73" calcext:value-type="float">
            <text:p>610649,73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Umut <text:s text:c="33"/></text:p>
          </table:table-cell>
          <table:table-cell table:style-name="ce25" table:number-columns-repeated="2"/>
          <table:table-cell table:style-name="ce50" office:value-type="float" office:value="73088" calcext:value-type="float">
            <text:p>73.088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0950.34" calcext:value-type="float">
            <text:p>20.950,34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73011.39" calcext:value-type="float">
            <text:p>73.011,39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800" calcext:value-type="float">
            <text:p>1.8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7]*[.C117]" office:value-type="float" office:value="199800" calcext:value-type="float">
            <text:p>199.8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au iş alış <text:s/>50 gr x 1826 = 91300</text:p>
          </table:table-cell>
          <table:table-cell table:style-name="ce25" office:value-type="float" office:value="1800" calcext:value-type="float">
            <text:p>1.800,00</text:p>
          </table:table-cell>
          <table:table-cell table:style-name="ce25" office:value-type="float" office:value="50" calcext:value-type="float">
            <text:p>50,00</text:p>
          </table:table-cell>
          <table:table-cell table:style-name="ce50" table:formula="of:=[.D118]*[.C118]" office:value-type="float" office:value="90000" calcext:value-type="float">
            <text:p>90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16" office:value-type="float" office:value="28" calcext:value-type="float">
            <text:p>28,00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9]*[.C119]" office:value-type="float" office:value="23800" calcext:value-type="float">
            <text:p>23.8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16" office:value-type="float" office:value="30" calcext:value-type="float">
            <text:p>30,0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20]*[.C120]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0000" calcext:value-type="float">
            <text:p>60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office:value-type="string" calcext:value-type="string">
            <text:p>EKİM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1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17" table:formula="of:=SUM([.E113:.E122])" office:value-type="float" office:value="610649.73" calcext:value-type="float">
            <text:p>610.649,73</text:p>
          </table:table-cell>
          <table:table-cell table:number-columns-repeated="1019"/>
        </table:table-row>
        <table:table-row table:style-name="ro4" table:number-rows-repeated="10484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9" table:default-cell-style-name="ce1"/>
        <table:table-column table:style-name="co38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EYLÜL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8])" office:value-type="float" office:value="133300" calcext:value-type="float">
            <text:p>133.300,00</text:p>
          </table:table-cell>
          <table:table-cell table:style-name="ce60" table:formula="of:=SUM([.E4:.E37])" office:value-type="float" office:value="-31871.02" calcext:value-type="float">
            <text:p>-31.871,02</text:p>
          </table:table-cell>
          <table:table-cell table:style-name="ce60" table:formula="of:=SUM([.F4:.F44])" office:value-type="float" office:value="257800" calcext:value-type="float">
            <text:p>257.800,00</text:p>
          </table:table-cell>
          <table:table-cell table:style-name="ce60" table:formula="of:=SUM([.G4:.G44])" office:value-type="float" office:value="-34914.91" calcext:value-type="float">
            <text:p>-34.914,91</text:p>
          </table:table-cell>
          <table:table-cell table:style-name="ce60" table:formula="of:=[.F2]+[.G2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7" calcext:value-type="float">
            <text:p>-317,00</text:p>
          </table:table-cell>
          <table:table-cell table:style-name="ce42" table:formula="of:=[.H3]+[.F4]+[.G4]" office:value-type="float" office:value="-317" calcext:value-type="float">
            <text:p>-31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59" calcext:value-type="float">
            <text:p>-559,00</text:p>
          </table:table-cell>
          <table:table-cell table:style-name="ce42" table:formula="of:=[.H4]+[.F5]+[.G5]" office:value-type="float" office:value="-876" calcext:value-type="float">
            <text:p>-876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126" calcext:value-type="float">
            <text:p>-1.126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6]*-1" office:value-type="float" office:value="-44.99" calcext:value-type="float">
            <text:p>-44,99</text:p>
          </table:table-cell>
          <table:table-cell table:style-name="ce42"/>
          <table:table-cell table:style-name="ce42" table:formula="of:=[.E56]*-1" office:value-type="float" office:value="-44.99" calcext:value-type="float">
            <text:p>-44,99</text:p>
          </table:table-cell>
          <table:table-cell table:style-name="ce42" table:formula="of:=[.H6]+[.F7]+[.G7]" office:value-type="float" office:value="-1170.99" calcext:value-type="float">
            <text:p>-1.170,99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7338.29" calcext:value-type="float">
            <text:p>-7.338,29</text:p>
          </table:table-cell>
          <table:table-cell table:style-name="ce42"/>
          <table:table-cell table:style-name="ce42" office:value-type="float" office:value="-7338.29" calcext:value-type="float">
            <text:p>-7.338,29</text:p>
          </table:table-cell>
          <table:table-cell table:style-name="ce42" table:formula="of:=[.H7]+[.F8]+[.G8]" office:value-type="float" office:value="-8509.28" calcext:value-type="float">
            <text:p>-8.509,2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842.66" calcext:value-type="float">
            <text:p>-3.842,66</text:p>
          </table:table-cell>
          <table:table-cell/>
          <table:table-cell table:style-name="ce42" office:value-type="float" office:value="-3842.65" calcext:value-type="float">
            <text:p>-3.842,65</text:p>
          </table:table-cell>
          <table:table-cell table:style-name="ce42" table:formula="of:=[.H8]+[.F9]+[.G9]" office:value-type="float" office:value="-12351.93" calcext:value-type="float">
            <text:p>-12.351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4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7726.93" calcext:value-type="float">
            <text:p>-17.726,9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4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9851.93" calcext:value-type="float">
            <text:p>-19.851,9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4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2]+[.F13]+[.G1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5]+[.F16]+[.G16]" office:value-type="float" office:value="-24306.01" calcext:value-type="float">
            <text:p>-24.306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3509" calcext:value-type="float">
            <text:p>-3.509,00</text:p>
          </table:table-cell>
          <table:table-cell table:style-name="ce42" table:formula="of:=[.H16]+[.F17]+[.G17]" office:value-type="float" office:value="-27815.01" calcext:value-type="float">
            <text:p>-27.815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7]+[.F18]+[.G18]" office:value-type="float" office:value="-31324.01" calcext:value-type="float">
            <text:p>-31.3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8]+[.F19]+[.G19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19]+[.F20]+[.G20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3" calcext:value-type="date">
            <text:p>03.10.2023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24524.01" calcext:value-type="float">
            <text:p>-24.5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5" calcext:value-type="date">
            <text:p>05.10.2023</text:p>
          </table:table-cell>
          <table:table-cell office:value-type="string" calcext:value-type="string">
            <text:p>Doğuş Kira 2/12-2024-25– 30-09-23 bankadan geldi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68" office:value-type="currency" office:currency="TRY" office:value="37500" calcext:value-type="currency">
            <text:p>₺37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G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4]+[.F25]+[.G25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9-23 - 96000 TL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25]+[.F26]+[.G26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3-09-2023 nakit <text:s text:c="2"/>83000 TL</text:p>
          </table:table-cell>
          <table:table-cell/>
          <table:table-cell table:style-name="ce61"/>
          <table:table-cell/>
          <table:table-cell table:style-name="ce42" office:value-type="float" office:value="83000" calcext:value-type="float">
            <text:p>83.000,00</text:p>
          </table:table-cell>
          <table:table-cell table:style-name="ce42"/>
          <table:table-cell table:style-name="ce42" table:formula="of:=[.H26]+[.F27]+[.G27]" office:value-type="float" office:value="64975.99" calcext:value-type="float">
            <text:p>64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5-09-2023 nakit <text:s text:c="4"/>3000 TL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2"/>
          <table:table-cell table:style-name="ce42" table:formula="of:=[.H27]+[.F28]+[.G28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10-2023 banka 10000 TL</text:p>
          </table:table-cell>
          <table:table-cell table:number-columns-repeated="4"/>
          <table:table-cell table:style-name="ce42"/>
          <table:table-cell table:style-name="ce42" table:formula="of:=[.H28]+[.F29]+[.G29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2" calcext:value-type="date">
            <text:p>2.Eyl</text:p>
          </table:table-cell>
          <table:table-cell office:value-type="string" calcext:value-type="string">
            <text:p>snyE 96000 - 65000 = 31000 kalan</text:p>
          </table:table-cell>
          <table:table-cell/>
          <table:table-cell table:style-name="ce61"/>
          <table:table-cell/>
          <table:table-cell table:style-name="ce42" office:value-type="float" office:value="65000" calcext:value-type="float">
            <text:p>65.000,00</text:p>
          </table:table-cell>
          <table:table-cell table:style-name="ce42"/>
          <table:table-cell table:style-name="ce42" table:formula="of:=[.H29]+[.F30]+[.G30]" office:value-type="float" office:value="132975.99" calcext:value-type="float">
            <text:p>132.975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E senet <text:s/>1/5 31- 6 = 25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42"/>
          <table:table-cell table:style-name="ce42" table:formula="of:=[.H30]+[.F31]+[.G31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2/5 25- 6 = 19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1]+[.F32]+[.G32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3/5 19- 6 = 13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2]+[.F33]+[.G33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4/5 13- 6 = <text:s text:c="2"/>7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3]+[.F34]+[.G34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4]+[.F35]+[.G35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office:value-type="string" calcext:value-type="string">
            <text:p>Vodafon son fatura işbank tan ödendi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90.9" calcext:value-type="float">
            <text:p>-90,90</text:p>
          </table:table-cell>
          <table:table-cell table:style-name="ce42" table:formula="of:=[.H35]+[.F36]+[.G36]" office:value-type="float" office:value="138885.09" calcext:value-type="float">
            <text:p>138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30-09-2023 84000</text:p>
          </table:table-cell>
          <table:table-cell table:number-columns-repeated="3"/>
          <table:table-cell table:style-name="ce42" office:value-type="float" office:value="74000" calcext:value-type="float">
            <text:p>74.000,00</text:p>
          </table:table-cell>
          <table:table-cell table:style-name="ce42"/>
          <table:table-cell table:style-name="ce42" table:formula="of:=[.H36]+[.F37]+[.G37]" office:value-type="float" office:value="212885.09" calcext:value-type="float">
            <text:p>212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<text:s/>- &gt; bnakadan umuta banka makbuzunda kira yazılmadı</text:p>
          </table:table-cell>
          <table:table-cell table:number-columns-repeated="2"/>
          <table:table-cell table:style-name="ce42"/>
          <table:table-cell office:value-type="float" office:value="10000" calcext:value-type="float">
            <text:p>10000</text:p>
          </table:table-cell>
          <table:table-cell table:style-name="ce42"/>
          <table:table-cell table:style-name="ce42" table:formula="of:=[.H37]+[.F38]+[.G38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42" table:formula="of:=[.H38]+[.F39]+[.G39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62" table:formula="of:=[.H39]+[.F40]+[.G40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3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51:.D58])" office:value-type="float" office:value="3502.01" calcext:value-type="float">
            <text:p>3.502,01</text:p>
          </table:table-cell>
          <table:table-cell table:style-name="ce76" table:formula="of:=SUM([.E51:.E58])" office:value-type="float" office:value="3502.01" calcext:value-type="float">
            <text:p>3.502,01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73.8" calcext:value-type="float">
            <text:p>673,8</text:p>
          </table:table-cell>
          <table:table-cell table:style-name="ce42" office:value-type="float" office:value="673.8" calcext:value-type="float">
            <text:p>673,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65.77" calcext:value-type="float">
            <text:p>1165,77</text:p>
          </table:table-cell>
          <table:table-cell table:style-name="ce42" office:value-type="float" office:value="1165.77" calcext:value-type="float">
            <text:p>1.165,7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106.22" calcext:value-type="float">
            <text:p>106,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number-columns-repeated="2" office:value-type="float" office:value="1157.58" calcext:value-type="float">
            <text:p>1157,58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number-columns-repeated="2" office:value-type="float" office:value="353.65" calcext:value-type="float">
            <text:p>353,6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ce64" office:value-type="float" office:value="44.99" calcext:value-type="float">
            <text:p>44,99</text:p>
          </table:table-cell>
          <table:table-cell office:value-type="float" office:value="44.99" calcext:value-type="float">
            <text:p>44,9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6" table:formula="of:=SUM([.E63:.E84])" office:value-type="float" office:value="-7338.29" calcext:value-type="float">
            <text:p>-7.338,2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6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6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4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4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3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4" office:value-type="string" calcext:value-type="string">
            <text:p>gib merdal damga vrgs</text:p>
          </table:table-cell>
          <table:table-cell table:number-columns-repeated="2"/>
          <table:table-cell table:style-name="ce62" office:value-type="float" office:value="-260.02" calcext:value-type="float">
            <text:p>-260,02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1" calcext:value-type="date">
            <text:p>1.Ağu</text:p>
          </table:table-cell>
          <table:table-cell table:style-name="ce64" office:value-type="string" calcext:value-type="string">
            <text:p>gib</text:p>
          </table:table-cell>
          <table:table-cell table:number-columns-repeated="2"/>
          <table:table-cell table:style-name="ce62" office:value-type="float" office:value="-116.6" calcext:value-type="float">
            <text:p>-116,6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1" calcext:value-type="date">
            <text:p>1.Ağu</text:p>
          </table:table-cell>
          <table:table-cell table:style-name="ce64" office:value-type="string" calcext:value-type="string">
            <text:p>gib</text:p>
          </table:table-cell>
          <table:table-cell table:number-columns-repeated="2"/>
          <table:table-cell table:style-name="ce62" office:value-type="float" office:value="-23.75" calcext:value-type="float">
            <text:p>-23,7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2" calcext:value-type="date">
            <text:p>2.Ağu</text:p>
          </table:table-cell>
          <table:table-cell table:style-name="ce64" office:value-type="string" calcext:value-type="string">
            <text:p>çapa motor arıza enj</text:p>
          </table:table-cell>
          <table:table-cell table:number-columns-repeated="2"/>
          <table:table-cell table:style-name="ce62"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9" calcext:value-type="date">
            <text:p>9.Ağu</text:p>
          </table:table-cell>
          <table:table-cell table:style-name="ce64" office:value-type="float" office:value="2240" calcext:value-type="float">
            <text:p>2240</text:p>
          </table:table-cell>
          <table:table-cell table:number-columns-repeated="2"/>
          <table:table-cell table:style-name="ce62" office:value-type="float" office:value="-165.4" calcext:value-type="float">
            <text:p>-165,4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10" calcext:value-type="date">
            <text:p>10.Ağu</text:p>
          </table:table-cell>
          <table:table-cell table:style-name="ce64" office:value-type="string" calcext:value-type="string">
            <text:p>tcdd umut ank-svs <text:s text:c="2"/>248+</text:p>
          </table:table-cell>
          <table:table-cell table:number-columns-repeated="2"/>
          <table:table-cell table:style-name="ce62" office:value-type="float" office:value="-71" calcext:value-type="float">
            <text:p>-71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15" calcext:value-type="date">
            <text:p>15.Ağu</text:p>
          </table:table-cell>
          <table:table-cell table:style-name="ce64" office:value-type="string" calcext:value-type="string">
            <text:p>audi bnzn</text:p>
          </table:table-cell>
          <table:table-cell table:number-columns-repeated="2"/>
          <table:table-cell table:style-name="ce62" office:value-type="float" office:value="-1806" calcext:value-type="float">
            <text:p>-1.806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0" calcext:value-type="date">
            <text:p>20.Ağu</text:p>
          </table:table-cell>
          <table:table-cell table:style-name="ce64" office:value-type="string" calcext:value-type="string">
            <text:p>ev interntet superonline</text:p>
          </table:table-cell>
          <table:table-cell table:number-columns-repeated="2"/>
          <table:table-cell table:style-name="ce62" office:value-type="float" office:value="-160.9" calcext:value-type="float">
            <text:p>-160,9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2" calcext:value-type="date">
            <text:p>22.Ağu</text:p>
          </table:table-cell>
          <table:table-cell table:style-name="ce64" office:value-type="string" calcext:value-type="string">
            <text:p>tcdd umut svs-ank-business <text:s/>248+</text:p>
          </table:table-cell>
          <table:table-cell/>
          <table:table-cell table:style-name="ce43"/>
          <table:table-cell table:style-name="ce62" office:value-type="float" office:value="-231" calcext:value-type="float">
            <text:p>-231,00</text:p>
          </table:table-cell>
          <table:table-cell table:number-columns-repeated="1019"/>
        </table:table-row>
        <table:table-row table:style-name="ro2">
          <table:table-cell table:style-name="ce66"/>
          <table:table-cell table:style-name="ce64"/>
          <table:table-cell/>
          <table:table-cell table:style-name="ce114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 table:number-rows-repeated="2">
          <table:table-cell table:style-name="ce66"/>
          <table:table-cell table:style-name="ce64"/>
          <table:table-cell/>
          <table:table-cell table:style-name="ce4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8:.E108])" office:value-type="float" office:value="-3842.66" calcext:value-type="float">
            <text:p>-3842,6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6" calcext:value-type="date">
            <text:p>26.07.2023</text:p>
          </table:table-cell>
          <table:table-cell table:style-name="ce64" office:value-type="string" calcext:value-type="string">
            <text:p>Lokanta yemek</text:p>
          </table:table-cell>
          <table:table-cell table:style-name="ce64" table:number-columns-repeated="2"/>
          <table:table-cell table:style-name="ce62" office:value-type="float" office:value="-245" calcext:value-type="float">
            <text:p>-245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7" calcext:value-type="date">
            <text:p>27.07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4" office:value-type="string" calcext:value-type="string">
            <text:p>toyota gaz afyon</text:p>
          </table:table-cell>
          <table:table-cell table:style-name="ce64" table:number-columns-repeated="2"/>
          <table:table-cell table:style-name="ce62" office:value-type="float" office:value="-555.87" calcext:value-type="float">
            <text:p>-555,8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4" office:value-type="string" calcext:value-type="string">
            <text:p>kft ysf</text:p>
          </table:table-cell>
          <table:table-cell table:style-name="ce64" table:number-columns-repeated="2"/>
          <table:table-cell table:style-name="ce62" office:value-type="float" office:value="-328" calcext:value-type="float">
            <text:p>-328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table:style-name="ce79" office:value-type="string" calcext:value-type="string">
            <text:p>mrkt</text:p>
          </table:table-cell>
          <table:table-cell table:number-columns-repeated="2"/>
          <table:table-cell table:style-name="ce62" office:value-type="float" office:value="-42.15" calcext:value-type="float">
            <text:p>-42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toyota gaz izmir</text:p>
          </table:table-cell>
          <table:table-cell table:number-columns-repeated="2"/>
          <table:table-cell office:value-type="float" office:value="-400" calcext:value-type="float">
            <text:p>-4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işçi yemek</text:p>
          </table:table-cell>
          <table:table-cell table:number-columns-repeated="2"/>
          <table:table-cell office:value-type="float" office:value="-266" calcext:value-type="float">
            <text:p>-26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toyota gaz çorum</text:p>
          </table:table-cell>
          <table:table-cell table:number-columns-repeated="2"/>
          <table:table-cell office:value-type="float" office:value="-489.97" calcext:value-type="float">
            <text:p>-489,9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office:value-type="string" calcext:value-type="string">
            <text:p>ödeme</text:p>
          </table:table-cell>
          <table:table-cell office:value-type="float" office:value="6556.63" calcext:value-type="float">
            <text:p>6556,63</text:p>
          </table:table-cell>
          <table:table-cell table:number-columns-repeated="1021"/>
        </table:table-row>
        <table:table-row table:style-name="ro3">
          <table:table-cell table:number-columns-repeated="4"/>
          <table:table-cell office:value-type="float" office:value="-156.48" calcext:value-type="float">
            <text:p>-156,48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1 - 3</text:p>
          </table:table-cell>
          <table:table-cell office:value-type="float" office:value="-181.83" calcext:value-type="float">
            <text:p>-181,83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5" calcext:value-type="date">
            <text:p>5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5" calcext:value-type="date">
            <text:p>5.Ağu</text:p>
          </table:table-cell>
          <table:table-cell office:value-type="string" calcext:value-type="string">
            <text:p>mrkt</text:p>
          </table:table-cell>
          <table:table-cell table:number-columns-repeated="2"/>
          <table:table-cell office:value-type="float" office:value="-337.19" calcext:value-type="float">
            <text:p>-337,19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3" calcext:value-type="date">
            <text:p>23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115" office:value-type="string" calcext:value-type="string">
            <text:p>EYLÜL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604370.1" calcext:value-type="float">
            <text:p>604370,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25"/>10000 bankadan snyA <text:s text:c="12"/></text:p>
          </table:table-cell>
          <table:table-cell table:style-name="ce25" table:number-columns-repeated="2"/>
          <table:table-cell table:style-name="ce50" office:value-type="float" office:value="63088" calcext:value-type="float">
            <text:p>63.088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6493.51" calcext:value-type="float">
            <text:p>126.493,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359.59" calcext:value-type="float">
            <text:p>359,5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573" calcext:value-type="float">
            <text:p>1.573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4603" calcext:value-type="float">
            <text:p>174.603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16" office:value-type="float" office:value="26.76" calcext:value-type="float">
            <text:p>26,76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46" calcext:value-type="float">
            <text:p>22.746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16" office:value-type="float" office:value="28.3" calcext:value-type="float">
            <text:p>28,3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30" calcext:value-type="float">
            <text:p>2.83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146650" calcext:value-type="float">
            <text:p>146.65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600" calcext:value-type="float">
            <text:p>3.6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EYLÜL" calcext:value-type="string">
            <text:p>EYLÜL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0]" office:value-type="float" office:value="222885.09" calcext:value-type="float">
            <text:p>222.885,09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17" table:formula="of:=SUM([.E112:.E120])" office:value-type="float" office:value="604370.1" calcext:value-type="float">
            <text:p>604.370,10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ĞUSTO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87911" calcext:value-type="float">
            <text:p>87.911,00</text:p>
          </table:table-cell>
          <table:table-cell table:style-name="ce60" table:formula="of:=SUM([.E4:.E29])" office:value-type="float" office:value="-32079.01" calcext:value-type="float">
            <text:p>-32.079,01</text:p>
          </table:table-cell>
          <table:table-cell table:style-name="ce60" table:formula="of:=SUM([.F4:.F31])" office:value-type="float" office:value="16800" calcext:value-type="float">
            <text:p>16.800,00</text:p>
          </table:table-cell>
          <table:table-cell table:style-name="ce60" table:formula="of:=SUM([.G4:.G31])" office:value-type="float" office:value="-37135.35" calcext:value-type="float">
            <text:p>-37.135,35</text:p>
          </table:table-cell>
          <table:table-cell table:style-name="ce60" table:formula="of:=[.F2]+[.G2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1" calcext:value-type="float">
            <text:p>-311,00</text:p>
          </table:table-cell>
          <table:table-cell table:style-name="ce42" table:formula="of:=[.H3]+[.F4]+[.G4]" office:value-type="float" office:value="-311" calcext:value-type="float">
            <text:p>-311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0" calcext:value-type="float">
            <text:p>-520,00</text:p>
          </table:table-cell>
          <table:table-cell table:style-name="ce42" table:formula="of:=[.H4]+[.F5]+[.G5]" office:value-type="float" office:value="-831" calcext:value-type="float">
            <text:p>-831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4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 table:formula="of:=[.D37]" office:value-type="float" office:value="0" calcext:value-type="float">
            <text:p>0,00</text:p>
          </table:table-cell>
          <table:table-cell table:style-name="ce25"/>
          <table:table-cell table:style-name="ce42" table:formula="of:=[.E37]" office:value-type="float" office:value="0" calcext:value-type="float">
            <text:p>0,00</text:p>
          </table:table-cell>
          <table:table-cell table:style-name="ce42"/>
          <table:table-cell table:style-name="ce42" table:formula="of:=[.H6]+[.F7]+[.G7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9]" office:value-type="float" office:value="-5147.64" calcext:value-type="float">
            <text:p>-5.147,64</text:p>
          </table:table-cell>
          <table:table-cell table:style-name="ce42"/>
          <table:table-cell table:style-name="ce42" office:value-type="float" office:value="-5147.64" calcext:value-type="float">
            <text:p>-5.147,64</text:p>
          </table:table-cell>
          <table:table-cell table:style-name="ce42" table:formula="of:=[.H7]+[.F8]+[.G8]" office:value-type="float" office:value="-6228.64" calcext:value-type="float">
            <text:p>-6.228,6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6556.63" calcext:value-type="float">
            <text:p>-6.556,63</text:p>
          </table:table-cell>
          <table:table-cell/>
          <table:table-cell table:style-name="ce42" office:value-type="float" office:value="-6556.63" calcext:value-type="float">
            <text:p>-6.556,63</text:p>
          </table:table-cell>
          <table:table-cell table:style-name="ce42" table:formula="of:=[.H8]+[.F9]+[.G9]" office:value-type="float" office:value="-12785.27" calcext:value-type="float">
            <text:p>-12.785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Kira Adem Özen 3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8160.27" calcext:value-type="float">
            <text:p>-18.160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Kira Adem Özen 3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20285.27" calcext:value-type="float">
            <text:p>-20.285,2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3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4]+[.F15]+[.G15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8-14" calcext:value-type="date">
            <text:p>14.Ağu</text:p>
          </table:table-cell>
          <table:table-cell table:style-name="ce63" office:value-type="string" calcext:value-type="string">
            <text:p>Elektrik 8758480300 Bahçe</text:p>
          </table:table-cell>
          <table:table-cell table:number-columns-repeated="4"/>
          <table:table-cell table:style-name="ce42" office:value-type="float" office:value="-139" calcext:value-type="float">
            <text:p>-139,00</text:p>
          </table:table-cell>
          <table:table-cell table:style-name="ce42" table:formula="of:=[.H15]+[.F16]+[.G16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6]+[.F17]+[.G17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7]+[.F18]+[.G18]" office:value-type="float" office:value="-24877.35" calcext:value-type="float">
            <text:p>-24.877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8]+[.F19]+[.G19]" office:value-type="float" office:value="-28385.35" calcext:value-type="float">
            <text:p>-28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20]+[.F21]+[.G21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1]+[.F22]+[.G22]" office:value-type="float" office:value="-24385.35" calcext:value-type="float">
            <text:p>-24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21585.35" calcext:value-type="float">
            <text:p>-21.5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1/12-2024-25– 30-08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29" calcext:value-type="date">
            <text:p>29.08.2023</text:p>
          </table:table-cell>
          <table:table-cell office:value-type="string" calcext:value-type="string">
            <text:p>Doğuş 24-25 için 6 aylık tüfe uygulanacak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4]+[.F25]+[.G25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23-24 aylık kira 5000 TL üzerine tüfe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Kira snyE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ça</text:p>
          </table:table-cell>
          <table:table-cell/>
          <table:table-cell table:style-name="ce61"/>
          <table:table-cell/>
          <table:table-cell table:style-name="ce42"/>
          <table:table-cell table:style-name="ce42" office:value-type="float" office:value="-5250" calcext:value-type="float">
            <text:p>-5.250,00</text:p>
          </table:table-cell>
          <table:table-cell table:style-name="ce42" table:formula="of:=[.H27]+[.F28]+[.G28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8:.D45])" office:value-type="float" office:value="0" calcext:value-type="float">
            <text:p>0,00</text:p>
          </table:table-cell>
          <table:table-cell table:style-name="ce76" table:formula="of:=SUM([.E38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0:.E64])" office:value-type="float" office:value="-5147.64" calcext:value-type="float">
            <text:p>-5147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9 – 9</text:p>
          </table:table-cell>
          <table:table-cell table:style-name="ce62" office:value-type="float" office:value="-1111.12" calcext:value-type="float">
            <text:p>-1.111,12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5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3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3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3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2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58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91])" office:value-type="float" office:value="-6556.63" calcext:value-type="float">
            <text:p>-6556,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28" calcext:value-type="date">
            <text:p>28.06.2023</text:p>
          </table:table-cell>
          <table:table-cell table:style-name="ce64" office:value-type="string" calcext:value-type="string">
            <text:p><text:span text:style-name="T2">kbrs </text:span>korcan iletişim kıbrıs</text:p>
          </table:table-cell>
          <table:table-cell table:style-name="ce64" table:number-columns-repeated="2"/>
          <table:table-cell table:style-name="ce62" office:value-type="float" office:value="-27.99" calcext:value-type="float">
            <text:p>-27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table:style-name="ce64" office:value-type="string" calcext:value-type="string">
            <text:p><text:span text:style-name="T2">kbrs </text:span>benzin m nissan</text:p>
          </table:table-cell>
          <table:table-cell table:style-name="ce64" table:number-columns-repeated="2"/>
          <table:table-cell table:style-name="ce62" office:value-type="float" office:value="-900" calcext:value-type="float">
            <text:p>-9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1" calcext:value-type="date">
            <text:p>01.07.2023</text:p>
          </table:table-cell>
          <table:table-cell table:style-name="ce64" office:value-type="string" calcext:value-type="string">
            <text:p><text:span text:style-name="T2">kbrs </text:span>atlex co</text:p>
          </table:table-cell>
          <table:table-cell table:style-name="ce64" table:number-columns-repeated="2"/>
          <table:table-cell table:style-name="ce62" office:value-type="float" office:value="-207.59" calcext:value-type="float">
            <text:p>-207,5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4" calcext:value-type="date">
            <text:p>04.07.2023</text:p>
          </table:table-cell>
          <table:table-cell table:style-name="ce64" office:value-type="string" calcext:value-type="string">
            <text:p>ödeme oto</text:p>
          </table:table-cell>
          <table:table-cell table:style-name="ce64" office:value-type="float" office:value="3730.59" calcext:value-type="float">
            <text:p>3730,5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79" office:value-type="string" calcext:value-type="string">
            <text:p>ödeme</text:p>
          </table:table-cell>
          <table:table-cell table:style-name="ce46" office:value-type="float" office:value="5595.88" calcext:value-type="float">
            <text:p>5595,88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SUM([.C72:.C73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356.36" calcext:value-type="float">
            <text:p>-1356,3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120" calcext:value-type="float">
            <text:p>-112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etişim</text:p>
          </table:table-cell>
          <table:table-cell table:number-columns-repeated="1022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koft ysf</text:p>
          </table:table-cell>
          <table:table-cell table:number-columns-repeated="2"/>
          <table:table-cell office:value-type="float" office:value="-437" calcext:value-type="float">
            <text:p>-43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audi benzin</text:p>
          </table:table-cell>
          <table:table-cell/>
          <table:table-cell table:style-name="ce43"/>
          <table:table-cell office:value-type="float" office:value="-863" calcext:value-type="float">
            <text:p>-8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renler</text:p>
          </table:table-cell>
          <table:table-cell/>
          <table:table-cell table:style-name="ce43"/>
          <table:table-cell office:value-type="float" office:value="-146.89" calcext:value-type="float">
            <text:p>-146,8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2" calcext:value-type="date">
            <text:p>22.07.2023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office:value-type="float" office:value="-20.06" calcext:value-type="float">
            <text:p>-20,0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çapa benzin</text:p>
          </table:table-cell>
          <table:table-cell table:number-columns-repeated="2"/>
          <table:table-cell office:value-type="float" office:value="-275.54" calcext:value-type="float">
            <text:p>-275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bim</text:p>
          </table:table-cell>
          <table:table-cell table:number-columns-repeated="2"/>
          <table:table-cell office:value-type="float" office:value="-212.45" calcext:value-type="float">
            <text:p>-212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kkdf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bsmv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faiz</text:p>
          </table:table-cell>
          <table:table-cell table:number-columns-repeated="2"/>
          <table:table-cell office:value-type="float" office:value="-30.44" calcext:value-type="float">
            <text:p>-30,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115" office:value-type="string" calcext:value-type="string">
            <text:p>AĞUSTOS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399800.57" calcext:value-type="float">
            <text:p>399800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245.88" calcext:value-type="float">
            <text:p>28.245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450.49" calcext:value-type="float">
            <text:p>450,4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00" calcext:value-type="float">
            <text:p>1.6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7600" calcext:value-type="float">
            <text:p>177.6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5"/>27,383</text:p>
          </table:table-cell>
          <table:table-cell table:style-name="ce116" office:value-type="float" office:value="26.308" calcext:value-type="float">
            <text:p>26,30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361.8" calcext:value-type="float">
            <text:p>22.36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47"/>29,71050</text:p>
          </table:table-cell>
          <table:table-cell table:style-name="ce116" office:value-type="float" office:value="28.544" calcext:value-type="float">
            <text:p>28,544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54.4" calcext:value-type="float">
            <text:p>2.854,4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50850" calcext:value-type="float">
            <text:p>50.85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AĞUSTOS" calcext:value-type="string">
            <text:p>AĞUSTOS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1230.35" calcext:value-type="float">
            <text:p>-21.230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8570.22" calcext:value-type="float">
            <text:p>378570,2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40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67911" calcext:value-type="float">
            <text:p>67.911,00</text:p>
          </table:table-cell>
          <table:table-cell table:style-name="ce60" table:formula="of:=SUM([.E4:.E33])" office:value-type="float" office:value="-35277.64" calcext:value-type="float">
            <text:p>-35.277,64</text:p>
          </table:table-cell>
          <table:table-cell table:style-name="ce60" table:formula="of:=SUM([.F4:.F35])" office:value-type="float" office:value="70250" calcext:value-type="float">
            <text:p>70.250,00</text:p>
          </table:table-cell>
          <table:table-cell table:style-name="ce60" table:formula="of:=SUM([.G4:.G35])" office:value-type="float" office:value="-42110.31" calcext:value-type="float">
            <text:p>-42.110,31</text:p>
          </table:table-cell>
          <table:table-cell table:style-name="ce60" table:formula="of:=[.F2]+[.G2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198" calcext:value-type="float">
            <text:p>-198,00</text:p>
          </table:table-cell>
          <table:table-cell table:style-name="ce42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3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4" calcext:value-type="float">
            <text:p>-254,00</text:p>
          </table:table-cell>
          <table:table-cell table:style-name="ce42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umut bayram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yasemin bayram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47]*-1" office:value-type="float" office:value="-32.7" calcext:value-type="float">
            <text:p>-32,70</text:p>
          </table:table-cell>
          <table:table-cell/>
          <table:table-cell table:style-name="ce42" table:formula="of:=[.E9]" office:value-type="float" office:value="-32.7" calcext:value-type="float">
            <text:p>-32,70</text:p>
          </table:table-cell>
          <table:table-cell table:style-name="ce42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3]" office:value-type="float" office:value="-6143.73" calcext:value-type="float">
            <text:p>-6.143,73</text:p>
          </table:table-cell>
          <table:table-cell table:style-name="ce42"/>
          <table:table-cell table:style-name="ce42" office:value-type="float" office:value="-6143.73" calcext:value-type="float">
            <text:p>-6.143,73</text:p>
          </table:table-cell>
          <table:table-cell table:style-name="ce42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4" calcext:value-type="date">
            <text:p>4.Tem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9]" office:value-type="float" office:value="-9326.47" calcext:value-type="float">
            <text:p>-9.326,47</text:p>
          </table:table-cell>
          <table:table-cell table:number-columns-repeated="2"/>
          <table:table-cell table:style-name="ce42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4" calcext:value-type="date">
            <text:p>4.Tem</text:p>
          </table:table-cell>
          <table:table-cell table:style-name="ce65" office:value-type="string" calcext:value-type="string">
            <text:p>KK 5165 Denizbank oto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3730.59" calcext:value-type="float">
            <text:p>-3.730,59</text:p>
          </table:table-cell>
          <table:table-cell table:style-name="ce42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6" calcext:value-type="date">
            <text:p>6.Tem</text:p>
          </table:table-cell>
          <table:table-cell table:style-name="ce118" office:value-type="string" calcext:value-type="string">
            <text:p>KK 5165 Denizbank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5595.88" calcext:value-type="float">
            <text:p>-5.595,88</text:p>
          </table:table-cell>
          <table:table-cell table:style-name="ce42" table:formula="of:=[.H12]+[.F13]+[.G13]" office:value-type="float" office:value="-23354.9" calcext:value-type="float">
            <text:p>-23.354,90</text:p>
          </table:table-cell>
          <table:table-cell table:style-name="ce102"/>
          <table:table-cell table:number-columns-repeated="1015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3" office:value-type="string" calcext:value-type="string">
            <text:p>Kira Adem Özen 2/12 Mrmr Ryl A Blok 82</text:p>
          </table:table-cell>
          <table:table-cell table:style-name="ce63" office:value-type="string" calcext:value-type="string">
            <text:p>bankadan</text:p>
          </table:table-cell>
          <table:table-cell table:style-name="ce63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3" office:value-type="string" calcext:value-type="string">
            <text:p>Kira Adem Özen 2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Aidat Marmara Royal Site 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55.41" calcext:value-type="float">
            <text:p>-955,41</text:p>
          </table:table-cell>
          <table:table-cell table:style-name="ce42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5310.31" calcext:value-type="float">
            <text:p>-35.3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38810.31" calcext:value-type="float">
            <text:p>-38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300" calcext:value-type="float">
            <text:p>-3.300,00</text:p>
          </table:table-cell>
          <table:table-cell table:style-name="ce42" table:formula="of:=[.H21]+[.F22]+[.G22]" office:value-type="float" office:value="-42110.31" calcext:value-type="float">
            <text:p>-42.110,3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5" office:value-type="float" office:value="50000" calcext:value-type="float">
            <text:p>50.000,00</text:p>
          </table:table-cell>
          <table:table-cell table:style-name="ce62"/>
          <table:table-cell table:style-name="ce42" office:value-type="float" office:value="50000" calcext:value-type="float">
            <text:p>50.000,00</text:p>
          </table:table-cell>
          <table:table-cell table:style-name="ce42"/>
          <table:table-cell table:style-name="ce42" table:formula="of:=[.H22]+[.F23]+[.G23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23]+[.F24]+[.G24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aliden ziraat için alınan periye yollanmadı perinin hesabından düşüldü</text:p>
          </table:table-cell>
          <table:table-cell/>
          <table:table-cell table:style-name="ce50"/>
          <table:table-cell table:style-name="ce62"/>
          <table:table-cell table:style-name="ce42" office:value-type="float" office:value="3450" calcext:value-type="float">
            <text:p>3.450,00</text:p>
          </table:table-cell>
          <table:table-cell table:style-name="ce42"/>
          <table:table-cell table:style-name="ce42" table:formula="of:=[.H24]+[.F25]+[.G25]" office:value-type="float" office:value="11339.69" calcext:value-type="float">
            <text:p>11.3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5]+[.F26]+[.G26]" office:value-type="float" office:value="18839.69" calcext:value-type="float">
            <text:p>18.8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6]+[.F27]+[.G27]" office:value-type="float" office:value="21639.69" calcext:value-type="float">
            <text:p>21.6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7]+[.F28]+[.G28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42" table:formula="of:=[.H28]+[.F29]+[.G29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29]+[.F30]+[.G30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2:.D49])" office:value-type="float" office:value="3120.43" calcext:value-type="float">
            <text:p>3.120,43</text:p>
          </table:table-cell>
          <table:table-cell table:style-name="ce76" table:formula="of:=SUM([.E42:.E49])" office:value-type="float" office:value="1344.7" calcext:value-type="float">
            <text:p>1.344,7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42" office:value-type="float" office:value="990" calcext:value-type="float">
            <text:p>99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4:.E66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8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4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2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2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1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6-14" calcext:value-type="date">
            <text:p>14.06.2023</text:p>
          </table:table-cell>
          <table:table-cell table:style-name="ce64" office:value-type="string" calcext:value-type="string">
            <text:p>akgünler taşucu mersin flying anka</text:p>
          </table:table-cell>
          <table:table-cell table:number-columns-repeated="2"/>
          <table:table-cell table:style-name="ce62" office:value-type="float" office:value="-1129" calcext:value-type="float">
            <text:p>-1.129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style-name="ce64"/>
          <table:table-cell/>
          <table:table-cell table:style-name="ce58" office:value-type="string" calcext:value-type="string">
            <text:p>HESAP KESİM</text:p>
          </table:table-cell>
          <table:table-cell table:style-name="ce62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0:.E97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4" office:value-type="string" calcext:value-type="string">
            <text:p>ET 2 GÜNLÜK</text:p>
          </table:table-cell>
          <table:table-cell table:style-name="ce64" table:number-columns-repeated="2"/>
          <table:table-cell table:style-name="ce62" office:value-type="float" office:value="-350" calcext:value-type="float">
            <text:p>-3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4" office:value-type="string" calcext:value-type="string">
            <text:p>SEBZE</text:p>
          </table:table-cell>
          <table:table-cell table:style-name="ce64" table:number-columns-repeated="2"/>
          <table:table-cell table:style-name="ce62" office:value-type="float" office:value="-63.15" calcext:value-type="float">
            <text:p>-6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6" calcext:value-type="date">
            <text:p>26.05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9" calcext:value-type="date">
            <text:p>29.05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79" office:value-type="string" calcext:value-type="string">
            <text:p>ET</text:p>
          </table:table-cell>
          <table:table-cell table:number-columns-repeated="2"/>
          <table:table-cell table:style-name="ce62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3">
          <table:table-cell/>
          <table:table-cell table:style-name="ce64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table:style-name="ce64" office:value-type="string" calcext:value-type="string">
            <text:p>ET</text:p>
          </table:table-cell>
          <table:table-cell table:number-columns-repeated="2"/>
          <table:table-cell table:style-name="ce62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table:style-name="ce64" office:value-type="string" calcext:value-type="string">
            <text:p>AUDİ YAĞ FİLTRE</text:p>
          </table:table-cell>
          <table:table-cell table:number-columns-repeated="2"/>
          <table:table-cell table:style-name="ce62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4"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4" office:value-type="string" calcext:value-type="string">
            <text:p>ET</text:p>
          </table:table-cell>
          <table:table-cell table:number-columns-repeated="2"/>
          <table:table-cell table:style-name="ce62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7" calcext:value-type="date">
            <text:p>7.Haz</text:p>
          </table:table-cell>
          <table:table-cell table:style-name="ce64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8" calcext:value-type="date">
            <text:p>8.Haz</text:p>
          </table:table-cell>
          <table:table-cell table:style-name="ce64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62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62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62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62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62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62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62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8" calcext:value-type="float">
            <text:p>-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62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style-name="ce115" office:value-type="string" calcext:value-type="string">
            <text:p>TEMMUZ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433286.59" calcext:value-type="float">
            <text:p>433286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372.88" calcext:value-type="float">
            <text:p>12.372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26868.21" calcext:value-type="float">
            <text:p>26.868,2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47" calcext:value-type="float">
            <text:p>1.647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82817" calcext:value-type="float">
            <text:p>182.81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6.73" calcext:value-type="float">
            <text:p>26,73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20.5" calcext:value-type="float">
            <text:p>22.720,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9.2" calcext:value-type="float">
            <text:p>29,2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920" calcext:value-type="float">
            <text:p>2.9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7500" calcext:value-type="float">
            <text:p>67.5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TEMMUZ" calcext:value-type="string">
            <text:p>TEMMUZ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3354.9" calcext:value-type="float">
            <text:p>-23.354,9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409931.69" calcext:value-type="float">
            <text:p>409931,69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1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28744" calcext:value-type="float">
            <text:p>28.744,00</text:p>
          </table:table-cell>
          <table:table-cell table:style-name="ce60" table:formula="of:=SUM([.E4:.E29])" office:value-type="float" office:value="-26572.63" calcext:value-type="float">
            <text:p>-26.572,63</text:p>
          </table:table-cell>
          <table:table-cell table:style-name="ce60" table:formula="of:=SUM([.F4:.F31])" office:value-type="float" office:value="33133" calcext:value-type="float">
            <text:p>33.133,00</text:p>
          </table:table-cell>
          <table:table-cell table:style-name="ce60" table:formula="of:=SUM([.G4:.G31])" office:value-type="float" office:value="-28830.22" calcext:value-type="float">
            <text:p>-28.830,22</text:p>
          </table:table-cell>
          <table:table-cell table:style-name="ce60" table:formula="of:=[.F2]+[.G2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11" calcext:value-type="float">
            <text:p>-411,00</text:p>
          </table:table-cell>
          <table:table-cell table:style-name="ce42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3" office:value-type="string" calcext:value-type="string">
            <text:p>TUSDATA 2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style-name="ce63"/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5" office:value-type="string" calcext:value-type="string">
            <text:p>KK 4876 İşbank</text:p>
          </table:table-cell>
          <table:table-cell table:style-name="ce63"/>
          <table:table-cell/>
          <table:table-cell table:style-name="ce42" table:formula="of:=[.E49]" office:value-type="float" office:value="-4946.47" calcext:value-type="float">
            <text:p>-4.946,47</text:p>
          </table:table-cell>
          <table:table-cell table:style-name="ce42"/>
          <table:table-cell table:style-name="ce42" office:value-type="float" office:value="-4946.47" calcext:value-type="float">
            <text:p>-4.946,47</text:p>
          </table:table-cell>
          <table:table-cell table:style-name="ce42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5" office:value-type="string" calcext:value-type="string">
            <text:p>KK 5165 Denizbank</text:p>
          </table:table-cell>
          <table:table-cell table:style-name="ce63"/>
          <table:table-cell/>
          <table:table-cell table:style-name="ce42" table:formula="of:=[.E84]" office:value-type="float" office:value="-1207.42" calcext:value-type="float">
            <text:p>-1.207,42</text:p>
          </table:table-cell>
          <table:table-cell/>
          <table:table-cell table:style-name="ce42" office:value-type="float" office:value="-1207.42" calcext:value-type="float">
            <text:p>-1.207,42</text:p>
          </table:table-cell>
          <table:table-cell table:style-name="ce42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07" calcext:value-type="date">
            <text:p>07.06.2023</text:p>
          </table:table-cell>
          <table:table-cell table:style-name="ce63" office:value-type="string" calcext:value-type="string">
            <text:p>Kira Adem Özen 1/12 Mrmr Ryl A Blok 82</text:p>
          </table:table-cell>
          <table:table-cell/>
          <table:table-cell table:style-name="ce63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%74,42 artış - 4300 * 25 % = 5375 <text:s/>-- 700 -5375 = 2125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havale ücreti kira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16.06" calcext:value-type="float">
            <text:p>-16,06</text:p>
          </table:table-cell>
          <table:table-cell table:style-name="ce42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1" calcext:value-type="date">
            <text:p>1.Haz</text:p>
          </table:table-cell>
          <table:table-cell table:style-name="ce63" office:value-type="string" calcext:value-type="string">
            <text:p>Aidat Marmara Royal Site 1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04" calcext:value-type="float">
            <text:p>-104,00</text:p>
          </table:table-cell>
          <table:table-cell table:style-name="ce42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27" calcext:value-type="float">
            <text:p>-127,00</text:p>
          </table:table-cell>
          <table:table-cell table:style-name="ce42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62"/>
          <table:table-cell table:style-name="ce42" office:value-type="float" office:value="-2750" calcext:value-type="float">
            <text:p>-2.750,00</text:p>
          </table:table-cell>
          <table:table-cell table:style-name="ce42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bayram</text:p>
          </table:table-cell>
          <table:table-cell/>
          <table:table-cell table:style-name="ce61"/>
          <table:table-cell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68" office:value-type="currency" office:currency="TRY" office:value="10833" calcext:value-type="currency">
            <text:p>₺10.833,00</text:p>
          </table:table-cell>
          <table:table-cell/>
          <table:table-cell office:value-type="float" office:value="10833" calcext:value-type="float">
            <text:p>10833</text:p>
          </table:table-cell>
          <table:table-cell/>
          <table:table-cell table:style-name="ce42" table:formula="of:=[.H24]+[.F25]+[.G25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işçilik motorcu yusuf</text:p>
          </table:table-cell>
          <table:table-cell/>
          <table:table-cell table:style-name="ce61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42" table:formula="of:=[.H26]+[.F27]+[.G27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42"/>
          <table:table-cell/>
          <table:table-cell table:style-name="ce42" office:value-type="float" office:value="3500" calcext:value-type="float">
            <text:p>3.500,00</text:p>
          </table:table-cell>
          <table:table-cell table:style-name="ce42"/>
          <table:table-cell table:style-name="ce42" table:formula="of:=[.H27]+[.F28]+[.G28]" office:value-type="float" office:value="7802.78" calcext:value-type="float">
            <text:p>7.802,78</text:p>
          </table:table-cell>
          <table:table-cell table:number-columns-repeated="1016"/>
        </table:table-row>
        <table:table-row table:style-name="ro1">
          <table:table-cell table:style-name="ce66" office:value-type="date" office:date-value="2023-06-15" calcext:value-type="date">
            <text:p>15.Haz</text:p>
          </table:table-cell>
          <table:table-cell table:style-name="ce119" office:value-type="string" calcext:value-type="string">
            <text:p>ziraate havale</text:p>
          </table:table-cell>
          <table:table-cell table:number-columns-repeated="3"/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8]+[.F29]+[.G29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8:.D45])" office:value-type="float" office:value="3377.9" calcext:value-type="float">
            <text:p>3.377,90</text:p>
          </table:table-cell>
          <table:table-cell table:style-name="ce76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42" office:value-type="float" office:value="557" calcext:value-type="float">
            <text:p>55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42" office:value-type="float" office:value="927" calcext:value-type="float">
            <text:p>92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6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7 – 9</text:p>
          </table:table-cell>
          <table:table-cell table:style-name="ce62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4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3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20" office:value-type="string" calcext:value-type="string">
            <text:p><text:s/>3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3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1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1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/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kullanılan maxipuan</text:p>
          </table:table-cell>
          <table:table-cell table:style-name="ce64" office:value-type="float" office:value="-476.91" calcext:value-type="float">
            <text:p>-476,91</text:p>
          </table:table-cell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62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Hepsiburada – lcd power</text:p>
          </table:table-cell>
          <table:table-cell table:style-name="ce64" table:number-columns-repeated="2"/>
          <table:table-cell table:style-name="ce62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62" office:value-type="float" office:value="-321" calcext:value-type="float">
            <text:p>-321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62" office:value-type="float" office:value="110.52" calcext:value-type="float">
            <text:p>110,52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number-columns-repeated="3"/>
          <table:table-cell table:style-name="ce62" office:value-type="float" office:value="100.48" calcext:value-type="float">
            <text:p>100,4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80" office:value-type="date" office:date-value="2023-06-30" calcext:value-type="date">
            <text:p>30.06.2023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62"/>
          <table:table-cell table:number-columns-repeated="1019"/>
        </table:table-row>
        <table:table-row table:style-name="ro3" table:number-rows-repeated="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6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4" office:value-type="string" calcext:value-type="string">
            <text:p>Pide et</text:p>
          </table:table-cell>
          <table:table-cell table:style-name="ce64"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4" office:value-type="string" calcext:value-type="string">
            <text:p>Pide sebze erenler</text:p>
          </table:table-cell>
          <table:table-cell table:style-name="ce64" table:number-columns-repeated="2"/>
          <table:table-cell table:style-name="ce62" office:value-type="float" office:value="-35.78" calcext:value-type="float">
            <text:p>-35,78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9" calcext:value-type="date">
            <text:p>29.04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221.54" calcext:value-type="float">
            <text:p>-221,54</text:p>
          </table:table-cell>
          <table:table-cell table:style-name="ce64"/>
          <table:table-cell table:style-name="ce6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4" office:value-type="string" calcext:value-type="string">
            <text:p>mrkt</text:p>
          </table:table-cell>
          <table:table-cell table:style-name="ce64" table:number-columns-repeated="2"/>
          <table:table-cell table:style-name="ce62" office:value-type="float" office:value="-39.95" calcext:value-type="float">
            <text:p>-39,9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4" office:value-type="string" calcext:value-type="string">
            <text:p>mrkt</text:p>
          </table:table-cell>
          <table:table-cell table:style-name="ce64" table:number-columns-repeated="2"/>
          <table:table-cell table:style-name="ce62" office:value-type="float" office:value="-154.45" calcext:value-type="float">
            <text:p>-154,4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79" office:value-type="string" calcext:value-type="string">
            <text:p>mrkt</text:p>
          </table:table-cell>
          <table:table-cell table:number-columns-repeated="2"/>
          <table:table-cell table:style-name="ce62" office:value-type="float" office:value="-260" calcext:value-type="float">
            <text:p>-26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62" office:value-type="float" office:value="-57.07" calcext:value-type="float">
            <text:p>-57,07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62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62" office:value-type="float" office:value="-190" calcext:value-type="float">
            <text:p>-19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ce115" office:value-type="string" calcext:value-type="string">
            <text:p>HAZİRAN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office:value-type="float" office:value="1380" calcext:value-type="float">
            <text:p>1.380,00</text:p>
          </table:table-cell>
          <table:table-cell table:style-name="ce25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438" calcext:value-type="float">
            <text:p>1.438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3.34" calcext:value-type="float">
            <text:p>23,34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5.3" calcext:value-type="float">
            <text:p>25,3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0])" office:value-type="float" office:value="17911" calcext:value-type="float">
            <text:p>17.911,00</text:p>
          </table:table-cell>
          <table:table-cell table:style-name="ce60" table:formula="of:=SUM([.E4:.E39])" office:value-type="float" office:value="-20977.52" calcext:value-type="float">
            <text:p>-20.977,52</text:p>
          </table:table-cell>
          <table:table-cell table:style-name="ce60" table:formula="of:=SUM([.F4:.F41])" office:value-type="float" office:value="19800" calcext:value-type="float">
            <text:p>19.800,00</text:p>
          </table:table-cell>
          <table:table-cell table:style-name="ce60" table:formula="of:=SUM([.G4:.G41])" office:value-type="float" office:value="-25248.52" calcext:value-type="float">
            <text:p>-25.248,52</text:p>
          </table:table-cell>
          <table:table-cell table:style-name="ce60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7" calcext:value-type="float">
            <text:p>-267,00</text:p>
          </table:table-cell>
          <table:table-cell table:style-name="ce42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4" calcext:value-type="float">
            <text:p>-504,00</text:p>
          </table:table-cell>
          <table:table-cell table:style-name="ce42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3]*-1" office:value-type="float" office:value="-110" calcext:value-type="float">
            <text:p>-110,00</text:p>
          </table:table-cell>
          <table:table-cell table:style-name="ce42"/>
          <table:table-cell table:style-name="ce42" office:value-type="float" office:value="-110" calcext:value-type="float">
            <text:p>-110,00</text:p>
          </table:table-cell>
          <table:table-cell table:style-name="ce42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9]" office:value-type="float" office:value="-4975.71" calcext:value-type="float">
            <text:p>-4.975,71</text:p>
          </table:table-cell>
          <table:table-cell table:style-name="ce42"/>
          <table:table-cell table:style-name="ce42" office:value-type="float" office:value="-4975.71" calcext:value-type="float">
            <text:p>-4.975,71</text:p>
          </table:table-cell>
          <table:table-cell table:style-name="ce42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0]" office:value-type="float" office:value="-221.54" calcext:value-type="float">
            <text:p>-221,54</text:p>
          </table:table-cell>
          <table:table-cell/>
          <table:table-cell table:style-name="ce42" office:value-type="float" office:value="-221.54" calcext:value-type="float">
            <text:p>-221,54</text:p>
          </table:table-cell>
          <table:table-cell table:style-name="ce42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table:style-name="ce63" office:value-type="string" calcext:value-type="string">
            <text:p>TUSDATA 1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2/12</text:p>
          </table:table-cell>
          <table:table-cell table:style-name="ce63" table:number-columns-repeated="2"/>
          <table:table-cell table:style-name="ce42" office:value-type="float" office:value="-670.27" calcext:value-type="float">
            <text:p>-670,27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 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 table:number-columns-repeated="3"/>
          <table:table-cell table:style-name="ce42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61"/>
          <table:table-cell/>
          <table:table-cell office:value-type="float" office:value="3000" calcext:value-type="float">
            <text:p>3000</text:p>
          </table:table-cell>
          <table:table-cell/>
          <table:table-cell table:style-name="ce42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61"/>
          <table:table-cell/>
          <table:table-cell table:style-name="ce42"/>
          <table:table-cell table:style-name="ce42" office:value-type="float" office:value="-3450" calcext:value-type="float">
            <text:p>-3.450,00</text:p>
          </table:table-cell>
          <table:table-cell table:style-name="ce42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2"/>
          <table:table-cell table:style-name="ce61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8/30 <text:s text:c="17"/>8*250 = 2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9/30 – 20/30 <text:s text:c="2"/>12*250 = 3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21/30-30/30 <text:s text:c="2"/>10*8845 = 88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anlaşma 31-3-2023 te yapıldı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8,78 <text:s text:c="4"/>= 3085,73 USD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31-3-2023 USD <text:s text:c="3"/>iş alış <text:s text:c="7"/>18,78 <text:s text:c="11"/>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31-3-2023 ALTIN İŞ ALIŞ 1179,83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8:.D55])" office:value-type="float" office:value="2838.01" calcext:value-type="float">
            <text:p>2.838,01</text:p>
          </table:table-cell>
          <table:table-cell table:style-name="ce76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42" office:value-type="float" office:value="510" calcext:value-type="float">
            <text:p>51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42" office:value-type="float" office:value="938.5" calcext:value-type="float">
            <text:p>938,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6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34.75" calcext:value-type="float">
            <text:p>-134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378.34" calcext:value-type="float">
            <text:p>-378,3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3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20" office:value-type="string" calcext:value-type="string">
            <text:p><text:s/>2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2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4" office:value-type="string" calcext:value-type="string">
            <text:p>çapa bıçak 24 ad</text:p>
          </table:table-cell>
          <table:table-cell table:style-name="ce64" table:number-columns-repeated="2"/>
          <table:table-cell table:style-name="ce62" office:value-type="float" office:value="-800" calcext:value-type="float">
            <text:p>-8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64" table:number-columns-repeated="2"/>
          <table:table-cell table:style-name="ce62" office:value-type="float" office:value="-294.9" calcext:value-type="float">
            <text:p>-29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62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table:number-columns-repeated="3"/>
          <table:table-cell table:style-name="ce62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62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62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62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62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76" table:formula="of:=SUM([.E81:.E106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4" office:value-type="string" calcext:value-type="string">
            <text:p>Belediye 17761</text:p>
          </table:table-cell>
          <table:table-cell table:style-name="ce64" table:number-columns-repeated="2"/>
          <table:table-cell table:style-name="ce62" office:value-type="float" office:value="-221.54" calcext:value-type="float">
            <text:p>-221,5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5">
          <table:table-cell table:style-name="ce56"/>
          <table:table-cell table:style-name="ce64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15" office:value-type="string" calcext:value-type="string">
            <text:p>MAYIS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88.25" calcext:value-type="float">
            <text:p>1.288,25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0.4752" calcext:value-type="float">
            <text:p>20,4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9024" calcext:value-type="float">
            <text:p>21,9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019"/>
        </table:table-row>
        <table:table-row table:style-name="ro3" table:number-rows-repeated="9">
          <table:table-cell table:style-name="ce56"/>
          <table:table-cell/>
          <table:table-cell table:style-name="ce25" table:number-columns-repeated="2"/>
          <table:table-cell table:style-name="ce50"/>
          <table:table-cell table:number-columns-repeated="1019"/>
        </table:table-row>
        <table:table-row table:style-name="ro3">
          <table:table-cell table:number-columns-repeated="3"/>
          <table:table-cell table:style-name="ce49"/>
          <table:table-cell table:style-name="ce42"/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/>
          <table:table-cell table:number-columns-repeated="1020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3" table:style-name="ta5">
        <table:table-column table:style-name="co33" table:default-cell-style-name="ce1"/>
        <table:table-column table:style-name="co42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5])" office:value-type="float" office:value="20911" calcext:value-type="float">
            <text:p>20.911,00</text:p>
          </table:table-cell>
          <table:table-cell table:style-name="ce60" table:formula="of:=SUM([.E4:.E26])" office:value-type="float" office:value="-54277.093" calcext:value-type="float">
            <text:p>-54.277,09</text:p>
          </table:table-cell>
          <table:table-cell table:style-name="ce60" table:formula="of:=SUM([.F4:.F36])" office:value-type="float" office:value="72630" calcext:value-type="float">
            <text:p>72.630,00</text:p>
          </table:table-cell>
          <table:table-cell table:style-name="ce60" table:formula="of:=SUM([.G4:.G36])" office:value-type="float" office:value="-58332.79" calcext:value-type="float">
            <text:p>-58.332,79</text:p>
          </table:table-cell>
          <table:table-cell table:style-name="ce60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7" calcext:value-type="float">
            <text:p>-207,00</text:p>
          </table:table-cell>
          <table:table-cell table:style-name="ce42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56" calcext:value-type="float">
            <text:p>-456,00</text:p>
          </table:table-cell>
          <table:table-cell table:style-name="ce42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3" office:value-type="string" calcext:value-type="string">
            <text:p>Aidat Marmara Royal Site 11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m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39.9" calcext:value-type="float">
            <text:p>-139,90</text:p>
          </table:table-cell>
          <table:table-cell table:style-name="ce42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/>
          <table:table-cell table:style-name="ce42" office:value-type="float" office:value="-1148" calcext:value-type="float">
            <text:p>-1.148,00</text:p>
          </table:table-cell>
          <table:table-cell table:style-name="ce42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93.5" calcext:value-type="float">
            <text:p>-93,50</text:p>
          </table:table-cell>
          <table:table-cell table:style-name="ce42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8]*-1" office:value-type="float" office:value="-107.14" calcext:value-type="float">
            <text:p>-107,14</text:p>
          </table:table-cell>
          <table:table-cell table:style-name="ce42"/>
          <table:table-cell table:style-name="ce42" office:value-type="float" office:value="-107.14" calcext:value-type="float">
            <text:p>-107,14</text:p>
          </table:table-cell>
          <table:table-cell table:style-name="ce42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4]" office:value-type="float" office:value="-5461.223" calcext:value-type="float">
            <text:p>-5.461,22</text:p>
          </table:table-cell>
          <table:table-cell table:style-name="ce42"/>
          <table:table-cell table:style-name="ce42" office:value-type="float" office:value="-5461.22" calcext:value-type="float">
            <text:p>-5.461,22</text:p>
          </table:table-cell>
          <table:table-cell table:style-name="ce42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78]" office:value-type="float" office:value="-31033.99" calcext:value-type="float">
            <text:p>-31.033,99</text:p>
          </table:table-cell>
          <table:table-cell table:style-name="ce42"/>
          <table:table-cell table:style-name="ce42" office:value-type="float" office:value="-31033.99" calcext:value-type="float">
            <text:p>-31.033,99</text:p>
          </table:table-cell>
          <table:table-cell table:style-name="ce42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/>
          <table:table-cell table:style-name="ce42" office:value-type="float" office:value="6000" calcext:value-type="float">
            <text:p>6.000,00</text:p>
          </table:table-cell>
          <table:table-cell table:style-name="ce42"/>
          <table:table-cell table:style-name="ce42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62" office:value-type="float" office:value="7500" calcext:value-type="float">
            <text:p>7.500,00</text:p>
          </table:table-cell>
          <table:table-cell table:style-name="ce42"/>
          <table:table-cell table:style-name="ce42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68" office:value-type="currency" office:currency="TRY" office:value="2000" calcext:value-type="currency">
            <text:p>₺2.000,00</text:p>
          </table:table-cell>
          <table:table-cell/>
          <table:table-cell table:style-name="ce62" office:value-type="float" office:value="2000" calcext:value-type="float">
            <text:p>2.000,00</text:p>
          </table:table-cell>
          <table:table-cell table:style-name="ce42"/>
          <table:table-cell table:style-name="ce42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2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61"/>
          <table:table-cell/>
          <table:table-cell table:style-name="ce42" office:value-type="float" office:value="13000" calcext:value-type="float">
            <text:p>13.000,00</text:p>
          </table:table-cell>
          <table:table-cell table:style-name="ce42"/>
          <table:table-cell table:style-name="ce42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lumba-&gt;hmb iş 13000 iade havale</text:p>
          </table:table-cell>
          <table:table-cell/>
          <table:table-cell table:style-name="ce61"/>
          <table:table-cell table:number-columns-repeated="3"/>
          <table:table-cell table:style-name="ce42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42" office:value-type="float" office:value="28080" calcext:value-type="float">
            <text:p>28.080,00</text:p>
          </table:table-cell>
          <table:table-cell table:style-name="ce42"/>
          <table:table-cell table:style-name="ce42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42"/>
          <table:table-cell table:style-name="ce42" office:value-type="float" office:value="-600" calcext:value-type="float">
            <text:p>-600,00</text:p>
          </table:table-cell>
          <table:table-cell table:style-name="ce42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42"/>
          <table:table-cell table:style-name="ce42" office:value-type="float" office:value="-1615.77" calcext:value-type="float">
            <text:p>-1.615,77</text:p>
          </table:table-cell>
          <table:table-cell table:style-name="ce42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62" office:value-type="float" office:value="6750" calcext:value-type="float">
            <text:p>6.750,00</text:p>
          </table:table-cell>
          <table:table-cell table:style-name="ce42"/>
          <table:table-cell table:style-name="ce62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3:.D50])" office:value-type="float" office:value="4161.94" calcext:value-type="float">
            <text:p>4.161,94</text:p>
          </table:table-cell>
          <table:table-cell table:style-name="ce76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42" office:value-type="float" office:value="835" calcext:value-type="float">
            <text:p>83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42" office:value-type="float" office:value="1240" calcext:value-type="float">
            <text:p>1.24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64"/>
          <table:table-cell table:style-name="ce64" office:value-type="string" calcext:value-type="string">
            <text:p><text:s/>5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397.47" calcext:value-type="float">
            <text:p>-397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80.92" calcext:value-type="float">
            <text:p>-80,9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49.323" calcext:value-type="float">
            <text:p>-49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2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20" office:value-type="string" calcext:value-type="string">
            <text:p><text:s/>1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61.31" calcext:value-type="float">
            <text:p>-161,3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37.93" calcext:value-type="float">
            <text:p>-137,9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21.99" calcext:value-type="float">
            <text:p>-121,9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43"/>
          <table:table-cell table:style-name="ce62" office:value-type="float" office:value="-94.85" calcext:value-type="float">
            <text:p>-94,8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43"/>
          <table:table-cell table:style-name="ce62" office:value-type="float" office:value="-456.1" calcext:value-type="float">
            <text:p>-456,1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43"/>
          <table:table-cell table:style-name="ce62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43"/>
          <table:table-cell table:style-name="ce62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43"/>
          <table:table-cell table:style-name="ce62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table:style-name="ce64" office:value-type="string" calcext:value-type="string">
            <text:p>yasemin okul</text:p>
          </table:table-cell>
          <table:table-cell table:style-name="ce64" table:number-columns-repeated="2"/>
          <table:table-cell table:style-name="ce62" office:value-type="float" office:value="-30374" calcext:value-type="float">
            <text:p>-30.374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8" calcext:value-type="date">
            <text:p>08.03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60" calcext:value-type="float">
            <text:p>-16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9" calcext:value-type="date">
            <text:p>09.03.2023</text:p>
          </table:table-cell>
          <table:table-cell table:style-name="ce64" office:value-type="string" calcext:value-type="string">
            <text:p>benzin çapa</text:p>
          </table:table-cell>
          <table:table-cell table:style-name="ce64" table:number-columns-repeated="2"/>
          <table:table-cell table:style-name="ce62" office:value-type="float" office:value="-160.04" calcext:value-type="float">
            <text:p>-160,0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10" calcext:value-type="float">
            <text:p>-11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table:style-name="ce64" office:value-type="string" calcext:value-type="string">
            <text:p>dnz kk et yğ soğn bbr</text:p>
          </table:table-cell>
          <table:table-cell table:style-name="ce64" table:number-columns-repeated="2"/>
          <table:table-cell table:style-name="ce62" office:value-type="float" office:value="-229.95" calcext:value-type="float">
            <text:p>-229,9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 table:number-rows-repeated="23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Nisan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65" calcext:value-type="float">
            <text:p>1.265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9.5" calcext:value-type="float">
            <text:p>19,5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41" calcext:value-type="float">
            <text:p>21,41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Nisan Bakiye</text:p>
          </table:table-cell>
          <table:table-cell table:style-name="ce42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_23" table:style-name="ta5">
        <table:table-column table:style-name="co19" table:default-cell-style-name="ce1"/>
        <table:table-column table:style-name="co34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3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36])" office:value-type="float" office:value="88189" calcext:value-type="float">
            <text:p>88.189,00</text:p>
          </table:table-cell>
          <table:table-cell table:style-name="ce60" table:formula="of:=SUM([.E5:.E35])" office:value-type="float" office:value="-24634.69" calcext:value-type="float">
            <text:p>-24.634,69</text:p>
          </table:table-cell>
          <table:table-cell table:style-name="ce60" table:formula="of:=SUM([.F4:.F36])" office:value-type="float" office:value="23139.34" calcext:value-type="float">
            <text:p>23.139,34</text:p>
          </table:table-cell>
          <table:table-cell table:style-name="ce60" table:formula="of:=SUM([.G5:.G40])" office:value-type="float" office:value="-33283.54" calcext:value-type="float">
            <text:p>-33.283,54</text:p>
          </table:table-cell>
          <table:table-cell table:style-name="ce60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4"/>
          <table:table-cell table:style-name="ce42"/>
          <table:table-cell table:style-name="ce42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table:style-name="ce49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42"/>
          <table:table-cell table:style-name="ce42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24" calcext:value-type="float">
            <text:p>-224,00</text:p>
          </table:table-cell>
          <table:table-cell table:style-name="ce42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61" calcext:value-type="float">
            <text:p>-461,00</text:p>
          </table:table-cell>
          <table:table-cell table:style-name="ce42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4" calcext:value-type="date">
            <text:p>14.03.2023</text:p>
          </table:table-cell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3" office:value-type="string" calcext:value-type="string">
            <text:p>Aidat Marmara Royal Site 10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2.15" calcext:value-type="float">
            <text:p>-672,15</text:p>
          </table:table-cell>
          <table:table-cell table:style-name="ce42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87.46" calcext:value-type="float">
            <text:p>-187,46</text:p>
          </table:table-cell>
          <table:table-cell table:style-name="ce42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464.5" calcext:value-type="float">
            <text:p>-1.464,50</text:p>
          </table:table-cell>
          <table:table-cell table:style-name="ce42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64.5" calcext:value-type="float">
            <text:p>-64,50</text:p>
          </table:table-cell>
          <table:table-cell table:style-name="ce42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3]*-1" office:value-type="float" office:value="-64.93" calcext:value-type="float">
            <text:p>-64,93</text:p>
          </table:table-cell>
          <table:table-cell table:style-name="ce42"/>
          <table:table-cell table:style-name="ce42" office:value-type="float" office:value="-64.93" calcext:value-type="float">
            <text:p>-64,93</text:p>
          </table:table-cell>
          <table:table-cell table:style-name="ce42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8]" office:value-type="float" office:value="-7675.4" calcext:value-type="float">
            <text:p>-7.675,40</text:p>
          </table:table-cell>
          <table:table-cell table:style-name="ce42"/>
          <table:table-cell table:style-name="ce42" office:value-type="float" office:value="-7675.38" calcext:value-type="float">
            <text:p>-7.675,38</text:p>
          </table:table-cell>
          <table:table-cell table:style-name="ce42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95]" office:value-type="float" office:value="-1174.72" calcext:value-type="float">
            <text:p>-1.174,72</text:p>
          </table:table-cell>
          <table:table-cell/>
          <table:table-cell table:style-name="ce42" office:value-type="float" office:value="-1174.72" calcext:value-type="float">
            <text:p>-1.174,72</text:p>
          </table:table-cell>
          <table:table-cell table:style-name="ce42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1621" calcext:value-type="float">
            <text:p>-1.621,00</text:p>
          </table:table-cell>
          <table:table-cell table:style-name="ce42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</text:p>
          </table:table-cell>
          <table:table-cell/>
          <table:table-cell table:style-name="ce25" office:value-type="float" office:value="2428" calcext:value-type="float">
            <text:p>2.428,00</text:p>
          </table:table-cell>
          <table:table-cell table:style-name="ce62"/>
          <table:table-cell table:style-name="ce42" table:number-columns-repeated="2"/>
          <table:table-cell table:style-name="ce42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89.34" calcext:value-type="float">
            <text:p>5.589,34</text:p>
          </table:table-cell>
          <table:table-cell table:style-name="ce42"/>
          <table:table-cell table:style-name="ce42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122" office:value-type="currency" office:currency="TRY" office:value="6500" calcext:value-type="currency">
            <text:p>₺6.500,00</text:p>
          </table:table-cell>
          <table:table-cell/>
          <table:table-cell table:style-name="ce73" office:value-type="float" office:value="6500" calcext:value-type="float">
            <text:p>6.500,00</text:p>
          </table:table-cell>
          <table:table-cell table:style-name="ce42"/>
          <table:table-cell table:style-name="ce42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61"/>
          <table:table-cell/>
          <table:table-cell table:style-name="ce42" office:value-type="float" office:value="4000" calcext:value-type="float">
            <text:p>4.000,00</text:p>
          </table:table-cell>
          <table:table-cell table:style-name="ce42"/>
          <table:table-cell table:style-name="ce42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61"/>
          <table:table-cell/>
          <table:table-cell table:style-name="ce42" office:value-type="float" office:value="400" calcext:value-type="float">
            <text:p>400,00</text:p>
          </table:table-cell>
          <table:table-cell table:style-name="ce42"/>
          <table:table-cell table:style-name="ce42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21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122"/>
          <table:table-cell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122"/>
          <table:table-cell table:number-columns-repeated="2"/>
          <table:table-cell table:style-name="ce42" office:value-type="float" office:value="-3450" calcext:value-type="float">
            <text:p>-3.450,00</text:p>
          </table:table-cell>
          <table:table-cell table:style-name="ce42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style-name="ce62"/>
          <table:table-cell/>
          <table:table-cell table:style-name="ce42"/>
          <table:table-cell table:style-name="ce42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61"/>
          <table:table-cell table:style-name="ce42" office:value-type="float" office:value="-294.9" calcext:value-type="float">
            <text:p>-294,90</text:p>
          </table:table-cell>
          <table:table-cell/>
          <table:table-cell table:style-name="ce42" office:value-type="float" office:value="-294.9" calcext:value-type="float">
            <text:p>-294,90</text:p>
          </table:table-cell>
          <table:table-cell table:style-name="ce42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61" office:value-type="currency" office:currency="TRY" office:value="70000" calcext:value-type="currency">
            <text:p>₺70.000,00</text:p>
          </table:table-cell>
          <table:table-cell/>
          <table:table-cell table:style-name="ce42" table:number-columns-repeated="2"/>
          <table:table-cell table:style-name="ce42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2"/>
          <table:table-cell table:style-name="ce42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62"/>
          <table:table-cell table:style-name="ce42"/>
          <table:table-cell table:style-name="ce42" office:value-type="float" office:value="-4800" calcext:value-type="float">
            <text:p>-4.800,00</text:p>
          </table:table-cell>
          <table:table-cell table:style-name="ce42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62"/>
          <table:table-cell table:style-name="ce42" office:value-type="float" office:value="1129" calcext:value-type="float">
            <text:p>1.129,00</text:p>
          </table:table-cell>
          <table:table-cell table:style-name="ce42" office:value-type="float" office:value="-1129" calcext:value-type="float">
            <text:p>-1.129,00</text:p>
          </table:table-cell>
          <table:table-cell table:style-name="ce42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style-name="ce42" office:value-type="string" calcext:value-type="string">
            <text:p>umut aylık +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 table:number-columns-repeated="3"/>
          <table:table-cell table:style-name="ce73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71"/>
          <table:table-cell table:style-name="ce13"/>
          <table:table-cell table:style-name="ce72"/>
          <table:table-cell table:style-name="ce13" table:number-columns-repeated="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3"/>
          <table:table-cell table:style-name="ce42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7:.D54])" office:value-type="float" office:value="3899.07" calcext:value-type="float">
            <text:p>3.899,07</text:p>
          </table:table-cell>
          <table:table-cell table:style-name="ce76" table:formula="of:=SUM([.E47:.E54])" office:value-type="float" office:value="3699.07" calcext:value-type="float">
            <text:p>3.699,0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42" office:value-type="float" office:value="933.16" calcext:value-type="float">
            <text:p>933,1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42" office:value-type="float" office:value="996.81" calcext:value-type="float">
            <text:p>996,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4"/>
          <table:table-cell table:style-name="ce64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office:value-type="float" office:value="64.93" calcext:value-type="float">
            <text:p>64,93</text:p>
          </table:table-cell>
          <table:table-cell table:style-name="ce64" office:value-type="float" office:value="64.93" calcext:value-type="float">
            <text:p>64,9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50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/>
          <table:table-cell table:style-name="ce61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123" table:formula="of:=SUM([.E59:.E92])" office:value-type="float" office:value="-7675.4" calcext:value-type="float">
            <text:p>-7.675,4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5/6</text:p>
          </table:table-cell>
          <table:table-cell table:style-name="ce64"/>
          <table:table-cell table:style-name="ce64" office:value-type="string" calcext:value-type="string">
            <text:p><text:s/>6 – 6</text:p>
          </table:table-cell>
          <table:table-cell table:style-name="ce6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5/6</text:p>
          </table:table-cell>
          <table:table-cell table:style-name="ce64"/>
          <table:table-cell table:style-name="ce64" office:value-type="string" calcext:value-type="string">
            <text:p><text:s/>6 – 6</text:p>
          </table:table-cell>
          <table:table-cell table:style-name="ce6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64"/>
          <table:table-cell table:style-name="ce64" office:value-type="string" calcext:value-type="string">
            <text:p><text:s/>4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62" office:value-type="float" office:value="-167.74" calcext:value-type="float">
            <text:p>-167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62" office:value-type="float" office:value="-169.33" calcext:value-type="float">
            <text:p>-169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43"/>
          <table:table-cell table:style-name="ce62" office:value-type="float" office:value="-150.32" calcext:value-type="float">
            <text:p>-150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43"/>
          <table:table-cell table:style-name="ce62" office:value-type="float" office:value="-171.76" calcext:value-type="float">
            <text:p>-171,7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43"/>
          <table:table-cell table:style-name="ce62" office:value-type="float" office:value="-119.42" calcext:value-type="float">
            <text:p>-119,4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62" office:value-type="float" office:value="-880.22" calcext:value-type="float">
            <text:p>-880,2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62" office:value-type="float" office:value="-218.24" calcext:value-type="float">
            <text:p>-218,2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62" office:value-type="float" office:value="-120.45" calcext:value-type="float">
            <text:p>-120,45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43"/>
          <table:table-cell table:style-name="ce62" office:value-type="float" office:value="-130.56" calcext:value-type="float">
            <text:p>-130,56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379" calcext:value-type="float">
            <text:p>-37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510" calcext:value-type="float">
            <text:p>-5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43"/>
          <table:table-cell table:style-name="ce62" office:value-type="float" office:value="-54.77" calcext:value-type="float">
            <text:p>-54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43"/>
          <table:table-cell table:style-name="ce62" office:value-type="float" office:value="-459" calcext:value-type="float">
            <text:p>-45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43"/>
          <table:table-cell table:style-name="ce62" office:value-type="float" office:value="-211" calcext:value-type="float">
            <text:p>-211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" calcext:value-type="float">
            <text:p>-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32.77" calcext:value-type="float">
            <text:p>-132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86.34" calcext:value-type="float">
            <text:p>-186,3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1 – 4</text:p>
          </table:table-cell>
          <table:table-cell table:style-name="ce62" office:value-type="float" office:value="-164.98" calcext:value-type="float">
            <text:p>-164,98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124" office:value-type="date" office:date-value="2023-02-25" calcext:value-type="date">
            <text:p>25.02.2023</text:p>
          </table:table-cell>
          <table:table-cell table:number-columns-repeated="2"/>
          <table:table-cell table:style-name="ce43"/>
          <table:table-cell table:style-name="ce125" office:value-type="string" calcext:value-type="string">
            <text:p>hesap kesim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96:.E109])" office:value-type="float" office:value="-1174.72" calcext:value-type="float">
            <text:p>-1174,7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4" office:value-type="string" calcext:value-type="string">
            <text:p>erenler pide <text:s/></text:p>
          </table:table-cell>
          <table:table-cell table:style-name="ce64" table:number-columns-repeated="2"/>
          <table:table-cell table:style-name="ce62" office:value-type="float" office:value="-122.33" calcext:value-type="float">
            <text:p>-122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4" office:value-type="string" calcext:value-type="string">
            <text:p>trafik cezası atila</text:p>
          </table:table-cell>
          <table:table-cell table:style-name="ce64" table:number-columns-repeated="2"/>
          <table:table-cell table:style-name="ce62" office:value-type="float" office:value="-713.25" calcext:value-type="float">
            <text:p>-713,2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41.98" calcext:value-type="float">
            <text:p>-41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2" calcext:value-type="date">
            <text:p>22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130.93" calcext:value-type="float">
            <text:p>-130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3" calcext:value-type="date">
            <text:p>23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166.23" calcext:value-type="float">
            <text:p>-166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124" office:value-type="date" office:date-value="2023-02-24" calcext:value-type="date">
            <text:p>24.02.2023</text:p>
          </table:table-cell>
          <table:table-cell/>
          <table:table-cell table:style-name="ce64" table:number-columns-repeated="2"/>
          <table:table-cell table:style-name="ce125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6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Mart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0.59" calcext:value-type="float">
            <text:p>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179.83" calcext:value-type="float">
            <text:p>1.179,83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8.78" calcext:value-type="float">
            <text:p>18,7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0.36" calcext:value-type="float">
            <text:p>20,36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rt çıkışı</text:p>
          </table:table-cell>
          <table:table-cell table:style-name="ce42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3" table:style-name="ta5">
        <table:table-column table:style-name="co18" table:default-cell-style-name="ce1"/>
        <table:table-column table:style-name="co44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default-cell-style-name="ce1"/>
        <table:table-row table:style-name="ro3">
          <table:table-cell table:number-columns-repeated="5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60" table:formula="of:=SUM([.F4:.F43])" office:value-type="float" office:value="26990.01" calcext:value-type="float">
            <text:p>26.990,01</text:p>
          </table:table-cell>
          <table:table-cell table:style-name="ce60" table:formula="of:=SUM([.G4:.G43])" office:value-type="float" office:value="-77441.49" calcext:value-type="float">
            <text:p>-77.441,49</text:p>
          </table:table-cell>
          <table:table-cell table:style-name="ce60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4" calcext:value-type="float">
            <text:p>-264,00</text:p>
          </table:table-cell>
          <table:table-cell table:style-name="ce42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31" calcext:value-type="float">
            <text:p>-531,00</text:p>
          </table:table-cell>
          <table:table-cell table:style-name="ce42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076.29" calcext:value-type="float">
            <text:p>-3.076,29</text:p>
          </table:table-cell>
          <table:table-cell/>
          <table:table-cell table:style-name="ce42" office:value-type="float" office:value="-3076.29" calcext:value-type="float">
            <text:p>-3.076,29</text:p>
          </table:table-cell>
          <table:table-cell table:style-name="ce42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table:style-name="ce126" office:value-type="string" calcext:value-type="string">
            <text:p>SnyF-M.Kipel Ocak Ayı kirası</text:p>
          </table:table-cell>
          <table:table-cell table:style-name="ce126"/>
          <table:table-cell table:style-name="ce127"/>
          <table:table-cell table:style-name="ce128"/>
          <table:table-cell table:style-name="ce129" office:value-type="float" office:value="6920" calcext:value-type="float">
            <text:p>6.920,00</text:p>
          </table:table-cell>
          <table:table-cell table:style-name="ce42"/>
          <table:table-cell table:style-name="ce42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126" office:value-type="string" calcext:value-type="string">
            <text:p>Doğuş Kira 6/12-2023-24</text:p>
          </table:table-cell>
          <table:table-cell table:style-name="ce126" office:value-type="string" calcext:value-type="string">
            <text:p>bankadan</text:p>
          </table:table-cell>
          <table:table-cell table:style-name="ce127"/>
          <table:table-cell table:style-name="ce128"/>
          <table:table-cell table:style-name="ce129" office:value-type="float" office:value="6000" calcext:value-type="float">
            <text:p>6.000,00</text:p>
          </table:table-cell>
          <table:table-cell table:style-name="ce42"/>
          <table:table-cell table:style-name="ce42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4657.2" calcext:value-type="float">
            <text:p>-4.657,20</text:p>
          </table:table-cell>
          <table:table-cell table:style-name="ce42"/>
          <table:table-cell table:style-name="ce42" office:value-type="float" office:value="-4657.21" calcext:value-type="float">
            <text:p>-4.657,21</text:p>
          </table:table-cell>
          <table:table-cell table:style-name="ce42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42"/>
          <table:table-cell table:style-name="ce42" office:value-type="float" office:value="-5000" calcext:value-type="float">
            <text:p>-5.000,00</text:p>
          </table:table-cell>
          <table:table-cell table:style-name="ce42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0.27" calcext:value-type="float">
            <text:p>-670,27</text:p>
          </table:table-cell>
          <table:table-cell table:style-name="ce42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02.03" calcext:value-type="float">
            <text:p>-102,03</text:p>
          </table:table-cell>
          <table:table-cell table:style-name="ce42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61"/>
          <table:table-cell table:style-name="ce42" office:value-type="float" office:value="-2667" calcext:value-type="float">
            <text:p>-2.667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8]*-1" office:value-type="float" office:value="-87.69" calcext:value-type="float">
            <text:p>-87,69</text:p>
          </table:table-cell>
          <table:table-cell/>
          <table:table-cell table:style-name="ce42" table:formula="of:=[.D58]*-1" office:value-type="float" office:value="-87.69" calcext:value-type="float">
            <text:p>-87,69</text:p>
          </table:table-cell>
          <table:table-cell table:style-name="ce42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table:style-name="ce65" office:value-type="string" calcext:value-type="string">
            <text:p>İstanbuldan gül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Elektrik 8758480300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95" calcext:value-type="float">
            <text:p>-95,00</text:p>
          </table:table-cell>
          <table:table-cell table:style-name="ce42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4" office:value-type="string" calcext:value-type="string">
            <text:p>Doğalgaz 800004222954 Kümbet D10</text:p>
          </table:table-cell>
          <table:table-cell/>
          <table:table-cell table:style-name="ce64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872.5" calcext:value-type="float">
            <text:p>-1.872,50</text:p>
          </table:table-cell>
          <table:table-cell table:style-name="ce42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99.5" calcext:value-type="float">
            <text:p>-99,50</text:p>
          </table:table-cell>
          <table:table-cell table:style-name="ce42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/>
          <table:table-cell table:style-name="ce62"/>
          <table:table-cell table:style-name="ce42"/>
          <table:table-cell table:style-name="ce42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 table:style-name="ce42"/>
          <table:table-cell table:style-name="ce42" office:value-type="float" office:value="5570.01" calcext:value-type="float">
            <text:p>5.570,01</text:p>
          </table:table-cell>
          <table:table-cell table:style-name="ce42"/>
          <table:table-cell table:style-name="ce42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/>
          <table:table-cell table:style-name="ce62" table:number-columns-repeated="2"/>
          <table:table-cell table:style-name="ce42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42" office:value-type="float" office:value="-30374" calcext:value-type="float">
            <text:p>-30.374,00</text:p>
          </table:table-cell>
          <table:table-cell table:style-name="ce42" table:number-columns-repeated="2"/>
          <table:table-cell table:style-name="ce42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42"/>
          <table:table-cell table:style-name="ce42" office:value-type="float" office:value="-5040" calcext:value-type="float">
            <text:p>-5.040,00</text:p>
          </table:table-cell>
          <table:table-cell table:style-name="ce42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3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61"/>
          <table:table-cell table:style-name="ce1"/>
          <table:table-cell/>
          <table:table-cell table:style-name="ce42"/>
          <table:table-cell table:style-name="ce42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09" office:value-type="string" calcext:value-type="string">
            <text:p>Metin Elektrik Teminat 1200 – 6/6 200 TL</text:p>
          </table:table-cell>
          <table:table-cell table:style-name="ce64" table:number-columns-repeated="2"/>
          <table:table-cell table:style-name="ce1"/>
          <table:table-cell table:number-columns-repeated="2"/>
          <table:table-cell table:style-name="ce42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61"/>
          <table:table-cell table:number-columns-repeated="2"/>
          <table:table-cell table:style-name="ce42" office:value-type="float" office:value="-1368" calcext:value-type="float">
            <text:p>-1.368,00</text:p>
          </table:table-cell>
          <table:table-cell table:style-name="ce42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42"/>
          <table:table-cell/>
          <table:table-cell table:style-name="ce42"/>
          <table:table-cell table:style-name="ce42" office:value-type="float" office:value="-6920" calcext:value-type="float">
            <text:p>-6.920,00</text:p>
          </table:table-cell>
          <table:table-cell table:style-name="ce42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style-name="ce42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 table:style-name="ce42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 office:value-type="date" office:date-value="2022-03-30" calcext:value-type="date">
            <text:p>30.03.2022</text:p>
          </table:table-cell>
          <table:table-cell table:style-name="ce109" office:value-type="string" calcext:value-type="string">
            <text:p>SnyF-Kynkçı Merdal 12/12-2022-23</text:p>
          </table:table-cell>
          <table:table-cell table:style-name="ce109"/>
          <table:table-cell table:style-name="ce109" office:value-type="string" calcext:value-type="string">
            <text:p>2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13" office:value-type="date" office:date-value="2022-10-10" calcext:value-type="date">
            <text:p>10.10.2022</text:p>
          </table:table-cell>
          <table:table-cell table:style-name="ce109" office:value-type="string" calcext:value-type="string">
            <text:p>snyA Ayhan Tüfek 42000-40000</text:p>
          </table:table-cell>
          <table:table-cell table:style-name="ce111"/>
          <table:table-cell table:style-name="ce109" office:value-type="string" calcext:value-type="string">
            <text:p>%57,14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13"/>
          <table:table-cell table:style-name="ce109" office:value-type="string" calcext:value-type="string">
            <text:p>cihan oto 12-1 ay teminattan kalan</text:p>
          </table:table-cell>
          <table:table-cell table:style-name="ce111"/>
          <table:table-cell table:style-name="ce109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/>
          <table:table-cell/>
          <table:table-cell table:style-name="ce13" table:number-columns-repeated="2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4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64"/>
          <table:table-cell table:style-name="ce131"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64"/>
          <table:table-cell table:style-name="ce64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132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5/6</text:p>
          </table:table-cell>
          <table:table-cell table:style-name="ce64"/>
          <table:table-cell table:style-name="ce6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5/6</text:p>
          </table:table-cell>
          <table:table-cell table:style-name="ce64"/>
          <table:table-cell table:style-name="ce6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64"/>
          <table:table-cell table:style-name="ce6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3/3</text:p>
          </table:table-cell>
          <table:table-cell table:style-name="ce64"/>
          <table:table-cell table:style-name="ce63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64" table:number-columns-repeated="2"/>
          <table:table-cell office:value-type="float" office:value="-76.3" calcext:value-type="float">
            <text:p>-76,3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132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2-24" calcext:value-type="date">
            <text:p>24.12.2022</text:p>
          </table:table-cell>
          <table:table-cell table:style-name="ce64" office:value-type="string" calcext:value-type="string">
            <text:p>erenler pide 12- kkdnz01</text:p>
          </table:table-cell>
          <table:table-cell table:style-name="ce64" table:number-columns-repeated="2"/>
          <table:table-cell office:value-type="float" office:value="-136.19" calcext:value-type="float">
            <text:p>-136,1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4" office:value-type="string" calcext:value-type="string">
            <text:p>erenler pide 12- kkdnz02</text:p>
          </table:table-cell>
          <table:table-cell table:style-name="ce64" table:number-columns-repeated="2"/>
          <table:table-cell office:value-type="float" office:value="-193.47" calcext:value-type="float">
            <text:p>-193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toyota rav4 yağ-filtre</text:p>
          </table:table-cell>
          <table:table-cell table:style-name="ce64" table:number-columns-repeated="2"/>
          <table:table-cell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erenler pide 12- kkdnz03</text:p>
          </table:table-cell>
          <table:table-cell table:style-name="ce64" table:number-columns-repeated="2"/>
          <table:table-cell office:value-type="float" office:value="-206.27" calcext:value-type="float">
            <text:p>-206,2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8" calcext:value-type="date">
            <text:p>28.12.2022</text:p>
          </table:table-cell>
          <table:table-cell table:style-name="ce64" office:value-type="string" calcext:value-type="string">
            <text:p>erenler pide 12- kkdnz04</text:p>
          </table:table-cell>
          <table:table-cell table:style-name="ce64" table:number-columns-repeated="2"/>
          <table:table-cell office:value-type="float" office:value="-146.44" calcext:value-type="float">
            <text:p>-146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1" calcext:value-type="date">
            <text:p>01.01.2023</text:p>
          </table:table-cell>
          <table:table-cell table:style-name="ce64" office:value-type="string" calcext:value-type="string">
            <text:p>sivas yemek</text:p>
          </table:table-cell>
          <table:table-cell table:style-name="ce64" table:number-columns-repeated="2"/>
          <table:table-cell office:value-type="float" office:value="-340" calcext:value-type="float">
            <text:p>-34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7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4" calcext:value-type="date">
            <text:p>04.01.2023</text:p>
          </table:table-cell>
          <table:table-cell table:style-name="ce7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5" calcext:value-type="date">
            <text:p>05.01.2023</text:p>
          </table:table-cell>
          <table:table-cell table:style-name="ce7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Şubat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7]*[.C117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8]*[.C118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1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42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" table:formula="of:=SUM([.E112:.E122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5">
        <table:table-column table:style-name="co15" table:default-cell-style-name="ce1"/>
        <table:table-column table:style-name="co16" table:default-cell-style-name="ce1"/>
        <table:table-column table:style-name="co45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OCA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27])" office:value-type="float" office:value="13261" calcext:value-type="float">
            <text:p>13.261,00</text:p>
          </table:table-cell>
          <table:table-cell table:style-name="ce60" table:formula="of:=SUM([.E5:.E27])" office:value-type="float" office:value="-22808.31" calcext:value-type="float">
            <text:p>-22.808,31</text:p>
          </table:table-cell>
          <table:table-cell table:style-name="ce60" table:formula="of:=SUM([.F4:.F28])" office:value-type="float" office:value="8049.2" calcext:value-type="float">
            <text:p>8.049,20</text:p>
          </table:table-cell>
          <table:table-cell table:style-name="ce60" table:formula="of:=SUM([.G4:.G28])" office:value-type="float" office:value="-23047.62" calcext:value-type="float">
            <text:p>-23.047,62</text:p>
          </table:table-cell>
          <table:table-cell table:style-name="ce60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30" calcext:value-type="float">
            <text:p>-230,00</text:p>
          </table:table-cell>
          <table:table-cell table:style-name="ce42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3" calcext:value-type="float">
            <text:p>-523,00</text:p>
          </table:table-cell>
          <table:table-cell table:style-name="ce42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3" office:value-type="string" calcext:value-type="string">
            <text:p>Aidat Marmara Royal Site 8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4.74" calcext:value-type="float">
            <text:p>-674,74</text:p>
          </table:table-cell>
          <table:table-cell table:style-name="ce42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53.05" calcext:value-type="float">
            <text:p>-153,05</text:p>
          </table:table-cell>
          <table:table-cell table:style-name="ce42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-87" calcext:value-type="float">
            <text:p>-87,00</text:p>
          </table:table-cell>
          <table:table-cell table:style-name="ce42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560" calcext:value-type="float">
            <text:p>-1.560,00</text:p>
          </table:table-cell>
          <table:table-cell table:style-name="ce42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office:value-type="float" office:value="-200" calcext:value-type="float">
            <text:p>-200,00</text:p>
          </table:table-cell>
          <table:table-cell/>
          <table:table-cell table:style-name="ce42" office:value-type="float" office:value="-183.26" calcext:value-type="float">
            <text:p>-183,26</text:p>
          </table:table-cell>
          <table:table-cell table:style-name="ce42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8]" office:value-type="float" office:value="-7233.57" calcext:value-type="float">
            <text:p>-7.233,57</text:p>
          </table:table-cell>
          <table:table-cell table:style-name="ce42"/>
          <table:table-cell table:style-name="ce42" office:value-type="float" office:value="-7233.57" calcext:value-type="float">
            <text:p>-7.233,57</text:p>
          </table:table-cell>
          <table:table-cell table:style-name="ce42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 işten havale</text:p>
          </table:table-cell>
          <table:table-cell table:number-columns-repeated="2"/>
          <table:table-cell table:style-name="ce25"/>
          <table:table-cell table:number-columns-repeated="2"/>
          <table:table-cell table:style-name="ce42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62"/>
          <table:table-cell table:style-name="ce42" office:value-type="float" office:value="1500" calcext:value-type="float">
            <text:p>1.500,00</text:p>
          </table:table-cell>
          <table:table-cell table:style-name="ce42"/>
          <table:table-cell table:style-name="ce42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49.2" calcext:value-type="float">
            <text:p>5.549,20</text:p>
          </table:table-cell>
          <table:table-cell table:style-name="ce42"/>
          <table:table-cell table:style-name="ce42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13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109" office:value-type="string" calcext:value-type="string">
            <text:p>Kira snyG Metin ÇELİK 4/8 31-12-2022</text:p>
          </table:table-cell>
          <table:table-cell table:style-name="ce109"/>
          <table:table-cell table:style-name="ce133" office:value-type="currency" office:currency="TRY" office:value="1000" calcext:value-type="currency">
            <text:p>₺1.000,00</text:p>
          </table:table-cell>
          <table:table-cell/>
          <table:table-cell table:style-name="ce73" office:value-type="float" office:value="1000" calcext:value-type="float">
            <text:p>1.000,00</text:p>
          </table:table-cell>
          <table:table-cell table:style-name="ce42"/>
          <table:table-cell table:style-name="ce42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 office:value-type="date" office:date-value="2022-03-30" calcext:value-type="date">
            <text:p>30.03.2022</text:p>
          </table:table-cell>
          <table:table-cell table:style-name="ce109" office:value-type="string" calcext:value-type="string">
            <text:p>SnyF-Kynkçı Merdal 12/12-2022-23</text:p>
          </table:table-cell>
          <table:table-cell table:style-name="ce109"/>
          <table:table-cell table:style-name="ce109" office:value-type="string" calcext:value-type="string">
            <text:p>3 aylık kira bedeli</text:p>
          </table:table-cell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13" office:value-type="date" office:date-value="2022-10-10" calcext:value-type="date">
            <text:p>10.10.2022</text:p>
          </table:table-cell>
          <table:table-cell table:style-name="ce109" office:value-type="string" calcext:value-type="string">
            <text:p>snyA Ayhan Tüfek 42000-40000</text:p>
          </table:table-cell>
          <table:table-cell table:style-name="ce111"/>
          <table:table-cell table:style-name="ce109" office:value-type="string" calcext:value-type="string">
            <text:p>%57,14 aylık kira bedeli</text:p>
          </table:table-cell>
          <table:table-cell table:style-name="ce109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13"/>
          <table:table-cell table:style-name="ce109" office:value-type="string" calcext:value-type="string">
            <text:p>cihan oto 12 ay teminattan kalan</text:p>
          </table:table-cell>
          <table:table-cell table:style-name="ce111"/>
          <table:table-cell table:style-name="ce109"/>
          <table:table-cell table:style-name="ce109" office:value-type="float" office:value="100" calcext:value-type="float">
            <text:p>1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6:.D43])" office:value-type="float" office:value="6130.21" calcext:value-type="float">
            <text:p>6.130,21</text:p>
          </table:table-cell>
          <table:table-cell table:style-name="ce76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73" office:value-type="float" office:value="1222" calcext:value-type="float">
            <text:p>1.22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1264.87" calcext:value-type="float">
            <text:p>1.264,87</text:p>
          </table:table-cell>
          <table:table-cell table:style-name="ce42" office:value-type="float" office:value="1265" calcext:value-type="float">
            <text:p>1.26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366.02" calcext:value-type="float">
            <text:p>366,02</text:p>
          </table:table-cell>
          <table:table-cell table:style-name="ce42" office:value-type="float" office:value="366" calcext:value-type="float">
            <text:p>366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bankadan havale</text:p>
          </table:table-cell>
          <table:table-cell/>
          <table:table-cell table:style-name="ce25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bankadan havale</text:p>
          </table:table-cell>
          <table:table-cell/>
          <table:table-cell table:style-name="ce25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64"/>
          <table:table-cell table:style-name="ce134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 office:value-type="float" office:value="183.26" calcext:value-type="float">
            <text:p>183,26</text:p>
          </table:table-cell>
          <table:table-cell table:style-name="ce64" office:value-type="float" office:value="183.26" calcext:value-type="float">
            <text:p>183,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4/6</text:p>
          </table:table-cell>
          <table:table-cell table:style-name="ce64"/>
          <table:table-cell table:style-name="ce64" office:value-type="string" calcext:value-type="string">
            <text:p><text:s/>4 – 6</text:p>
          </table:table-cell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4/6</text:p>
          </table:table-cell>
          <table:table-cell table:style-name="ce64"/>
          <table:table-cell table:style-name="ce64" office:value-type="string" calcext:value-type="string">
            <text:p><text:s/>4 – 6</text:p>
          </table:table-cell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64"/>
          <table:table-cell table:style-name="ce64" office:value-type="string" calcext:value-type="string">
            <text:p><text:s/>2 – 9</text:p>
          </table:table-cell>
          <table:table-cell table:style-name="ce4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2/3</text:p>
          </table:table-cell>
          <table:table-cell table:style-name="ce64"/>
          <table:table-cell table:style-name="ce63" office:value-type="string" calcext:value-type="string">
            <text:p><text:s/>2 – 3</text:p>
          </table:table-cell>
          <table:table-cell table:style-name="ce42"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58" office:value-type="string" calcext:value-type="string">
            <text:p>erenler pide 12- k1</text:p>
          </table:table-cell>
          <table:table-cell table:number-columns-repeated="2"/>
          <table:table-cell table:style-name="ce42" office:value-type="float" office:value="-182.4" calcext:value-type="float">
            <text:p>-182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ev internet</text:p>
          </table:table-cell>
          <table:table-cell table:number-columns-repeated="2"/>
          <table:table-cell table:style-name="ce42" office:value-type="float" office:value="-74.9" calcext:value-type="float">
            <text:p>-7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table:style-name="ce58" office:value-type="string" calcext:value-type="string">
            <text:p>erenler pide 12- k2</text:p>
          </table:table-cell>
          <table:table-cell table:number-columns-repeated="2"/>
          <table:table-cell table:style-name="ce42" office:value-type="float" office:value="-137.89" calcext:value-type="float">
            <text:p>-137,8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4" office:value-type="string" calcext:value-type="string">
            <text:p>ayfer kurt ???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4" office:value-type="string" calcext:value-type="string">
            <text:p>erenler</text:p>
          </table:table-cell>
          <table:table-cell table:style-name="ce64" table:number-columns-repeated="2"/>
          <table:table-cell table:style-name="ce42" office:value-type="float" office:value="-142.64" calcext:value-type="float">
            <text:p>-142,6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79" office:value-type="string" calcext:value-type="string">
            <text:p>erenler pide 12- k3</text:p>
          </table:table-cell>
          <table:table-cell table:style-name="ce64" table:number-columns-repeated="2"/>
          <table:table-cell table:style-name="ce42" office:value-type="float" office:value="-148.47" calcext:value-type="float">
            <text:p>-148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79" office:value-type="string" calcext:value-type="string">
            <text:p>erenler pide 12- k4</text:p>
          </table:table-cell>
          <table:table-cell table:style-name="ce64" table:number-columns-repeated="2"/>
          <table:table-cell table:style-name="ce42" office:value-type="float" office:value="-142.77" calcext:value-type="float">
            <text:p>-142,7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aşıkbaba</text:p>
          </table:table-cell>
          <table:table-cell table:style-name="ce64" table:number-columns-repeated="2"/>
          <table:table-cell table:style-name="ce42" office:value-type="float" office:value="-334.55" calcext:value-type="float">
            <text:p>-334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tokat avm yunus</text:p>
          </table:table-cell>
          <table:table-cell table:style-name="ce64" table:number-columns-repeated="2"/>
          <table:table-cell table:style-name="ce42" office:value-type="float" office:value="-148.75" calcext:value-type="float">
            <text:p>-148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benzin audi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table:style-name="ce64" office:value-type="string" calcext:value-type="string">
            <text:p>yunus</text:p>
          </table:table-cell>
          <table:table-cell table:style-name="ce64" table:number-columns-repeated="2"/>
          <table:table-cell table:style-name="ce42" office:value-type="float" office:value="-223.23" calcext:value-type="float">
            <text:p>-223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9" calcext:value-type="date">
            <text:p>09.12.2022</text:p>
          </table:table-cell>
          <table:table-cell table:style-name="ce79" office:value-type="string" calcext:value-type="string">
            <text:p>erenler pide 12- k5</text:p>
          </table:table-cell>
          <table:table-cell table:style-name="ce64" table:number-columns-repeated="2"/>
          <table:table-cell table:style-name="ce42" office:value-type="float" office:value="-218.37" calcext:value-type="float">
            <text:p>-218,3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0" calcext:value-type="date">
            <text:p>10.12.2022</text:p>
          </table:table-cell>
          <table:table-cell table:style-name="ce79" office:value-type="string" calcext:value-type="string">
            <text:p>erenler pide 12- k6</text:p>
          </table:table-cell>
          <table:table-cell table:style-name="ce64" table:number-columns-repeated="2"/>
          <table:table-cell table:style-name="ce42" office:value-type="float" office:value="-209.35" calcext:value-type="float">
            <text:p>-209,3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79" office:value-type="string" calcext:value-type="string">
            <text:p>erenler pide 12- k7</text:p>
          </table:table-cell>
          <table:table-cell table:number-columns-repeated="2"/>
          <table:table-cell table:style-name="ce42" office:value-type="float" office:value="-202.93" calcext:value-type="float">
            <text:p>-202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4" calcext:value-type="date">
            <text:p>14.12.2022</text:p>
          </table:table-cell>
          <table:table-cell table:style-name="ce79" office:value-type="string" calcext:value-type="string">
            <text:p>erenler pide 12- k8</text:p>
          </table:table-cell>
          <table:table-cell table:style-name="ce64" table:number-columns-repeated="2"/>
          <table:table-cell table:style-name="ce42" office:value-type="float" office:value="-167.75" calcext:value-type="float">
            <text:p>-167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table:style-name="ce58" office:value-type="string" calcext:value-type="string">
            <text:p>erenler pide 12- k9</text:p>
          </table:table-cell>
          <table:table-cell table:number-columns-repeated="2"/>
          <table:table-cell table:style-name="ce42" office:value-type="float" office:value="-221.18" calcext:value-type="float">
            <text:p>-221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audi benzin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yunus market</text:p>
          </table:table-cell>
          <table:table-cell table:style-name="ce64" table:number-columns-repeated="2"/>
          <table:table-cell table:style-name="ce42" office:value-type="float" office:value="-268.73" calcext:value-type="float">
            <text:p>-268,7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kuruymş</text:p>
          </table:table-cell>
          <table:table-cell table:style-name="ce64" table:number-columns-repeated="2"/>
          <table:table-cell table:style-name="ce42" office:value-type="float" office:value="-140.9" calcext:value-type="float">
            <text:p>-140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erenler pide 12- k10</text:p>
          </table:table-cell>
          <table:table-cell table:style-name="ce64" table:number-columns-repeated="2"/>
          <table:table-cell table:style-name="ce42" office:value-type="float" office:value="-138.4" calcext:value-type="float">
            <text:p>-138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0" calcext:value-type="date">
            <text:p>20.12.2022</text:p>
          </table:table-cell>
          <table:table-cell table:style-name="ce58" office:value-type="string" calcext:value-type="string">
            <text:p>erenler pide 12- k11</text:p>
          </table:table-cell>
          <table:table-cell table:style-name="ce64" table:number-columns-repeated="2"/>
          <table:table-cell table:style-name="ce42" office:value-type="float" office:value="-277.5" calcext:value-type="float">
            <text:p>-277,5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1" calcext:value-type="date">
            <text:p>21.12.2022</text:p>
          </table:table-cell>
          <table:table-cell table:style-name="ce58" office:value-type="string" calcext:value-type="string">
            <text:p>erenler pide 12- k12</text:p>
          </table:table-cell>
          <table:table-cell table:style-name="ce64" table:number-columns-repeated="2"/>
          <table:table-cell table:style-name="ce42" office:value-type="float" office:value="-166.62" calcext:value-type="float">
            <text:p>-166,6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2" calcext:value-type="date">
            <text:p>22.12.2022</text:p>
          </table:table-cell>
          <table:table-cell table:style-name="ce64" office:value-type="string" calcext:value-type="string">
            <text:p>2240 vodafon</text:p>
          </table:table-cell>
          <table:table-cell table:style-name="ce64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3" calcext:value-type="date">
            <text:p>23.12.2022</text:p>
          </table:table-cell>
          <table:table-cell table:style-name="ce58" office:value-type="string" calcext:value-type="string">
            <text:p>erenler pide 12- k13</text:p>
          </table:table-cell>
          <table:table-cell table:style-name="ce64" table:number-columns-repeated="2"/>
          <table:table-cell table:style-name="ce42" office:value-type="float" office:value="-192" calcext:value-type="float">
            <text:p>-192,00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2 Ocak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117]*[.C117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118]*[.C118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1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K-_2022" table:style-name="ta2">
        <table:table-column table:style-name="co46" table:default-cell-style-name="ce1"/>
        <table:table-column table:style-name="co23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7" table:default-cell-style-name="ce25"/>
        <table:table-column table:style-name="co10" table:default-cell-style-name="ce25"/>
        <table:table-column table:style-name="co48" table:default-cell-style-name="ce25"/>
        <table:table-column table:style-name="co49" table:default-cell-style-name="ce1"/>
        <table:table-column table:style-name="co14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099999999999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8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7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22_12.D2]" office:value-type="float" office:value="15475.96" calcext:value-type="float">
            <text:p>15.475,96</text:p>
          </table:table-cell>
          <table:table-cell table:style-name="ce15" table:formula="of:=[22_12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22_12.F2]" office:value-type="float" office:value="22052.39" calcext:value-type="float">
            <text:p>22.052,39</text:p>
          </table:table-cell>
          <table:table-cell table:style-name="ce15" table:formula="of:=[22_12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table:formula="of:=SUM([.B3:.B14])" office:value-type="float" office:value="446314.05" calcext:value-type="float">
            <text:p>446.314,05</text:p>
          </table:table-cell>
          <table:table-cell table:style-name="ce31" table:formula="of:=SUM([.C3:.C14])" office:value-type="float" office:value="-262242.81" calcext:value-type="float">
            <text:p>-262.242,81</text:p>
          </table:table-cell>
          <table:table-cell table:style-name="ce135" table:formula="of:=[.B15]+[.C15]" office:value-type="float" office:value="184071.24" calcext:value-type="float">
            <text:p>184.071,24</text:p>
          </table:table-cell>
          <table:table-cell table:style-name="ce30" table:formula="of:=SUM([.E3:.E14])" office:value-type="float" office:value="545372.04" calcext:value-type="float">
            <text:p>545.372,04</text:p>
          </table:table-cell>
          <table:table-cell table:style-name="ce31" table:formula="of:=SUM([.F3:.F14])" office:value-type="float" office:value="-316596.7" calcext:value-type="float">
            <text:p>-316.596,70</text:p>
          </table:table-cell>
          <table:table-cell table:style-name="ce135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table:formula="of:=SUM([.J9:.J14])" office:value-type="float" office:value="351" calcext:value-type="float">
            <text:p>351</text:p>
          </table:table-cell>
          <table:table-cell table:style-name="ce34" table:formula="of:=SUM([.K9:.K14])" office:value-type="float" office:value="82.38321" calcext:value-type="float">
            <text:p>82,38</text:p>
          </table:table-cell>
          <table:table-cell table:style-name="ce34" table:formula="of:=SUM([.L9:.L14])" office:value-type="float" office:value="268.61679" calcext:value-type="float">
            <text:p>268,62</text:p>
          </table:table-cell>
          <table:table-cell table:style-name="ce34" table:formula="of:=SUM([.M3:.M14])" office:value-type="float" office:value="86.05" calcext:value-type="float">
            <text:p>86,05</text:p>
          </table:table-cell>
          <table:table-cell table:style-name="ce34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6" office:value-type="float" office:value="12" calcext:value-type="float">
            <text:p>Tpl / 12</text:p>
          </table:table-cell>
          <table:table-cell table:style-name="ce137" table:formula="of:=[.B15]/[.A16]" office:value-type="float" office:value="37192.8375" calcext:value-type="float">
            <text:p>37.192,84</text:p>
          </table:table-cell>
          <table:table-cell table:style-name="ce138" table:formula="of:=[.C15]/[.A16]" office:value-type="float" office:value="-21853.5675" calcext:value-type="float">
            <text:p>-21.853,57</text:p>
          </table:table-cell>
          <table:table-cell table:style-name="ce138"/>
          <table:table-cell table:style-name="ce138" table:formula="of:=[.E15]/[.A16]" office:value-type="float" office:value="45447.67" calcext:value-type="float">
            <text:p>45.447,67</text:p>
          </table:table-cell>
          <table:table-cell table:style-name="ce138" table:formula="of:=[.F15]/[.A16]" office:value-type="float" office:value="-26383.0583333333" calcext:value-type="float">
            <text:p>-26.383,06</text:p>
          </table:table-cell>
          <table:table-cell table:style-name="ce138" table:formula="of:=[.G15]/[.A16]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38" table:formula="of:=[.J15]/12" office:value-type="float" office:value="29.25" calcext:value-type="float">
            <text:p>29,25</text:p>
          </table:table-cell>
          <table:table-cell table:style-name="ce138" table:formula="of:=[.K15]/12" office:value-type="float" office:value="6.8652675" calcext:value-type="float">
            <text:p>6,87</text:p>
          </table:table-cell>
          <table:table-cell table:style-name="ce138" table:formula="of:=[.L15]/12" office:value-type="float" office:value="22.3847325" calcext:value-type="float">
            <text:p>22,38</text:p>
          </table:table-cell>
          <table:table-cell table:style-name="ce138" table:formula="of:=[.M15]/12" office:value-type="float" office:value="7.17083333333333" calcext:value-type="float">
            <text:p>7,17</text:p>
          </table:table-cell>
          <table:table-cell table:style-name="ce138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9"/>
          <table:table-cell table:style-name="ce43"/>
          <table:table-cell table:number-columns-repeated="1014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2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016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139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RALI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11:.D62])" office:value-type="float" office:value="15475.96" calcext:value-type="float">
            <text:p>15.475,96</text:p>
          </table:table-cell>
          <table:table-cell table:style-name="ce60" table:formula="of:=SUM([.E11:.E94])" office:value-type="float" office:value="-16961.34" calcext:value-type="float">
            <text:p>-16.961,34</text:p>
          </table:table-cell>
          <table:table-cell table:style-name="ce60" table:formula="of:=SUM([.F11:.F92])" office:value-type="float" office:value="22052.39" calcext:value-type="float">
            <text:p>22.052,39</text:p>
          </table:table-cell>
          <table:table-cell table:style-name="ce140" table:formula="of:=SUM([.G11:.G92])" office:value-type="float" office:value="-21692.25" calcext:value-type="float">
            <text:p>-21.692,25</text:p>
          </table:table-cell>
          <table:table-cell table:style-name="ce60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42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42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/>
          <table:table-cell table:number-columns-repeated="2"/>
          <table:table-cell table:style-name="ce42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3" office:value-type="string" calcext:value-type="string">
            <text:p>Adem Özen Kira Ödemesi 7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42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3" office:value-type="string" calcext:value-type="string">
            <text:p>MarRyl Aidat 7/12</text:p>
          </table:table-cell>
          <table:table-cell table:style-name="ce63" table:number-columns-repeated="2"/>
          <table:table-cell table:style-name="ce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42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42" office:value-type="float" office:value="680" calcext:value-type="float">
            <text:p>680,00</text:p>
          </table:table-cell>
          <table:table-cell/>
          <table:table-cell table:style-name="ce42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42"/>
          <table:table-cell table:style-name="ce42" office:value-type="float" office:value="1400" calcext:value-type="float">
            <text:p>1.400,00</text:p>
          </table:table-cell>
          <table:table-cell/>
          <table:table-cell table:style-name="ce42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42"/>
          <table:table-cell table:style-name="ce42" office:value-type="float" office:value="295" calcext:value-type="float">
            <text:p>295,00</text:p>
          </table:table-cell>
          <table:table-cell/>
          <table:table-cell table:style-name="ce42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2"/>
          <table:table-cell table:style-name="ce128" office:value-type="float" office:value="100" calcext:value-type="float">
            <text:p>100,00</text:p>
          </table:table-cell>
          <table:table-cell/>
          <table:table-cell table:style-name="ce42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42"/>
          <table:table-cell table:style-name="ce42" office:value-type="float" office:value="1680" calcext:value-type="float">
            <text:p>1.680,00</text:p>
          </table:table-cell>
          <table:table-cell/>
          <table:table-cell table:style-name="ce42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42" office:value-type="float" office:value="1080" calcext:value-type="float">
            <text:p>1.080,00</text:p>
          </table:table-cell>
          <table:table-cell/>
          <table:table-cell table:style-name="ce42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 Elektrik Teminat 1200 – 4/6</text:p>
          </table:table-cell>
          <table:table-cell table:style-name="ce64"/>
          <table:table-cell table:style-name="ce64" office:value-type="float" office:value="200" calcext:value-type="float">
            <text:p>2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/>
          <table:table-cell table:style-name="ce42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acı Elektrik</text:p>
          </table:table-cell>
          <table:table-cell table:style-name="ce64"/>
          <table:table-cell table:style-name="ce64" office:value-type="float" office:value="217.89" calcext:value-type="float">
            <text:p>217,89</text:p>
          </table:table-cell>
          <table:table-cell table:style-name="ce42"/>
          <table:table-cell table:style-name="ce42" office:value-type="float" office:value="217.89" calcext:value-type="float">
            <text:p>217,89</text:p>
          </table:table-cell>
          <table:table-cell/>
          <table:table-cell table:style-name="ce42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4516" calcext:value-type="float">
            <text:p>-4.516,00</text:p>
          </table:table-cell>
          <table:table-cell table:style-name="ce42"/>
          <table:table-cell office:value-type="float" office:value="-4516" calcext:value-type="float">
            <text:p>-4.516,00</text:p>
          </table:table-cell>
          <table:table-cell table:style-name="ce42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3/6</text:p>
          </table:table-cell>
          <table:table-cell table:style-name="ce64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/>
          <table:table-cell/>
          <table:table-cell table:style-name="ce42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3/6</text:p>
          </table:table-cell>
          <table:table-cell table:style-name="ce64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/>
          <table:table-cell/>
          <table:table-cell table:style-name="ce42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42" office:value-type="float" office:value="-40" calcext:value-type="float">
            <text:p>-40,00</text:p>
          </table:table-cell>
          <table:table-cell table:style-name="ce42"/>
          <table:table-cell/>
          <table:table-cell table:style-name="ce42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79" office:value-type="string" calcext:value-type="string">
            <text:p>erenler gıda pide mlzm 11- işkk 1</text:p>
          </table:table-cell>
          <table:table-cell table:style-name="ce64" table:number-columns-repeated="2"/>
          <table:table-cell table:style-name="ce42" office:value-type="float" office:value="-173.67" calcext:value-type="float">
            <text:p>-173,67</text:p>
          </table:table-cell>
          <table:table-cell table:style-name="ce42"/>
          <table:table-cell/>
          <table:table-cell table:style-name="ce42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5" calcext:value-type="date">
            <text:p>05.11.2022</text:p>
          </table:table-cell>
          <table:table-cell table:style-name="ce64" office:value-type="string" calcext:value-type="string">
            <text:p>mersin rav4 gaz</text:p>
          </table:table-cell>
          <table:table-cell table:style-name="ce64" table:number-columns-repeated="2"/>
          <table:table-cell table:style-name="ce42" office:value-type="float" office:value="-398.07" calcext:value-type="float">
            <text:p>-398,07</text:p>
          </table:table-cell>
          <table:table-cell table:style-name="ce42"/>
          <table:table-cell/>
          <table:table-cell table:style-name="ce42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64" table:number-columns-repeated="2"/>
          <table:table-cell table:style-name="ce42" office:value-type="float" office:value="-1111.11" calcext:value-type="float">
            <text:p>-1.111,11</text:p>
          </table:table-cell>
          <table:table-cell table:style-name="ce42"/>
          <table:table-cell/>
          <table:table-cell table:style-name="ce42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64" table:number-columns-repeated="2"/>
          <table:table-cell table:style-name="ce42"/>
          <table:table-cell table:style-name="ce129" office:value-type="float" office:value="1150" calcext:value-type="float">
            <text:p>1.150,00</text:p>
          </table:table-cell>
          <table:table-cell/>
          <table:table-cell table:style-name="ce42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lc kot – elçilik vatandaşlık</text:p>
          </table:table-cell>
          <table:table-cell table:style-name="ce64" table:number-columns-repeated="2"/>
          <table:table-cell table:style-name="ce42" office:value-type="float" office:value="-279.99" calcext:value-type="float">
            <text:p>-279,99</text:p>
          </table:table-cell>
          <table:table-cell table:style-name="ce42"/>
          <table:table-cell/>
          <table:table-cell table:style-name="ce42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hd isk</text:p>
          </table:table-cell>
          <table:table-cell table:style-name="ce64" table:number-columns-repeated="2"/>
          <table:table-cell table:style-name="ce42" office:value-type="float" office:value="-89" calcext:value-type="float">
            <text:p>-89,00</text:p>
          </table:table-cell>
          <table:table-cell table:style-name="ce42"/>
          <table:table-cell/>
          <table:table-cell table:style-name="ce42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oçtaş 60*60 led</text:p>
          </table:table-cell>
          <table:table-cell table:style-name="ce64" table:number-columns-repeated="2"/>
          <table:table-cell table:style-name="ce42" office:value-type="float" office:value="-189.9" calcext:value-type="float">
            <text:p>-189,90</text:p>
          </table:table-cell>
          <table:table-cell table:style-name="ce42"/>
          <table:table-cell/>
          <table:table-cell table:style-name="ce42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KTC vatandaşlık harcı</text:p>
          </table:table-cell>
          <table:table-cell table:style-name="ce64" table:number-columns-repeated="2"/>
          <table:table-cell table:style-name="ce42" office:value-type="float" office:value="-2146.5" calcext:value-type="float">
            <text:p>-2.146,50</text:p>
          </table:table-cell>
          <table:table-cell table:style-name="ce42"/>
          <table:table-cell/>
          <table:table-cell table:style-name="ce42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KTC vatandaşlık harcı</text:p>
          </table:table-cell>
          <table:table-cell table:style-name="ce64" table:number-columns-repeated="2"/>
          <table:table-cell table:style-name="ce42" office:value-type="float" office:value="-275" calcext:value-type="float">
            <text:p>-275,00</text:p>
          </table:table-cell>
          <table:table-cell table:style-name="ce42"/>
          <table:table-cell/>
          <table:table-cell table:style-name="ce42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2" calcext:value-type="date">
            <text:p>12.11.2022</text:p>
          </table:table-cell>
          <table:table-cell table:style-name="ce79" office:value-type="string" calcext:value-type="string">
            <text:p>erenler gıda pide mlzm 11- işkk2</text:p>
          </table:table-cell>
          <table:table-cell table:style-name="ce64" table:number-columns-repeated="2"/>
          <table:table-cell table:style-name="ce42" office:value-type="float" office:value="-189.66" calcext:value-type="float">
            <text:p>-189,66</text:p>
          </table:table-cell>
          <table:table-cell table:style-name="ce42"/>
          <table:table-cell/>
          <table:table-cell table:style-name="ce42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4" calcext:value-type="date">
            <text:p>14.11.2022</text:p>
          </table:table-cell>
          <table:table-cell table:style-name="ce64" office:value-type="string" calcext:value-type="string">
            <text:p>snyB alçıpan</text:p>
          </table:table-cell>
          <table:table-cell table:style-name="ce64" table:number-columns-repeated="2"/>
          <table:table-cell table:style-name="ce42" office:value-type="float" office:value="-1720" calcext:value-type="float">
            <text:p>-1.720,00</text:p>
          </table:table-cell>
          <table:table-cell table:style-name="ce42"/>
          <table:table-cell/>
          <table:table-cell table:style-name="ce42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7" calcext:value-type="date">
            <text:p>17.11.2022</text:p>
          </table:table-cell>
          <table:table-cell table:style-name="ce79" office:value-type="string" calcext:value-type="string">
            <text:p>erenler gıda pide mlzm 11- işkk3</text:p>
          </table:table-cell>
          <table:table-cell table:style-name="ce64" table:number-columns-repeated="2"/>
          <table:table-cell table:style-name="ce42" table:formula="of:=-204.04" office:value-type="float" office:value="-204.04" calcext:value-type="float">
            <text:p>-204,04</text:p>
          </table:table-cell>
          <table:table-cell table:style-name="ce42"/>
          <table:table-cell/>
          <table:table-cell table:style-name="ce42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Vodafon 2240</text:p>
          </table:table-cell>
          <table:table-cell table:style-name="ce64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/>
          <table:table-cell/>
          <table:table-cell table:style-name="ce42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1/3</text:p>
          </table:table-cell>
          <table:table-cell table:style-name="ce64" table:number-columns-repeated="2"/>
          <table:table-cell table:style-name="ce42" office:value-type="float" office:value="-678.58" calcext:value-type="float">
            <text:p>-678,58</text:p>
          </table:table-cell>
          <table:table-cell table:style-name="ce42"/>
          <table:table-cell/>
          <table:table-cell table:style-name="ce42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4" office:value-type="string" calcext:value-type="string">
            <text:p>4876 KK <text:s text:c="22"/>7945,34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7945.34" calcext:value-type="float">
            <text:p>-7.945,34</text:p>
          </table:table-cell>
          <table:table-cell table:style-name="ce42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64" office:value-type="string" calcext:value-type="string">
            <text:p>pervine iş ten havale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1000" calcext:value-type="float">
            <text:p>-1.000,00</text:p>
          </table:table-cell>
          <table:table-cell table:style-name="ce42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00004222954 doğalgaz</text:p>
          </table:table-cell>
          <table:table-cell table:style-name="ce64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/>
          <table:table-cell office:value-type="float" office:value="-1012.5" calcext:value-type="float">
            <text:p>-1.012,50</text:p>
          </table:table-cell>
          <table:table-cell table:style-name="ce42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00004222959 doğalgaz</text:p>
          </table:table-cell>
          <table:table-cell table:style-name="ce64"/>
          <table:table-cell table:style-name="ce42" office:value-type="float" office:value="-50" calcext:value-type="float">
            <text:p>-50,00</text:p>
          </table:table-cell>
          <table:table-cell table:style-name="ce62"/>
          <table:table-cell table:style-name="ce42"/>
          <table:table-cell office:value-type="float" office:value="-96.5" calcext:value-type="float">
            <text:p>-96,50</text:p>
          </table:table-cell>
          <table:table-cell table:style-name="ce42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758480300 elektrik bahçe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123" calcext:value-type="float">
            <text:p>-123,00</text:p>
          </table:table-cell>
          <table:table-cell table:style-name="ce42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64" office:value-type="string" calcext:value-type="string">
            <text:p>pervinden havale <text:s/>2/9</text:p>
          </table:table-cell>
          <table:table-cell table:style-name="ce64" table:number-columns-repeated="2"/>
          <table:table-cell table:style-name="ce62"/>
          <table:table-cell table:style-name="ce129" office:value-type="float" office:value="2500" calcext:value-type="float">
            <text:p>2.500,00</text:p>
          </table:table-cell>
          <table:table-cell/>
          <table:table-cell table:style-name="ce42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3" calcext:value-type="date">
            <text:p>13.12.2022</text:p>
          </table:table-cell>
          <table:table-cell table:style-name="ce79" office:value-type="string" calcext:value-type="string">
            <text:p>selanik pide et 12- nkt 1</text:p>
          </table:table-cell>
          <table:table-cell table:style-name="ce64" office:value-type="string" calcext:value-type="string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calcext:value-type="float">
            <text:p>-140,00</text:p>
          </table:table-cell>
          <table:table-cell table:style-name="ce42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5" calcext:value-type="date">
            <text:p>15.12.2022</text:p>
          </table:table-cell>
          <table:table-cell table:style-name="ce79" office:value-type="string" calcext:value-type="string">
            <text:p>selanik pide <text:s/>12- nkt 2</text:p>
          </table:table-cell>
          <table:table-cell table:style-name="ce64" office:value-type="string" calcext:value-type="string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calcext:value-type="float">
            <text:p>-170,00</text:p>
          </table:table-cell>
          <table:table-cell table:style-name="ce42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4" office:value-type="string" calcext:value-type="string">
            <text:p>marmara royal doğalgaz</text:p>
          </table:table-cell>
          <table:table-cell table:style-name="ce64" office:value-type="string" calcext:value-type="string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calcext:value-type="float">
            <text:p>-114,91</text:p>
          </table:table-cell>
          <table:table-cell table:style-name="ce42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62"/>
          <table:table-cell table:style-name="ce42"/>
          <table:table-cell/>
          <table:table-cell table:style-name="ce42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table:style-name="ce79" office:value-type="string" calcext:value-type="string">
            <text:p>merdal kipel ihtarname avukat emrullah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350" calcext:value-type="float">
            <text:p>-350,00</text:p>
          </table:table-cell>
          <table:table-cell table:style-name="ce42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1500" calcext:value-type="float">
            <text:p>-1.500,00</text:p>
          </table:table-cell>
          <table:table-cell table:style-name="ce42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2"/>
          <table:table-cell/>
          <table:table-cell table:style-name="ce42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9.5" calcext:value-type="currency">
            <text:p>₺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/>
          <table:table-cell table:style-name="ce42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3-24– 30-12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6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/>
          <table:table-cell/>
          <table:table-cell table:style-name="ce42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61"/>
          <table:table-cell/>
          <table:table-cell table:style-name="ce25" office:value-type="float" office:value="3300" calcext:value-type="float">
            <text:p>3.300,00</text:p>
          </table:table-cell>
          <table:table-cell/>
          <table:table-cell table:style-name="ce42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/>
          <table:table-cell table:style-name="ce42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Motorcu cihan rav4 yağ-filtre-amortsr işçilik için ödenen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42"/>
          <table:table-cell table:number-columns-repeated="2"/>
          <table:table-cell table:style-name="ce42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table:style-name="ce96"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11-06" calcext:value-type="date">
            <text:p>06.11.2022</text:p>
          </table:table-cell>
          <table:table-cell table:style-name="ce96" office:value-type="string" calcext:value-type="string">
            <text:p>Cihan Elektrik Teminat 1200 – 2/6</text:p>
          </table:table-cell>
          <table:table-cell table:style-name="ce96"/>
          <table:table-cell table:style-name="ce127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10-05" calcext:value-type="date">
            <text:p>05.10.2022</text:p>
          </table:table-cell>
          <table:table-cell table:style-name="ce96" office:value-type="string" calcext:value-type="string">
            <text:p>Cihan Elektrik Teminat 1200 – 1/6</text:p>
          </table:table-cell>
          <table:table-cell table:style-name="ce96"/>
          <table:table-cell table:style-name="ce127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/>
          <table:table-cell table:style-name="ce96" table:number-columns-repeated="2"/>
          <table:table-cell table:style-name="ce142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96" office:value-type="string" calcext:value-type="string">
            <text:p>snyA Ayhan Tüfek 42000-40000</text:p>
          </table:table-cell>
          <table:table-cell table:style-name="ce143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1" table:style-name="ta6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KASI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179191.62" calcext:value-type="float">
            <text:p>179.191,62</text:p>
          </table:table-cell>
          <table:table-cell table:style-name="ce60" table:formula="of:=SUM([.E4:.E73])" office:value-type="float" office:value="-14175.82" calcext:value-type="float">
            <text:p>-14.175,82</text:p>
          </table:table-cell>
          <table:table-cell table:style-name="ce60" table:formula="of:=SUM([.F4:.F71])" office:value-type="float" office:value="178439.6" calcext:value-type="float">
            <text:p>178.439,60</text:p>
          </table:table-cell>
          <table:table-cell table:style-name="ce60" table:formula="of:=SUM([.G4:.G71])" office:value-type="float" office:value="-18452.8" calcext:value-type="float">
            <text:p>-18.452,80</text:p>
          </table:table-cell>
          <table:table-cell table:style-name="ce60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/>
          <table:table-cell table:style-name="ce68" table:number-columns-repeated="4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2"/>
          <table:table-cell table:style-name="ce61"/>
          <table:table-cell table:style-name="ce68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8" office:value-type="currency" office:currency="TRY" office:value="1221.41" calcext:value-type="currency">
            <text:p>₺1.221,41</text:p>
          </table:table-cell>
          <table:table-cell table:style-name="ce68"/>
          <table:table-cell table:style-name="ce68" office:value-type="currency" office:currency="TRY" office:value="1220" calcext:value-type="currency">
            <text:p>₺1.220,00</text:p>
          </table:table-cell>
          <table:table-cell table:style-name="ce68"/>
          <table:table-cell table:style-name="ce42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68" office:value-type="currency" office:currency="TRY" office:value="98.9" calcext:value-type="currency">
            <text:p>₺98,90</text:p>
          </table:table-cell>
          <table:table-cell table:style-name="ce68"/>
          <table:table-cell table:style-name="ce68" office:value-type="currency" office:currency="TRY" office:value="98" calcext:value-type="currency">
            <text:p>₺98,00</text:p>
          </table:table-cell>
          <table:table-cell table:style-name="ce68"/>
          <table:table-cell table:style-name="ce42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61" office:value-type="currency" office:currency="TRY" office:value="200" calcext:value-type="currency">
            <text:p>₺200,00</text:p>
          </table:table-cell>
          <table:table-cell table:style-name="ce68" table:number-columns-repeated="3"/>
          <table:table-cell table:style-name="ce42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68" office:value-type="currency" office:currency="TRY" office:value="1182.16" calcext:value-type="currency">
            <text:p>₺1.182,16</text:p>
          </table:table-cell>
          <table:table-cell table:style-name="ce68"/>
          <table:table-cell table:style-name="ce68" office:value-type="currency" office:currency="TRY" office:value="1182.15" calcext:value-type="currency">
            <text:p>₺1.182,15</text:p>
          </table:table-cell>
          <table:table-cell table:style-name="ce68"/>
          <table:table-cell table:style-name="ce42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68" office:value-type="currency" office:currency="TRY" office:value="289.7" calcext:value-type="currency">
            <text:p>₺289,70</text:p>
          </table:table-cell>
          <table:table-cell table:style-name="ce68"/>
          <table:table-cell table:style-name="ce68" office:value-type="currency" office:currency="TRY" office:value="290" calcext:value-type="currency">
            <text:p>₺290,00</text:p>
          </table:table-cell>
          <table:table-cell table:style-name="ce68"/>
          <table:table-cell table:style-name="ce42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42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8" office:value-type="currency" office:currency="TRY" office:value="49.95" calcext:value-type="currency">
            <text:p>₺49,95</text:p>
          </table:table-cell>
          <table:table-cell table:style-name="ce68"/>
          <table:table-cell table:style-name="ce68" office:value-type="currency" office:currency="TRY" office:value="49.95" calcext:value-type="currency">
            <text:p>₺49,95</text:p>
          </table:table-cell>
          <table:table-cell table:style-name="ce68"/>
          <table:table-cell table:style-name="ce42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/>
          <table:table-cell table:style-name="ce144"/>
          <table:table-cell table:style-name="ce68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334" calcext:value-type="currency">
            <text:p>-₺2.334,00</text:p>
          </table:table-cell>
          <table:table-cell table:style-name="ce42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68" table:number-columns-repeated="2"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42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4"/>
          <table:table-cell table:style-name="ce42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/>
          <table:table-cell table:style-name="ce144"/>
          <table:table-cell table:style-name="ce68" office:value-type="currency" office:currency="TRY" office:value="-200" calcext:value-type="currency">
            <text:p>-₺200,00</text:p>
          </table:table-cell>
          <table:table-cell table:style-name="ce68"/>
          <table:table-cell table:style-name="ce68" office:value-type="currency" office:currency="TRY" office:value="-255" calcext:value-type="currency">
            <text:p>-₺255,00</text:p>
          </table:table-cell>
          <table:table-cell table:style-name="ce42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/>
          <table:table-cell table:style-name="ce144"/>
          <table:table-cell table:style-name="ce68" office:value-type="currency" office:currency="TRY" office:value="-400" calcext:value-type="currency">
            <text:p>-₺400,00</text:p>
          </table:table-cell>
          <table:table-cell table:style-name="ce68"/>
          <table:table-cell table:style-name="ce68" office:value-type="currency" office:currency="TRY" office:value="-536" calcext:value-type="currency">
            <text:p>-₺536,00</text:p>
          </table:table-cell>
          <table:table-cell table:style-name="ce42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table:style-name="ce63" office:value-type="string" calcext:value-type="string">
            <text:p>pervin dil kursu havale</text:p>
          </table:table-cell>
          <table:table-cell table:style-name="ce63"/>
          <table:table-cell table:style-name="ce144"/>
          <table:table-cell table:style-name="ce61"/>
          <table:table-cell table:style-name="ce68"/>
          <table:table-cell table:style-name="ce68" office:value-type="currency" office:currency="TRY" office:value="-1250" calcext:value-type="currency">
            <text:p>-₺1.250,00</text:p>
          </table:table-cell>
          <table:table-cell table:style-name="ce42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ervinden gelen</text:p>
          </table:table-cell>
          <table:table-cell table:style-name="ce64"/>
          <table:table-cell table:style-name="ce144"/>
          <table:table-cell table:style-name="ce61"/>
          <table:table-cell table:style-name="ce145" office:value-type="currency" office:currency="TRY" office:value="1250" calcext:value-type="currency">
            <text:p>₺1.250,00</text:p>
          </table:table-cell>
          <table:table-cell table:style-name="ce68"/>
          <table:table-cell table:style-name="ce42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3" office:value-type="string" calcext:value-type="string">
            <text:p>Adem Özen Kira Ödemesi 6/12</text:p>
          </table:table-cell>
          <table:table-cell table:style-name="ce63"/>
          <table:table-cell table:style-name="ce144"/>
          <table:table-cell table:style-name="ce68" office:value-type="currency" office:currency="TRY" office:value="-4300" calcext:value-type="currency">
            <text:p>-₺4.300,00</text:p>
          </table:table-cell>
          <table:table-cell table:style-name="ce61"/>
          <table:table-cell table:style-name="ce68" office:value-type="currency" office:currency="TRY" office:value="-4150" calcext:value-type="currency">
            <text:p>-₺4.150,00</text:p>
          </table:table-cell>
          <table:table-cell table:style-name="ce42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3" office:value-type="string" calcext:value-type="string">
            <text:p>MarRyl Aidat 6/12</text:p>
          </table:table-cell>
          <table:table-cell table:style-name="ce63"/>
          <table:table-cell table:style-name="ce144"/>
          <table:table-cell table:style-name="ce68" office:value-type="currency" office:currency="TRY" office:value="-496.5" calcext:value-type="currency">
            <text:p>-₺496,50</text:p>
          </table:table-cell>
          <table:table-cell table:style-name="ce61"/>
          <table:table-cell table:style-name="ce68" office:value-type="currency" office:currency="TRY" office:value="-496.5" calcext:value-type="currency">
            <text:p>-₺496,50</text:p>
          </table:table-cell>
          <table:table-cell table:style-name="ce42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6" calcext:value-type="date">
            <text:p>26.09.2022</text:p>
          </table:table-cell>
          <table:table-cell table:style-name="ce64" office:value-type="string" calcext:value-type="string">
            <text:p>Mtv 3/3</text:p>
          </table:table-cell>
          <table:table-cell table:style-name="ce64"/>
          <table:table-cell table:style-name="ce144"/>
          <table:table-cell table:style-name="ce68" office:value-type="currency" office:currency="TRY" office:value="-112.67" calcext:value-type="currency">
            <text:p>-₺112,67</text:p>
          </table:table-cell>
          <table:table-cell table:style-name="ce68" table:number-columns-repeated="2"/>
          <table:table-cell table:style-name="ce42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4" office:value-type="string" calcext:value-type="string">
            <text:p>koçtaş dolap 2/2</text:p>
          </table:table-cell>
          <table:table-cell table:style-name="ce64"/>
          <table:table-cell table:style-name="ce144"/>
          <table:table-cell table:style-name="ce68" office:value-type="currency" office:currency="TRY" office:value="-754.45" calcext:value-type="currency">
            <text:p>-₺754,45</text:p>
          </table:table-cell>
          <table:table-cell table:style-name="ce68" table:number-columns-repeated="2"/>
          <table:table-cell table:style-name="ce42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4" office:value-type="string" calcext:value-type="string">
            <text:p>ikea masa 2/6</text:p>
          </table:table-cell>
          <table:table-cell table:style-name="ce64"/>
          <table:table-cell table:style-name="ce144"/>
          <table:table-cell table:style-name="ce68" office:value-type="currency" office:currency="TRY" office:value="-208.17" calcext:value-type="currency">
            <text:p>-₺208,17</text:p>
          </table:table-cell>
          <table:table-cell table:style-name="ce68" table:number-columns-repeated="2"/>
          <table:table-cell table:style-name="ce42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6" calcext:value-type="date">
            <text:p>06.10.2022</text:p>
          </table:table-cell>
          <table:table-cell table:style-name="ce64" office:value-type="string" calcext:value-type="string">
            <text:p>koçtaş pervane 2/6</text:p>
          </table:table-cell>
          <table:table-cell table:style-name="ce64"/>
          <table:table-cell table:style-name="ce144"/>
          <table:table-cell table:style-name="ce68" office:value-type="currency" office:currency="TRY" office:value="-151.65" calcext:value-type="currency">
            <text:p>-₺151,65</text:p>
          </table:table-cell>
          <table:table-cell table:style-name="ce68" table:number-columns-repeated="2"/>
          <table:table-cell table:style-name="ce42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68"/>
          <table:table-cell table:style-name="ce68" office:value-type="currency" office:currency="TRY" office:value="-721.38" calcext:value-type="currency">
            <text:p>-₺721,38</text:p>
          </table:table-cell>
          <table:table-cell table:style-name="ce68" table:number-columns-repeated="2"/>
          <table:table-cell table:style-name="ce42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6" calcext:value-type="date">
            <text:p>16.10.2022</text:p>
          </table:table-cell>
          <table:table-cell table:style-name="ce64" office:value-type="string" calcext:value-type="string">
            <text:p>audi benzin sivas havaalanı</text:p>
          </table:table-cell>
          <table:table-cell table:style-name="ce64"/>
          <table:table-cell table:style-name="ce144"/>
          <table:table-cell table:style-name="ce68" office:value-type="currency" office:currency="TRY" office:value="-500" calcext:value-type="currency">
            <text:p>-₺500,00</text:p>
          </table:table-cell>
          <table:table-cell table:style-name="ce68" table:number-columns-repeated="2"/>
          <table:table-cell table:style-name="ce42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3" calcext:value-type="date">
            <text:p>23.10.2022</text:p>
          </table:table-cell>
          <table:table-cell table:style-name="ce64" office:value-type="string" calcext:value-type="string">
            <text:p>vodafon</text:p>
          </table:table-cell>
          <table:table-cell table:style-name="ce64"/>
          <table:table-cell table:style-name="ce144"/>
          <table:table-cell table:style-name="ce68" office:value-type="currency" office:currency="TRY" office:value="-80" calcext:value-type="currency">
            <text:p>-₺80,00</text:p>
          </table:table-cell>
          <table:table-cell table:style-name="ce68" table:number-columns-repeated="2"/>
          <table:table-cell table:style-name="ce42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4" calcext:value-type="date">
            <text:p>04.11.2022</text:p>
          </table:table-cell>
          <table:table-cell table:style-name="ce64" office:value-type="string" calcext:value-type="string">
            <text:p>4876 KK <text:span text:style-name="T1">-2.528,32</text:span></text:p>
          </table:table-cell>
          <table:table-cell table:style-name="ce64"/>
          <table:table-cell table:style-name="ce144"/>
          <table:table-cell table:style-name="ce61"/>
          <table:table-cell table:style-name="ce68"/>
          <table:table-cell table:style-name="ce68" office:value-type="currency" office:currency="TRY" office:value="-2528.3" calcext:value-type="currency">
            <text:p>-₺2.528,30</text:p>
          </table:table-cell>
          <table:table-cell table:style-name="ce42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4 /TOKATAMASY/FATURA</text:p>
          </table:table-cell>
          <table:table-cell table:style-name="ce64"/>
          <table:table-cell table:style-name="ce144"/>
          <table:table-cell table:style-name="ce68" office:value-type="currency" office:currency="TRY" office:value="-200" calcext:value-type="currency">
            <text:p>-₺200,00</text:p>
          </table:table-cell>
          <table:table-cell table:style-name="ce68"/>
          <table:table-cell table:style-name="ce68" office:value-type="currency" office:currency="TRY" office:value="-569" calcext:value-type="currency">
            <text:p>-₺569,00</text:p>
          </table:table-cell>
          <table:table-cell table:style-name="ce42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9 /TOKATAMASY/FATURA</text:p>
          </table:table-cell>
          <table:table-cell table:style-name="ce64"/>
          <table:table-cell table:style-name="ce144"/>
          <table:table-cell table:style-name="ce68" office:value-type="currency" office:currency="TRY" office:value="-51" calcext:value-type="currency">
            <text:p>-₺51,00</text:p>
          </table:table-cell>
          <table:table-cell table:style-name="ce68"/>
          <table:table-cell table:style-name="ce68" office:value-type="currency" office:currency="TRY" office:value="-51" calcext:value-type="currency">
            <text:p>-₺51,00</text:p>
          </table:table-cell>
          <table:table-cell table:style-name="ce42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8" table:number-columns-repeated="3"/>
          <table:table-cell table:style-name="ce42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5" calcext:value-type="date">
            <text:p>25.11.2022</text:p>
          </table:table-cell>
          <table:table-cell table:style-name="ce79" office:value-type="string" calcext:value-type="string">
            <text:p>erenler gıda pide mlzm 11- nkt 1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175" calcext:value-type="currency">
            <text:p>-₺175,00</text:p>
          </table:table-cell>
          <table:table-cell table:style-name="ce42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6" calcext:value-type="date">
            <text:p>26.11.2022</text:p>
          </table:table-cell>
          <table:table-cell table:style-name="ce79" office:value-type="string" calcext:value-type="string">
            <text:p>erenler gıda pide mlzm 11- nkt 2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204" calcext:value-type="currency">
            <text:p>-₺204,00</text:p>
          </table:table-cell>
          <table:table-cell table:style-name="ce42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79" office:value-type="string" calcext:value-type="string">
            <text:p>erenler gıda pide mlzm 11- nkt 3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182" calcext:value-type="currency">
            <text:p>-₺182,00</text:p>
          </table:table-cell>
          <table:table-cell table:style-name="ce42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111" calcext:value-type="currency">
            <text:p>-₺2.111,00</text:p>
          </table:table-cell>
          <table:table-cell table:style-name="ce42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111" calcext:value-type="currency">
            <text:p>-₺2.111,00</text:p>
          </table:table-cell>
          <table:table-cell table:style-name="ce42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1500" calcext:value-type="currency">
            <text:p>-₺1.500,00</text:p>
          </table:table-cell>
          <table:table-cell table:style-name="ce42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4"/>
          <table:table-cell table:style-name="ce42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9.5" calcext:value-type="currency">
            <text:p>₺4.299,50</text:p>
          </table:table-cell>
          <table:table-cell table:style-name="ce68"/>
          <table:table-cell table:style-name="ce68" office:value-type="currency" office:currency="TRY" office:value="4299.5" calcext:value-type="currency">
            <text:p>₺4.299,50</text:p>
          </table:table-cell>
          <table:table-cell table:style-name="ce68"/>
          <table:table-cell table:style-name="ce42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 table:style-name="ce68"/>
          <table:table-cell table:style-name="ce68" office:value-type="currency" office:currency="TRY" office:value="1650" calcext:value-type="currency">
            <text:p>₺1.650,00</text:p>
          </table:table-cell>
          <table:table-cell table:style-name="ce68"/>
          <table:table-cell table:style-name="ce42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 table:style-name="ce68"/>
          <table:table-cell table:style-name="ce68" office:value-type="currency" office:currency="TRY" office:value="3000" calcext:value-type="currency">
            <text:p>₺3.000,00</text:p>
          </table:table-cell>
          <table:table-cell table:style-name="ce68"/>
          <table:table-cell table:style-name="ce42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68" office:value-type="currency" office:currency="TRY" office:value="1000" calcext:value-type="currency">
            <text:p>₺1.000,00</text:p>
          </table:table-cell>
          <table:table-cell table:style-name="ce68"/>
          <table:table-cell table:style-name="ce68" office:value-type="currency" office:currency="TRY" office:value="1000" calcext:value-type="currency">
            <text:p>₺1.000,00</text:p>
          </table:table-cell>
          <table:table-cell table:style-name="ce68"/>
          <table:table-cell table:style-name="ce42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style-name="ce68" table:number-columns-repeated="3"/>
          <table:table-cell table:style-name="ce42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8" office:value-type="currency" office:currency="TRY" office:value="82000" calcext:value-type="currency">
            <text:p>₺82.000,00</text:p>
          </table:table-cell>
          <table:table-cell table:style-name="ce68"/>
          <table:table-cell table:style-name="ce68" office:value-type="currency" office:currency="TRY" office:value="80000" calcext:value-type="currency">
            <text:p>₺80.000,00</text:p>
          </table:table-cell>
          <table:table-cell table:style-name="ce68"/>
          <table:table-cell table:style-name="ce42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68" table:number-columns-repeated="4"/>
          <table:table-cell table:style-name="ce42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68" office:value-type="currency" office:currency="TRY" office:value="84000" calcext:value-type="currency">
            <text:p>₺84.000,00</text:p>
          </table:table-cell>
          <table:table-cell table:style-name="ce68"/>
          <table:table-cell table:style-name="ce68" office:value-type="currency" office:currency="TRY" office:value="84000" calcext:value-type="currency">
            <text:p>₺84.000,00</text:p>
          </table:table-cell>
          <table:table-cell table:style-name="ce68"/>
          <table:table-cell table:style-name="ce42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6"/>
          <table:table-cell table:style-name="ce147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0-05" calcext:value-type="date">
            <text:p>05.10.2022</text:p>
          </table:table-cell>
          <table:table-cell table:style-name="ce146" office:value-type="string" calcext:value-type="string">
            <text:p>Cihan Elektrik Teminat 1200 – 1/6</text:p>
          </table:table-cell>
          <table:table-cell table:style-name="ce146"/>
          <table:table-cell table:style-name="ce147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/>
          <table:table-cell table:style-name="ce142"/>
          <table:table-cell table:number-columns-repeated="1020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42"/>
          <table:table-cell table:number-columns-repeated="1020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42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" table:style-name="ta2">
        <table:table-column table:style-name="co15" table:default-cell-style-name="ce1"/>
        <table:table-column table:style-name="co50" table:default-cell-style-name="ce1"/>
        <table:table-column table:style-name="co53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3.54" calcext:value-type="float">
            <text:p>3,54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Kİ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78])" office:value-type="float" office:value="23872.2" calcext:value-type="float">
            <text:p>23.872,20</text:p>
          </table:table-cell>
          <table:table-cell table:style-name="ce60" table:formula="of:=SUM([.E4:.E107])" office:value-type="float" office:value="-33587.82" calcext:value-type="float">
            <text:p>-33.587,82</text:p>
          </table:table-cell>
          <table:table-cell table:style-name="ce60" table:formula="of:=SUM([.F4:.F104])" office:value-type="float" office:value="79418.41" calcext:value-type="float">
            <text:p>79.418,41</text:p>
          </table:table-cell>
          <table:table-cell table:style-name="ce60" table:formula="of:=SUM([.G4:.G104])" office:value-type="float" office:value="-90424.32" calcext:value-type="float">
            <text:p>-90.424,32</text:p>
          </table:table-cell>
          <table:table-cell table:style-name="ce60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129" office:value-type="float" office:value="3000" calcext:value-type="float">
            <text:p>3.000,00</text:p>
          </table:table-cell>
          <table:table-cell table:style-name="ce42"/>
          <table:table-cell table:style-name="ce42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933.39" calcext:value-type="float">
            <text:p>933,39</text:p>
          </table:table-cell>
          <table:table-cell table:style-name="ce42"/>
          <table:table-cell table:style-name="ce42" office:value-type="float" office:value="933" calcext:value-type="float">
            <text:p>933,00</text:p>
          </table:table-cell>
          <table:table-cell table:style-name="ce42"/>
          <table:table-cell table:style-name="ce42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99.8" calcext:value-type="float">
            <text:p>99,80</text:p>
          </table:table-cell>
          <table:table-cell table:style-name="ce42"/>
          <table:table-cell table:style-name="ce42" office:value-type="float" office:value="99" calcext:value-type="float">
            <text:p>99,00</text:p>
          </table:table-cell>
          <table:table-cell table:style-name="ce42"/>
          <table:table-cell table:style-name="ce42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 table:style-name="ce42" table:number-columns-repeated="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 office:value-type="float" office:value="846.7" calcext:value-type="float">
            <text:p>846,70</text:p>
          </table:table-cell>
          <table:table-cell table:style-name="ce42"/>
          <table:table-cell table:style-name="ce42" office:value-type="float" office:value="845" calcext:value-type="float">
            <text:p>845,00</text:p>
          </table:table-cell>
          <table:table-cell table:style-name="ce42"/>
          <table:table-cell table:style-name="ce42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5" office:value-type="float" office:value="445.75" calcext:value-type="float">
            <text:p>445,75</text:p>
          </table:table-cell>
          <table:table-cell table:style-name="ce42"/>
          <table:table-cell table:style-name="ce42" office:value-type="float" office:value="445" calcext:value-type="float">
            <text:p>445,00</text:p>
          </table:table-cell>
          <table:table-cell table:style-name="ce42"/>
          <table:table-cell table:style-name="ce42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etin</text:p>
          </table:table-cell>
          <table:table-cell/>
          <table:table-cell table:style-name="ce2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5" office:value-type="float" office:value="202.91" calcext:value-type="float">
            <text:p>202,91</text:p>
          </table:table-cell>
          <table:table-cell table:style-name="ce42"/>
          <table:table-cell table:style-name="ce42" office:value-type="float" office:value="202.91" calcext:value-type="float">
            <text:p>202,91</text:p>
          </table:table-cell>
          <table:table-cell table:style-name="ce42"/>
          <table:table-cell table:style-name="ce42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998" calcext:value-type="float">
            <text:p>-1.998,00</text:p>
          </table:table-cell>
          <table:table-cell table:style-name="ce42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299" calcext:value-type="float">
            <text:p>-299,00</text:p>
          </table:table-cell>
          <table:table-cell table:style-name="ce42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/>
          <table:table-cell table:style-name="ce42" office:value-type="float" office:value="-649" calcext:value-type="float">
            <text:p>-649,00</text:p>
          </table:table-cell>
          <table:table-cell table:style-name="ce42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7" calcext:value-type="date">
            <text:p>17.10.2022</text:p>
          </table:table-cell>
          <table:table-cell table:style-name="ce63" office:value-type="string" calcext:value-type="string">
            <text:p>8758480300 ck bahçe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193" calcext:value-type="float">
            <text:p>-193,00</text:p>
          </table:table-cell>
          <table:table-cell table:style-name="ce42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3" office:value-type="string" calcext:value-type="string">
            <text:p>Adem Özen Kira Ödemesi 5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MarRyl Aidat 5/12</text:p>
          </table:table-cell>
          <table:table-cell table:style-name="ce63" table:number-columns-repeated="2"/>
          <table:table-cell table:style-name="ce42" office:value-type="float" office:value="-496.5" calcext:value-type="float">
            <text:p>-496,50</text:p>
          </table:table-cell>
          <table:table-cell table:style-name="ce62"/>
          <table:table-cell table:style-name="ce42" office:value-type="float" office:value="-492.5" calcext:value-type="float">
            <text:p>-492,50</text:p>
          </table:table-cell>
          <table:table-cell table:style-name="ce42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4" office:value-type="string" calcext:value-type="string">
            <text:p>Mtv 2/3</text:p>
          </table:table-cell>
          <table:table-cell table:style-name="ce64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8" calcext:value-type="date">
            <text:p>28.08.2022</text:p>
          </table:table-cell>
          <table:table-cell table:style-name="ce64" office:value-type="string" calcext:value-type="string">
            <text:p>toyota gaz tokat</text:p>
          </table:table-cell>
          <table:table-cell table:style-name="ce64" table:number-columns-repeated="2"/>
          <table:table-cell table:style-name="ce42" office:value-type="float" office:value="-355.2" calcext:value-type="float">
            <text:p>-355,20</text:p>
          </table:table-cell>
          <table:table-cell table:style-name="ce42" table:number-columns-repeated="2"/>
          <table:table-cell table:style-name="ce42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gaz tosya</text:p>
          </table:table-cell>
          <table:table-cell table:style-name="ce64" table:number-columns-repeated="2"/>
          <table:table-cell table:style-name="ce42" office:value-type="float" office:value="-363.48" calcext:value-type="float">
            <text:p>-363,48</text:p>
          </table:table-cell>
          <table:table-cell table:style-name="ce42" table:number-columns-repeated="2"/>
          <table:table-cell table:style-name="ce42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benzin bolu</text:p>
          </table:table-cell>
          <table:table-cell table:style-name="ce64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bolu yemek hanzade</text:p>
          </table:table-cell>
          <table:table-cell table:style-name="ce64" table:number-columns-repeated="2"/>
          <table:table-cell table:style-name="ce42" office:value-type="float" office:value="-240" calcext:value-type="float">
            <text:p>-240,00</text:p>
          </table:table-cell>
          <table:table-cell table:style-name="ce42" table:number-columns-repeated="2"/>
          <table:table-cell table:style-name="ce42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gaz bolu</text:p>
          </table:table-cell>
          <table:table-cell table:style-name="ce64" table:number-columns-repeated="2"/>
          <table:table-cell table:style-name="ce42" office:value-type="float" office:value="-232.5" calcext:value-type="float">
            <text:p>-232,50</text:p>
          </table:table-cell>
          <table:table-cell table:style-name="ce42" table:number-columns-repeated="2"/>
          <table:table-cell table:style-name="ce42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04.65" calcext:value-type="float">
            <text:p>-104,65</text:p>
          </table:table-cell>
          <table:table-cell table:style-name="ce42" table:number-columns-repeated="2"/>
          <table:table-cell table:style-name="ce42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85.75" calcext:value-type="float">
            <text:p>-185,75</text:p>
          </table:table-cell>
          <table:table-cell table:style-name="ce42" table:number-columns-repeated="2"/>
          <table:table-cell table:style-name="ce42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toyota gaz istanbul</text:p>
          </table:table-cell>
          <table:table-cell table:style-name="ce64" table:number-columns-repeated="2"/>
          <table:table-cell table:style-name="ce42" office:value-type="float" office:value="-368.74" calcext:value-type="float">
            <text:p>-368,74</text:p>
          </table:table-cell>
          <table:table-cell table:style-name="ce42" table:number-columns-repeated="2"/>
          <table:table-cell table:style-name="ce42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27.46" calcext:value-type="float">
            <text:p>-127,46</text:p>
          </table:table-cell>
          <table:table-cell table:style-name="ce42" table:number-columns-repeated="2"/>
          <table:table-cell table:style-name="ce42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ikea <text:s/></text:p>
          </table:table-cell>
          <table:table-cell table:style-name="ce64" table:number-columns-repeated="2"/>
          <table:table-cell table:style-name="ce42" office:value-type="float" office:value="-65.97" calcext:value-type="float">
            <text:p>-65,97</text:p>
          </table:table-cell>
          <table:table-cell table:style-name="ce42" table:number-columns-repeated="2"/>
          <table:table-cell table:style-name="ce42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yemek</text:p>
          </table:table-cell>
          <table:table-cell table:style-name="ce64" table:number-columns-repeated="2"/>
          <table:table-cell table:style-name="ce42" office:value-type="float" office:value="-204" calcext:value-type="float">
            <text:p>-204,00</text:p>
          </table:table-cell>
          <table:table-cell table:style-name="ce42" table:number-columns-repeated="2"/>
          <table:table-cell table:style-name="ce42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4" office:value-type="string" calcext:value-type="string">
            <text:p>ikea masa 1/6</text:p>
          </table:table-cell>
          <table:table-cell table:style-name="ce64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2"/>
          <table:table-cell table:style-name="ce42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4" office:value-type="string" calcext:value-type="string">
            <text:p>koçtaş dolap ½</text:p>
          </table:table-cell>
          <table:table-cell table:style-name="ce64" table:number-columns-repeated="2"/>
          <table:table-cell table:style-name="ce42" office:value-type="float" office:value="-754.45" calcext:value-type="float">
            <text:p>-754,45</text:p>
          </table:table-cell>
          <table:table-cell table:style-name="ce42" table:number-columns-repeated="2"/>
          <table:table-cell table:style-name="ce42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37.7" calcext:value-type="float">
            <text:p>-137,70</text:p>
          </table:table-cell>
          <table:table-cell table:style-name="ce42" table:number-columns-repeated="2"/>
          <table:table-cell table:style-name="ce42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61.91" calcext:value-type="float">
            <text:p>-161,91</text:p>
          </table:table-cell>
          <table:table-cell table:style-name="ce42" table:number-columns-repeated="2"/>
          <table:table-cell table:style-name="ce42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64" table:number-columns-repeated="2"/>
          <table:table-cell table:style-name="ce42" office:value-type="float" office:value="-697.3" calcext:value-type="float">
            <text:p>-697,30</text:p>
          </table:table-cell>
          <table:table-cell table:style-name="ce42" table:number-columns-repeated="2"/>
          <table:table-cell table:style-name="ce42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4" office:value-type="string" calcext:value-type="string">
            <text:p>bayramoğlu toyota buji</text:p>
          </table:table-cell>
          <table:table-cell table:style-name="ce64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4" office:value-type="string" calcext:value-type="string">
            <text:p>bayramoğlu toyota rotil</text:p>
          </table:table-cell>
          <table:table-cell table:style-name="ce64" table:number-columns-repeated="2"/>
          <table:table-cell table:style-name="ce42" office:value-type="float" office:value="-350" calcext:value-type="float">
            <text:p>-350,00</text:p>
          </table:table-cell>
          <table:table-cell table:style-name="ce42" table:number-columns-repeated="2"/>
          <table:table-cell table:style-name="ce42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4" office:value-type="string" calcext:value-type="string">
            <text:p>hummel ayakkabı 4 adet</text:p>
          </table:table-cell>
          <table:table-cell table:style-name="ce64" table:number-columns-repeated="2"/>
          <table:table-cell table:style-name="ce42" office:value-type="float" office:value="-920" calcext:value-type="float">
            <text:p>-920,00</text:p>
          </table:table-cell>
          <table:table-cell table:style-name="ce42" table:number-columns-repeated="2"/>
          <table:table-cell table:style-name="ce42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4" office:value-type="string" calcext:value-type="string">
            <text:p>tavuk dünyası</text:p>
          </table:table-cell>
          <table:table-cell table:style-name="ce64" table:number-columns-repeated="2"/>
          <table:table-cell table:style-name="ce42" office:value-type="float" office:value="-392" calcext:value-type="float">
            <text:p>-392,00</text:p>
          </table:table-cell>
          <table:table-cell table:style-name="ce42" table:number-columns-repeated="2"/>
          <table:table-cell table:style-name="ce42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5" calcext:value-type="date">
            <text:p>05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98.8" calcext:value-type="float">
            <text:p>-98,80</text:p>
          </table:table-cell>
          <table:table-cell table:style-name="ce42" table:number-columns-repeated="2"/>
          <table:table-cell table:style-name="ce42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istanbul</text:p>
          </table:table-cell>
          <table:table-cell table:style-name="ce64" table:number-columns-repeated="2"/>
          <table:table-cell table:style-name="ce42" office:value-type="float" office:value="-339.36" calcext:value-type="float">
            <text:p>-339,36</text:p>
          </table:table-cell>
          <table:table-cell table:style-name="ce42" table:number-columns-repeated="2"/>
          <table:table-cell table:style-name="ce42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koçtaş pervane 1/6</text:p>
          </table:table-cell>
          <table:table-cell table:style-name="ce64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2"/>
          <table:table-cell table:style-name="ce42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bolu yemek</text:p>
          </table:table-cell>
          <table:table-cell table:style-name="ce64" table:number-columns-repeated="2"/>
          <table:table-cell table:style-name="ce42" office:value-type="float" office:value="-75" calcext:value-type="float">
            <text:p>-75,00</text:p>
          </table:table-cell>
          <table:table-cell table:style-name="ce42" table:number-columns-repeated="2"/>
          <table:table-cell table:style-name="ce42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bolu</text:p>
          </table:table-cell>
          <table:table-cell table:style-name="ce64" table:number-columns-repeated="2"/>
          <table:table-cell table:style-name="ce42" office:value-type="float" office:value="-397.56" calcext:value-type="float">
            <text:p>-397,56</text:p>
          </table:table-cell>
          <table:table-cell table:style-name="ce42" table:number-columns-repeated="2"/>
          <table:table-cell table:style-name="ce42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pirinç</text:p>
          </table:table-cell>
          <table:table-cell table:style-name="ce64" table:number-columns-repeated="2"/>
          <table:table-cell table:style-name="ce42" office:value-type="float" office:value="-120" calcext:value-type="float">
            <text:p>-120,00</text:p>
          </table:table-cell>
          <table:table-cell table:style-name="ce42" table:number-columns-repeated="2"/>
          <table:table-cell table:style-name="ce42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osmancık yolcu leblebi pirinç</text:p>
          </table:table-cell>
          <table:table-cell table:style-name="ce64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benzin turhal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şenyurt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7" calcext:value-type="date">
            <text:p>07.09.2022</text:p>
          </table:table-cell>
          <table:table-cell table:style-name="ce64" office:value-type="string" calcext:value-type="string">
            <text:p>toyota şanz yağı 3 lt</text:p>
          </table:table-cell>
          <table:table-cell table:style-name="ce64" table:number-columns-repeated="2"/>
          <table:table-cell table:style-name="ce42" office:value-type="float" office:value="-360" calcext:value-type="float">
            <text:p>-360,00</text:p>
          </table:table-cell>
          <table:table-cell table:style-name="ce42" table:number-columns-repeated="2"/>
          <table:table-cell table:style-name="ce42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0" calcext:value-type="date">
            <text:p>10.09.2022</text:p>
          </table:table-cell>
          <table:table-cell table:style-name="ce64" office:value-type="string" calcext:value-type="string">
            <text:p>alçıpan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4876 KK 9324,32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9324.32" calcext:value-type="float">
            <text:p>-9.324,32</text:p>
          </table:table-cell>
          <table:table-cell table:style-name="ce42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42" office:value-type="float" office:value="-30374" calcext:value-type="float">
            <text:p>-30.374,00</text:p>
          </table:table-cell>
          <table:table-cell table:style-name="ce42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42"/>
          <table:table-cell table:style-name="ce42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42"/>
          <table:table-cell table:style-name="ce42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42"/>
          <table:table-cell table:style-name="ce42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42"/>
          <table:table-cell table:style-name="ce42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58"/>
          <table:table-cell/>
          <table:table-cell office:value-type="float" office:value="20700" calcext:value-type="float">
            <text:p>20700</text:p>
          </table:table-cell>
          <table:table-cell table:style-name="ce42"/>
          <table:table-cell table:style-name="ce42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58" office:value-type="float" office:value="2000" calcext:value-type="float">
            <text:p>2000</text:p>
          </table:table-cell>
          <table:table-cell table:number-columns-repeated="2"/>
          <table:table-cell table:style-name="ce42"/>
          <table:table-cell table:style-name="ce42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42" office:value-type="float" office:value="-2620" calcext:value-type="float">
            <text:p>-2.620,00</text:p>
          </table:table-cell>
          <table:table-cell table:style-name="ce42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/>
          <table:table-cell table:style-name="ce42"/>
          <table:table-cell table:style-name="ce42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800004222959 /TOKATAMASY/FATURA</text:p>
          </table:table-cell>
          <table:table-cell table:style-name="ce64" table:number-columns-repeated="2"/>
          <table:table-cell table:style-name="ce62"/>
          <table:table-cell/>
          <table:table-cell table:style-name="ce42" office:value-type="float" office:value="-94.5" calcext:value-type="float">
            <text:p>-94,50</text:p>
          </table:table-cell>
          <table:table-cell table:style-name="ce42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/>
          <table:table-cell table:style-name="ce42" office:value-type="float" office:value="-2110" calcext:value-type="float">
            <text:p>-2.110,00</text:p>
          </table:table-cell>
          <table:table-cell table:style-name="ce42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3.65" calcext:value-type="currency">
            <text:p>₺4.293,65</text:p>
          </table:table-cell>
          <table:table-cell table:style-name="ce58"/>
          <table:table-cell table:style-name="ce68" office:value-type="currency" office:currency="TRY" office:value="4293.5" calcext:value-type="currency">
            <text:p>₺4.293,50</text:p>
          </table:table-cell>
          <table:table-cell table:style-name="ce42"/>
          <table:table-cell table:style-name="ce42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68" office:value-type="currency" office:currency="TRY" office:value="1000" calcext:value-type="currency">
            <text:p>₺1.000,00</text:p>
          </table:table-cell>
          <table:table-cell table:style-name="ce58"/>
          <table:table-cell office:value-type="float" office:value="1000" calcext:value-type="float">
            <text:p>1000</text:p>
          </table:table-cell>
          <table:table-cell/>
          <table:table-cell table:style-name="ce42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58"/>
          <table:table-cell table:number-columns-repeated="2"/>
          <table:table-cell table:style-name="ce42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62" office:value-type="float" office:value="-12667" calcext:value-type="float">
            <text:p>-12.667,00</text:p>
          </table:table-cell>
          <table:table-cell/>
          <table:table-cell table:style-name="ce42" office:value-type="float" office:value="-10000" calcext:value-type="float">
            <text:p>-10.000,00</text:p>
          </table:table-cell>
          <table:table-cell table:style-name="ce42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42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48" office:value-type="string" calcext:value-type="string">
            <text:p>Lise Arkası Kira ++++++++++++++++</text:p>
          </table:table-cell>
          <table:table-cell table:style-name="ce148"/>
          <table:table-cell table:style-name="ce149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42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3">
          <table:table-cell/>
          <table:table-cell table:style-name="ce148" office:value-type="string" calcext:value-type="string">
            <text:p>selanik hesabına aktarılan</text:p>
          </table:table-cell>
          <table:table-cell table:style-name="ce148"/>
          <table:table-cell table:style-name="ce149"/>
          <table:table-cell table:number-columns-repeated="2"/>
          <table:table-cell table:style-name="ce42" office:value-type="float" office:value="-23750" calcext:value-type="float">
            <text:p>-23.750,00</text:p>
          </table:table-cell>
          <table:table-cell table:style-name="ce42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41"/>
          <table:table-cell table:style-name="ce96" table:number-columns-repeated="2"/>
          <table:table-cell table:style-name="ce15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" table:style-name="ta6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3.08" calcext:value-type="float">
            <text:p>3,08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YLÜL 2022</text:p>
          </table:table-cell>
          <table:table-cell table:style-name="ce151"/>
          <table:table-cell table:style-name="ce59" office:value-type="string" calcext:value-type="string">
            <text:p>TOPLAM</text:p>
          </table:table-cell>
          <table:table-cell table:style-name="ce60" table:formula="of:=SUM([.D5:.D42])" office:value-type="float" office:value="66162.31" calcext:value-type="float">
            <text:p>66.162,31</text:p>
          </table:table-cell>
          <table:table-cell table:style-name="ce60" table:formula="of:=SUM([.E5:.E69])" office:value-type="float" office:value="-61978.72" calcext:value-type="float">
            <text:p>-61.978,72</text:p>
          </table:table-cell>
          <table:table-cell table:style-name="ce60" table:formula="of:=SUM([.F5:.F66])" office:value-type="float" office:value="9260.5" calcext:value-type="float">
            <text:p>9.260,50</text:p>
          </table:table-cell>
          <table:table-cell table:style-name="ce60" table:formula="of:=SUM([.G5:.G66])" office:value-type="float" office:value="-25729.24" calcext:value-type="float">
            <text:p>-25.729,24</text:p>
          </table:table-cell>
          <table:table-cell table:style-name="ce60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42"/>
          <table:table-cell table:style-name="ce42" office:value-type="float" office:value="1155" calcext:value-type="float">
            <text:p>1.155,00</text:p>
          </table:table-cell>
          <table:table-cell table:style-name="ce42"/>
          <table:table-cell table:style-name="ce42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42"/>
          <table:table-cell table:style-name="ce42" office:value-type="float" office:value="905" calcext:value-type="float">
            <text:p>905,00</text:p>
          </table:table-cell>
          <table:table-cell table:style-name="ce42"/>
          <table:table-cell table:style-name="ce42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2"/>
          <table:table-cell table:style-name="ce42" office:value-type="float" office:value="51" calcext:value-type="float">
            <text:p>51,00</text:p>
          </table:table-cell>
          <table:table-cell table:style-name="ce42"/>
          <table:table-cell table:style-name="ce42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763.74" calcext:value-type="float">
            <text:p>-1.763,74</text:p>
          </table:table-cell>
          <table:table-cell table:style-name="ce42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29.9" calcext:value-type="float">
            <text:p>-229,90</text:p>
          </table:table-cell>
          <table:table-cell table:style-name="ce42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01.1" calcext:value-type="float">
            <text:p>-501,10</text:p>
          </table:table-cell>
          <table:table-cell table:style-name="ce42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3" office:value-type="string" calcext:value-type="string">
            <text:p>nakit istanbul</text:p>
          </table:table-cell>
          <table:table-cell table:style-name="ce63" table:number-columns-repeated="2"/>
          <table:table-cell table:style-name="ce42"/>
          <table:table-cell table:style-name="ce62"/>
          <table:table-cell table:style-name="ce42" office:value-type="float" office:value="-1000" calcext:value-type="float">
            <text:p>-1.000,00</text:p>
          </table:table-cell>
          <table:table-cell table:style-name="ce42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2" calcext:value-type="date">
            <text:p>12.09.2022</text:p>
          </table:table-cell>
          <table:table-cell table:style-name="ce63" office:value-type="string" calcext:value-type="string">
            <text:p>Adem Özen Kira Ödemesi 4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MarRyl Aidat 4/12</text:p>
          </table:table-cell>
          <table:table-cell table:style-name="ce63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696.5" calcext:value-type="float">
            <text:p>-696,50</text:p>
          </table:table-cell>
          <table:table-cell table:style-name="ce42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61.44" calcext:value-type="float">
            <text:p>-61,44</text:p>
          </table:table-cell>
          <table:table-cell table:style-name="ce42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26.33" calcext:value-type="float">
            <text:p>-26,33</text:p>
          </table:table-cell>
          <table:table-cell table:style-name="ce42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4" office:value-type="string" calcext:value-type="string">
            <text:p>amazon 240gbWd ssd-braun-64gb 6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4" office:value-type="string" calcext:value-type="string">
            <text:p>toyota trafik cezası</text:p>
          </table:table-cell>
          <table:table-cell table:style-name="ce64" table:number-columns-repeated="2"/>
          <table:table-cell table:style-name="ce42" office:value-type="float" office:value="-448.35" calcext:value-type="float">
            <text:p>-448,35</text:p>
          </table:table-cell>
          <table:table-cell table:style-name="ce42" table:number-columns-repeated="2"/>
          <table:table-cell table:style-name="ce42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4" office:value-type="string" calcext:value-type="string">
            <text:p>mtv taksit 1/3</text:p>
          </table:table-cell>
          <table:table-cell table:style-name="ce64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42" office:value-type="float" office:value="-900.19" calcext:value-type="float">
            <text:p>-900,19</text:p>
          </table:table-cell>
          <table:table-cell table:number-columns-repeated="2"/>
          <table:table-cell table:style-name="ce42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0" calcext:value-type="date">
            <text:p>10.08.2022</text:p>
          </table:table-cell>
          <table:table-cell table:style-name="ce64" office:value-type="string" calcext:value-type="string">
            <text:p>akgünler deniz otobüs bileti girne -taşucu</text:p>
          </table:table-cell>
          <table:table-cell table:style-name="ce64" table:number-columns-repeated="2"/>
          <table:table-cell table:style-name="ce42" office:value-type="float" office:value="-633.2" calcext:value-type="float">
            <text:p>-633,20</text:p>
          </table:table-cell>
          <table:table-cell table:style-name="ce42" table:number-columns-repeated="2"/>
          <table:table-cell table:style-name="ce42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4" calcext:value-type="date">
            <text:p>14.08.2022</text:p>
          </table:table-cell>
          <table:table-cell table:style-name="ce64" office:value-type="string" calcext:value-type="string">
            <text:p>toros benzin taşucu-tokat</text:p>
          </table:table-cell>
          <table:table-cell table:style-name="ce64" table:number-columns-repeated="2"/>
          <table:table-cell table:style-name="ce42" office:value-type="float" office:value="-1080.16" calcext:value-type="float">
            <text:p>-1.080,16</text:p>
          </table:table-cell>
          <table:table-cell table:style-name="ce42" table:number-columns-repeated="2"/>
          <table:table-cell table:style-name="ce42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4" office:value-type="float" office:value="2240" calcext:value-type="float">
            <text:p>2240</text:p>
          </table:table-cell>
          <table:table-cell table:style-name="ce64" table:number-columns-repeated="2"/>
          <table:table-cell table:style-name="ce42" office:value-type="float" office:value="-80" calcext:value-type="float">
            <text:p>-80,00</text:p>
          </table:table-cell>
          <table:table-cell table:style-name="ce42" table:number-columns-repeated="2"/>
          <table:table-cell table:style-name="ce42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4876 KK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3432.23" calcext:value-type="float">
            <text:p>-3.432,23</text:p>
          </table:table-cell>
          <table:table-cell table:style-name="ce42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Carraro 327 bisiklet</text:p>
          </table:table-cell>
          <table:table-cell table:style-name="ce64" office:value-type="string" calcext:value-type="string">
            <text:p>bh</text:p>
          </table:table-cell>
          <table:table-cell table:style-name="ce64"/>
          <table:table-cell table:style-name="ce62"/>
          <table:table-cell table:style-name="ce42"/>
          <table:table-cell table:style-name="ce42" office:value-type="float" office:value="-7000" calcext:value-type="float">
            <text:p>-7.000,00</text:p>
          </table:table-cell>
          <table:table-cell table:style-name="ce42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/>
          <table:table-cell table:style-name="ce42"/>
          <table:table-cell table:style-name="ce42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42"/>
          <table:table-cell table:style-name="ce62" office:value-type="float" office:value="-15000" calcext:value-type="float">
            <text:p>-15.000,00</text:p>
          </table:table-cell>
          <table:table-cell table:style-name="ce42" table:number-columns-repeated="2"/>
          <table:table-cell table:style-name="ce42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25" office:value-type="float" office:value="-1500" calcext:value-type="float">
            <text:p>-1.500,00</text:p>
          </table:table-cell>
          <table:table-cell table:style-name="ce42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00" calcext:value-type="float">
            <text:p>4.200,0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42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5" office:value-type="float" office:value="54000" calcext:value-type="float">
            <text:p>54.000,00</text:p>
          </table:table-cell>
          <table:table-cell/>
          <table:table-cell table:style-name="ce25" table:number-columns-repeated="2"/>
          <table:table-cell table:style-name="ce42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style-name="ce42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/>
          <table:table-cell/>
          <table:table-cell table:style-name="ce50"/>
          <table:table-cell table:number-columns-repeated="3"/>
          <table:table-cell table:style-name="ce42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>
            <text:p>Lise Arkası Kira ++++++++++++++++</text:p>
          </table:table-cell>
          <table:table-cell table:style-name="ce152"/>
          <table:table-cell table:style-name="ce153" office:value-type="float" office:value="20000" calcext:value-type="float">
            <text:p>20.000,00</text:p>
          </table:table-cell>
          <table:table-cell table:number-columns-repeated="3"/>
          <table:table-cell table:style-name="ce42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" table:style-name="ta6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1.46" calcext:value-type="float">
            <text:p>1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ĞUSTO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34617.91" calcext:value-type="float">
            <text:p>34.617,91</text:p>
          </table:table-cell>
          <table:table-cell table:style-name="ce60" table:formula="of:=SUM([.E4:.E84])" office:value-type="float" office:value="-11695.35" calcext:value-type="float">
            <text:p>-11.695,35</text:p>
          </table:table-cell>
          <table:table-cell table:style-name="ce60" table:formula="of:=SUM([.F4:.F81])" office:value-type="float" office:value="102061.66" calcext:value-type="float">
            <text:p>102.061,66</text:p>
          </table:table-cell>
          <table:table-cell table:style-name="ce60" table:formula="of:=SUM([.G4:.G81])" office:value-type="float" office:value="-33894.33" calcext:value-type="float">
            <text:p>-33.894,33</text:p>
          </table:table-cell>
          <table:table-cell table:style-name="ce60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42"/>
          <table:table-cell table:style-name="ce42" office:value-type="float" office:value="900" calcext:value-type="float">
            <text:p>900,00</text:p>
          </table:table-cell>
          <table:table-cell table:style-name="ce42"/>
          <table:table-cell table:style-name="ce42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42"/>
          <table:table-cell table:style-name="ce42" office:value-type="float" office:value="208.85" calcext:value-type="float">
            <text:p>208,85</text:p>
          </table:table-cell>
          <table:table-cell table:style-name="ce42"/>
          <table:table-cell table:style-name="ce42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42"/>
          <table:table-cell table:style-name="ce42" office:value-type="float" office:value="488.3" calcext:value-type="float">
            <text:p>488,30</text:p>
          </table:table-cell>
          <table:table-cell table:style-name="ce42"/>
          <table:table-cell table:style-name="ce42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42"/>
          <table:table-cell table:style-name="ce42" office:value-type="float" office:value="69.38" calcext:value-type="float">
            <text:p>69,38</text:p>
          </table:table-cell>
          <table:table-cell table:style-name="ce42"/>
          <table:table-cell table:style-name="ce42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/>
          <table:table-cell table:style-name="ce79"/>
          <table:table-cell table:style-name="ce42" office:value-type="float" office:value="-1311.2" calcext:value-type="float">
            <text:p>-1.311,20</text:p>
          </table:table-cell>
          <table:table-cell table:style-name="ce42"/>
          <table:table-cell table:style-name="ce42" office:value-type="float" office:value="-1311.2" calcext:value-type="float">
            <text:p>-1.311,20</text:p>
          </table:table-cell>
          <table:table-cell table:style-name="ce42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5847500300 /CK ÇEPESAŞ/FATURA</text:p>
          </table:table-cell>
          <table:table-cell table:style-name="ce63"/>
          <table:table-cell table:style-name="ce154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54.9" calcext:value-type="float">
            <text:p>-254,90</text:p>
          </table:table-cell>
          <table:table-cell table:style-name="ce42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8222520300 /CK ÇEPESAŞ/FATURA</text:p>
          </table:table-cell>
          <table:table-cell table:style-name="ce63"/>
          <table:table-cell table:style-name="ce154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31.9" calcext:value-type="float">
            <text:p>-531,90</text:p>
          </table:table-cell>
          <table:table-cell table:style-name="ce42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table:style-name="ce64" office:value-type="string" calcext:value-type="string">
            <text:p>8758480300 /CK ÇEPESAŞ/FATURA</text:p>
          </table:table-cell>
          <table:table-cell table:style-name="ce63"/>
          <table:table-cell table:style-name="ce154"/>
          <table:table-cell table:style-name="ce62" table:number-columns-repeated="2"/>
          <table:table-cell table:style-name="ce42" office:value-type="float" office:value="-149.3" calcext:value-type="float">
            <text:p>-149,30</text:p>
          </table:table-cell>
          <table:table-cell table:style-name="ce42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dem Özen Kira Ödemesi 3/12</text:p>
          </table:table-cell>
          <table:table-cell table:style-name="ce63"/>
          <table:table-cell table:style-name="ce154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arRyl Aidat 3/12</text:p>
          </table:table-cell>
          <table:table-cell table:style-name="ce63"/>
          <table:table-cell table:style-name="ce154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/>
          <table:table-cell table:style-name="ce79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140.51" calcext:value-type="float">
            <text:p>-140,51</text:p>
          </table:table-cell>
          <table:table-cell table:style-name="ce42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/>
          <table:table-cell table:style-name="ce79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59.47" calcext:value-type="float">
            <text:p>-59,47</text:p>
          </table:table-cell>
          <table:table-cell table:style-name="ce42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5/6</text:p>
          </table:table-cell>
          <table:table-cell table:style-name="ce64"/>
          <table:table-cell table:style-name="ce79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ecathlon ayakkabı</text:p>
          </table:table-cell>
          <table:table-cell table:style-name="ce64"/>
          <table:table-cell table:style-name="ce79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float" office:value="2240" calcext:value-type="float">
            <text:p>2240</text:p>
          </table:table-cell>
          <table:table-cell table:style-name="ce64"/>
          <table:table-cell table:style-name="ce79"/>
          <table:table-cell table:style-name="ce42" office:value-type="float" office:value="-60" calcext:value-type="float">
            <text:p>-60,00</text:p>
          </table:table-cell>
          <table:table-cell table:style-name="ce42" table:number-columns-repeated="2"/>
          <table:table-cell table:style-name="ce42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4" calcext:value-type="date">
            <text:p>04.08.2022</text:p>
          </table:table-cell>
          <table:table-cell table:style-name="ce64" office:value-type="string" calcext:value-type="string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337.65" calcext:value-type="float">
            <text:p>-337,65</text:p>
          </table:table-cell>
          <table:table-cell table:style-name="ce42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4" office:value-type="string" calcext:value-type="string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number-columns-repeated="2"/>
          <table:table-cell table:style-name="ce42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638" calcext:value-type="float">
            <text:p>-638,00</text:p>
          </table:table-cell>
          <table:table-cell table:style-name="ce42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enzin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872.16" calcext:value-type="float">
            <text:p>-1.872,16</text:p>
          </table:table-cell>
          <table:table-cell table:style-name="ce42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.74" calcext:value-type="float">
            <text:p>-3,74</text:p>
          </table:table-cell>
          <table:table-cell table:style-name="ce42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700" calcext:value-type="float">
            <text:p>-700,00</text:p>
          </table:table-cell>
          <table:table-cell table:style-name="ce42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80" calcext:value-type="float">
            <text:p>-380,00</text:p>
          </table:table-cell>
          <table:table-cell table:style-name="ce42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200" calcext:value-type="float">
            <text:p>-200,00</text:p>
          </table:table-cell>
          <table:table-cell table:style-name="ce42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0" calcext:value-type="float">
            <text:p>-100,00</text:p>
          </table:table-cell>
          <table:table-cell table:style-name="ce42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/>
          <table:table-cell table:style-name="ce58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42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8" table:number-columns-repeated="2"/>
          <table:table-cell table:number-columns-repeated="2"/>
          <table:table-cell table:style-name="ce42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64"/>
          <table:table-cell table:style-name="ce155"/>
          <table:table-cell table:style-name="ce62"/>
          <table:table-cell table:style-name="ce42" office:value-type="float" office:value="20000" calcext:value-type="float">
            <text:p>20.000,00</text:p>
          </table:table-cell>
          <table:table-cell table:style-name="ce42"/>
          <table:table-cell table:style-name="ce42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table:style-name="ce42" office:value-type="float" office:value="25000" calcext:value-type="float">
            <text:p>25.000,00</text:p>
          </table:table-cell>
          <table:table-cell table:style-name="ce42"/>
          <table:table-cell table:style-name="ce42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5365" calcext:value-type="float">
            <text:p>-5.365,00</text:p>
          </table:table-cell>
          <table:table-cell table:style-name="ce42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table:style-name="ce42" office:value-type="float" office:value="40000" calcext:value-type="float">
            <text:p>40.000,00</text:p>
          </table:table-cell>
          <table:table-cell table:style-name="ce42"/>
          <table:table-cell table:style-name="ce42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58"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50" office:value-type="float" office:value="20000" calcext:value-type="float">
            <text:p>20.000,00</text:p>
          </table:table-cell>
          <table:table-cell table:style-name="ce58"/>
          <table:table-cell table:number-columns-repeated="2"/>
          <table:table-cell table:style-name="ce42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GEÇEN AYLARDAN BAKİYE</text:p>
          </table:table-cell>
          <table:table-cell table:number-columns-repeated="5"/>
          <table:table-cell table:style-name="ce42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26" office:value-type="string" calcext:value-type="string">
            <text:p>Doğuş Kira 11/12-2022-23 kalan bakiye</text:p>
          </table:table-cell>
          <table:table-cell table:style-name="ce126"/>
          <table:table-cell table:style-name="ce129" office:value-type="float" office:value="1000" calcext:value-type="float">
            <text:p>1.000,00</text:p>
          </table:table-cell>
          <table:table-cell table:style-name="ce126"/>
          <table:table-cell table:style-name="ce157" office:value-type="float" office:value="1000" calcext:value-type="float">
            <text:p>1.000,00</text:p>
          </table:table-cell>
          <table:table-cell/>
          <table:table-cell table:style-name="ce42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158" office:value-type="string" calcext:value-type="string">
            <text:p>Doğuş Kira 12/12-2022-23 BANKADAN</text:p>
          </table:table-cell>
          <table:table-cell table:style-name="ce158" office:value-type="string" calcext:value-type="string">
            <text:p>BH</text:p>
          </table:table-cell>
          <table:table-cell table:style-name="ce159" office:value-type="float" office:value="5000" calcext:value-type="float">
            <text:p>5.000,00</text:p>
          </table:table-cell>
          <table:table-cell table:style-name="ce158"/>
          <table:table-cell table:style-name="ce160" office:value-type="float" office:value="5000" calcext:value-type="float">
            <text:p>5.000,00</text:p>
          </table:table-cell>
          <table:table-cell/>
          <table:table-cell table:style-name="ce42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3">
          <table:table-cell/>
          <table:table-cell table:style-name="ce126" office:value-type="string" calcext:value-type="string">
            <text:p>SnyF-Kynkçı Merdal elektrik haziran</text:p>
          </table:table-cell>
          <table:table-cell table:style-name="ce126"/>
          <table:table-cell table:style-name="ce161"/>
          <table:table-cell table:style-name="ce126"/>
          <table:table-cell table:style-name="ce126" office:value-type="float" office:value="445.63" calcext:value-type="float">
            <text:p>445,63</text:p>
          </table:table-cell>
          <table:table-cell/>
          <table:table-cell table:style-name="ce42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50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2.37" calcext:value-type="float">
            <text:p>2,37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TEMMUZ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90])" office:value-type="float" office:value="27131.07" calcext:value-type="float">
            <text:p>27.131,07</text:p>
          </table:table-cell>
          <table:table-cell table:style-name="ce60" table:formula="of:=SUM([.E4:.E90])" office:value-type="float" office:value="-17400.82" calcext:value-type="float">
            <text:p>-17.400,82</text:p>
          </table:table-cell>
          <table:table-cell table:style-name="ce60" table:formula="of:=SUM([.F4:.F87])" office:value-type="float" office:value="16133.3" calcext:value-type="float">
            <text:p>16.133,30</text:p>
          </table:table-cell>
          <table:table-cell table:style-name="ce60" table:formula="of:=SUM([.G4:.G87])" office:value-type="float" office:value="-20600.82" calcext:value-type="float">
            <text:p>-20.600,82</text:p>
          </table:table-cell>
          <table:table-cell table:style-name="ce60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style-name="ce58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2"/>
          <table:table-cell office:value-type="float" office:value="1060" calcext:value-type="float">
            <text:p>1060</text:p>
          </table:table-cell>
          <table:table-cell table:style-name="ce42"/>
          <table:table-cell table:style-name="ce42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2"/>
          <table:table-cell office:value-type="float" office:value="325" calcext:value-type="float">
            <text:p>325</text:p>
          </table:table-cell>
          <table:table-cell table:style-name="ce42"/>
          <table:table-cell table:style-name="ce42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2"/>
          <table:table-cell table:style-name="ce42" office:value-type="float" office:value="48.8" calcext:value-type="float">
            <text:p>48,80</text:p>
          </table:table-cell>
          <table:table-cell table:style-name="ce42"/>
          <table:table-cell table:style-name="ce42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13" calcext:value-type="date">
            <text:p>13.07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429.2" calcext:value-type="float">
            <text:p>-1.429,20</text:p>
          </table:table-cell>
          <table:table-cell table:style-name="ce42"/>
          <table:table-cell table:style-name="ce42" office:value-type="float" office:value="-1429.2" calcext:value-type="float">
            <text:p>-1.429,20</text:p>
          </table:table-cell>
          <table:table-cell table:style-name="ce42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19" calcext:value-type="float">
            <text:p>-219,00</text:p>
          </table:table-cell>
          <table:table-cell table:style-name="ce62"/>
          <table:table-cell table:style-name="ce42" office:value-type="float" office:value="-219" calcext:value-type="float">
            <text:p>-219,00</text:p>
          </table:table-cell>
          <table:table-cell table:style-name="ce42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38.6" calcext:value-type="float">
            <text:p>-438,60</text:p>
          </table:table-cell>
          <table:table-cell table:style-name="ce62"/>
          <table:table-cell table:style-name="ce42" office:value-type="float" office:value="-438.6" calcext:value-type="float">
            <text:p>-438,60</text:p>
          </table:table-cell>
          <table:table-cell table:style-name="ce42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/>
          <table:table-cell table:style-name="ce42"/>
          <table:table-cell table:style-name="ce42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3" office:value-type="string" calcext:value-type="string">
            <text:p>ziraat pervine havale kredi için</text:p>
          </table:table-cell>
          <table:table-cell table:style-name="ce63" table:number-columns-repeated="2"/>
          <table:table-cell table:style-name="ce42"/>
          <table:table-cell table:style-name="ce62"/>
          <table:table-cell table:style-name="ce42" office:value-type="float" office:value="-3450" calcext:value-type="float">
            <text:p>-3.450,00</text:p>
          </table:table-cell>
          <table:table-cell table:style-name="ce42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25" office:value-type="float" office:value="3450" calcext:value-type="float">
            <text:p>3.450,00</text:p>
          </table:table-cell>
          <table:table-cell/>
          <table:table-cell table:style-name="ce42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4"/>
          <table:table-cell table:style-name="ce25"/>
          <table:table-cell/>
          <table:table-cell table:style-name="ce42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2" office:value-type="float" office:value="-4.89" calcext:value-type="float">
            <text:p>-4,89</text:p>
          </table:table-cell>
          <table:table-cell table:style-name="ce25"/>
          <table:table-cell table:style-name="ce42" office:value-type="float" office:value="-4.89" calcext:value-type="float">
            <text:p>-4,89</text:p>
          </table:table-cell>
          <table:table-cell table:style-name="ce42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3" office:value-type="string" calcext:value-type="string">
            <text:p>Adem Özen Kira Ödemesi 2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3" office:value-type="string" calcext:value-type="string">
            <text:p>MarRyl Aidat 2/12</text:p>
          </table:table-cell>
          <table:table-cell table:style-name="ce63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6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4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pçam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istanbulkart</text:p>
          </table:table-cell>
          <table:table-cell table:style-name="ce64" table:number-columns-repeated="2"/>
          <table:table-cell table:style-name="ce42" office:value-type="float" office:value="-31.99" calcext:value-type="float">
            <text:p>-31,99</text:p>
          </table:table-cell>
          <table:table-cell table:style-name="ce42" table:number-columns-repeated="2"/>
          <table:table-cell table:style-name="ce42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yakkabı dechatlon ½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amil bebek</text:p>
          </table:table-cell>
          <table:table-cell table:style-name="ce64" table:number-columns-repeated="2"/>
          <table:table-cell table:style-name="ce42" office:value-type="float" office:value="-344.2" calcext:value-type="float">
            <text:p>-344,20</text:p>
          </table:table-cell>
          <table:table-cell table:style-name="ce42" table:number-columns-repeated="2"/>
          <table:table-cell table:style-name="ce42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pçam eskişehir tokat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kat avm</text:p>
          </table:table-cell>
          <table:table-cell table:style-name="ce64" table:number-columns-repeated="2"/>
          <table:table-cell table:style-name="ce42" office:value-type="float" office:value="-256.89" calcext:value-type="float">
            <text:p>-256,89</text:p>
          </table:table-cell>
          <table:table-cell table:style-name="ce42" table:number-columns-repeated="2"/>
          <table:table-cell table:style-name="ce42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en yıl petrol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101 merdiven</text:p>
          </table:table-cell>
          <table:table-cell table:style-name="ce64" table:number-columns-repeated="2"/>
          <table:table-cell table:style-name="ce42" office:value-type="float" office:value="-529.9" calcext:value-type="float">
            <text:p>-529,90</text:p>
          </table:table-cell>
          <table:table-cell table:style-name="ce42" table:number-columns-repeated="2"/>
          <table:table-cell table:style-name="ce42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4" office:value-type="string" calcext:value-type="string">
            <text:p>4876 KK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2610.63" calcext:value-type="float">
            <text:p>-2.610,63</text:p>
          </table:table-cell>
          <table:table-cell table:style-name="ce42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erdiven alüminyum motorcu ibo iade</text:p>
          </table:table-cell>
          <table:table-cell table:style-name="ce64"/>
          <table:table-cell table:style-name="ce15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/>
          <table:table-cell table:style-name="ce42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aaş bayramlık</text:p>
          </table:table-cell>
          <table:table-cell table:style-name="ce64"/>
          <table:table-cell table:style-name="ce155" office:value-type="float" office:value="1100" calcext:value-type="float">
            <text:p>1.100,00</text:p>
          </table:table-cell>
          <table:table-cell table:style-name="ce42"/>
          <table:table-cell table:style-name="ce42" office:value-type="float" office:value="1100" calcext:value-type="float">
            <text:p>1.100,00</text:p>
          </table:table-cell>
          <table:table-cell table:style-name="ce42"/>
          <table:table-cell table:style-name="ce42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/>
          <table:table-cell table:style-name="ce42" table:number-columns-repeated="2"/>
          <table:table-cell table:style-name="ce42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6">
          <table:table-cell table:style-name="ce162" office:value-type="date" office:date-value="2022-07-05" calcext:value-type="date">
            <text:p>05.07.2022</text:p>
          </table:table-cell>
          <table:table-cell table:style-name="ce158" office:value-type="string" calcext:value-type="string">
            <text:p>Doğuş Kira 11/12-2022-23 <text:span text:style-name="T3">BANKADAN</text:span></text:p>
          </table:table-cell>
          <table:table-cell table:style-name="ce158"/>
          <table:table-cell table:style-name="ce159" office:value-type="float" office:value="4000" calcext:value-type="float">
            <text:p>4.000,00</text:p>
          </table:table-cell>
          <table:table-cell table:style-name="ce158"/>
          <table:table-cell table:style-name="ce160" office:value-type="float" office:value="4000" calcext:value-type="float">
            <text:p>4.000,00</text:p>
          </table:table-cell>
          <table:table-cell table:style-name="ce73"/>
          <table:table-cell table:style-name="ce42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71"/>
          <table:table-cell table:style-name="ce152" office:value-type="string" calcext:value-type="string">
            <text:p>Doğuş Kira 11/12-2022-23 kalan bakiye</text:p>
          </table:table-cell>
          <table:table-cell table:style-name="ce152"/>
          <table:table-cell table:style-name="ce163" office:value-type="float" office:value="1000" calcext:value-type="float">
            <text:p>1.000,00</text:p>
          </table:table-cell>
          <table:table-cell table:style-name="ce152"/>
          <table:table-cell table:style-name="ce164"/>
          <table:table-cell table:style-name="ce165"/>
          <table:table-cell table:style-name="ce42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42" table:number-columns-repeated="3"/>
          <table:table-cell table:style-name="ce42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style-name="ce42" table:number-columns-repeated="3"/>
          <table:table-cell table:style-name="ce42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67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style-name="ce42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53" office:value-type="float" office:value="4000" calcext:value-type="float">
            <text:p>4.000,00</text:p>
          </table:table-cell>
          <table:table-cell table:style-name="ce152" table:number-columns-repeated="3"/>
          <table:table-cell table:style-name="ce42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" table:style-name="ta6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4.95" calcext:value-type="float">
            <text:p>4,9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4])" office:value-type="float" office:value="17837.05" calcext:value-type="float">
            <text:p>17.837,05</text:p>
          </table:table-cell>
          <table:table-cell table:style-name="ce60" table:formula="of:=SUM([.E4:.E80])" office:value-type="float" office:value="-28058.1" calcext:value-type="float">
            <text:p>-28.058,10</text:p>
          </table:table-cell>
          <table:table-cell table:style-name="ce60" table:formula="of:=SUM([.F4:.F77])" office:value-type="float" office:value="16654.19" calcext:value-type="float">
            <text:p>16.654,19</text:p>
          </table:table-cell>
          <table:table-cell table:style-name="ce60" table:formula="of:=SUM([.G4:.G77])" office:value-type="float" office:value="-28058.1" calcext:value-type="float">
            <text:p>-28.058,10</text:p>
          </table:table-cell>
          <table:table-cell table:style-name="ce60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9" office:value-type="string" calcext:value-type="string">
            <text:p>Mesut Elektrik</text:p>
          </table:table-cell>
          <table:table-cell table:style-name="ce169"/>
          <table:table-cell table:style-name="ce169" office:value-type="float" office:value="182.86" calcext:value-type="float">
            <text:p>182,86</text:p>
          </table:table-cell>
          <table:table-cell table:style-name="ce170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42"/>
          <table:table-cell table:style-name="ce42" office:value-type="float" office:value="996.77" calcext:value-type="float">
            <text:p>996,77</text:p>
          </table:table-cell>
          <table:table-cell table:style-name="ce42"/>
          <table:table-cell table:style-name="ce42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42"/>
          <table:table-cell table:style-name="ce42" office:value-type="float" office:value="249.02" calcext:value-type="float">
            <text:p>249,02</text:p>
          </table:table-cell>
          <table:table-cell table:style-name="ce42"/>
          <table:table-cell table:style-name="ce42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42"/>
          <table:table-cell table:style-name="ce42" office:value-type="float" office:value="140.4" calcext:value-type="float">
            <text:p>140,40</text:p>
          </table:table-cell>
          <table:table-cell table:style-name="ce42"/>
          <table:table-cell table:style-name="ce42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72" office:value-type="float" office:value="-1317.2" calcext:value-type="float">
            <text:p>-1.317,20</text:p>
          </table:table-cell>
          <table:table-cell table:style-name="ce172"/>
          <table:table-cell table:style-name="ce172" office:value-type="float" office:value="-1317.2" calcext:value-type="float">
            <text:p>-1.317,20</text:p>
          </table:table-cell>
          <table:table-cell table:style-name="ce42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.1" calcext:value-type="float">
            <text:p>-200,10</text:p>
          </table:table-cell>
          <table:table-cell table:style-name="ce62"/>
          <table:table-cell table:style-name="ce42" office:value-type="float" office:value="-200.1" calcext:value-type="float">
            <text:p>-200,10</text:p>
          </table:table-cell>
          <table:table-cell table:style-name="ce42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395.4" calcext:value-type="float">
            <text:p>-395,40</text:p>
          </table:table-cell>
          <table:table-cell table:style-name="ce62"/>
          <table:table-cell table:style-name="ce42" office:value-type="float" office:value="-395.4" calcext:value-type="float">
            <text:p>-395,40</text:p>
          </table:table-cell>
          <table:table-cell table:style-name="ce42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7" calcext:value-type="date">
            <text:p>07.06.2022</text:p>
          </table:table-cell>
          <table:table-cell table:style-name="ce63" office:value-type="string" calcext:value-type="string">
            <text:p>Yasemin İstanbul Kira</text:p>
          </table:table-cell>
          <table:table-cell table:style-name="ce63" table:number-columns-repeated="2"/>
          <table:table-cell table:style-name="ce62" table:number-columns-repeated="2"/>
          <table:table-cell table:style-name="ce42"/>
          <table:table-cell table:style-name="ce42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4820" calcext:value-type="float">
            <text:p>-4.820,00</text:p>
          </table:table-cell>
          <table:table-cell table:style-name="ce42"/>
          <table:table-cell table:style-name="ce42" office:value-type="float" office:value="-4820" calcext:value-type="float">
            <text:p>-4.820,00</text:p>
          </table:table-cell>
          <table:table-cell table:style-name="ce42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/>
          <table:table-cell table:style-name="ce42" office:value-type="float" office:value="-250" calcext:value-type="float">
            <text:p>-250,00</text:p>
          </table:table-cell>
          <table:table-cell table:style-name="ce42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42" table:number-columns-repeated="3"/>
          <table:table-cell table:style-name="ce42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42" table:number-columns-repeated="3"/>
          <table:table-cell table:style-name="ce42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2800" calcext:value-type="float">
            <text:p>-12.800,00</text:p>
          </table:table-cell>
          <table:table-cell table:style-name="ce42"/>
          <table:table-cell table:style-name="ce42" office:value-type="float" office:value="-12800" calcext:value-type="float">
            <text:p>-12.800,00</text:p>
          </table:table-cell>
          <table:table-cell table:style-name="ce42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42" office:value-type="float" office:value="-421.5" calcext:value-type="float">
            <text:p>-421,50</text:p>
          </table:table-cell>
          <table:table-cell table:style-name="ce42"/>
          <table:table-cell table:style-name="ce42" office:value-type="float" office:value="-421.5" calcext:value-type="float">
            <text:p>-421,50</text:p>
          </table:table-cell>
          <table:table-cell table:style-name="ce42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173" office:value-type="string" calcext:value-type="string">
            <text:p>amazon 240gbWd ssd-braun-64gb 3/6</text:p>
          </table:table-cell>
          <table:table-cell table:style-name="ce173" table:number-columns-repeated="2"/>
          <table:table-cell table:style-name="ce174" office:value-type="float" office:value="-177.65" calcext:value-type="float">
            <text:p>-177,65</text:p>
          </table:table-cell>
          <table:table-cell table:style-name="ce174" table:number-columns-repeated="2"/>
          <table:table-cell table:style-name="ce42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kat avm</text:p>
          </table:table-cell>
          <table:table-cell table:style-name="ce64" table:number-columns-repeated="2"/>
          <table:table-cell table:style-name="ce42" office:value-type="float" office:value="-389.06" calcext:value-type="float">
            <text:p>-389,06</text:p>
          </table:table-cell>
          <table:table-cell table:style-name="ce42" table:number-columns-repeated="2"/>
          <table:table-cell table:style-name="ce42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enzin <text:s text:c="2"/>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igros şimşek yem</text:p>
          </table:table-cell>
          <table:table-cell table:style-name="ce64" table:number-columns-repeated="2"/>
          <table:table-cell table:style-name="ce42" office:value-type="float" office:value="-225" calcext:value-type="float">
            <text:p>-225,00</text:p>
          </table:table-cell>
          <table:table-cell table:style-name="ce42" table:number-columns-repeated="2"/>
          <table:table-cell table:style-name="ce42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fide bahçe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enzin + gaz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e 2240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/>
          <table:table-cell table:style-name="ce172"/>
          <table:table-cell table:style-name="ce172" office:value-type="float" office:value="-1561.71" calcext:value-type="float">
            <text:p>-1.561,71</text:p>
          </table:table-cell>
          <table:table-cell table:style-name="ce42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4" office:value-type="string" calcext:value-type="string">
            <text:p>8758480300 çepesaş</text:p>
          </table:table-cell>
          <table:table-cell table:style-name="ce64" table:number-columns-repeated="2"/>
          <table:table-cell table:style-name="ce42" office:value-type="float" office:value="-99.5" calcext:value-type="float">
            <text:p>-99,50</text:p>
          </table:table-cell>
          <table:table-cell table:style-name="ce42"/>
          <table:table-cell table:style-name="ce42" office:value-type="float" office:value="-130.73" calcext:value-type="float">
            <text:p>-130,73</text:p>
          </table:table-cell>
          <table:table-cell table:style-name="ce42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7" calcext:value-type="date">
            <text:p>17.06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49.96" calcext:value-type="float">
            <text:p>-49,96</text:p>
          </table:table-cell>
          <table:table-cell table:style-name="ce42"/>
          <table:table-cell table:style-name="ce42" office:value-type="float" office:value="-49.96" calcext:value-type="float">
            <text:p>-49,96</text:p>
          </table:table-cell>
          <table:table-cell table:style-name="ce42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130.73" calcext:value-type="float">
            <text:p>-130,73</text:p>
          </table:table-cell>
          <table:table-cell table:style-name="ce42"/>
          <table:table-cell table:style-name="ce42" office:value-type="float" office:value="-99.5" calcext:value-type="float">
            <text:p>-99,50</text:p>
          </table:table-cell>
          <table:table-cell table:style-name="ce42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42" office:value-type="float" office:value="-3000" calcext:value-type="float">
            <text:p>-3.000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style-name="ce42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25" office:value-type="float" office:value="6597.63" calcext:value-type="float">
            <text:p>6.597,63</text:p>
          </table:table-cell>
          <table:table-cell/>
          <table:table-cell table:style-name="ce42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/>
          <table:table-cell/>
          <table:table-cell table:style-name="ce25"/>
          <table:table-cell/>
          <table:table-cell table:style-name="ce42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style-name="ce162" office:value-type="date" office:date-value="2022-06-20" calcext:value-type="date">
            <text:p>20.06.2022</text:p>
          </table:table-cell>
          <table:table-cell table:style-name="ce158" office:value-type="string" calcext:value-type="string">
            <text:p>SnyF-Kynkçı Merdal 9/12-2022</text:p>
          </table:table-cell>
          <table:table-cell table:style-name="ce158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58"/>
          <table:table-cell table:style-name="ce42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6" office:value-type="float" office:value="4000" calcext:value-type="float">
            <text:p>4.000,00</text:p>
          </table:table-cell>
          <table:table-cell table:style-name="ce166" table:number-columns-repeated="3"/>
          <table:table-cell table:style-name="ce42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 office:value-type="string" calcext:value-type="string">
            <text:p>tüfe</text:p>
          </table:table-cell>
          <table:table-cell table:style-name="ce23" office:value-type="float" office:value="2.98" calcext:value-type="float">
            <text:p>2,98</text:p>
          </table:table-cell>
          <table:table-cell table:number-columns-repeated="3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2])" office:value-type="float" office:value="11328.34" calcext:value-type="float">
            <text:p>11.328,34</text:p>
          </table:table-cell>
          <table:table-cell table:style-name="ce60" table:formula="of:=SUM([.E4:.E68])" office:value-type="float" office:value="-7712.66" calcext:value-type="float">
            <text:p>-7.712,66</text:p>
          </table:table-cell>
          <table:table-cell table:style-name="ce60" table:formula="of:=SUM([.F4:.F65])" office:value-type="float" office:value="9522.37" calcext:value-type="float">
            <text:p>9.522,37</text:p>
          </table:table-cell>
          <table:table-cell table:style-name="ce60" table:formula="of:=SUM([.G4:.G65])" office:value-type="float" office:value="-7722.66" calcext:value-type="float">
            <text:p>-7.722,66</text:p>
          </table:table-cell>
          <table:table-cell table:style-name="ce60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2"/>
          <table:table-cell table:style-name="ce57" table:number-columns-repeated="3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42"/>
          <table:table-cell table:style-name="ce42" office:value-type="float" office:value="155" calcext:value-type="float">
            <text:p>155,00</text:p>
          </table:table-cell>
          <table:table-cell table:style-name="ce42"/>
          <table:table-cell table:style-name="ce42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42"/>
          <table:table-cell table:style-name="ce42" office:value-type="float" office:value="1035" calcext:value-type="float">
            <text:p>1.035,00</text:p>
          </table:table-cell>
          <table:table-cell table:style-name="ce42"/>
          <table:table-cell table:style-name="ce42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42"/>
          <table:table-cell table:style-name="ce42" office:value-type="float" office:value="350" calcext:value-type="float">
            <text:p>350,00</text:p>
          </table:table-cell>
          <table:table-cell table:style-name="ce42"/>
          <table:table-cell table:style-name="ce42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42"/>
          <table:table-cell table:style-name="ce42" office:value-type="float" office:value="230" calcext:value-type="float">
            <text:p>230,00</text:p>
          </table:table-cell>
          <table:table-cell table:style-name="ce42"/>
          <table:table-cell table:style-name="ce42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2"/>
          <table:table-cell table:style-name="ce42" office:value-type="float" office:value="82" calcext:value-type="float">
            <text:p>82,00</text:p>
          </table:table-cell>
          <table:table-cell table:style-name="ce42"/>
          <table:table-cell table:style-name="ce42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360.1" calcext:value-type="float">
            <text:p>-1.360,10</text:p>
          </table:table-cell>
          <table:table-cell table:style-name="ce42"/>
          <table:table-cell table:style-name="ce42" office:value-type="float" office:value="-1360.1" calcext:value-type="float">
            <text:p>-1.360,10</text:p>
          </table:table-cell>
          <table:table-cell table:style-name="ce42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197.1" calcext:value-type="float">
            <text:p>-197,10</text:p>
          </table:table-cell>
          <table:table-cell table:style-name="ce42"/>
          <table:table-cell table:style-name="ce42" office:value-type="float" office:value="-197.1" calcext:value-type="float">
            <text:p>-197,10</text:p>
          </table:table-cell>
          <table:table-cell table:style-name="ce42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365.7" calcext:value-type="float">
            <text:p>-365,70</text:p>
          </table:table-cell>
          <table:table-cell table:style-name="ce42"/>
          <table:table-cell table:style-name="ce42" office:value-type="float" office:value="-365.7" calcext:value-type="float">
            <text:p>-365,70</text:p>
          </table:table-cell>
          <table:table-cell table:style-name="ce42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54.54" calcext:value-type="float">
            <text:p>-54,54</text:p>
          </table:table-cell>
          <table:table-cell table:style-name="ce42"/>
          <table:table-cell table:style-name="ce42" office:value-type="float" office:value="-54.54" calcext:value-type="float">
            <text:p>-54,54</text:p>
          </table:table-cell>
          <table:table-cell table:style-name="ce42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327.25" calcext:value-type="float">
            <text:p>-327,25</text:p>
          </table:table-cell>
          <table:table-cell table:style-name="ce42"/>
          <table:table-cell table:style-name="ce42" office:value-type="float" office:value="-327.25" calcext:value-type="float">
            <text:p>-327,25</text:p>
          </table:table-cell>
          <table:table-cell table:style-name="ce42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173" office:value-type="string" calcext:value-type="string">
            <text:p>audi benzin</text:p>
          </table:table-cell>
          <table:table-cell table:style-name="ce173" table:number-columns-repeated="2"/>
          <table:table-cell table:style-name="ce174" office:value-type="float" office:value="-100" calcext:value-type="float">
            <text:p>-100,00</text:p>
          </table:table-cell>
          <table:table-cell table:style-name="ce174" table:number-columns-repeated="2"/>
          <table:table-cell table:style-name="ce42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table:style-name="ce42" office:value-type="float" office:value="-115.31" calcext:value-type="float">
            <text:p>-115,31</text:p>
          </table:table-cell>
          <table:table-cell table:style-name="ce42" table:number-columns-repeated="2"/>
          <table:table-cell table:style-name="ce42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table:style-name="ce42" office:value-type="float" office:value="-39.18" calcext:value-type="float">
            <text:p>-39,18</text:p>
          </table:table-cell>
          <table:table-cell table:style-name="ce42" table:number-columns-repeated="2"/>
          <table:table-cell table:style-name="ce42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udi benzin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 2240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hçe su parası</text:p>
          </table:table-cell>
          <table:table-cell table:style-name="ce64" table:number-columns-repeated="2"/>
          <table:table-cell table:style-name="ce42" office:value-type="float" office:value="-205.83" calcext:value-type="float">
            <text:p>-205,83</text:p>
          </table:table-cell>
          <table:table-cell table:style-name="ce42" table:number-columns-repeated="2"/>
          <table:table-cell table:style-name="ce42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2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/>
          <table:table-cell table:style-name="ce172"/>
          <table:table-cell table:style-name="ce172" office:value-type="float" office:value="-907.97" calcext:value-type="float">
            <text:p>-907,97</text:p>
          </table:table-cell>
          <table:table-cell table:style-name="ce42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77"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style-name="ce178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79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style-name="ce42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" table:style-name="ta6">
        <table:table-column table:style-name="co15" table:default-cell-style-name="ce1"/>
        <table:table-column table:style-name="co50" table:default-cell-style-name="ce1"/>
        <table:table-column table:style-name="co54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7.25" calcext:value-type="float">
            <text:p>7,2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6])" office:value-type="float" office:value="15937.59" calcext:value-type="float">
            <text:p>15.937,59</text:p>
          </table:table-cell>
          <table:table-cell table:style-name="ce60" table:formula="of:=SUM([.E5:.E66])" office:value-type="float" office:value="-11790.68" calcext:value-type="float">
            <text:p>-11.790,68</text:p>
          </table:table-cell>
          <table:table-cell table:style-name="ce60" table:formula="of:=SUM([.F5:.F66])" office:value-type="float" office:value="17940.28" calcext:value-type="float">
            <text:p>17.940,28</text:p>
          </table:table-cell>
          <table:table-cell table:style-name="ce60" table:formula="of:=SUM([.G5:.G66])" office:value-type="float" office:value="-11140.68" calcext:value-type="float">
            <text:p>-11.140,68</text:p>
          </table:table-cell>
          <table:table-cell table:style-name="ce60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42"/>
          <table:table-cell table:style-name="ce42" office:value-type="float" office:value="260" calcext:value-type="float">
            <text:p>260,00</text:p>
          </table:table-cell>
          <table:table-cell table:style-name="ce42"/>
          <table:table-cell table:style-name="ce42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42"/>
          <table:table-cell table:style-name="ce42" office:value-type="float" office:value="1089.63" calcext:value-type="float">
            <text:p>1.089,63</text:p>
          </table:table-cell>
          <table:table-cell table:style-name="ce42"/>
          <table:table-cell table:style-name="ce42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42"/>
          <table:table-cell table:style-name="ce42" office:value-type="float" office:value="384.4" calcext:value-type="float">
            <text:p>384,40</text:p>
          </table:table-cell>
          <table:table-cell table:style-name="ce42"/>
          <table:table-cell table:style-name="ce42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42"/>
          <table:table-cell table:style-name="ce42" office:value-type="float" office:value="85.88" calcext:value-type="float">
            <text:p>85,88</text:p>
          </table:table-cell>
          <table:table-cell table:style-name="ce42"/>
          <table:table-cell table:style-name="ce42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78.43" calcext:value-type="float">
            <text:p>-1.578,43</text:p>
          </table:table-cell>
          <table:table-cell table:style-name="ce42"/>
          <table:table-cell table:style-name="ce42" office:value-type="float" office:value="-1578.43" calcext:value-type="float">
            <text:p>-1.578,43</text:p>
          </table:table-cell>
          <table:table-cell table:style-name="ce42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383.8" calcext:value-type="float">
            <text:p>-383,80</text:p>
          </table:table-cell>
          <table:table-cell table:style-name="ce62"/>
          <table:table-cell table:style-name="ce42" office:value-type="float" office:value="-383.8" calcext:value-type="float">
            <text:p>-383,80</text:p>
          </table:table-cell>
          <table:table-cell table:style-name="ce42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171.6" calcext:value-type="float">
            <text:p>-171,60</text:p>
          </table:table-cell>
          <table:table-cell table:style-name="ce62"/>
          <table:table-cell table:style-name="ce42" office:value-type="float" office:value="-171.6" calcext:value-type="float">
            <text:p>-171,60</text:p>
          </table:table-cell>
          <table:table-cell table:style-name="ce42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/>
          <table:table-cell table:style-name="ce62"/>
          <table:table-cell table:style-name="ce42"/>
          <table:table-cell table:style-name="ce42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/>
          <table:table-cell table:style-name="ce42"/>
          <table:table-cell table:style-name="ce42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73" office:value-type="string" calcext:value-type="string">
            <text:p>06 yb 1397 2. taksit</text:p>
          </table:table-cell>
          <table:table-cell table:style-name="ce173" table:number-columns-repeated="2"/>
          <table:table-cell table:style-name="ce174" office:value-type="float" office:value="-169" calcext:value-type="float">
            <text:p>-169,00</text:p>
          </table:table-cell>
          <table:table-cell table:style-name="ce180"/>
          <table:table-cell table:style-name="ce174"/>
          <table:table-cell table:style-name="ce42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HAS KOMP ÇORUM</text:p>
          </table:table-cell>
          <table:table-cell table:style-name="ce64" table:number-columns-repeated="2"/>
          <table:table-cell table:style-name="ce42" office:value-type="float" office:value="-3270" calcext:value-type="float">
            <text:p>-3.27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yıllık kk ücreti</text:p>
          </table:table-cell>
          <table:table-cell table:style-name="ce64" table:number-columns-repeated="2"/>
          <table:table-cell table:style-name="ce42" office:value-type="float" office:value="-238" calcext:value-type="float">
            <text:p>-238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yıllık kk ücreti bsmv</text:p>
          </table:table-cell>
          <table:table-cell table:style-name="ce64" table:number-columns-repeated="2"/>
          <table:table-cell table:style-name="ce42" office:value-type="float" office:value="-11.9" calcext:value-type="float">
            <text:p>-11,9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amazon 240gbWd ssd-braun-64gb 1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62"/>
          <table:table-cell table:style-name="ce42"/>
          <table:table-cell table:style-name="ce42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gib gov tr kira damga v.</text:p>
          </table:table-cell>
          <table:table-cell table:style-name="ce64" table:number-columns-repeated="2"/>
          <table:table-cell table:style-name="ce42" office:value-type="float" office:value="-132.3" calcext:value-type="float">
            <text:p>-132,30</text:p>
          </table:table-cell>
          <table:table-cell table:style-name="ce62"/>
          <table:table-cell table:style-name="ce42"/>
          <table:table-cell table:style-name="ce42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 table:number-columns-repeated="2"/>
          <table:table-cell table:style-name="ce172" office:value-type="float" office:value="-3998.85" calcext:value-type="float">
            <text:p>-3.998,85</text:p>
          </table:table-cell>
          <table:table-cell table:style-name="ce42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0" calcext:value-type="float">
            <text:p>-500,00</text:p>
          </table:table-cell>
          <table:table-cell table:style-name="ce42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2" office:value-type="float" office:value="1600" calcext:value-type="float">
            <text:p>1.600,00</text:p>
          </table:table-cell>
          <table:table-cell/>
          <table:table-cell table:style-name="ce73" office:value-type="float" office:value="1600" calcext:value-type="float">
            <text:p>1.600,00</text:p>
          </table:table-cell>
          <table:table-cell table:style-name="ce42"/>
          <table:table-cell table:style-name="ce42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158" office:value-type="string" calcext:value-type="string">
            <text:p>Doğuş Kira 9/12-2022-23 <text:s text:c="3"/>+2000</text:p>
          </table:table-cell>
          <table:table-cell table:style-name="ce177"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42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otorcu Mesut Kira ++++ 21-5-2022 Boşalttı</text:p>
          </table:table-cell>
          <table:table-cell/>
          <table:table-cell table:style-name="ce42"/>
          <table:table-cell/>
          <table:table-cell table:style-name="ce73"/>
          <table:table-cell table:style-name="ce42"/>
          <table:table-cell table:style-name="ce42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/>
          <table:table-cell table:number-columns-repeated="4"/>
          <table:table-cell table:style-name="ce42" table:number-columns-repeated="3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" table:style-name="ta2">
        <table:table-column table:style-name="co55" table:default-cell-style-name="ce1"/>
        <table:table-column table:style-name="co56" table:default-cell-style-name="ce1"/>
        <table:table-column table:style-name="co51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015" table:default-cell-style-name="ce1"/>
        <table:table-row table:style-name="ro3">
          <table:table-cell/>
          <table:table-cell table:style-name="ce23" office:value-type="float" office:value="5.46" calcext:value-type="float">
            <text:p>5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1])" office:value-type="float" office:value="36859.61" calcext:value-type="float">
            <text:p>36.859,61</text:p>
          </table:table-cell>
          <table:table-cell table:style-name="ce60" table:formula="of:=SUM([.E5:.E61])" office:value-type="float" office:value="-30109.3" calcext:value-type="float">
            <text:p>-30.109,30</text:p>
          </table:table-cell>
          <table:table-cell table:style-name="ce60" table:formula="of:=SUM([.F5:.F61])" office:value-type="float" office:value="35859.61" calcext:value-type="float">
            <text:p>35.859,61</text:p>
          </table:table-cell>
          <table:table-cell table:style-name="ce60" table:formula="of:=SUM([.G5:.G61])" office:value-type="float" office:value="-30109.3" calcext:value-type="float">
            <text:p>-30.109,30</text:p>
          </table:table-cell>
          <table:table-cell table:style-name="ce60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style-name="ce58" table:number-columns-repeated="2"/>
          <table:table-cell table:style-name="ce62" table:number-columns-repeated="3"/>
          <table:table-cell table:style-name="ce42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58" table:number-columns-repeated="3"/>
          <table:table-cell table:style-name="ce6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375.6" calcext:value-type="float">
            <text:p>375,60</text:p>
          </table:table-cell>
          <table:table-cell/>
          <table:table-cell table:style-name="ce42" office:value-type="float" office:value="375.6" calcext:value-type="float">
            <text:p>375,60</text:p>
          </table:table-cell>
          <table:table-cell table:style-name="ce42"/>
          <table:table-cell table:style-name="ce42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137.88" calcext:value-type="float">
            <text:p>1.137,88</text:p>
          </table:table-cell>
          <table:table-cell/>
          <table:table-cell table:style-name="ce42" office:value-type="float" office:value="1137.88" calcext:value-type="float">
            <text:p>1.137,88</text:p>
          </table:table-cell>
          <table:table-cell table:style-name="ce42"/>
          <table:table-cell table:style-name="ce42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56.45" calcext:value-type="float">
            <text:p>256,45</text:p>
          </table:table-cell>
          <table:table-cell/>
          <table:table-cell table:style-name="ce42" office:value-type="float" office:value="256.45" calcext:value-type="float">
            <text:p>256,45</text:p>
          </table:table-cell>
          <table:table-cell table:style-name="ce42"/>
          <table:table-cell table:style-name="ce42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9.31" calcext:value-type="float">
            <text:p>69,31</text:p>
          </table:table-cell>
          <table:table-cell/>
          <table:table-cell table:style-name="ce42" office:value-type="float" office:value="69.31" calcext:value-type="float">
            <text:p>69,31</text:p>
          </table:table-cell>
          <table:table-cell table:style-name="ce42"/>
          <table:table-cell table:style-name="ce42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11" calcext:value-type="date">
            <text:p>11.03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1608.4" calcext:value-type="float">
            <text:p>-1.608,40</text:p>
          </table:table-cell>
          <table:table-cell table:style-name="ce42"/>
          <table:table-cell table:style-name="ce42" office:value-type="float" office:value="-1608.4" calcext:value-type="float">
            <text:p>-1.608,40</text:p>
          </table:table-cell>
          <table:table-cell table:style-name="ce42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4" calcext:value-type="date">
            <text:p>04.03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style-name="ce42" table:formula="of:=[.H9]+[.F10]+[.G10]" office:value-type="float" office:value="63.8399999999999" calcext:value-type="float">
            <text:p>63,84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style-name="ce42" table:formula="of:=[.H10]+[.F11]+[.G11]" office:value-type="float" office:value="-364.16" calcext:value-type="float">
            <text:p>-364,1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/>
          <table:table-cell table:style-name="ce42" office:value-type="float" office:value="-37.23" calcext:value-type="float">
            <text:p>-37,23</text:p>
          </table:table-cell>
          <table:table-cell table:style-name="ce42"/>
          <table:table-cell table:style-name="ce42" office:value-type="float" office:value="-37.23" calcext:value-type="float">
            <text:p>-37,23</text:p>
          </table:table-cell>
          <table:table-cell table:style-name="ce42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/>
          <table:table-cell table:style-name="ce42" office:value-type="float" office:value="-632.92" calcext:value-type="float">
            <text:p>-632,92</text:p>
          </table:table-cell>
          <table:table-cell table:style-name="ce42"/>
          <table:table-cell table:style-name="ce42" office:value-type="float" office:value="-632.92" calcext:value-type="float">
            <text:p>-632,92</text:p>
          </table:table-cell>
          <table:table-cell table:style-name="ce42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 table:number-columns-repeated="2"/>
          <table:table-cell table:style-name="ce42" table:formula="of:=[.H14]+[.F15]+[.G15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62" table:number-columns-repeated="2"/>
          <table:table-cell table:style-name="ce42" table:formula="of:=[.H15]+[.F16]+[.G16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daü yasemin 21-22 <text:s/>bahar okul ücreti</text:p>
          </table:table-cell>
          <table:table-cell table:style-name="ce64" table:number-columns-repeated="2"/>
          <table:table-cell table:style-name="ce42" office:value-type="float" office:value="-21510.75" calcext:value-type="float">
            <text:p>-21.510,75</text:p>
          </table:table-cell>
          <table:table-cell table:style-name="ce62" table:number-columns-repeated="2"/>
          <table:table-cell table:style-name="ce42" table:formula="of:=[.H16]+[.F17]+[.G17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06 yb 1397 1. taksit</text:p>
          </table:table-cell>
          <table:table-cell table:style-name="ce64" table:number-columns-repeated="2"/>
          <table:table-cell table:style-name="ce42" office:value-type="float" office:value="-169" calcext:value-type="float">
            <text:p>-169,00</text:p>
          </table:table-cell>
          <table:table-cell table:style-name="ce62" table:number-columns-repeated="2"/>
          <table:table-cell table:style-name="ce42" table:formula="of:=[.H17]+[.F18]+[.G18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7" calcext:value-type="date">
            <text:p>07.03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42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style-name="ce42" table:formula="of:=[.H18]+[.F19]+[.G19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3"/>
          <table:table-cell table:style-name="ce42" table:formula="of:=[.H19]+[.F20]+[.G20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000" calcext:value-type="float">
            <text:p>-1.000,00</text:p>
          </table:table-cell>
          <table:table-cell/>
          <table:table-cell table:style-name="ce42" office:value-type="float" office:value="-1000" calcext:value-type="float">
            <text:p>-1.000,00</text:p>
          </table:table-cell>
          <table:table-cell table:style-name="ce42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/>
          <table:table-cell table:style-name="ce42" office:value-type="float" office:value="0" calcext:value-type="float">
            <text:p>0,00</text:p>
          </table:table-cell>
          <table:table-cell table:style-name="ce42"/>
          <table:table-cell table:style-name="ce42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28000" calcext:value-type="float">
            <text:p>28.000,00</text:p>
          </table:table-cell>
          <table:table-cell table:style-name="ce42"/>
          <table:table-cell table:style-name="ce42" office:value-type="float" office:value="28000" calcext:value-type="float">
            <text:p>28.000,00</text:p>
          </table:table-cell>
          <table:table-cell/>
          <table:table-cell table:style-name="ce42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8000 TL-28000 7 aylık peşin</text:p>
          </table:table-cell>
          <table:table-cell table:style-name="ce42" table:number-columns-repeated="4"/>
          <table:table-cell/>
          <table:table-cell table:style-name="ce42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ylık 4000</text:p>
          </table:table-cell>
          <table:table-cell table:style-name="ce42" table:number-columns-repeated="4"/>
          <table:table-cell/>
          <table:table-cell table:style-name="ce42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2_2" table:style-name="ta6">
        <table:table-column table:style-name="co57" table:default-cell-style-name="ce1"/>
        <table:table-column table:style-name="co16" table:default-cell-style-name="ce1"/>
        <table:table-column table:style-name="co52" table:default-cell-style-name="ce1"/>
        <table:table-column table:style-name="co23" table:number-columns-repeated="2" table:default-cell-style-name="ce1"/>
        <table:table-column table:style-name="co40" table:default-cell-style-name="ce1"/>
        <table:table-column table:style-name="co31" table:default-cell-style-name="ce1"/>
        <table:table-column table:style-name="co41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4.81" calcext:value-type="float">
            <text:p>4,8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3])" office:value-type="float" office:value="10567.09" calcext:value-type="float">
            <text:p>10.567,09</text:p>
          </table:table-cell>
          <table:table-cell table:style-name="ce60" table:formula="of:=SUM([.E5:.E63])" office:value-type="float" office:value="-21938.15" calcext:value-type="float">
            <text:p>-21.938,15</text:p>
          </table:table-cell>
          <table:table-cell table:style-name="ce60" table:formula="of:=SUM([.F5:.F63])" office:value-type="float" office:value="11567.09" calcext:value-type="float">
            <text:p>11.567,09</text:p>
          </table:table-cell>
          <table:table-cell table:style-name="ce60" table:formula="of:=SUM([.G5:.G63])" office:value-type="float" office:value="-21938.15" calcext:value-type="float">
            <text:p>-21.938,15</text:p>
          </table:table-cell>
          <table:table-cell table:style-name="ce60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 table:style-name="ce42"/>
          <table:table-cell table:style-name="ce42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 table:style-name="ce42"/>
          <table:table-cell table:style-name="ce42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 table:style-name="ce42"/>
          <table:table-cell table:style-name="ce42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 table:style-name="ce42"/>
          <table:table-cell table:style-name="ce42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4" calcext:value-type="date">
            <text:p>14.02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2319.48" calcext:value-type="float">
            <text:p>-2.319,48</text:p>
          </table:table-cell>
          <table:table-cell table:style-name="ce42"/>
          <table:table-cell table:style-name="ce42" office:value-type="float" office:value="-2319.48" calcext:value-type="float">
            <text:p>-2.319,48</text:p>
          </table:table-cell>
          <table:table-cell table:style-name="ce42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82.2" calcext:value-type="float">
            <text:p>-182,20</text:p>
          </table:table-cell>
          <table:table-cell table:style-name="ce42"/>
          <table:table-cell table:style-name="ce42" office:value-type="float" office:value="-182.2" calcext:value-type="float">
            <text:p>-182,20</text:p>
          </table:table-cell>
          <table:table-cell table:style-name="ce42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36.3" calcext:value-type="float">
            <text:p>-436,30</text:p>
          </table:table-cell>
          <table:table-cell table:style-name="ce42"/>
          <table:table-cell table:style-name="ce42" office:value-type="float" office:value="-436.3" calcext:value-type="float">
            <text:p>-436,30</text:p>
          </table:table-cell>
          <table:table-cell table:style-name="ce42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44.38" calcext:value-type="float">
            <text:p>-44,38</text:p>
          </table:table-cell>
          <table:table-cell table:style-name="ce42"/>
          <table:table-cell table:style-name="ce42" office:value-type="float" office:value="-44.38" calcext:value-type="float">
            <text:p>-44,38</text:p>
          </table:table-cell>
          <table:table-cell table:style-name="ce42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1078.07" calcext:value-type="float">
            <text:p>-1.078,07</text:p>
          </table:table-cell>
          <table:table-cell table:style-name="ce42"/>
          <table:table-cell table:style-name="ce42" office:value-type="float" office:value="-1078.07" calcext:value-type="float">
            <text:p>-1.078,07</text:p>
          </table:table-cell>
          <table:table-cell table:style-name="ce42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4" calcext:value-type="date">
            <text:p>04.02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42" table:number-columns-repeated="2"/>
          <table:table-cell table:style-name="ce42" office:value-type="float" office:value="-5577.72" calcext:value-type="float">
            <text:p>-5.577,72</text:p>
          </table:table-cell>
          <table:table-cell table:style-name="ce42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42" office:value-type="float" office:value="-15" calcext:value-type="float">
            <text:p>-15,00</text:p>
          </table:table-cell>
          <table:table-cell table:style-name="ce42" table:number-columns-repeated="2"/>
          <table:table-cell table:style-name="ce42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balmer bilgisayar</text:p>
          </table:table-cell>
          <table:table-cell table:style-name="ce64" table:number-columns-repeated="2"/>
          <table:table-cell table:style-name="ce42" office:value-type="float" office:value="-5254.4" calcext:value-type="float">
            <text:p>-5.254,40</text:p>
          </table:table-cell>
          <table:table-cell table:style-name="ce42" table:number-columns-repeated="2"/>
          <table:table-cell table:style-name="ce42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banggood lcd controller</text:p>
          </table:table-cell>
          <table:table-cell table:style-name="ce64" table:number-columns-repeated="2"/>
          <table:table-cell table:style-name="ce42" office:value-type="float" office:value="-308.32" calcext:value-type="float">
            <text:p>-308,32</text:p>
          </table:table-cell>
          <table:table-cell table:style-name="ce42" table:number-columns-repeated="2"/>
          <table:table-cell table:style-name="ce42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42" table:number-columns-repeated="3"/>
          <table:table-cell table:style-name="ce42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400" calcext:value-type="float">
            <text:p>-1.400,00</text:p>
          </table:table-cell>
          <table:table-cell table:style-name="ce42"/>
          <table:table-cell table:style-name="ce42" office:value-type="float" office:value="-1400" calcext:value-type="float">
            <text:p>-1.400,00</text:p>
          </table:table-cell>
          <table:table-cell table:style-name="ce42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7900" calcext:value-type="float">
            <text:p>-7.900,00</text:p>
          </table:table-cell>
          <table:table-cell table:style-name="ce42"/>
          <table:table-cell table:style-name="ce42" office:value-type="float" office:value="-7900" calcext:value-type="float">
            <text:p>-7.900,00</text:p>
          </table:table-cell>
          <table:table-cell table:style-name="ce42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6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1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 office:value-type="float" office:value="2000" calcext:value-type="float">
            <text:p>2.000,00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6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1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 table:style-name="ce42"/>
          <table:table-cell table:style-name="ce42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 table:style-name="ce62" table:number-columns-repeated="2"/>
          <table:table-cell table:style-name="ce42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2" table:default-cell-style-name="ce1"/>
        <table:table-column table:style-name="co43" table:default-cell-style-name="ce1"/>
        <table:table-column table:style-name="co17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015" table:default-cell-style-name="ce1"/>
        <table:table-row table:style-name="ro3">
          <table:table-cell/>
          <table:table-cell table:style-name="ce23" office:value-type="float" office:value="11.1" calcext:value-type="float">
            <text:p>11,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84" office:value-type="string" calcext:value-type="string">
            <text:p>- OCA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3:.D57])" office:value-type="float" office:value="7333.3" calcext:value-type="float">
            <text:p>7.333,30</text:p>
          </table:table-cell>
          <table:table-cell table:style-name="ce60" table:formula="of:=SUM([.E3:.E57])" office:value-type="float" office:value="-6834.05" calcext:value-type="float">
            <text:p>-6.834,05</text:p>
          </table:table-cell>
          <table:table-cell table:style-name="ce60" table:formula="of:=SUM([.F3:.F57])" office:value-type="float" office:value="46462.64" calcext:value-type="float">
            <text:p>46.462,64</text:p>
          </table:table-cell>
          <table:table-cell table:style-name="ce60" table:formula="of:=SUM([.G3:.G57])" office:value-type="float" office:value="-6834.05" calcext:value-type="float">
            <text:p>-6.834,05</text:p>
          </table:table-cell>
          <table:table-cell table:style-name="ce60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3" calcext:value-type="date">
            <text:p>13.01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57" office:value-type="float" office:value="-130.3" calcext:value-type="float">
            <text:p>-130,30</text:p>
          </table:table-cell>
          <table:table-cell table:style-name="ce57"/>
          <table:table-cell table:style-name="ce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57" office:value-type="float" office:value="-255.4" calcext:value-type="float">
            <text:p>-255,40</text:p>
          </table:table-cell>
          <table:table-cell table:style-name="ce57"/>
          <table:table-cell table:style-name="ce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57" office:value-type="float" office:value="-50" calcext:value-type="float">
            <text:p>-50,00</text:p>
          </table:table-cell>
          <table:table-cell table:style-name="ce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4" calcext:value-type="date">
            <text:p>04.01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57" table:number-columns-repeated="2"/>
          <table:table-cell table:style-name="ce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42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4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/>
          <table:table-cell table:style-name="ce58"/>
          <table:table-cell table:number-columns-repeated="1015"/>
        </table:table-row>
        <table:table-row table:style-name="ro3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17">
          <table:table-cell table:style-name="ce56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3" table:number-rows-repeated="4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7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7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58" table:default-cell-style-name="ce1"/>
        <table:table-column table:style-name="co47" table:default-cell-style-name="ce1"/>
        <table:table-column table:style-name="co59" table:default-cell-style-name="ce1"/>
        <table:table-column table:style-name="co60" table:default-cell-style-name="ce1"/>
        <table:table-column table:style-name="co1" table:default-cell-style-name="ce1"/>
        <table:table-column table:style-name="co60" table:default-cell-style-name="ce1"/>
        <table:table-column table:style-name="co14" table:number-columns-repeated="1010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8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7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office:value-type="float" office:value="446314.05" calcext:value-type="float">
            <text:p>446.314,05</text:p>
          </table:table-cell>
          <table:table-cell table:style-name="ce31" office:value-type="float" office:value="-263196.11" calcext:value-type="float">
            <text:p>-263.196,11</text:p>
          </table:table-cell>
          <table:table-cell table:style-name="ce135" office:value-type="float" office:value="183117.94" calcext:value-type="float">
            <text:p>183.117,94</text:p>
          </table:table-cell>
          <table:table-cell table:style-name="ce30" office:value-type="float" office:value="545372.04" calcext:value-type="float">
            <text:p>545.372,04</text:p>
          </table:table-cell>
          <table:table-cell table:style-name="ce31" office:value-type="float" office:value="-316596.7" calcext:value-type="float">
            <text:p>-316.596,70</text:p>
          </table:table-cell>
          <table:table-cell table:style-name="ce135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office:value-type="float" office:value="351" calcext:value-type="float">
            <text:p>351</text:p>
          </table:table-cell>
          <table:table-cell table:style-name="ce34" office:value-type="float" office:value="82.38321" calcext:value-type="float">
            <text:p>82,38</text:p>
          </table:table-cell>
          <table:table-cell table:style-name="ce34" office:value-type="float" office:value="268.61679" calcext:value-type="float">
            <text:p>268,62</text:p>
          </table:table-cell>
          <table:table-cell table:style-name="ce34" office:value-type="float" office:value="86.05" calcext:value-type="float">
            <text:p>86,05</text:p>
          </table:table-cell>
          <table:table-cell table:style-name="ce34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6" office:value-type="float" office:value="12" calcext:value-type="float">
            <text:p>Tpl / 12</text:p>
          </table:table-cell>
          <table:table-cell table:style-name="ce137" office:value-type="float" office:value="37192.8375" calcext:value-type="float">
            <text:p>37.192,84</text:p>
          </table:table-cell>
          <table:table-cell table:style-name="ce138" office:value-type="float" office:value="-21933.0091666667" calcext:value-type="float">
            <text:p>-21.933,01</text:p>
          </table:table-cell>
          <table:table-cell table:style-name="ce138"/>
          <table:table-cell table:style-name="ce138" office:value-type="float" office:value="45447.67" calcext:value-type="float">
            <text:p>45.447,67</text:p>
          </table:table-cell>
          <table:table-cell table:style-name="ce138" office:value-type="float" office:value="-26383.0583333333" calcext:value-type="float">
            <text:p>-26.383,06</text:p>
          </table:table-cell>
          <table:table-cell table:style-name="ce138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38" office:value-type="float" office:value="29.25" calcext:value-type="float">
            <text:p>29,25</text:p>
          </table:table-cell>
          <table:table-cell table:style-name="ce138" office:value-type="float" office:value="6.8652675" calcext:value-type="float">
            <text:p>6,87</text:p>
          </table:table-cell>
          <table:table-cell table:style-name="ce138" office:value-type="float" office:value="22.3847325" calcext:value-type="float">
            <text:p>22,38</text:p>
          </table:table-cell>
          <table:table-cell table:style-name="ce138" office:value-type="float" office:value="7.17083333333333" calcext:value-type="float">
            <text:p>7,17</text:p>
          </table:table-cell>
          <table:table-cell table:style-name="ce138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o1" table:target-range-address="NAZAN.B23:NAZAN.I43" table:display-filter-buttons="true">
          <table:filter>
            <table:filter-and>
              <table:filter-condition table:value="" table:operator="=" table:field-number="5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9" number:min-decimal-places="9" number:min-integer-digits="1" number:grouping="true"/>
    </number:number-style>
    <number:number-style style:name="N120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120P0"/>
    </number:number-style>
    <number:percentage-style style:name="N119">
      <number:number number:decimal-places="8" number:min-decimal-places="8" number:min-integer-digits="1"/>
      <number:text>%</number:text>
    </number:percentage-style>
    <number:percentage-style style:name="N118">
      <number:number number:decimal-places="2" number:min-decimal-places="2" number:min-integer-digits="1"/>
      <number:text>%</number:text>
    </number:percentage-style>
    <number:date-style style:name="N117">
      <number:day/>
      <number:text>.</number:text>
      <number:month number:textual="true"/>
    </number:date-style>
    <number:date-style style:name="N116">
      <number:day/>
      <number:text>.</number:text>
      <number:month number:style="long"/>
      <number:text>.</number:text>
      <number:year number:style="long"/>
    </number:dat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number number:decimal-places="2" number:min-decimal-places="2" number:min-integer-digits="1" number:grouping="true"/>
      <style:map style:condition="value()&gt;=0" style:apply-style-name="N114P0"/>
    </number:number-style>
    <number:percentage-style style:name="N113">
      <number:number number:decimal-places="4" number:min-decimal-places="4" number:min-integer-digits="1"/>
      <number:text>%</number:text>
    </number:percentage-style>
    <number:number-style style:name="N112">
      <number:number number:decimal-places="3" number:min-decimal-places="3" number:min-integer-digits="1" number:grouping="true"/>
    </number:number-style>
    <number:number-style style:name="N111">
      <number:text>Tpl / </number:text>
      <number:number number:min-integer-digits="1"/>
    </number:number-style>
    <number:currency-style style:name="N10112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20_20_-_20_Vurgu6" style:display-name="%20 - Vurgu6" style:family="table-cell" style:parent-style-name="Default" style:data-style-name="N0">
      <style:table-cell-properties fo:background-color="#e2efda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25_60_20_-_20_Vurgu6" style:display-name="%60 - Vurgu6" style:family="table-cell" style:parent-style-name="Default" style:data-style-name="N0">
      <style:table-cell-properties fo:background-color="#a9d08e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İyi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Kötü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Vurgu1" style:family="table-cell" style:parent-style-name="Default" style:data-style-name="N0">
      <style:table-cell-properties fo:background-color="#4472c4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11-20T20:30:00.939681870</dc:date>
    <meta:editing-cycles>259</meta:editing-cycles>
    <meta:editing-duration>PT8H3M9S</meta:editing-duration>
    <meta:document-statistic meta:table-count="42" meta:cell-count="8361" meta:object-count="0"/>
  </office:meta>
</office:document-meta>
</file>